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ted States_coronavirus" table:style-name="ta1">
        <table:shapes>
          <draw:frame draw:z-index="0" draw:style-name="gr1" draw:text-style-name="P1" svg:width="6.2988in" svg:height="3.5429in" svg:x="636.7933in" svg:y="1.1063in">
            <draw:object draw:notify-on-update-of-ranges="'United States_coronavirus'.A1:'United States_coronavirus'.A1 'United States_coronavirus'.B1:'United States_coronavirus'.SG1 'United States_coronavirus'.A3:'United States_coronavirus'.A3 'United States_coronavirus'.B3:'United States_coronavirus'.SG3 'United States_coronavirus'.A4:'United States_coronavirus'.A4 'United States_coronavirus'.B4:'United States_coronavirus'.SG4 'United States_coronavirus'.A5:'United States_coronavirus'.A5 'United States_coronavirus'.B5:'United States_coronavirus'.SG5 'United States_coronavirus'.A6:'United States_coronavirus'.A6 'United States_coronavirus'.B6:'United States_coronavirus'.S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19" table:default-cell-style-name="Default"/>
        <table:table-column table:style-name="co7" table:default-cell-style-name="Default"/>
        <table:table-column table:style-name="co6" table:number-columns-repeated="41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29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number-columns-repeated="23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7" table:number-columns-repeated="2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number-columns-repeated="21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19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2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6" table:number-columns-repeated="27" table:default-cell-style-name="Default"/>
        <table:table-column table:style-name="co7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Susceptible</text:p>
          </table:table-cell>
          <table:table-cell office:value-type="float" office:value="331002999" calcext:value-type="float">
            <text:p>331002999</text:p>
          </table:table-cell>
          <table:table-cell office:value-type="float" office:value="331002998.965841" calcext:value-type="float">
            <text:p>331002998.965841</text:p>
          </table:table-cell>
          <table:table-cell office:value-type="float" office:value="331002998.872612" calcext:value-type="float">
            <text:p>331002998.872612</text:p>
          </table:table-cell>
          <table:table-cell office:value-type="float" office:value="331002998.729406" calcext:value-type="float">
            <text:p>331002998.729406</text:p>
          </table:table-cell>
          <table:table-cell office:value-type="float" office:value="331002998.540516" calcext:value-type="float">
            <text:p>331002998.540516</text:p>
          </table:table-cell>
          <table:table-cell office:value-type="float" office:value="331002998.306802" calcext:value-type="float">
            <text:p>331002998.306802</text:p>
          </table:table-cell>
          <table:table-cell office:value-type="float" office:value="331002998.026547" calcext:value-type="float">
            <text:p>331002998.026547</text:p>
          </table:table-cell>
          <table:table-cell office:value-type="float" office:value="331002997.695984" calcext:value-type="float">
            <text:p>331002997.695984</text:p>
          </table:table-cell>
          <table:table-cell office:value-type="float" office:value="331002997.309578" calcext:value-type="float">
            <text:p>331002997.309578</text:p>
          </table:table-cell>
          <table:table-cell office:value-type="float" office:value="331002996.860158" calcext:value-type="float">
            <text:p>331002996.860158</text:p>
          </table:table-cell>
          <table:table-cell office:value-type="float" office:value="331002996.338921" calcext:value-type="float">
            <text:p>331002996.338921</text:p>
          </table:table-cell>
          <table:table-cell office:value-type="float" office:value="331002995.73536" calcext:value-type="float">
            <text:p>331002995.73536</text:p>
          </table:table-cell>
          <table:table-cell office:value-type="float" office:value="331002995.037107" calcext:value-type="float">
            <text:p>331002995.037107</text:p>
          </table:table-cell>
          <table:table-cell office:value-type="float" office:value="331002994.229725" calcext:value-type="float">
            <text:p>331002994.229725</text:p>
          </table:table-cell>
          <table:table-cell office:value-type="float" office:value="331002993.296436" calcext:value-type="float">
            <text:p>331002993.296436</text:p>
          </table:table-cell>
          <table:table-cell office:value-type="float" office:value="331002992.217785" calcext:value-type="float">
            <text:p>331002992.217785</text:p>
          </table:table-cell>
          <table:table-cell office:value-type="float" office:value="331002990.971254" calcext:value-type="float">
            <text:p>331002990.971254</text:p>
          </table:table-cell>
          <table:table-cell office:value-type="float" office:value="331002989.530793" calcext:value-type="float">
            <text:p>331002989.530793</text:p>
          </table:table-cell>
          <table:table-cell office:value-type="float" office:value="331002987.866282" calcext:value-type="float">
            <text:p>331002987.866282</text:p>
          </table:table-cell>
          <table:table-cell office:value-type="float" office:value="331002985.942909" calcext:value-type="float">
            <text:p>331002985.942909</text:p>
          </table:table-cell>
          <table:table-cell office:value-type="float" office:value="331002983.720437" calcext:value-type="float">
            <text:p>331002983.720437</text:p>
          </table:table-cell>
          <table:table-cell office:value-type="float" office:value="331002981.15237" calcext:value-type="float">
            <text:p>331002981.15237</text:p>
          </table:table-cell>
          <table:table-cell office:value-type="float" office:value="331002978.184978" calcext:value-type="float">
            <text:p>331002978.184978</text:p>
          </table:table-cell>
          <table:table-cell office:value-type="float" office:value="331002974.756173" calcext:value-type="float">
            <text:p>331002974.756173</text:p>
          </table:table-cell>
          <table:table-cell office:value-type="float" office:value="331002970.794213" calcext:value-type="float">
            <text:p>331002970.794213</text:p>
          </table:table-cell>
          <table:table-cell office:value-type="float" office:value="331002966.216199" calcext:value-type="float">
            <text:p>331002966.216199</text:p>
          </table:table-cell>
          <table:table-cell office:value-type="float" office:value="331002960.926341" calcext:value-type="float">
            <text:p>331002960.926341</text:p>
          </table:table-cell>
          <table:table-cell office:value-type="float" office:value="331002954.813954" calcext:value-type="float">
            <text:p>331002954.813954</text:p>
          </table:table-cell>
          <table:table-cell office:value-type="float" office:value="331002947.751143" calcext:value-type="float">
            <text:p>331002947.751143</text:p>
          </table:table-cell>
          <table:table-cell office:value-type="float" office:value="331002939.590125" calcext:value-type="float">
            <text:p>331002939.590125</text:p>
          </table:table-cell>
          <table:table-cell office:value-type="float" office:value="331002930.16014" calcext:value-type="float">
            <text:p>331002930.16014</text:p>
          </table:table-cell>
          <table:table-cell office:value-type="float" office:value="331002919.263873" calcext:value-type="float">
            <text:p>331002919.263873</text:p>
          </table:table-cell>
          <table:table-cell office:value-type="float" office:value="331002906.673332" calcext:value-type="float">
            <text:p>331002906.673332</text:p>
          </table:table-cell>
          <table:table-cell office:value-type="float" office:value="331002892.125072" calcext:value-type="float">
            <text:p>331002892.125072</text:p>
          </table:table-cell>
          <table:table-cell office:value-type="float" office:value="331002875.314683" calcext:value-type="float">
            <text:p>331002875.314683</text:p>
          </table:table-cell>
          <table:table-cell office:value-type="float" office:value="331002855.890426" calcext:value-type="float">
            <text:p>331002855.890426</text:p>
          </table:table-cell>
          <table:table-cell office:value-type="float" office:value="331002833.445868" calcext:value-type="float">
            <text:p>331002833.445868</text:p>
          </table:table-cell>
          <table:table-cell office:value-type="float" office:value="331002807.511377" calcext:value-type="float">
            <text:p>331002807.511377</text:p>
          </table:table-cell>
          <table:table-cell office:value-type="float" office:value="331002777.544302" calcext:value-type="float">
            <text:p>331002777.544302</text:p>
          </table:table-cell>
          <table:table-cell office:value-type="float" office:value="331002742.917611" calcext:value-type="float">
            <text:p>331002742.917611</text:p>
          </table:table-cell>
          <table:table-cell office:value-type="float" office:value="331002702.906777" calcext:value-type="float">
            <text:p>331002702.906777</text:p>
          </table:table-cell>
          <table:table-cell office:value-type="float" office:value="331002656.674613" calcext:value-type="float">
            <text:p>331002656.674613</text:p>
          </table:table-cell>
          <table:table-cell office:value-type="float" office:value="331002603.253762" calcext:value-type="float">
            <text:p>331002603.253762</text:p>
          </table:table-cell>
          <table:table-cell office:value-type="float" office:value="331002541.526447" calcext:value-type="float">
            <text:p>331002541.526447</text:p>
          </table:table-cell>
          <table:table-cell office:value-type="float" office:value="331002470.201094" calcext:value-type="float">
            <text:p>331002470.201094</text:p>
          </table:table-cell>
          <table:table-cell office:value-type="float" office:value="331002387.785297" calcext:value-type="float">
            <text:p>331002387.785297</text:p>
          </table:table-cell>
          <table:table-cell office:value-type="float" office:value="331002292.554599" calcext:value-type="float">
            <text:p>331002292.554599</text:p>
          </table:table-cell>
          <table:table-cell office:value-type="float" office:value="331002182.51641" calcext:value-type="float">
            <text:p>331002182.51641</text:p>
          </table:table-cell>
          <table:table-cell office:value-type="float" office:value="331002055.368311" calcext:value-type="float">
            <text:p>331002055.368311</text:p>
          </table:table-cell>
          <table:table-cell office:value-type="float" office:value="331001908.449887" calcext:value-type="float">
            <text:p>331001908.449887</text:p>
          </table:table-cell>
          <table:table-cell office:value-type="float" office:value="331001738.687056" calcext:value-type="float">
            <text:p>331001738.687056</text:p>
          </table:table-cell>
          <table:table-cell office:value-type="float" office:value="331001542.527759" calcext:value-type="float">
            <text:p>331001542.527759</text:p>
          </table:table-cell>
          <table:table-cell office:value-type="float" office:value="331001315.867635" calcext:value-type="float">
            <text:p>331001315.867635</text:p>
          </table:table-cell>
          <table:table-cell office:value-type="float" office:value="331001053.964153" calcext:value-type="float">
            <text:p>331001053.964153</text:p>
          </table:table-cell>
          <table:table-cell office:value-type="float" office:value="331000751.337388" calcext:value-type="float">
            <text:p>331000751.337388</text:p>
          </table:table-cell>
          <table:table-cell office:value-type="float" office:value="331000401.655371" calcext:value-type="float">
            <text:p>331000401.655371</text:p>
          </table:table-cell>
          <table:table-cell office:value-type="float" office:value="330999997.601616" calcext:value-type="float">
            <text:p>330999997.601616</text:p>
          </table:table-cell>
          <table:table-cell office:value-type="float" office:value="330999530.722055" calcext:value-type="float">
            <text:p>330999530.722055</text:p>
          </table:table-cell>
          <table:table-cell office:value-type="float" office:value="330998991.248171" calcext:value-type="float">
            <text:p>330998991.248171</text:p>
          </table:table-cell>
          <table:table-cell office:value-type="float" office:value="330998367.892651" calcext:value-type="float">
            <text:p>330998367.892651</text:p>
          </table:table-cell>
          <table:table-cell office:value-type="float" office:value="330997647.613259" calcext:value-type="float">
            <text:p>330997647.613259</text:p>
          </table:table-cell>
          <table:table-cell office:value-type="float" office:value="330996815.340016" calcext:value-type="float">
            <text:p>330996815.340016</text:p>
          </table:table-cell>
          <table:table-cell office:value-type="float" office:value="330995853.659978" calcext:value-type="float">
            <text:p>330995853.659978</text:p>
          </table:table-cell>
          <table:table-cell office:value-type="float" office:value="330994742.453015" calcext:value-type="float">
            <text:p>330994742.453015</text:p>
          </table:table-cell>
          <table:table-cell office:value-type="float" office:value="330993458.470999" calcext:value-type="float">
            <text:p>330993458.470999</text:p>
          </table:table-cell>
          <table:table-cell office:value-type="float" office:value="330991974.851598" calcext:value-type="float">
            <text:p>330991974.851598</text:p>
          </table:table-cell>
          <table:table-cell office:value-type="float" office:value="330990260.556515" calcext:value-type="float">
            <text:p>330990260.556515</text:p>
          </table:table-cell>
          <table:table-cell office:value-type="float" office:value="330988279.722475" calcext:value-type="float">
            <text:p>330988279.722475</text:p>
          </table:table-cell>
          <table:table-cell office:value-type="float" office:value="330985990.911379" calcext:value-type="float">
            <text:p>330985990.911379</text:p>
          </table:table-cell>
          <table:table-cell office:value-type="float" office:value="330983346.244012" calcext:value-type="float">
            <text:p>330983346.244012</text:p>
          </table:table-cell>
          <table:table-cell office:value-type="float" office:value="330980290.399223" calcext:value-type="float">
            <text:p>330980290.399223</text:p>
          </table:table-cell>
          <table:table-cell office:value-type="float" office:value="330976759.457731" calcext:value-type="float">
            <text:p>330976759.457731</text:p>
          </table:table-cell>
          <table:table-cell office:value-type="float" office:value="330972679.566481" calcext:value-type="float">
            <text:p>330972679.566481</text:p>
          </table:table-cell>
          <table:table-cell office:value-type="float" office:value="330967965.395741" calcext:value-type="float">
            <text:p>330967965.395741</text:p>
          </table:table-cell>
          <table:table-cell office:value-type="float" office:value="330962518.356889" calcext:value-type="float">
            <text:p>330962518.356889</text:p>
          </table:table-cell>
          <table:table-cell office:value-type="float" office:value="330956224.543853" calcext:value-type="float">
            <text:p>330956224.543853</text:p>
          </table:table-cell>
          <table:table-cell office:value-type="float" office:value="330948952.355495" calcext:value-type="float">
            <text:p>330948952.355495</text:p>
          </table:table-cell>
          <table:table-cell office:value-type="float" office:value="330940549.749739" calcext:value-type="float">
            <text:p>330940549.749739</text:p>
          </table:table-cell>
          <table:table-cell office:value-type="float" office:value="330930841.072667" calcext:value-type="float">
            <text:p>330930841.072667</text:p>
          </table:table-cell>
          <table:table-cell office:value-type="float" office:value="330919623.397206" calcext:value-type="float">
            <text:p>330919623.397206</text:p>
          </table:table-cell>
          <table:table-cell office:value-type="float" office:value="330906662.296164" calcext:value-type="float">
            <text:p>330906662.296164</text:p>
          </table:table-cell>
          <table:table-cell office:value-type="float" office:value="330891686.963137" calcext:value-type="float">
            <text:p>330891686.963137</text:p>
          </table:table-cell>
          <table:table-cell office:value-type="float" office:value="330874384.582107" calcext:value-type="float">
            <text:p>330874384.582107</text:p>
          </table:table-cell>
          <table:table-cell office:value-type="float" office:value="330854393.8323" calcext:value-type="float">
            <text:p>330854393.8323</text:p>
          </table:table-cell>
          <table:table-cell office:value-type="float" office:value="330831297.399341" calcext:value-type="float">
            <text:p>330831297.399341</text:p>
          </table:table-cell>
          <table:table-cell office:value-type="float" office:value="330804613.347267" calcext:value-type="float">
            <text:p>330804613.347267</text:p>
          </table:table-cell>
          <table:table-cell office:value-type="float" office:value="330773785.189709" calcext:value-type="float">
            <text:p>330773785.189709</text:p>
          </table:table-cell>
          <table:table-cell office:value-type="float" office:value="330738170.485998" calcext:value-type="float">
            <text:p>330738170.485998</text:p>
          </table:table-cell>
          <table:table-cell office:value-type="float" office:value="330697027.780983" calcext:value-type="float">
            <text:p>330697027.780983</text:p>
          </table:table-cell>
          <table:table-cell office:value-type="float" office:value="330649501.727609" calcext:value-type="float">
            <text:p>330649501.727609</text:p>
          </table:table-cell>
          <table:table-cell office:value-type="float" office:value="330594606.276778" calcext:value-type="float">
            <text:p>330594606.276778</text:p>
          </table:table-cell>
          <table:table-cell office:value-type="float" office:value="330531205.96672" calcext:value-type="float">
            <text:p>330531205.96672</text:p>
          </table:table-cell>
          <table:table-cell office:value-type="float" office:value="330457995.639236" calcext:value-type="float">
            <text:p>330457995.639236</text:p>
          </table:table-cell>
          <table:table-cell office:value-type="float" office:value="330373479.537431" calcext:value-type="float">
            <text:p>330373479.537431</text:p>
          </table:table-cell>
          <table:table-cell office:value-type="float" office:value="330275951.976383" calcext:value-type="float">
            <text:p>330275951.976383</text:p>
          </table:table-cell>
          <table:table-cell office:value-type="float" office:value="330163484.228814" calcext:value-type="float">
            <text:p>330163484.228814</text:p>
          </table:table-cell>
          <table:table-cell office:value-type="float" office:value="330033926.974878" calcext:value-type="float">
            <text:p>330033926.974878</text:p>
          </table:table-cell>
          <table:table-cell office:value-type="float" office:value="329884947.282716" calcext:value-type="float">
            <text:p>329884947.282716</text:p>
          </table:table-cell>
          <table:table-cell office:value-type="float" office:value="329714143.751471" calcext:value-type="float">
            <text:p>329714143.751471</text:p>
          </table:table-cell>
          <table:table-cell office:value-type="float" office:value="329519388.990555" calcext:value-type="float">
            <text:p>329519388.990555</text:p>
          </table:table-cell>
          <table:table-cell office:value-type="float" office:value="329300232.409427" calcext:value-type="float">
            <text:p>329300232.409427</text:p>
          </table:table-cell>
          <table:table-cell office:value-type="float" office:value="329064805.956606" calcext:value-type="float">
            <text:p>329064805.956606</text:p>
          </table:table-cell>
          <table:table-cell office:value-type="float" office:value="328840942.560543" calcext:value-type="float">
            <text:p>328840942.560543</text:p>
          </table:table-cell>
          <table:table-cell office:value-type="float" office:value="328638193.29846" calcext:value-type="float">
            <text:p>328638193.29846</text:p>
          </table:table-cell>
          <table:table-cell office:value-type="float" office:value="328443676.069751" calcext:value-type="float">
            <text:p>328443676.069751</text:p>
          </table:table-cell>
          <table:table-cell office:value-type="float" office:value="328259169.22081" calcext:value-type="float">
            <text:p>328259169.22081</text:p>
          </table:table-cell>
          <table:table-cell office:value-type="float" office:value="328091700.977674" calcext:value-type="float">
            <text:p>328091700.977674</text:p>
          </table:table-cell>
          <table:table-cell office:value-type="float" office:value="327945505.340245" calcext:value-type="float">
            <text:p>327945505.340245</text:p>
          </table:table-cell>
          <table:table-cell office:value-type="float" office:value="327820371.999802" calcext:value-type="float">
            <text:p>327820371.999802</text:p>
          </table:table-cell>
          <table:table-cell office:value-type="float" office:value="327712906.734536" calcext:value-type="float">
            <text:p>327712906.734536</text:p>
          </table:table-cell>
          <table:table-cell office:value-type="float" office:value="327618611.197501" calcext:value-type="float">
            <text:p>327618611.197501</text:p>
          </table:table-cell>
          <table:table-cell office:value-type="float" office:value="327533385.02872" calcext:value-type="float">
            <text:p>327533385.02872</text:p>
          </table:table-cell>
          <table:table-cell office:value-type="float" office:value="327454131.471492" calcext:value-type="float">
            <text:p>327454131.471492</text:p>
          </table:table-cell>
          <table:table-cell office:value-type="float" office:value="327378770.599078" calcext:value-type="float">
            <text:p>327378770.599078</text:p>
          </table:table-cell>
          <table:table-cell office:value-type="float" office:value="327306017.257151" calcext:value-type="float">
            <text:p>327306017.257151</text:p>
          </table:table-cell>
          <table:table-cell office:value-type="float" office:value="327235130.417776" calcext:value-type="float">
            <text:p>327235130.417776</text:p>
          </table:table-cell>
          <table:table-cell office:value-type="float" office:value="327165711.681663" calcext:value-type="float">
            <text:p>327165711.681663</text:p>
          </table:table-cell>
          <table:table-cell office:value-type="float" office:value="327097565.13342" calcext:value-type="float">
            <text:p>327097565.13342</text:p>
          </table:table-cell>
          <table:table-cell office:value-type="float" office:value="327030607.616999" calcext:value-type="float">
            <text:p>327030607.616999</text:p>
          </table:table-cell>
          <table:table-cell office:value-type="float" office:value="326964814.438548" calcext:value-type="float">
            <text:p>326964814.438548</text:p>
          </table:table-cell>
          <table:table-cell office:value-type="float" office:value="326900188.023541" calcext:value-type="float">
            <text:p>326900188.023541</text:p>
          </table:table-cell>
          <table:table-cell office:value-type="float" office:value="326836740.656791" calcext:value-type="float">
            <text:p>326836740.656791</text:p>
          </table:table-cell>
          <table:table-cell office:value-type="float" office:value="326774485.549763" calcext:value-type="float">
            <text:p>326774485.549763</text:p>
          </table:table-cell>
          <table:table-cell office:value-type="float" office:value="326713432.653288" calcext:value-type="float">
            <text:p>326713432.653288</text:p>
          </table:table-cell>
          <table:table-cell office:value-type="float" office:value="326653587.066407" calcext:value-type="float">
            <text:p>326653587.066407</text:p>
          </table:table-cell>
          <table:table-cell office:value-type="float" office:value="326594948.800079" calcext:value-type="float">
            <text:p>326594948.800079</text:p>
          </table:table-cell>
          <table:table-cell office:value-type="float" office:value="326537513.181735" calcext:value-type="float">
            <text:p>326537513.181735</text:p>
          </table:table-cell>
          <table:table-cell office:value-type="float" office:value="326481271.520298" calcext:value-type="float">
            <text:p>326481271.520298</text:p>
          </table:table-cell>
          <table:table-cell office:value-type="float" office:value="326426211.827405" calcext:value-type="float">
            <text:p>326426211.827405</text:p>
          </table:table-cell>
          <table:table-cell office:value-type="float" office:value="326372319.496329" calcext:value-type="float">
            <text:p>326372319.496329</text:p>
          </table:table-cell>
          <table:table-cell office:value-type="float" office:value="326319577.901171" calcext:value-type="float">
            <text:p>326319577.901171</text:p>
          </table:table-cell>
          <table:table-cell office:value-type="float" office:value="326267968.900732" calcext:value-type="float">
            <text:p>326267968.900732</text:p>
          </table:table-cell>
          <table:table-cell office:value-type="float" office:value="326217473.253184" calcext:value-type="float">
            <text:p>326217473.253184</text:p>
          </table:table-cell>
          <table:table-cell office:value-type="float" office:value="326168070.950747" calcext:value-type="float">
            <text:p>326168070.950747</text:p>
          </table:table-cell>
          <table:table-cell office:value-type="float" office:value="326119741.486174" calcext:value-type="float">
            <text:p>326119741.486174</text:p>
          </table:table-cell>
          <table:table-cell office:value-type="float" office:value="326072464.062963" calcext:value-type="float">
            <text:p>326072464.062963</text:p>
          </table:table-cell>
          <table:table-cell office:value-type="float" office:value="326026217.759547" calcext:value-type="float">
            <text:p>326026217.759547</text:p>
          </table:table-cell>
          <table:table-cell office:value-type="float" office:value="325980981.656743" calcext:value-type="float">
            <text:p>325980981.656743</text:p>
          </table:table-cell>
          <table:table-cell office:value-type="float" office:value="325936734.935726" calcext:value-type="float">
            <text:p>325936734.935726</text:p>
          </table:table-cell>
          <table:table-cell office:value-type="float" office:value="325893456.952933" calcext:value-type="float">
            <text:p>325893456.952933</text:p>
          </table:table-cell>
          <table:table-cell office:value-type="float" office:value="325851127.29661" calcext:value-type="float">
            <text:p>325851127.29661</text:p>
          </table:table-cell>
          <table:table-cell office:value-type="float" office:value="325809725.829" calcext:value-type="float">
            <text:p>325809725.829</text:p>
          </table:table-cell>
          <table:table-cell office:value-type="float" office:value="325769232.717432" calcext:value-type="float">
            <text:p>325769232.717432</text:p>
          </table:table-cell>
          <table:table-cell office:value-type="float" office:value="325729628.456643" calcext:value-type="float">
            <text:p>325729628.456643</text:p>
          </table:table-cell>
          <table:table-cell office:value-type="float" office:value="325690893.88424" calcext:value-type="float">
            <text:p>325690893.88424</text:p>
          </table:table-cell>
          <table:table-cell office:value-type="float" office:value="325653010.19098" calcext:value-type="float">
            <text:p>325653010.19098</text:p>
          </table:table-cell>
          <table:table-cell office:value-type="float" office:value="325615958.92692" calcext:value-type="float">
            <text:p>325615958.92692</text:p>
          </table:table-cell>
          <table:table-cell office:value-type="float" office:value="325579722.004461" calcext:value-type="float">
            <text:p>325579722.004461</text:p>
          </table:table-cell>
          <table:table-cell office:value-type="float" office:value="325544281.698855" calcext:value-type="float">
            <text:p>325544281.698855</text:p>
          </table:table-cell>
          <table:table-cell office:value-type="float" office:value="325509620.647146" calcext:value-type="float">
            <text:p>325509620.647146</text:p>
          </table:table-cell>
          <table:table-cell office:value-type="float" office:value="325475721.845403" calcext:value-type="float">
            <text:p>325475721.845403</text:p>
          </table:table-cell>
          <table:table-cell office:value-type="float" office:value="325442568.644961" calcext:value-type="float">
            <text:p>325442568.644961</text:p>
          </table:table-cell>
          <table:table-cell office:value-type="float" office:value="325410144.74796" calcext:value-type="float">
            <text:p>325410144.74796</text:p>
          </table:table-cell>
          <table:table-cell office:value-type="float" office:value="325378434.20227" calcext:value-type="float">
            <text:p>325378434.20227</text:p>
          </table:table-cell>
          <table:table-cell office:value-type="float" office:value="325347421.395917" calcext:value-type="float">
            <text:p>325347421.395917</text:p>
          </table:table-cell>
          <table:table-cell office:value-type="float" office:value="325317091.051398" calcext:value-type="float">
            <text:p>325317091.051398</text:p>
          </table:table-cell>
          <table:table-cell office:value-type="float" office:value="325287428.219428" calcext:value-type="float">
            <text:p>325287428.219428</text:p>
          </table:table-cell>
          <table:table-cell office:value-type="float" office:value="325258418.272945" calcext:value-type="float">
            <text:p>325258418.272945</text:p>
          </table:table-cell>
          <table:table-cell office:value-type="float" office:value="325230046.900884" calcext:value-type="float">
            <text:p>325230046.900884</text:p>
          </table:table-cell>
          <table:table-cell office:value-type="float" office:value="325202300.10194" calcext:value-type="float">
            <text:p>325202300.10194</text:p>
          </table:table-cell>
          <table:table-cell office:value-type="float" office:value="325175164.178299" calcext:value-type="float">
            <text:p>325175164.178299</text:p>
          </table:table-cell>
          <table:table-cell office:value-type="float" office:value="325148625.729466" calcext:value-type="float">
            <text:p>325148625.729466</text:p>
          </table:table-cell>
          <table:table-cell office:value-type="float" office:value="325122671.646133" calcext:value-type="float">
            <text:p>325122671.646133</text:p>
          </table:table-cell>
          <table:table-cell office:value-type="float" office:value="325097289.104127" calcext:value-type="float">
            <text:p>325097289.104127</text:p>
          </table:table-cell>
          <table:table-cell office:value-type="float" office:value="325072465.558414" calcext:value-type="float">
            <text:p>325072465.558414</text:p>
          </table:table-cell>
          <table:table-cell office:value-type="float" office:value="325048188.737183" calcext:value-type="float">
            <text:p>325048188.737183</text:p>
          </table:table-cell>
          <table:table-cell office:value-type="float" office:value="325024446.633824" calcext:value-type="float">
            <text:p>325024446.633824</text:p>
          </table:table-cell>
          <table:table-cell office:value-type="float" office:value="325001227.487398" calcext:value-type="float">
            <text:p>325001227.487398</text:p>
          </table:table-cell>
          <table:table-cell office:value-type="float" office:value="324978519.574473" calcext:value-type="float">
            <text:p>324978519.574473</text:p>
          </table:table-cell>
          <table:table-cell office:value-type="float" office:value="324956302.479013" calcext:value-type="float">
            <text:p>324956302.479013</text:p>
          </table:table-cell>
          <table:table-cell office:value-type="float" office:value="324934254.901907" calcext:value-type="float">
            <text:p>324934254.901907</text:p>
          </table:table-cell>
          <table:table-cell office:value-type="float" office:value="324907430.08493" calcext:value-type="float">
            <text:p>324907430.08493</text:p>
          </table:table-cell>
          <table:table-cell office:value-type="float" office:value="324872320.21816" calcext:value-type="float">
            <text:p>324872320.21816</text:p>
          </table:table-cell>
          <table:table-cell office:value-type="float" office:value="324836522.413846" calcext:value-type="float">
            <text:p>324836522.413846</text:p>
          </table:table-cell>
          <table:table-cell office:value-type="float" office:value="324801078.702594" calcext:value-type="float">
            <text:p>324801078.702594</text:p>
          </table:table-cell>
          <table:table-cell office:value-type="float" office:value="324765905.718487" calcext:value-type="float">
            <text:p>324765905.718487</text:p>
          </table:table-cell>
          <table:table-cell office:value-type="float" office:value="324730911.733521" calcext:value-type="float">
            <text:p>324730911.733521</text:p>
          </table:table-cell>
          <table:table-cell office:value-type="float" office:value="324696026.224408" calcext:value-type="float">
            <text:p>324696026.224408</text:p>
          </table:table-cell>
          <table:table-cell office:value-type="float" office:value="324661195.539146" calcext:value-type="float">
            <text:p>324661195.539146</text:p>
          </table:table-cell>
          <table:table-cell office:value-type="float" office:value="324626378.867469" calcext:value-type="float">
            <text:p>324626378.867469</text:p>
          </table:table-cell>
          <table:table-cell office:value-type="float" office:value="324591545.157977" calcext:value-type="float">
            <text:p>324591545.157977</text:p>
          </table:table-cell>
          <table:table-cell office:value-type="float" office:value="324556670.775479" calcext:value-type="float">
            <text:p>324556670.775479</text:p>
          </table:table-cell>
          <table:table-cell office:value-type="float" office:value="324521737.719303" calcext:value-type="float">
            <text:p>324521737.719303</text:p>
          </table:table-cell>
          <table:table-cell office:value-type="float" office:value="324486732.27142" calcext:value-type="float">
            <text:p>324486732.27142</text:p>
          </table:table-cell>
          <table:table-cell office:value-type="float" office:value="324451643.969035" calcext:value-type="float">
            <text:p>324451643.969035</text:p>
          </table:table-cell>
          <table:table-cell office:value-type="float" office:value="324416464.822375" calcext:value-type="float">
            <text:p>324416464.822375</text:p>
          </table:table-cell>
          <table:table-cell office:value-type="float" office:value="324381188.721929" calcext:value-type="float">
            <text:p>324381188.721929</text:p>
          </table:table-cell>
          <table:table-cell office:value-type="float" office:value="324345810.987141" calcext:value-type="float">
            <text:p>324345810.987141</text:p>
          </table:table-cell>
          <table:table-cell office:value-type="float" office:value="324310328.023768" calcext:value-type="float">
            <text:p>324310328.023768</text:p>
          </table:table-cell>
          <table:table-cell office:value-type="float" office:value="324274737.063529" calcext:value-type="float">
            <text:p>324274737.063529</text:p>
          </table:table-cell>
          <table:table-cell office:value-type="float" office:value="324239035.966272" calcext:value-type="float">
            <text:p>324239035.966272</text:p>
          </table:table-cell>
          <table:table-cell office:value-type="float" office:value="324203223.069332" calcext:value-type="float">
            <text:p>324203223.069332</text:p>
          </table:table-cell>
          <table:table-cell office:value-type="float" office:value="324167297.073576" calcext:value-type="float">
            <text:p>324167297.073576</text:p>
          </table:table-cell>
          <table:table-cell office:value-type="float" office:value="324131256.956385" calcext:value-type="float">
            <text:p>324131256.956385</text:p>
          </table:table-cell>
          <table:table-cell office:value-type="float" office:value="324095101.905793" calcext:value-type="float">
            <text:p>324095101.905793</text:p>
          </table:table-cell>
          <table:table-cell office:value-type="float" office:value="324058831.270293" calcext:value-type="float">
            <text:p>324058831.270293</text:p>
          </table:table-cell>
          <table:table-cell office:value-type="float" office:value="324022444.520771" calcext:value-type="float">
            <text:p>324022444.520771</text:p>
          </table:table-cell>
          <table:table-cell office:value-type="float" office:value="323985941.221564" calcext:value-type="float">
            <text:p>323985941.221564</text:p>
          </table:table-cell>
          <table:table-cell office:value-type="float" office:value="323949321.008458" calcext:value-type="float">
            <text:p>323949321.008458</text:p>
          </table:table-cell>
          <table:table-cell office:value-type="float" office:value="323912583.571993" calcext:value-type="float">
            <text:p>323912583.571993</text:p>
          </table:table-cell>
          <table:table-cell office:value-type="float" office:value="323875728.644764" calcext:value-type="float">
            <text:p>323875728.644764</text:p>
          </table:table-cell>
          <table:table-cell office:value-type="float" office:value="323838755.991766" calcext:value-type="float">
            <text:p>323838755.991766</text:p>
          </table:table-cell>
          <table:table-cell office:value-type="float" office:value="323801665.403136" calcext:value-type="float">
            <text:p>323801665.403136</text:p>
          </table:table-cell>
          <table:table-cell office:value-type="float" office:value="323764456.688524" calcext:value-type="float">
            <text:p>323764456.688524</text:p>
          </table:table-cell>
          <table:table-cell office:value-type="float" office:value="323727129.672821" calcext:value-type="float">
            <text:p>323727129.672821</text:p>
          </table:table-cell>
          <table:table-cell office:value-type="float" office:value="323689684.193052" calcext:value-type="float">
            <text:p>323689684.193052</text:p>
          </table:table-cell>
          <table:table-cell office:value-type="float" office:value="323652120.095987" calcext:value-type="float">
            <text:p>323652120.095987</text:p>
          </table:table-cell>
          <table:table-cell office:value-type="float" office:value="323614437.236173" calcext:value-type="float">
            <text:p>323614437.236173</text:p>
          </table:table-cell>
          <table:table-cell office:value-type="float" office:value="323576635.4746" calcext:value-type="float">
            <text:p>323576635.4746</text:p>
          </table:table-cell>
          <table:table-cell office:value-type="float" office:value="323538714.677619" calcext:value-type="float">
            <text:p>323538714.677619</text:p>
          </table:table-cell>
          <table:table-cell office:value-type="float" office:value="323500674.716111" calcext:value-type="float">
            <text:p>323500674.716111</text:p>
          </table:table-cell>
          <table:table-cell office:value-type="float" office:value="323462515.465115" calcext:value-type="float">
            <text:p>323462515.465115</text:p>
          </table:table-cell>
          <table:table-cell office:value-type="float" office:value="323424236.803022" calcext:value-type="float">
            <text:p>323424236.803022</text:p>
          </table:table-cell>
          <table:table-cell office:value-type="float" office:value="323385838.611116" calcext:value-type="float">
            <text:p>323385838.611116</text:p>
          </table:table-cell>
          <table:table-cell office:value-type="float" office:value="323347320.774737" calcext:value-type="float">
            <text:p>323347320.774737</text:p>
          </table:table-cell>
          <table:table-cell office:value-type="float" office:value="323308683.180505" calcext:value-type="float">
            <text:p>323308683.180505</text:p>
          </table:table-cell>
          <table:table-cell office:value-type="float" office:value="323269925.718496" calcext:value-type="float">
            <text:p>323269925.718496</text:p>
          </table:table-cell>
          <table:table-cell office:value-type="float" office:value="323231048.281076" calcext:value-type="float">
            <text:p>323231048.281076</text:p>
          </table:table-cell>
          <table:table-cell office:value-type="float" office:value="323192050.762567" calcext:value-type="float">
            <text:p>323192050.762567</text:p>
          </table:table-cell>
          <table:table-cell office:value-type="float" office:value="323152933.060544" calcext:value-type="float">
            <text:p>323152933.060544</text:p>
          </table:table-cell>
          <table:table-cell office:value-type="float" office:value="323113695.073981" calcext:value-type="float">
            <text:p>323113695.073981</text:p>
          </table:table-cell>
          <table:table-cell office:value-type="float" office:value="323074336.704911" calcext:value-type="float">
            <text:p>323074336.704911</text:p>
          </table:table-cell>
          <table:table-cell office:value-type="float" office:value="323034857.857681" calcext:value-type="float">
            <text:p>323034857.857681</text:p>
          </table:table-cell>
          <table:table-cell office:value-type="float" office:value="322995258.437912" calcext:value-type="float">
            <text:p>322995258.437912</text:p>
          </table:table-cell>
          <table:table-cell office:value-type="float" office:value="322955538.35468" calcext:value-type="float">
            <text:p>322955538.35468</text:p>
          </table:table-cell>
          <table:table-cell office:value-type="float" office:value="322915697.518285" calcext:value-type="float">
            <text:p>322915697.518285</text:p>
          </table:table-cell>
          <table:table-cell office:value-type="float" office:value="322875735.842544" calcext:value-type="float">
            <text:p>322875735.842544</text:p>
          </table:table-cell>
          <table:table-cell office:value-type="float" office:value="322835653.242176" calcext:value-type="float">
            <text:p>322835653.242176</text:p>
          </table:table-cell>
          <table:table-cell office:value-type="float" office:value="322795449.635746" calcext:value-type="float">
            <text:p>322795449.635746</text:p>
          </table:table-cell>
          <table:table-cell office:value-type="float" office:value="322755124.942554" calcext:value-type="float">
            <text:p>322755124.942554</text:p>
          </table:table-cell>
          <table:table-cell office:value-type="float" office:value="322714679.086655" calcext:value-type="float">
            <text:p>322714679.086655</text:p>
          </table:table-cell>
          <table:table-cell office:value-type="float" office:value="322674111.991314" calcext:value-type="float">
            <text:p>322674111.991314</text:p>
          </table:table-cell>
          <table:table-cell office:value-type="float" office:value="322633423.583338" calcext:value-type="float">
            <text:p>322633423.583338</text:p>
          </table:table-cell>
          <table:table-cell office:value-type="float" office:value="322592613.793886" calcext:value-type="float">
            <text:p>322592613.793886</text:p>
          </table:table-cell>
          <table:table-cell office:value-type="float" office:value="322551682.552481" calcext:value-type="float">
            <text:p>322551682.552481</text:p>
          </table:table-cell>
          <table:table-cell office:value-type="float" office:value="322510629.795964" calcext:value-type="float">
            <text:p>322510629.795964</text:p>
          </table:table-cell>
          <table:table-cell office:value-type="float" office:value="322469455.459359" calcext:value-type="float">
            <text:p>322469455.459359</text:p>
          </table:table-cell>
          <table:table-cell office:value-type="float" office:value="322428159.482316" calcext:value-type="float">
            <text:p>322428159.482316</text:p>
          </table:table-cell>
          <table:table-cell office:value-type="float" office:value="322386741.807459" calcext:value-type="float">
            <text:p>322386741.807459</text:p>
          </table:table-cell>
          <table:table-cell office:value-type="float" office:value="322345202.377898" calcext:value-type="float">
            <text:p>322345202.377898</text:p>
          </table:table-cell>
          <table:table-cell office:value-type="float" office:value="322303541.147409" calcext:value-type="float">
            <text:p>322303541.147409</text:p>
          </table:table-cell>
          <table:table-cell office:value-type="float" office:value="322261758.063204" calcext:value-type="float">
            <text:p>322261758.063204</text:p>
          </table:table-cell>
          <table:table-cell office:value-type="float" office:value="322219853.071576" calcext:value-type="float">
            <text:p>322219853.071576</text:p>
          </table:table-cell>
          <table:table-cell office:value-type="float" office:value="322177826.119044" calcext:value-type="float">
            <text:p>322177826.119044</text:p>
          </table:table-cell>
          <table:table-cell office:value-type="float" office:value="322135677.170442" calcext:value-type="float">
            <text:p>322135677.170442</text:p>
          </table:table-cell>
          <table:table-cell office:value-type="float" office:value="322093406.191956" calcext:value-type="float">
            <text:p>322093406.191956</text:p>
          </table:table-cell>
          <table:table-cell office:value-type="float" office:value="322051013.14133" calcext:value-type="float">
            <text:p>322051013.14133</text:p>
          </table:table-cell>
          <table:table-cell office:value-type="float" office:value="322008497.976309" calcext:value-type="float">
            <text:p>322008497.976309</text:p>
          </table:table-cell>
          <table:table-cell office:value-type="float" office:value="321965860.660578" calcext:value-type="float">
            <text:p>321965860.660578</text:p>
          </table:table-cell>
          <table:table-cell office:value-type="float" office:value="321923101.178163" calcext:value-type="float">
            <text:p>321923101.178163</text:p>
          </table:table-cell>
          <table:table-cell office:value-type="float" office:value="321880219.50011" calcext:value-type="float">
            <text:p>321880219.50011</text:p>
          </table:table-cell>
          <table:table-cell office:value-type="float" office:value="321837215.595878" calcext:value-type="float">
            <text:p>321837215.595878</text:p>
          </table:table-cell>
          <table:table-cell office:value-type="float" office:value="321794089.474723" calcext:value-type="float">
            <text:p>321794089.474723</text:p>
          </table:table-cell>
          <table:table-cell office:value-type="float" office:value="321750841.021568" calcext:value-type="float">
            <text:p>321750841.021568</text:p>
          </table:table-cell>
          <table:table-cell office:value-type="float" office:value="321707470.30663" calcext:value-type="float">
            <text:p>321707470.30663</text:p>
          </table:table-cell>
          <table:table-cell office:value-type="float" office:value="321663977.303798" calcext:value-type="float">
            <text:p>321663977.303798</text:p>
          </table:table-cell>
          <table:table-cell office:value-type="float" office:value="321620361.98964" calcext:value-type="float">
            <text:p>321620361.98964</text:p>
          </table:table-cell>
          <table:table-cell office:value-type="float" office:value="321576624.348238" calcext:value-type="float">
            <text:p>321576624.348238</text:p>
          </table:table-cell>
          <table:table-cell office:value-type="float" office:value="321532764.381942" calcext:value-type="float">
            <text:p>321532764.381942</text:p>
          </table:table-cell>
          <table:table-cell office:value-type="float" office:value="321488782.087155" calcext:value-type="float">
            <text:p>321488782.087155</text:p>
          </table:table-cell>
          <table:table-cell office:value-type="float" office:value="321444677.463288" calcext:value-type="float">
            <text:p>321444677.463288</text:p>
          </table:table-cell>
          <table:table-cell office:value-type="float" office:value="321400450.513826" calcext:value-type="float">
            <text:p>321400450.513826</text:p>
          </table:table-cell>
          <table:table-cell office:value-type="float" office:value="321356101.24633" calcext:value-type="float">
            <text:p>321356101.24633</text:p>
          </table:table-cell>
          <table:table-cell office:value-type="float" office:value="321311629.672345" calcext:value-type="float">
            <text:p>321311629.672345</text:p>
          </table:table-cell>
          <table:table-cell office:value-type="float" office:value="321267035.80001" calcext:value-type="float">
            <text:p>321267035.80001</text:p>
          </table:table-cell>
          <table:table-cell office:value-type="float" office:value="321222319.64037" calcext:value-type="float">
            <text:p>321222319.64037</text:p>
          </table:table-cell>
          <table:table-cell office:value-type="float" office:value="321177481.211287" calcext:value-type="float">
            <text:p>321177481.211287</text:p>
          </table:table-cell>
          <table:table-cell office:value-type="float" office:value="321132520.533963" calcext:value-type="float">
            <text:p>321132520.533963</text:p>
          </table:table-cell>
          <table:table-cell office:value-type="float" office:value="321087437.632938" calcext:value-type="float">
            <text:p>321087437.632938</text:p>
          </table:table-cell>
          <table:table-cell office:value-type="float" office:value="321042232.536093" calcext:value-type="float">
            <text:p>321042232.536093</text:p>
          </table:table-cell>
          <table:table-cell office:value-type="float" office:value="320996905.273564" calcext:value-type="float">
            <text:p>320996905.273564</text:p>
          </table:table-cell>
          <table:table-cell office:value-type="float" office:value="320951455.874083" calcext:value-type="float">
            <text:p>320951455.874083</text:p>
          </table:table-cell>
          <table:table-cell office:value-type="float" office:value="320905884.372036" calcext:value-type="float">
            <text:p>320905884.372036</text:p>
          </table:table-cell>
          <table:table-cell office:value-type="float" office:value="320860190.805198" calcext:value-type="float">
            <text:p>320860190.805198</text:p>
          </table:table-cell>
          <table:table-cell office:value-type="float" office:value="320814375.214286" calcext:value-type="float">
            <text:p>320814375.214286</text:p>
          </table:table-cell>
          <table:table-cell office:value-type="float" office:value="320768437.642953" calcext:value-type="float">
            <text:p>320768437.642953</text:p>
          </table:table-cell>
          <table:table-cell office:value-type="float" office:value="320722378.137793" calcext:value-type="float">
            <text:p>320722378.137793</text:p>
          </table:table-cell>
          <table:table-cell office:value-type="float" office:value="320676196.749196" calcext:value-type="float">
            <text:p>320676196.749196</text:p>
          </table:table-cell>
          <table:table-cell office:value-type="float" office:value="320629893.530819" calcext:value-type="float">
            <text:p>320629893.530819</text:p>
          </table:table-cell>
          <table:table-cell office:value-type="float" office:value="320583468.538829" calcext:value-type="float">
            <text:p>320583468.538829</text:p>
          </table:table-cell>
          <table:table-cell office:value-type="float" office:value="320536921.832429" calcext:value-type="float">
            <text:p>320536921.832429</text:p>
          </table:table-cell>
          <table:table-cell office:value-type="float" office:value="320490253.473852" calcext:value-type="float">
            <text:p>320490253.473852</text:p>
          </table:table-cell>
          <table:table-cell office:value-type="float" office:value="320443463.528364" calcext:value-type="float">
            <text:p>320443463.528364</text:p>
          </table:table-cell>
          <table:table-cell office:value-type="float" office:value="320396552.064349" calcext:value-type="float">
            <text:p>320396552.064349</text:p>
          </table:table-cell>
          <table:table-cell office:value-type="float" office:value="320349519.154048" calcext:value-type="float">
            <text:p>320349519.154048</text:p>
          </table:table-cell>
          <table:table-cell office:value-type="float" office:value="320302364.87295" calcext:value-type="float">
            <text:p>320302364.87295</text:p>
          </table:table-cell>
          <table:table-cell office:value-type="float" office:value="320255089.299081" calcext:value-type="float">
            <text:p>320255089.299081</text:p>
          </table:table-cell>
          <table:table-cell office:value-type="float" office:value="320207692.513858" calcext:value-type="float">
            <text:p>320207692.513858</text:p>
          </table:table-cell>
          <table:table-cell office:value-type="float" office:value="320160174.601992" calcext:value-type="float">
            <text:p>320160174.601992</text:p>
          </table:table-cell>
          <table:table-cell office:value-type="float" office:value="320112535.651365" calcext:value-type="float">
            <text:p>320112535.651365</text:p>
          </table:table-cell>
          <table:table-cell office:value-type="float" office:value="320064775.753071" calcext:value-type="float">
            <text:p>320064775.753071</text:p>
          </table:table-cell>
          <table:table-cell office:value-type="float" office:value="320016895.001634" calcext:value-type="float">
            <text:p>320016895.001634</text:p>
          </table:table-cell>
          <table:table-cell office:value-type="float" office:value="319968893.495379" calcext:value-type="float">
            <text:p>319968893.495379</text:p>
          </table:table-cell>
          <table:table-cell office:value-type="float" office:value="319920771.33413" calcext:value-type="float">
            <text:p>319920771.33413</text:p>
          </table:table-cell>
          <table:table-cell office:value-type="float" office:value="319872528.623211" calcext:value-type="float">
            <text:p>319872528.623211</text:p>
          </table:table-cell>
          <table:table-cell office:value-type="float" office:value="319824165.468681" calcext:value-type="float">
            <text:p>319824165.468681</text:p>
          </table:table-cell>
          <table:table-cell office:value-type="float" office:value="319775681.982691" calcext:value-type="float">
            <text:p>319775681.982691</text:p>
          </table:table-cell>
          <table:table-cell office:value-type="float" office:value="319727078.278853" calcext:value-type="float">
            <text:p>319727078.278853</text:p>
          </table:table-cell>
          <table:table-cell office:value-type="float" office:value="319678354.473591" calcext:value-type="float">
            <text:p>319678354.473591</text:p>
          </table:table-cell>
          <table:table-cell office:value-type="float" office:value="319629510.688773" calcext:value-type="float">
            <text:p>319629510.688773</text:p>
          </table:table-cell>
          <table:table-cell office:value-type="float" office:value="319580547.049376" calcext:value-type="float">
            <text:p>319580547.049376</text:p>
          </table:table-cell>
          <table:table-cell office:value-type="float" office:value="319531463.682292" calcext:value-type="float">
            <text:p>319531463.682292</text:p>
          </table:table-cell>
          <table:table-cell office:value-type="float" office:value="319482260.717551" calcext:value-type="float">
            <text:p>319482260.717551</text:p>
          </table:table-cell>
          <table:table-cell office:value-type="float" office:value="319432938.289339" calcext:value-type="float">
            <text:p>319432938.289339</text:p>
          </table:table-cell>
          <table:table-cell office:value-type="float" office:value="319383496.535864" calcext:value-type="float">
            <text:p>319383496.535864</text:p>
          </table:table-cell>
          <table:table-cell office:value-type="float" office:value="319333935.597284" calcext:value-type="float">
            <text:p>319333935.597284</text:p>
          </table:table-cell>
          <table:table-cell office:value-type="float" office:value="319284255.61806" calcext:value-type="float">
            <text:p>319284255.61806</text:p>
          </table:table-cell>
          <table:table-cell office:value-type="float" office:value="319234456.74703" calcext:value-type="float">
            <text:p>319234456.74703</text:p>
          </table:table-cell>
          <table:table-cell office:value-type="float" office:value="319184539.136899" calcext:value-type="float">
            <text:p>319184539.136899</text:p>
          </table:table-cell>
          <table:table-cell office:value-type="float" office:value="319134502.944174" calcext:value-type="float">
            <text:p>319134502.944174</text:p>
          </table:table-cell>
          <table:table-cell office:value-type="float" office:value="319084348.326235" calcext:value-type="float">
            <text:p>319084348.326235</text:p>
          </table:table-cell>
          <table:table-cell office:value-type="float" office:value="319034075.443927" calcext:value-type="float">
            <text:p>319034075.443927</text:p>
          </table:table-cell>
          <table:table-cell office:value-type="float" office:value="318983684.46256" calcext:value-type="float">
            <text:p>318983684.46256</text:p>
          </table:table-cell>
          <table:table-cell office:value-type="float" office:value="318933175.550893" calcext:value-type="float">
            <text:p>318933175.550893</text:p>
          </table:table-cell>
          <table:table-cell office:value-type="float" office:value="318882548.881133" calcext:value-type="float">
            <text:p>318882548.881133</text:p>
          </table:table-cell>
          <table:table-cell office:value-type="float" office:value="318831804.629232" calcext:value-type="float">
            <text:p>318831804.629232</text:p>
          </table:table-cell>
          <table:table-cell office:value-type="float" office:value="318780942.974725" calcext:value-type="float">
            <text:p>318780942.974725</text:p>
          </table:table-cell>
          <table:table-cell office:value-type="float" office:value="318729964.100489" calcext:value-type="float">
            <text:p>318729964.100489</text:p>
          </table:table-cell>
          <table:table-cell office:value-type="float" office:value="318678868.192902" calcext:value-type="float">
            <text:p>318678868.192902</text:p>
          </table:table-cell>
          <table:table-cell office:value-type="float" office:value="318627655.441837" calcext:value-type="float">
            <text:p>318627655.441837</text:p>
          </table:table-cell>
          <table:table-cell office:value-type="float" office:value="318576325.996195" calcext:value-type="float">
            <text:p>318576325.996195</text:p>
          </table:table-cell>
          <table:table-cell office:value-type="float" office:value="318524880.172376" calcext:value-type="float">
            <text:p>318524880.172376</text:p>
          </table:table-cell>
          <table:table-cell office:value-type="float" office:value="318473318.078502" calcext:value-type="float">
            <text:p>318473318.078502</text:p>
          </table:table-cell>
          <table:table-cell office:value-type="float" office:value="318421639.928232" calcext:value-type="float">
            <text:p>318421639.928232</text:p>
          </table:table-cell>
          <table:table-cell office:value-type="float" office:value="318369845.935229" calcext:value-type="float">
            <text:p>318369845.935229</text:p>
          </table:table-cell>
          <table:table-cell office:value-type="float" office:value="318317936.313628" calcext:value-type="float">
            <text:p>318317936.313628</text:p>
          </table:table-cell>
          <table:table-cell office:value-type="float" office:value="318265911.278701" calcext:value-type="float">
            <text:p>318265911.278701</text:p>
          </table:table-cell>
          <table:table-cell office:value-type="float" office:value="318213771.049237" calcext:value-type="float">
            <text:p>318213771.049237</text:p>
          </table:table-cell>
          <table:table-cell office:value-type="float" office:value="318161515.846878" calcext:value-type="float">
            <text:p>318161515.846878</text:p>
          </table:table-cell>
          <table:table-cell office:value-type="float" office:value="318109145.898252" calcext:value-type="float">
            <text:p>318109145.898252</text:p>
          </table:table-cell>
          <table:table-cell office:value-type="float" office:value="318056661.431952" calcext:value-type="float">
            <text:p>318056661.431952</text:p>
          </table:table-cell>
          <table:table-cell office:value-type="float" office:value="318004062.681849" calcext:value-type="float">
            <text:p>318004062.681849</text:p>
          </table:table-cell>
          <table:table-cell office:value-type="float" office:value="317951349.884946" calcext:value-type="float">
            <text:p>317951349.884946</text:p>
          </table:table-cell>
          <table:table-cell office:value-type="float" office:value="317898523.281568" calcext:value-type="float">
            <text:p>317898523.281568</text:p>
          </table:table-cell>
          <table:table-cell office:value-type="float" office:value="317845583.114583" calcext:value-type="float">
            <text:p>317845583.114583</text:p>
          </table:table-cell>
          <table:table-cell office:value-type="float" office:value="317792529.633295" calcext:value-type="float">
            <text:p>317792529.633295</text:p>
          </table:table-cell>
          <table:table-cell office:value-type="float" office:value="317739363.08721" calcext:value-type="float">
            <text:p>317739363.08721</text:p>
          </table:table-cell>
          <table:table-cell office:value-type="float" office:value="317686083.733476" calcext:value-type="float">
            <text:p>317686083.733476</text:p>
          </table:table-cell>
          <table:table-cell office:value-type="float" office:value="317632691.829153" calcext:value-type="float">
            <text:p>317632691.829153</text:p>
          </table:table-cell>
          <table:table-cell office:value-type="float" office:value="317579187.63706" calcext:value-type="float">
            <text:p>317579187.63706</text:p>
          </table:table-cell>
          <table:table-cell office:value-type="float" office:value="317525571.423175" calcext:value-type="float">
            <text:p>317525571.423175</text:p>
          </table:table-cell>
          <table:table-cell office:value-type="float" office:value="317471843.460652" calcext:value-type="float">
            <text:p>317471843.460652</text:p>
          </table:table-cell>
          <table:table-cell office:value-type="float" office:value="317418004.02147" calcext:value-type="float">
            <text:p>317418004.02147</text:p>
          </table:table-cell>
          <table:table-cell office:value-type="float" office:value="317364053.380891" calcext:value-type="float">
            <text:p>317364053.380891</text:p>
          </table:table-cell>
          <table:table-cell office:value-type="float" office:value="317309991.818484" calcext:value-type="float">
            <text:p>317309991.818484</text:p>
          </table:table-cell>
          <table:table-cell office:value-type="float" office:value="317255819.618125" calcext:value-type="float">
            <text:p>317255819.618125</text:p>
          </table:table-cell>
          <table:table-cell office:value-type="float" office:value="317201537.067999" calcext:value-type="float">
            <text:p>317201537.067999</text:p>
          </table:table-cell>
          <table:table-cell office:value-type="float" office:value="317147144.460498" calcext:value-type="float">
            <text:p>317147144.460498</text:p>
          </table:table-cell>
          <table:table-cell office:value-type="float" office:value="317092642.0897" calcext:value-type="float">
            <text:p>317092642.0897</text:p>
          </table:table-cell>
          <table:table-cell office:value-type="float" office:value="317038030.25434" calcext:value-type="float">
            <text:p>317038030.25434</text:p>
          </table:table-cell>
          <table:table-cell office:value-type="float" office:value="316983309.258141" calcext:value-type="float">
            <text:p>316983309.258141</text:p>
          </table:table-cell>
          <table:table-cell office:value-type="float" office:value="316928479.408947" calcext:value-type="float">
            <text:p>316928479.408947</text:p>
          </table:table-cell>
          <table:table-cell office:value-type="float" office:value="316873541.01872" calcext:value-type="float">
            <text:p>316873541.01872</text:p>
          </table:table-cell>
          <table:table-cell office:value-type="float" office:value="316818494.403545" calcext:value-type="float">
            <text:p>316818494.403545</text:p>
          </table:table-cell>
          <table:table-cell office:value-type="float" office:value="316763339.883629" calcext:value-type="float">
            <text:p>316763339.883629</text:p>
          </table:table-cell>
          <table:table-cell office:value-type="float" office:value="316708077.77979" calcext:value-type="float">
            <text:p>316708077.77979</text:p>
          </table:table-cell>
          <table:table-cell office:value-type="float" office:value="316652708.413652" calcext:value-type="float">
            <text:p>316652708.413652</text:p>
          </table:table-cell>
          <table:table-cell office:value-type="float" office:value="316597232.114151" calcext:value-type="float">
            <text:p>316597232.114151</text:p>
          </table:table-cell>
          <table:table-cell office:value-type="float" office:value="316541649.213956" calcext:value-type="float">
            <text:p>316541649.213956</text:p>
          </table:table-cell>
          <table:table-cell office:value-type="float" office:value="316485960.049447" calcext:value-type="float">
            <text:p>316485960.049447</text:p>
          </table:table-cell>
          <table:table-cell office:value-type="float" office:value="316430164.960708" calcext:value-type="float">
            <text:p>316430164.960708</text:p>
          </table:table-cell>
          <table:table-cell office:value-type="float" office:value="316374264.291535" calcext:value-type="float">
            <text:p>316374264.291535</text:p>
          </table:table-cell>
          <table:table-cell office:value-type="float" office:value="316318258.389434" calcext:value-type="float">
            <text:p>316318258.389434</text:p>
          </table:table-cell>
          <table:table-cell office:value-type="float" office:value="316262147.605659" calcext:value-type="float">
            <text:p>316262147.605659</text:p>
          </table:table-cell>
          <table:table-cell office:value-type="float" office:value="316205932.295198" calcext:value-type="float">
            <text:p>316205932.295198</text:p>
          </table:table-cell>
          <table:table-cell office:value-type="float" office:value="316149612.816816" calcext:value-type="float">
            <text:p>316149612.816816</text:p>
          </table:table-cell>
          <table:table-cell office:value-type="float" office:value="316093189.532949" calcext:value-type="float">
            <text:p>316093189.532949</text:p>
          </table:table-cell>
          <table:table-cell office:value-type="float" office:value="316036662.8096" calcext:value-type="float">
            <text:p>316036662.8096</text:p>
          </table:table-cell>
          <table:table-cell office:value-type="float" office:value="315980033.016491" calcext:value-type="float">
            <text:p>315980033.016491</text:p>
          </table:table-cell>
          <table:table-cell office:value-type="float" office:value="315923300.526135" calcext:value-type="float">
            <text:p>315923300.526135</text:p>
          </table:table-cell>
          <table:table-cell office:value-type="float" office:value="315866465.718411" calcext:value-type="float">
            <text:p>315866465.718411</text:p>
          </table:table-cell>
          <table:table-cell office:value-type="float" office:value="315809528.971634" calcext:value-type="float">
            <text:p>315809528.971634</text:p>
          </table:table-cell>
          <table:table-cell office:value-type="float" office:value="315752490.672012" calcext:value-type="float">
            <text:p>315752490.672012</text:p>
          </table:table-cell>
          <table:table-cell office:value-type="float" office:value="315695351.206387" calcext:value-type="float">
            <text:p>315695351.206387</text:p>
          </table:table-cell>
          <table:table-cell office:value-type="float" office:value="315638110.968077" calcext:value-type="float">
            <text:p>315638110.968077</text:p>
          </table:table-cell>
          <table:table-cell office:value-type="float" office:value="315580770.350783" calcext:value-type="float">
            <text:p>315580770.350783</text:p>
          </table:table-cell>
          <table:table-cell office:value-type="float" office:value="315523329.755469" calcext:value-type="float">
            <text:p>315523329.755469</text:p>
          </table:table-cell>
          <table:table-cell office:value-type="float" office:value="315465789.58331" calcext:value-type="float">
            <text:p>315465789.58331</text:p>
          </table:table-cell>
          <table:table-cell office:value-type="float" office:value="315408150.242621" calcext:value-type="float">
            <text:p>315408150.242621</text:p>
          </table:table-cell>
          <table:table-cell office:value-type="float" office:value="315350412.141896" calcext:value-type="float">
            <text:p>315350412.141896</text:p>
          </table:table-cell>
          <table:table-cell office:value-type="float" office:value="315292575.696883" calcext:value-type="float">
            <text:p>315292575.696883</text:p>
          </table:table-cell>
          <table:table-cell office:value-type="float" office:value="315234641.323126" calcext:value-type="float">
            <text:p>315234641.323126</text:p>
          </table:table-cell>
          <table:table-cell office:value-type="float" office:value="315176609.443641" calcext:value-type="float">
            <text:p>315176609.443641</text:p>
          </table:table-cell>
          <table:table-cell office:value-type="float" office:value="315118480.481441" calcext:value-type="float">
            <text:p>315118480.481441</text:p>
          </table:table-cell>
          <table:table-cell office:value-type="float" office:value="315060254.866644" calcext:value-type="float">
            <text:p>315060254.866644</text:p>
          </table:table-cell>
          <table:table-cell office:value-type="float" office:value="315001933.03091" calcext:value-type="float">
            <text:p>315001933.03091</text:p>
          </table:table-cell>
          <table:table-cell office:value-type="float" office:value="314943515.407712" calcext:value-type="float">
            <text:p>314943515.407712</text:p>
          </table:table-cell>
          <table:table-cell office:value-type="float" office:value="314885002.438525" calcext:value-type="float">
            <text:p>314885002.438525</text:p>
          </table:table-cell>
          <table:table-cell office:value-type="float" office:value="314826394.566461" calcext:value-type="float">
            <text:p>314826394.566461</text:p>
          </table:table-cell>
          <table:table-cell office:value-type="float" office:value="314767692.237622" calcext:value-type="float">
            <text:p>314767692.237622</text:p>
          </table:table-cell>
          <table:table-cell office:value-type="float" office:value="314708895.900808" calcext:value-type="float">
            <text:p>314708895.900808</text:p>
          </table:table-cell>
          <table:table-cell office:value-type="float" office:value="314650006.009276" calcext:value-type="float">
            <text:p>314650006.009276</text:p>
          </table:table-cell>
          <table:table-cell office:value-type="float" office:value="314591023.020738" calcext:value-type="float">
            <text:p>314591023.020738</text:p>
          </table:table-cell>
          <table:table-cell office:value-type="float" office:value="314531947.395723" calcext:value-type="float">
            <text:p>314531947.395723</text:p>
          </table:table-cell>
          <table:table-cell office:value-type="float" office:value="314472779.59682" calcext:value-type="float">
            <text:p>314472779.59682</text:p>
          </table:table-cell>
          <table:table-cell office:value-type="float" office:value="314413520.092492" calcext:value-type="float">
            <text:p>314413520.092492</text:p>
          </table:table-cell>
          <table:table-cell office:value-type="float" office:value="314354169.355312" calcext:value-type="float">
            <text:p>314354169.355312</text:p>
          </table:table-cell>
          <table:table-cell office:value-type="float" office:value="314294727.861928" calcext:value-type="float">
            <text:p>314294727.861928</text:p>
          </table:table-cell>
          <table:table-cell office:value-type="float" office:value="314235196.092515" calcext:value-type="float">
            <text:p>314235196.092515</text:p>
          </table:table-cell>
          <table:table-cell office:value-type="float" office:value="314175574.526304" calcext:value-type="float">
            <text:p>314175574.526304</text:p>
          </table:table-cell>
          <table:table-cell office:value-type="float" office:value="314115863.647792" calcext:value-type="float">
            <text:p>314115863.647792</text:p>
          </table:table-cell>
          <table:table-cell office:value-type="float" office:value="314056063.945805" calcext:value-type="float">
            <text:p>314056063.945805</text:p>
          </table:table-cell>
          <table:table-cell office:value-type="float" office:value="313996175.912683" calcext:value-type="float">
            <text:p>313996175.912683</text:p>
          </table:table-cell>
          <table:table-cell office:value-type="float" office:value="313936200.04428" calcext:value-type="float">
            <text:p>313936200.04428</text:p>
          </table:table-cell>
          <table:table-cell office:value-type="float" office:value="313876136.839636" calcext:value-type="float">
            <text:p>313876136.839636</text:p>
          </table:table-cell>
          <table:table-cell office:value-type="float" office:value="313815986.801057" calcext:value-type="float">
            <text:p>313815986.801057</text:p>
          </table:table-cell>
          <table:table-cell office:value-type="float" office:value="313755750.434546" calcext:value-type="float">
            <text:p>313755750.434546</text:p>
          </table:table-cell>
          <table:table-cell office:value-type="float" office:value="313695428.249562" calcext:value-type="float">
            <text:p>313695428.249562</text:p>
          </table:table-cell>
          <table:table-cell office:value-type="float" office:value="313635020.759025" calcext:value-type="float">
            <text:p>313635020.759025</text:p>
          </table:table-cell>
          <table:table-cell office:value-type="float" office:value="313574528.398816" calcext:value-type="float">
            <text:p>313574528.398816</text:p>
          </table:table-cell>
          <table:table-cell office:value-type="float" office:value="313513951.897022" calcext:value-type="float">
            <text:p>313513951.897022</text:p>
          </table:table-cell>
          <table:table-cell office:value-type="float" office:value="313453291.621967" calcext:value-type="float">
            <text:p>313453291.621967</text:p>
          </table:table-cell>
          <table:table-cell office:value-type="float" office:value="313392548.11135" calcext:value-type="float">
            <text:p>313392548.11135</text:p>
          </table:table-cell>
          <table:table-cell office:value-type="float" office:value="313331721.902871" calcext:value-type="float">
            <text:p>313331721.902871</text:p>
          </table:table-cell>
          <table:table-cell office:value-type="float" office:value="313270813.534231" calcext:value-type="float">
            <text:p>313270813.534231</text:p>
          </table:table-cell>
          <table:table-cell office:value-type="float" office:value="313209823.543466" calcext:value-type="float">
            <text:p>313209823.543466</text:p>
          </table:table-cell>
          <table:table-cell office:value-type="float" office:value="313148752.468993" calcext:value-type="float">
            <text:p>313148752.468993</text:p>
          </table:table-cell>
          <table:table-cell office:value-type="float" office:value="313087600.854064" calcext:value-type="float">
            <text:p>313087600.854064</text:p>
          </table:table-cell>
          <table:table-cell office:value-type="float" office:value="313026369.243608" calcext:value-type="float">
            <text:p>313026369.243608</text:p>
          </table:table-cell>
          <table:table-cell office:value-type="float" office:value="312965058.187696" calcext:value-type="float">
            <text:p>312965058.187696</text:p>
          </table:table-cell>
          <table:table-cell office:value-type="float" office:value="312903668.237462" calcext:value-type="float">
            <text:p>312903668.237462</text:p>
          </table:table-cell>
          <table:table-cell office:value-type="float" office:value="312842199.949539" calcext:value-type="float">
            <text:p>312842199.949539</text:p>
          </table:table-cell>
          <table:table-cell office:value-type="float" office:value="312780653.881281" calcext:value-type="float">
            <text:p>312780653.881281</text:p>
          </table:table-cell>
          <table:table-cell office:value-type="float" office:value="312719030.595555" calcext:value-type="float">
            <text:p>312719030.595555</text:p>
          </table:table-cell>
          <table:table-cell office:value-type="float" office:value="312657330.656514" calcext:value-type="float">
            <text:p>312657330.656514</text:p>
          </table:table-cell>
          <table:table-cell office:value-type="float" office:value="312595554.632686" calcext:value-type="float">
            <text:p>312595554.632686</text:p>
          </table:table-cell>
          <table:table-cell office:value-type="float" office:value="312533703.095143" calcext:value-type="float">
            <text:p>312533703.095143</text:p>
          </table:table-cell>
          <table:table-cell office:value-type="float" office:value="312471776.617822" calcext:value-type="float">
            <text:p>312471776.617822</text:p>
          </table:table-cell>
          <table:table-cell office:value-type="float" office:value="312409775.77863" calcext:value-type="float">
            <text:p>312409775.77863</text:p>
          </table:table-cell>
          <table:table-cell office:value-type="float" office:value="312347701.158441" calcext:value-type="float">
            <text:p>312347701.158441</text:p>
          </table:table-cell>
          <table:table-cell office:value-type="float" office:value="312285553.349075" calcext:value-type="float">
            <text:p>312285553.349075</text:p>
          </table:table-cell>
          <table:table-cell office:value-type="float" office:value="312223332.935759" calcext:value-type="float">
            <text:p>312223332.935759</text:p>
          </table:table-cell>
          <table:table-cell office:value-type="float" office:value="312161040.502197" calcext:value-type="float">
            <text:p>312161040.502197</text:p>
          </table:table-cell>
          <table:table-cell office:value-type="float" office:value="312098676.632095" calcext:value-type="float">
            <text:p>312098676.632095</text:p>
          </table:table-cell>
          <table:table-cell office:value-type="float" office:value="312036241.914935" calcext:value-type="float">
            <text:p>312036241.914935</text:p>
          </table:table-cell>
          <table:table-cell office:value-type="float" office:value="311973736.968836" calcext:value-type="float">
            <text:p>311973736.968836</text:p>
          </table:table-cell>
          <table:table-cell office:value-type="float" office:value="311911162.395265" calcext:value-type="float">
            <text:p>311911162.395265</text:p>
          </table:table-cell>
          <table:table-cell office:value-type="float" office:value="311848518.792278" calcext:value-type="float">
            <text:p>311848518.792278</text:p>
          </table:table-cell>
          <table:table-cell office:value-type="float" office:value="311785806.757932" calcext:value-type="float">
            <text:p>311785806.757932</text:p>
          </table:table-cell>
          <table:table-cell office:value-type="float" office:value="311723026.896506" calcext:value-type="float">
            <text:p>311723026.896506</text:p>
          </table:table-cell>
          <table:table-cell office:value-type="float" office:value="311660179.840436" calcext:value-type="float">
            <text:p>311660179.840436</text:p>
          </table:table-cell>
          <table:table-cell office:value-type="float" office:value="311597266.205149" calcext:value-type="float">
            <text:p>311597266.205149</text:p>
          </table:table-cell>
          <table:table-cell office:value-type="float" office:value="311534286.602984" calcext:value-type="float">
            <text:p>311534286.602984</text:p>
          </table:table-cell>
          <table:table-cell office:value-type="float" office:value="311471241.646276" calcext:value-type="float">
            <text:p>311471241.646276</text:p>
          </table:table-cell>
          <table:table-cell office:value-type="float" office:value="311408131.996452" calcext:value-type="float">
            <text:p>311408131.996452</text:p>
          </table:table-cell>
          <table:table-cell office:value-type="float" office:value="311344958.186326" calcext:value-type="float">
            <text:p>311344958.186326</text:p>
          </table:table-cell>
          <table:table-cell office:value-type="float" office:value="311281720.930854" calcext:value-type="float">
            <text:p>311281720.930854</text:p>
          </table:table-cell>
          <table:table-cell office:value-type="float" office:value="311218420.84815" calcext:value-type="float">
            <text:p>311218420.84815</text:p>
          </table:table-cell>
          <table:table-cell office:value-type="float" office:value="311155058.559089" calcext:value-type="float">
            <text:p>311155058.559089</text:p>
          </table:table-cell>
          <table:table-cell office:value-type="float" office:value="311091634.691389" calcext:value-type="float">
            <text:p>311091634.691389</text:p>
          </table:table-cell>
          <table:table-cell office:value-type="float" office:value="311028149.892394" calcext:value-type="float">
            <text:p>311028149.892394</text:p>
          </table:table-cell>
          <table:table-cell office:value-type="float" office:value="310964604.805044" calcext:value-type="float">
            <text:p>310964604.805044</text:p>
          </table:table-cell>
          <table:table-cell office:value-type="float" office:value="310901000.075513" calcext:value-type="float">
            <text:p>310901000.075513</text:p>
          </table:table-cell>
          <table:table-cell office:value-type="float" office:value="310837336.354571" calcext:value-type="float">
            <text:p>310837336.354571</text:p>
          </table:table-cell>
          <table:table-cell office:value-type="float" office:value="310773614.297587" calcext:value-type="float">
            <text:p>310773614.297587</text:p>
          </table:table-cell>
          <table:table-cell office:value-type="float" office:value="310709834.555332" calcext:value-type="float">
            <text:p>310709834.555332</text:p>
          </table:table-cell>
          <table:table-cell office:value-type="float" office:value="310645997.775263" calcext:value-type="float">
            <text:p>310645997.775263</text:p>
          </table:table-cell>
          <table:table-cell office:value-type="float" office:value="310582104.615277" calcext:value-type="float">
            <text:p>310582104.615277</text:p>
          </table:table-cell>
          <table:table-cell office:value-type="float" office:value="310518155.736296" calcext:value-type="float">
            <text:p>310518155.736296</text:p>
          </table:table-cell>
          <table:table-cell office:value-type="float" office:value="310454151.802256" calcext:value-type="float">
            <text:p>310454151.802256</text:p>
          </table:table-cell>
          <table:table-cell office:value-type="float" office:value="310390093.479757" calcext:value-type="float">
            <text:p>310390093.479757</text:p>
          </table:table-cell>
          <table:table-cell office:value-type="float" office:value="310325981.432517" calcext:value-type="float">
            <text:p>310325981.432517</text:p>
          </table:table-cell>
          <table:table-cell office:value-type="float" office:value="310261816.32797" calcext:value-type="float">
            <text:p>310261816.32797</text:p>
          </table:table-cell>
          <table:table-cell office:value-type="float" office:value="310197598.837344" calcext:value-type="float">
            <text:p>310197598.837344</text:p>
          </table:table-cell>
          <table:table-cell office:value-type="float" office:value="310133329.634242" calcext:value-type="float">
            <text:p>310133329.634242</text:p>
          </table:table-cell>
          <table:table-cell office:value-type="float" office:value="310069009.394641" calcext:value-type="float">
            <text:p>310069009.394641</text:p>
          </table:table-cell>
          <table:table-cell office:value-type="float" office:value="310004638.796505" calcext:value-type="float">
            <text:p>310004638.796505</text:p>
          </table:table-cell>
          <table:table-cell office:value-type="float" office:value="309940218.51884" calcext:value-type="float">
            <text:p>309940218.51884</text:p>
          </table:table-cell>
          <table:table-cell office:value-type="float" office:value="309875749.243647" calcext:value-type="float">
            <text:p>309875749.243647</text:p>
          </table:table-cell>
          <table:table-cell office:value-type="float" office:value="309811231.65524" calcext:value-type="float">
            <text:p>309811231.65524</text:p>
          </table:table-cell>
          <table:table-cell office:value-type="float" office:value="309746666.440155" calcext:value-type="float">
            <text:p>309746666.440155</text:p>
          </table:table-cell>
          <table:table-cell office:value-type="float" office:value="309682054.200059" calcext:value-type="float">
            <text:p>309682054.200059</text:p>
          </table:table-cell>
          <table:table-cell office:value-type="float" office:value="309617395.846349" calcext:value-type="float">
            <text:p>309617395.846349</text:p>
          </table:table-cell>
          <table:table-cell office:value-type="float" office:value="309552691.913864" calcext:value-type="float">
            <text:p>309552691.913864</text:p>
          </table:table-cell>
          <table:table-cell office:value-type="float" office:value="309487943.105496" calcext:value-type="float">
            <text:p>309487943.105496</text:p>
          </table:table-cell>
          <table:table-cell office:value-type="float" office:value="309423150.12414" calcext:value-type="float">
            <text:p>309423150.12414</text:p>
          </table:table-cell>
          <table:table-cell office:value-type="float" office:value="309358313.672689" calcext:value-type="float">
            <text:p>309358313.672689</text:p>
          </table:table-cell>
          <table:table-cell office:value-type="float" office:value="309293434.454002" calcext:value-type="float">
            <text:p>309293434.454002</text:p>
          </table:table-cell>
          <table:table-cell office:value-type="float" office:value="309228513.170411" calcext:value-type="float">
            <text:p>309228513.170411</text:p>
          </table:table-cell>
          <table:table-cell office:value-type="float" office:value="309163550.524694" calcext:value-type="float">
            <text:p>309163550.524694</text:p>
          </table:table-cell>
          <table:table-cell office:value-type="float" office:value="309098547.222692" calcext:value-type="float">
            <text:p>309098547.222692</text:p>
          </table:table-cell>
          <table:table-cell office:value-type="float" office:value="309033503.970892" calcext:value-type="float">
            <text:p>309033503.970892</text:p>
          </table:table-cell>
          <table:table-cell office:value-type="float" office:value="308968421.478683" calcext:value-type="float">
            <text:p>308968421.478683</text:p>
          </table:table-cell>
          <table:table-cell office:value-type="float" office:value="308903300.456264" calcext:value-type="float">
            <text:p>308903300.456264</text:p>
          </table:table-cell>
          <table:table-cell office:value-type="float" office:value="308838141.616077" calcext:value-type="float">
            <text:p>308838141.616077</text:p>
          </table:table-cell>
          <table:table-cell office:value-type="float" office:value="308772945.671766" calcext:value-type="float">
            <text:p>308772945.671766</text:p>
          </table:table-cell>
          <table:table-cell office:value-type="float" office:value="308707713.338944" calcext:value-type="float">
            <text:p>308707713.338944</text:p>
          </table:table-cell>
          <table:table-cell office:value-type="float" office:value="308642445.334695" calcext:value-type="float">
            <text:p>308642445.334695</text:p>
          </table:table-cell>
          <table:table-cell office:value-type="float" office:value="308577142.377641" calcext:value-type="float">
            <text:p>308577142.377641</text:p>
          </table:table-cell>
          <table:table-cell office:value-type="float" office:value="308511805.187761" calcext:value-type="float">
            <text:p>308511805.187761</text:p>
          </table:table-cell>
          <table:table-cell office:value-type="float" office:value="308446434.486672" calcext:value-type="float">
            <text:p>308446434.486672</text:p>
          </table:table-cell>
          <table:table-cell office:value-type="float" office:value="308381030.997693" calcext:value-type="float">
            <text:p>308381030.997693</text:p>
          </table:table-cell>
          <table:table-cell office:value-type="float" office:value="308315595.44482" calcext:value-type="float">
            <text:p>308315595.44482</text:p>
          </table:table-cell>
          <table:table-cell office:value-type="float" office:value="308250128.553574" calcext:value-type="float">
            <text:p>308250128.553574</text:p>
          </table:table-cell>
          <table:table-cell office:value-type="float" office:value="308184631.051191" calcext:value-type="float">
            <text:p>308184631.051191</text:p>
          </table:table-cell>
          <table:table-cell office:value-type="float" office:value="308119103.666455" calcext:value-type="float">
            <text:p>308119103.666455</text:p>
          </table:table-cell>
          <table:table-cell office:value-type="float" office:value="308053547.12827" calcext:value-type="float">
            <text:p>308053547.12827</text:p>
          </table:table-cell>
          <table:table-cell office:value-type="float" office:value="307987962.167567" calcext:value-type="float">
            <text:p>307987962.167567</text:p>
          </table:table-cell>
          <table:table-cell office:value-type="float" office:value="307922349.517047" calcext:value-type="float">
            <text:p>307922349.517047</text:p>
          </table:table-cell>
          <table:table-cell office:value-type="float" office:value="307856709.910933" calcext:value-type="float">
            <text:p>307856709.910933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float" office:value="1" calcext:value-type="float">
            <text:p>1</text:p>
          </table:table-cell>
          <table:table-cell office:value-type="float" office:value="0.850679290683542" calcext:value-type="float">
            <text:p>0.850679290683542</text:p>
          </table:table-cell>
          <table:table-cell office:value-type="float" office:value="0.781782419302541" calcext:value-type="float">
            <text:p>0.781782419302541</text:p>
          </table:table-cell>
          <table:table-cell office:value-type="float" office:value="0.770574288510722" calcext:value-type="float">
            <text:p>0.770574288510722</text:p>
          </table:table-cell>
          <table:table-cell office:value-type="float" office:value="0.802767198651106" calcext:value-type="float">
            <text:p>0.802767198651106</text:p>
          </table:table-cell>
          <table:table-cell office:value-type="float" office:value="0.869759889581827" calcext:value-type="float">
            <text:p>0.869759889581827</text:p>
          </table:table-cell>
          <table:table-cell office:value-type="float" office:value="0.966832887419806" calcext:value-type="float">
            <text:p>0.966832887419806</text:p>
          </table:table-cell>
          <table:table-cell office:value-type="float" office:value="1.09197745305254" calcext:value-type="float">
            <text:p>1.09197745305254</text:p>
          </table:table-cell>
          <table:table-cell office:value-type="float" office:value="1.24514585418544" calcext:value-type="float">
            <text:p>1.24514585418544</text:p>
          </table:table-cell>
          <table:table-cell office:value-type="float" office:value="1.42778331962021" calcext:value-type="float">
            <text:p>1.42778331962021</text:p>
          </table:table-cell>
          <table:table-cell office:value-type="float" office:value="1.64255000633925" calcext:value-type="float">
            <text:p>1.64255000633925</text:p>
          </table:table-cell>
          <table:table-cell office:value-type="float" office:value="1.89317322972688" calcext:value-type="float">
            <text:p>1.89317322972688</text:p>
          </table:table-cell>
          <table:table-cell office:value-type="float" office:value="2.1843911852086" calcext:value-type="float">
            <text:p>2.1843911852086</text:p>
          </table:table-cell>
          <table:table-cell office:value-type="float" office:value="2.5219634778826" calcext:value-type="float">
            <text:p>2.5219634778826</text:p>
          </table:table-cell>
          <table:table-cell office:value-type="float" office:value="2.91273314814301" calcext:value-type="float">
            <text:p>2.91273314814301</text:p>
          </table:table-cell>
          <table:table-cell office:value-type="float" office:value="3.3647312597441" calcext:value-type="float">
            <text:p>3.3647312597441</text:p>
          </table:table-cell>
          <table:table-cell office:value-type="float" office:value="3.88731946978098" calcext:value-type="float">
            <text:p>3.88731946978098</text:p>
          </table:table-cell>
          <table:table-cell office:value-type="float" office:value="4.49136910023883" calcext:value-type="float">
            <text:p>4.49136910023883</text:p>
          </table:table-cell>
          <table:table-cell office:value-type="float" office:value="5.18947751210888" calcext:value-type="float">
            <text:p>5.18947751210888</text:p>
          </table:table-cell>
          <table:table-cell office:value-type="float" office:value="5.99622436783365" calcext:value-type="float">
            <text:p>5.99622436783365</text:p>
          </table:table-cell>
          <table:table-cell office:value-type="float" office:value="6.92847187058127" calcext:value-type="float">
            <text:p>6.92847187058127</text:p>
          </table:table-cell>
          <table:table-cell office:value-type="float" office:value="8.00571439578312" calcext:value-type="float">
            <text:p>8.00571439578312</text:p>
          </table:table-cell>
          <table:table-cell office:value-type="float" office:value="9.25048431778015" calcext:value-type="float">
            <text:p>9.25048431778015</text:p>
          </table:table-cell>
          <table:table-cell office:value-type="float" office:value="10.6888219974456" calcext:value-type="float">
            <text:p>10.6888219974456</text:p>
          </table:table-cell>
          <table:table-cell office:value-type="float" office:value="12.3508198160528" calcext:value-type="float">
            <text:p>12.3508198160528</text:p>
          </table:table-cell>
          <table:table-cell office:value-type="float" office:value="14.2712511993491" calcext:value-type="float">
            <text:p>14.2712511993491</text:p>
          </table:table-cell>
          <table:table-cell office:value-type="float" office:value="16.4902978408243" calcext:value-type="float">
            <text:p>16.4902978408243</text:p>
          </table:table-cell>
          <table:table-cell office:value-type="float" office:value="19.0543901668629" calcext:value-type="float">
            <text:p>19.0543901668629</text:p>
          </table:table-cell>
          <table:table-cell office:value-type="float" office:value="22.0171786069624" calcext:value-type="float">
            <text:p>22.0171786069624</text:p>
          </table:table-cell>
          <table:table-cell office:value-type="float" office:value="25.4406561461975" calcext:value-type="float">
            <text:p>25.4406561461975</text:p>
          </table:table-cell>
          <table:table-cell office:value-type="float" office:value="29.3964555900881" calcext:value-type="float">
            <text:p>29.3964555900881</text:p>
          </table:table-cell>
          <table:table-cell office:value-type="float" office:value="33.9673479688704" calcext:value-type="float">
            <text:p>33.9673479688704</text:p>
          </table:table-cell>
          <table:table-cell office:value-type="float" office:value="39.248974573887" calcext:value-type="float">
            <text:p>39.248974573887</text:p>
          </table:table-cell>
          <table:table-cell office:value-type="float" office:value="45.3518481482489" calcext:value-type="float">
            <text:p>45.3518481482489</text:p>
          </table:table-cell>
          <table:table-cell office:value-type="float" office:value="52.4036652027833" calcext:value-type="float">
            <text:p>52.4036652027833</text:p>
          </table:table-cell>
          <table:table-cell office:value-type="float" office:value="60.5519780479402" calcext:value-type="float">
            <text:p>60.5519780479402</text:p>
          </table:table-cell>
          <table:table-cell office:value-type="float" office:value="69.9672817694253" calcext:value-type="float">
            <text:p>69.9672817694253</text:p>
          </table:table-cell>
          <table:table-cell office:value-type="float" office:value="80.8465819964276" calcext:value-type="float">
            <text:p>80.8465819964276</text:p>
          </table:table-cell>
          <table:table-cell office:value-type="float" office:value="93.4175169113199" calcext:value-type="float">
            <text:p>93.4175169113199</text:p>
          </table:table-cell>
          <table:table-cell office:value-type="float" office:value="107.943120219669" calcext:value-type="float">
            <text:p>107.943120219669</text:p>
          </table:table-cell>
          <table:table-cell office:value-type="float" office:value="124.727324799914" calcext:value-type="float">
            <text:p>124.727324799914</text:p>
          </table:table-cell>
          <table:table-cell office:value-type="float" office:value="144.121322117938" calcext:value-type="float">
            <text:p>144.121322117938</text:p>
          </table:table-cell>
          <table:table-cell office:value-type="float" office:value="166.530910337027" calcext:value-type="float">
            <text:p>166.530910337027</text:p>
          </table:table-cell>
          <table:table-cell office:value-type="float" office:value="192.424985039798" calcext:value-type="float">
            <text:p>192.424985039798</text:p>
          </table:table-cell>
          <table:table-cell office:value-type="float" office:value="222.345350056344" calcext:value-type="float">
            <text:p>222.345350056344</text:p>
          </table:table-cell>
          <table:table-cell office:value-type="float" office:value="256.918053824993" calcext:value-type="float">
            <text:p>256.918053824993</text:p>
          </table:table-cell>
          <table:table-cell office:value-type="float" office:value="296.866488299615" calcext:value-type="float">
            <text:p>296.866488299615</text:p>
          </table:table-cell>
          <table:table-cell office:value-type="float" office:value="343.026524445277" calcext:value-type="float">
            <text:p>343.026524445277</text:p>
          </table:table-cell>
          <table:table-cell office:value-type="float" office:value="396.364001011566" calcext:value-type="float">
            <text:p>396.364001011566</text:p>
          </table:table-cell>
          <table:table-cell office:value-type="float" office:value="457.994932409329" calcext:value-type="float">
            <text:p>457.994932409329</text:p>
          </table:table-cell>
          <table:table-cell office:value-type="float" office:value="529.208858425593" calcext:value-type="float">
            <text:p>529.208858425593</text:p>
          </table:table-cell>
          <table:table-cell office:value-type="float" office:value="611.495824170943" calcext:value-type="float">
            <text:p>611.495824170943</text:p>
          </table:table-cell>
          <table:table-cell office:value-type="float" office:value="706.577554566008" calcext:value-type="float">
            <text:p>706.577554566008</text:p>
          </table:table-cell>
          <table:table-cell office:value-type="float" office:value="816.443475439329" calcext:value-type="float">
            <text:p>816.443475439329</text:p>
          </table:table-cell>
          <table:table-cell office:value-type="float" office:value="943.392334369834" calcext:value-type="float">
            <text:p>943.392334369834</text:p>
          </table:table-cell>
          <table:table-cell office:value-type="float" office:value="1090.08029210594" calcext:value-type="float">
            <text:p>1090.08029210594</text:p>
          </table:table-cell>
          <table:table-cell office:value-type="float" office:value="1259.57649008205" calcext:value-type="float">
            <text:p>1259.57649008205</text:p>
          </table:table-cell>
          <table:table-cell office:value-type="float" office:value="1455.42725518449" calcext:value-type="float">
            <text:p>1455.42725518449</text:p>
          </table:table-cell>
          <table:table-cell office:value-type="float" office:value="1681.73028466507" calcext:value-type="float">
            <text:p>1681.73028466507</text:p>
          </table:table-cell>
          <table:table-cell office:value-type="float" office:value="1943.22036180355" calcext:value-type="float">
            <text:p>1943.22036180355</text:p>
          </table:table-cell>
          <table:table-cell office:value-type="float" office:value="2245.36839366004" calcext:value-type="float">
            <text:p>2245.36839366004</text:p>
          </table:table-cell>
          <table:table-cell office:value-type="float" office:value="2594.49584035603" calcext:value-type="float">
            <text:p>2594.49584035603</text:p>
          </table:table-cell>
          <table:table-cell office:value-type="float" office:value="2997.90692661196" calcext:value-type="float">
            <text:p>2997.90692661196</text:p>
          </table:table-cell>
          <table:table-cell office:value-type="float" office:value="3464.04139696614" calcext:value-type="float">
            <text:p>3464.04139696614</text:p>
          </table:table-cell>
          <table:table-cell office:value-type="float" office:value="4002.65100357414" calcext:value-type="float">
            <text:p>4002.65100357414</text:p>
          </table:table-cell>
          <table:table-cell office:value-type="float" office:value="4625.00341171538" calcext:value-type="float">
            <text:p>4625.00341171538</text:p>
          </table:table-cell>
          <table:table-cell office:value-type="float" office:value="5344.11777926446" calcext:value-type="float">
            <text:p>5344.11777926446</text:p>
          </table:table-cell>
          <table:table-cell office:value-type="float" office:value="6175.03691843769" calcext:value-type="float">
            <text:p>6175.03691843769</text:p>
          </table:table-cell>
          <table:table-cell office:value-type="float" office:value="7135.14171780024" calcext:value-type="float">
            <text:p>7135.14171780024</text:p>
          </table:table-cell>
          <table:table-cell office:value-type="float" office:value="8244.51437401916" calcext:value-type="float">
            <text:p>8244.51437401916</text:p>
          </table:table-cell>
          <table:table-cell office:value-type="float" office:value="9526.35799564673" calcext:value-type="float">
            <text:p>9526.35799564673</text:p>
          </table:table-cell>
          <table:table-cell office:value-type="float" office:value="11007.4813085873" calcext:value-type="float">
            <text:p>11007.4813085873</text:p>
          </table:table-cell>
          <table:table-cell office:value-type="float" office:value="12718.8585375153" calcext:value-type="float">
            <text:p>12718.8585375153</text:p>
          </table:table-cell>
          <table:table-cell office:value-type="float" office:value="14696.2760866198" calcext:value-type="float">
            <text:p>14696.2760866198</text:p>
          </table:table-cell>
          <table:table-cell office:value-type="float" office:value="16981.0794279796" calcext:value-type="float">
            <text:p>16981.0794279796</text:p>
          </table:table-cell>
          <table:table-cell office:value-type="float" office:value="19621.0356596596" calcext:value-type="float">
            <text:p>19621.0356596596</text:p>
          </table:table-cell>
          <table:table-cell office:value-type="float" office:value="22671.3295697431" calcext:value-type="float">
            <text:p>22671.3295697431</text:p>
          </table:table-cell>
          <table:table-cell office:value-type="float" office:value="26195.7137174463" calcext:value-type="float">
            <text:p>26195.7137174463</text:p>
          </table:table-cell>
          <table:table-cell office:value-type="float" office:value="30267.8361868603" calcext:value-type="float">
            <text:p>30267.8361868603</text:p>
          </table:table-cell>
          <table:table-cell office:value-type="float" office:value="34972.7731965705" calcext:value-type="float">
            <text:p>34972.7731965705</text:p>
          </table:table-cell>
          <table:table-cell office:value-type="float" office:value="40408.7977853699" calcext:value-type="float">
            <text:p>40408.7977853699</text:p>
          </table:table-cell>
          <table:table-cell office:value-type="float" office:value="46689.420340658" calcext:value-type="float">
            <text:p>46689.420340658</text:p>
          </table:table-cell>
          <table:table-cell office:value-type="float" office:value="53945.7417970042" calcext:value-type="float">
            <text:p>53945.7417970042</text:p>
          </table:table-cell>
          <table:table-cell office:value-type="float" office:value="62329.1658423207" calcext:value-type="float">
            <text:p>62329.1658423207</text:p>
          </table:table-cell>
          <table:table-cell office:value-type="float" office:value="72014.5222086534" calcext:value-type="float">
            <text:p>72014.5222086534</text:p>
          </table:table-cell>
          <table:table-cell office:value-type="float" office:value="83203.6585944468" calcext:value-type="float">
            <text:p>83203.6585944468</text:p>
          </table:table-cell>
          <table:table-cell office:value-type="float" office:value="96129.5629756097" calcext:value-type="float">
            <text:p>96129.5629756097</text:p>
          </table:table-cell>
          <table:table-cell office:value-type="float" office:value="111061.078684889" calcext:value-type="float">
            <text:p>111061.078684889</text:p>
          </table:table-cell>
          <table:table-cell office:value-type="float" office:value="128308.26695555" calcext:value-type="float">
            <text:p>128308.26695555</text:p>
          </table:table-cell>
          <table:table-cell office:value-type="float" office:value="148228.450350077" calcext:value-type="float">
            <text:p>148228.450350077</text:p>
          </table:table-cell>
          <table:table-cell office:value-type="float" office:value="171232.908806567" calcext:value-type="float">
            <text:p>171232.908806567</text:p>
          </table:table-cell>
          <table:table-cell office:value-type="float" office:value="197794.085970727" calcext:value-type="float">
            <text:p>197794.085970727</text:p>
          </table:table-cell>
          <table:table-cell office:value-type="float" office:value="228452.904214532" calcext:value-type="float">
            <text:p>228452.904214532</text:p>
          </table:table-cell>
          <table:table-cell office:value-type="float" office:value="263825.294256492" calcext:value-type="float">
            <text:p>263825.294256492</text:p>
          </table:table-cell>
          <table:table-cell office:value-type="float" office:value="304606.066871147" calcext:value-type="float">
            <text:p>304606.066871147</text:p>
          </table:table-cell>
          <table:table-cell office:value-type="float" office:value="351566.352065955" calcext:value-type="float">
            <text:p>351566.352065955</text:p>
          </table:table-cell>
          <table:table-cell office:value-type="float" office:value="405537.207974018" calcext:value-type="float">
            <text:p>405537.207974018</text:p>
          </table:table-cell>
          <table:table-cell office:value-type="float" office:value="467364.48638859" calcext:value-type="float">
            <text:p>467364.48638859</text:p>
          </table:table-cell>
          <table:table-cell office:value-type="float" office:value="537800.033776182" calcext:value-type="float">
            <text:p>537800.033776182</text:p>
          </table:table-cell>
          <table:table-cell office:value-type="float" office:value="617202.2976568" calcext:value-type="float">
            <text:p>617202.2976568</text:p>
          </table:table-cell>
          <table:table-cell office:value-type="float" office:value="704303.907062311" calcext:value-type="float">
            <text:p>704303.907062311</text:p>
          </table:table-cell>
          <table:table-cell office:value-type="float" office:value="790097.644764506" calcext:value-type="float">
            <text:p>790097.644764506</text:p>
          </table:table-cell>
          <table:table-cell office:value-type="float" office:value="849383.729985747" calcext:value-type="float">
            <text:p>849383.729985747</text:p>
          </table:table-cell>
          <table:table-cell office:value-type="float" office:value="878988.395219989" calcext:value-type="float">
            <text:p>878988.395219989</text:p>
          </table:table-cell>
          <table:table-cell office:value-type="float" office:value="895850.967049888" calcext:value-type="float">
            <text:p>895850.967049888</text:p>
          </table:table-cell>
          <table:table-cell office:value-type="float" office:value="900481.455617216" calcext:value-type="float">
            <text:p>900481.455617216</text:p>
          </table:table-cell>
          <table:table-cell office:value-type="float" office:value="888734.357365065" calcext:value-type="float">
            <text:p>888734.357365065</text:p>
          </table:table-cell>
          <table:table-cell office:value-type="float" office:value="859806.910990345" calcext:value-type="float">
            <text:p>859806.910990345</text:p>
          </table:table-cell>
          <table:table-cell office:value-type="float" office:value="817066.475730872" calcext:value-type="float">
            <text:p>817066.475730872</text:p>
          </table:table-cell>
          <table:table-cell office:value-type="float" office:value="766125.232489202" calcext:value-type="float">
            <text:p>766125.232489202</text:p>
          </table:table-cell>
          <table:table-cell office:value-type="float" office:value="712549.443591408" calcext:value-type="float">
            <text:p>712549.443591408</text:p>
          </table:table-cell>
          <table:table-cell office:value-type="float" office:value="660520.197034753" calcext:value-type="float">
            <text:p>660520.197034753</text:p>
          </table:table-cell>
          <table:table-cell office:value-type="float" office:value="612547.564678566" calcext:value-type="float">
            <text:p>612547.564678566</text:p>
          </table:table-cell>
          <table:table-cell office:value-type="float" office:value="569767.404683405" calcext:value-type="float">
            <text:p>569767.404683405</text:p>
          </table:table-cell>
          <table:table-cell office:value-type="float" office:value="532393.270052381" calcext:value-type="float">
            <text:p>532393.270052381</text:p>
          </table:table-cell>
          <table:table-cell office:value-type="float" office:value="500110.33439879" calcext:value-type="float">
            <text:p>500110.33439879</text:p>
          </table:table-cell>
          <table:table-cell office:value-type="float" office:value="472352.858993333" calcext:value-type="float">
            <text:p>472352.858993333</text:p>
          </table:table-cell>
          <table:table-cell office:value-type="float" office:value="448475.827336766" calcext:value-type="float">
            <text:p>448475.827336766</text:p>
          </table:table-cell>
          <table:table-cell office:value-type="float" office:value="427849.991791513" calcext:value-type="float">
            <text:p>427849.991791513</text:p>
          </table:table-cell>
          <table:table-cell office:value-type="float" office:value="409907.795309121" calcext:value-type="float">
            <text:p>409907.795309121</text:p>
          </table:table-cell>
          <table:table-cell office:value-type="float" office:value="394160.330477606" calcext:value-type="float">
            <text:p>394160.330477606</text:p>
          </table:table-cell>
          <table:table-cell office:value-type="float" office:value="380198.56180222" calcext:value-type="float">
            <text:p>380198.56180222</text:p>
          </table:table-cell>
          <table:table-cell office:value-type="float" office:value="367686.850686849" calcext:value-type="float">
            <text:p>367686.850686849</text:p>
          </table:table-cell>
          <table:table-cell office:value-type="float" office:value="356353.393680506" calcext:value-type="float">
            <text:p>356353.393680506</text:p>
          </table:table-cell>
          <table:table-cell office:value-type="float" office:value="345980.065700725" calcext:value-type="float">
            <text:p>345980.065700725</text:p>
          </table:table-cell>
          <table:table-cell office:value-type="float" office:value="336392.889729948" calcext:value-type="float">
            <text:p>336392.889729948</text:p>
          </table:table-cell>
          <table:table-cell office:value-type="float" office:value="327453.66146618" calcext:value-type="float">
            <text:p>327453.66146618</text:p>
          </table:table-cell>
          <table:table-cell office:value-type="float" office:value="319052.860296532" calcext:value-type="float">
            <text:p>319052.860296532</text:p>
          </table:table-cell>
          <table:table-cell office:value-type="float" office:value="311103.796006989" calcext:value-type="float">
            <text:p>311103.796006989</text:p>
          </table:table-cell>
          <table:table-cell office:value-type="float" office:value="303537.856122553" calcext:value-type="float">
            <text:p>303537.856122553</text:p>
          </table:table-cell>
          <table:table-cell office:value-type="float" office:value="296300.686990809" calcext:value-type="float">
            <text:p>296300.686990809</text:p>
          </table:table-cell>
          <table:table-cell office:value-type="float" office:value="289349.154274765" calcext:value-type="float">
            <text:p>289349.154274765</text:p>
          </table:table-cell>
          <table:table-cell office:value-type="float" office:value="282648.934573282" calcext:value-type="float">
            <text:p>282648.934573282</text:p>
          </table:table-cell>
          <table:table-cell office:value-type="float" office:value="276172.615834258" calcext:value-type="float">
            <text:p>276172.615834258</text:p>
          </table:table-cell>
          <table:table-cell office:value-type="float" office:value="269898.204253083" calcext:value-type="float">
            <text:p>269898.204253083</text:p>
          </table:table-cell>
          <table:table-cell office:value-type="float" office:value="263807.952040208" calcext:value-type="float">
            <text:p>263807.952040208</text:p>
          </table:table-cell>
          <table:table-cell office:value-type="float" office:value="257887.439849562" calcext:value-type="float">
            <text:p>257887.439849562</text:p>
          </table:table-cell>
          <table:table-cell office:value-type="float" office:value="252124.858121522" calcext:value-type="float">
            <text:p>252124.858121522</text:p>
          </table:table-cell>
          <table:table-cell office:value-type="float" office:value="246510.445935558" calcext:value-type="float">
            <text:p>246510.445935558</text:p>
          </table:table-cell>
          <table:table-cell office:value-type="float" office:value="241036.051779242" calcext:value-type="float">
            <text:p>241036.051779242</text:p>
          </table:table-cell>
          <table:table-cell office:value-type="float" office:value="235694.790873266" calcext:value-type="float">
            <text:p>235694.790873266</text:p>
          </table:table-cell>
          <table:table-cell office:value-type="float" office:value="230480.77771436" calcext:value-type="float">
            <text:p>230480.77771436</text:p>
          </table:table-cell>
          <table:table-cell office:value-type="float" office:value="225388.916728361" calcext:value-type="float">
            <text:p>225388.916728361</text:p>
          </table:table-cell>
          <table:table-cell office:value-type="float" office:value="220414.738863031" calcext:value-type="float">
            <text:p>220414.738863031</text:p>
          </table:table-cell>
          <table:table-cell office:value-type="float" office:value="215554.274308136" calcext:value-type="float">
            <text:p>215554.274308136</text:p>
          </table:table-cell>
          <table:table-cell office:value-type="float" office:value="210803.952618394" calcext:value-type="float">
            <text:p>210803.952618394</text:p>
          </table:table-cell>
          <table:table-cell office:value-type="float" office:value="206160.524859411" calcext:value-type="float">
            <text:p>206160.524859411</text:p>
          </table:table-cell>
          <table:table-cell office:value-type="float" office:value="201621.002522009" calcext:value-type="float">
            <text:p>201621.002522009</text:p>
          </table:table-cell>
          <table:table-cell office:value-type="float" office:value="197182.610298267" calcext:value-type="float">
            <text:p>197182.610298267</text:p>
          </table:table-cell>
          <table:table-cell office:value-type="float" office:value="192842.747682877" calcext:value-type="float">
            <text:p>192842.747682877</text:p>
          </table:table-cell>
          <table:table-cell office:value-type="float" office:value="188598.960193742" calcext:value-type="float">
            <text:p>188598.960193742</text:p>
          </table:table-cell>
          <table:table-cell office:value-type="float" office:value="184448.916531625" calcext:value-type="float">
            <text:p>184448.916531625</text:p>
          </table:table-cell>
          <table:table-cell office:value-type="float" office:value="180390.39013083" calcext:value-type="float">
            <text:p>180390.39013083</text:p>
          </table:table-cell>
          <table:table-cell office:value-type="float" office:value="176421.244687276" calcext:value-type="float">
            <text:p>176421.244687276</text:p>
          </table:table-cell>
          <table:table-cell office:value-type="float" office:value="172539.423133067" calcext:value-type="float">
            <text:p>172539.423133067</text:p>
          </table:table-cell>
          <table:table-cell office:value-type="float" office:value="168742.937615682" calcext:value-type="float">
            <text:p>168742.937615682</text:p>
          </table:table-cell>
          <table:table-cell office:value-type="float" office:value="165029.863837446" calcext:value-type="float">
            <text:p>165029.863837446</text:p>
          </table:table-cell>
          <table:table-cell office:value-type="float" office:value="161398.334282301" calcext:value-type="float">
            <text:p>161398.334282301</text:p>
          </table:table-cell>
          <table:table-cell office:value-type="float" office:value="157846.533524011" calcext:value-type="float">
            <text:p>157846.533524011</text:p>
          </table:table-cell>
          <table:table-cell office:value-type="float" office:value="154372.694525099" calcext:value-type="float">
            <text:p>154372.694525099</text:p>
          </table:table-cell>
          <table:table-cell office:value-type="float" office:value="150975.095680053" calcext:value-type="float">
            <text:p>150975.095680053</text:p>
          </table:table-cell>
          <table:table-cell office:value-type="float" office:value="147652.058058659" calcext:value-type="float">
            <text:p>147652.058058659</text:p>
          </table:table-cell>
          <table:table-cell office:value-type="float" office:value="144401.943201115" calcext:value-type="float">
            <text:p>144401.943201115</text:p>
          </table:table-cell>
          <table:table-cell office:value-type="float" office:value="141223.151342225" calcext:value-type="float">
            <text:p>141223.151342225</text:p>
          </table:table-cell>
          <table:table-cell office:value-type="float" office:value="138114.119790367" calcext:value-type="float">
            <text:p>138114.119790367</text:p>
          </table:table-cell>
          <table:table-cell office:value-type="float" office:value="135073.321572142" calcext:value-type="float">
            <text:p>135073.321572142</text:p>
          </table:table-cell>
          <table:table-cell office:value-type="float" office:value="132099.266085481" calcext:value-type="float">
            <text:p>132099.266085481</text:p>
          </table:table-cell>
          <table:table-cell office:value-type="float" office:value="129190.509881361" calcext:value-type="float">
            <text:p>129190.509881361</text:p>
          </table:table-cell>
          <table:table-cell office:value-type="float" office:value="126345.851554012" calcext:value-type="float">
            <text:p>126345.851554012</text:p>
          </table:table-cell>
          <table:table-cell office:value-type="float" office:value="123572.588525891" calcext:value-type="float">
            <text:p>123572.588525891</text:p>
          </table:table-cell>
          <table:table-cell office:value-type="float" office:value="121162.83540181" calcext:value-type="float">
            <text:p>121162.83540181</text:p>
          </table:table-cell>
          <table:table-cell office:value-type="float" office:value="123673.830621615" calcext:value-type="float">
            <text:p>123673.830621615</text:p>
          </table:table-cell>
          <table:table-cell office:value-type="float" office:value="133121.063681264" calcext:value-type="float">
            <text:p>133121.063681264</text:p>
          </table:table-cell>
          <table:table-cell office:value-type="float" office:value="141430.315802141" calcext:value-type="float">
            <text:p>141430.315802141</text:p>
          </table:table-cell>
          <table:table-cell office:value-type="float" office:value="147912.747443019" calcext:value-type="float">
            <text:p>147912.747443019</text:p>
          </table:table-cell>
          <table:table-cell office:value-type="float" office:value="152976.290039831" calcext:value-type="float">
            <text:p>152976.290039831</text:p>
          </table:table-cell>
          <table:table-cell office:value-type="float" office:value="156960.946412792" calcext:value-type="float">
            <text:p>156960.946412792</text:p>
          </table:table-cell>
          <table:table-cell office:value-type="float" office:value="160125.913416647" calcext:value-type="float">
            <text:p>160125.913416647</text:p>
          </table:table-cell>
          <table:table-cell office:value-type="float" office:value="162668.182557843" calcext:value-type="float">
            <text:p>162668.182557843</text:p>
          </table:table-cell>
          <table:table-cell office:value-type="float" office:value="164737.450589457" calcext:value-type="float">
            <text:p>164737.450589457</text:p>
          </table:table-cell>
          <table:table-cell office:value-type="float" office:value="166447.473692512" calcext:value-type="float">
            <text:p>166447.473692512</text:p>
          </table:table-cell>
          <table:table-cell office:value-type="float" office:value="167884.69511588" calcext:value-type="float">
            <text:p>167884.69511588</text:p>
          </table:table-cell>
          <table:table-cell office:value-type="float" office:value="169114.807067875" calcext:value-type="float">
            <text:p>169114.807067875</text:p>
          </table:table-cell>
          <table:table-cell office:value-type="float" office:value="170187.729930838" calcext:value-type="float">
            <text:p>170187.729930838</text:p>
          </table:table-cell>
          <table:table-cell office:value-type="float" office:value="171141.396679346" calcext:value-type="float">
            <text:p>171141.396679346</text:p>
          </table:table-cell>
          <table:table-cell office:value-type="float" office:value="172004.634260616" calcext:value-type="float">
            <text:p>172004.634260616</text:p>
          </table:table-cell>
          <table:table-cell office:value-type="float" office:value="172799.347285283" calcext:value-type="float">
            <text:p>172799.347285283</text:p>
          </table:table-cell>
          <table:table-cell office:value-type="float" office:value="173542.180694654" calcext:value-type="float">
            <text:p>173542.180694654</text:p>
          </table:table-cell>
          <table:table-cell office:value-type="float" office:value="174245.782192323" calcext:value-type="float">
            <text:p>174245.782192323</text:p>
          </table:table-cell>
          <table:table-cell office:value-type="float" office:value="174919.761550434" calcext:value-type="float">
            <text:p>174919.761550434</text:p>
          </table:table-cell>
          <table:table-cell office:value-type="float" office:value="175571.41960401" calcext:value-type="float">
            <text:p>175571.41960401</text:p>
          </table:table-cell>
          <table:table-cell office:value-type="float" office:value="176206.303413448" calcext:value-type="float">
            <text:p>176206.303413448</text:p>
          </table:table-cell>
          <table:table-cell office:value-type="float" office:value="176828.626238699" calcext:value-type="float">
            <text:p>176828.626238699</text:p>
          </table:table-cell>
          <table:table-cell office:value-type="float" office:value="177441.58829493" calcext:value-type="float">
            <text:p>177441.58829493</text:p>
          </table:table-cell>
          <table:table-cell office:value-type="float" office:value="178047.619534923" calcext:value-type="float">
            <text:p>178047.619534923</text:p>
          </table:table-cell>
          <table:table-cell office:value-type="float" office:value="178648.56470212" calcext:value-type="float">
            <text:p>178648.56470212</text:p>
          </table:table-cell>
          <table:table-cell office:value-type="float" office:value="179245.823707842" calcext:value-type="float">
            <text:p>179245.823707842</text:p>
          </table:table-cell>
          <table:table-cell office:value-type="float" office:value="179840.458364745" calcext:value-type="float">
            <text:p>179840.458364745</text:p>
          </table:table-cell>
          <table:table-cell office:value-type="float" office:value="180433.273560347" calcext:value-type="float">
            <text:p>180433.273560347</text:p>
          </table:table-cell>
          <table:table-cell office:value-type="float" office:value="181024.878861009" calcext:value-type="float">
            <text:p>181024.878861009</text:p>
          </table:table-cell>
          <table:table-cell office:value-type="float" office:value="181615.735392453" calcext:value-type="float">
            <text:p>181615.735392453</text:p>
          </table:table-cell>
          <table:table-cell office:value-type="float" office:value="182206.19149291" calcext:value-type="float">
            <text:p>182206.19149291</text:p>
          </table:table-cell>
          <table:table-cell office:value-type="float" office:value="182796.509533403" calcext:value-type="float">
            <text:p>182796.509533403</text:p>
          </table:table-cell>
          <table:table-cell office:value-type="float" office:value="183386.886751738" calcext:value-type="float">
            <text:p>183386.886751738</text:p>
          </table:table-cell>
          <table:table-cell office:value-type="float" office:value="183977.471042332" calcext:value-type="float">
            <text:p>183977.471042332</text:p>
          </table:table-cell>
          <table:table-cell office:value-type="float" office:value="184568.372502765" calcext:value-type="float">
            <text:p>184568.372502765</text:p>
          </table:table-cell>
          <table:table-cell office:value-type="float" office:value="185159.672283615" calcext:value-type="float">
            <text:p>185159.672283615</text:p>
          </table:table-cell>
          <table:table-cell office:value-type="float" office:value="185751.429913279" calcext:value-type="float">
            <text:p>185751.429913279</text:p>
          </table:table-cell>
          <table:table-cell office:value-type="float" office:value="186343.68829232" calcext:value-type="float">
            <text:p>186343.68829232</text:p>
          </table:table-cell>
          <table:table-cell office:value-type="float" office:value="186936.47774021" calcext:value-type="float">
            <text:p>186936.47774021</text:p>
          </table:table-cell>
          <table:table-cell office:value-type="float" office:value="187529.819106925" calcext:value-type="float">
            <text:p>187529.819106925</text:p>
          </table:table-cell>
          <table:table-cell office:value-type="float" office:value="188123.725227287" calcext:value-type="float">
            <text:p>188123.725227287</text:p>
          </table:table-cell>
          <table:table-cell office:value-type="float" office:value="188718.203949054" calcext:value-type="float">
            <text:p>188718.203949054</text:p>
          </table:table-cell>
          <table:table-cell office:value-type="float" office:value="189313.259179963" calcext:value-type="float">
            <text:p>189313.259179963</text:p>
          </table:table-cell>
          <table:table-cell office:value-type="float" office:value="189908.890217551" calcext:value-type="float">
            <text:p>189908.890217551</text:p>
          </table:table-cell>
          <table:table-cell office:value-type="float" office:value="190505.095485158" calcext:value-type="float">
            <text:p>190505.095485158</text:p>
          </table:table-cell>
          <table:table-cell office:value-type="float" office:value="191101.870484213" calcext:value-type="float">
            <text:p>191101.870484213</text:p>
          </table:table-cell>
          <table:table-cell office:value-type="float" office:value="191699.209516724" calcext:value-type="float">
            <text:p>191699.209516724</text:p>
          </table:table-cell>
          <table:table-cell office:value-type="float" office:value="192297.105996243" calcext:value-type="float">
            <text:p>192297.105996243</text:p>
          </table:table-cell>
          <table:table-cell office:value-type="float" office:value="192895.551865584" calcext:value-type="float">
            <text:p>192895.551865584</text:p>
          </table:table-cell>
          <table:table-cell office:value-type="float" office:value="193494.53870968" calcext:value-type="float">
            <text:p>193494.53870968</text:p>
          </table:table-cell>
          <table:table-cell office:value-type="float" office:value="194094.057379702" calcext:value-type="float">
            <text:p>194094.057379702</text:p>
          </table:table-cell>
          <table:table-cell office:value-type="float" office:value="194694.098421225" calcext:value-type="float">
            <text:p>194694.098421225</text:p>
          </table:table-cell>
          <table:table-cell office:value-type="float" office:value="195294.652170592" calcext:value-type="float">
            <text:p>195294.652170592</text:p>
          </table:table-cell>
          <table:table-cell office:value-type="float" office:value="195895.708473262" calcext:value-type="float">
            <text:p>195895.708473262</text:p>
          </table:table-cell>
          <table:table-cell office:value-type="float" office:value="196497.257006268" calcext:value-type="float">
            <text:p>196497.257006268</text:p>
          </table:table-cell>
          <table:table-cell office:value-type="float" office:value="197099.28716418" calcext:value-type="float">
            <text:p>197099.28716418</text:p>
          </table:table-cell>
          <table:table-cell office:value-type="float" office:value="197701.78826632" calcext:value-type="float">
            <text:p>197701.78826632</text:p>
          </table:table-cell>
          <table:table-cell office:value-type="float" office:value="198304.74940964" calcext:value-type="float">
            <text:p>198304.74940964</text:p>
          </table:table-cell>
          <table:table-cell office:value-type="float" office:value="198908.159648642" calcext:value-type="float">
            <text:p>198908.159648642</text:p>
          </table:table-cell>
          <table:table-cell office:value-type="float" office:value="199512.00778274" calcext:value-type="float">
            <text:p>199512.00778274</text:p>
          </table:table-cell>
          <table:table-cell office:value-type="float" office:value="200116.282654723" calcext:value-type="float">
            <text:p>200116.282654723</text:p>
          </table:table-cell>
          <table:table-cell office:value-type="float" office:value="200720.972935074" calcext:value-type="float">
            <text:p>200720.972935074</text:p>
          </table:table-cell>
          <table:table-cell office:value-type="float" office:value="201326.06707786" calcext:value-type="float">
            <text:p>201326.06707786</text:p>
          </table:table-cell>
          <table:table-cell office:value-type="float" office:value="201931.553629788" calcext:value-type="float">
            <text:p>201931.553629788</text:p>
          </table:table-cell>
          <table:table-cell office:value-type="float" office:value="202537.42084835" calcext:value-type="float">
            <text:p>202537.42084835</text:p>
          </table:table-cell>
          <table:table-cell office:value-type="float" office:value="203143.657062785" calcext:value-type="float">
            <text:p>203143.657062785</text:p>
          </table:table-cell>
          <table:table-cell office:value-type="float" office:value="203750.250442347" calcext:value-type="float">
            <text:p>203750.250442347</text:p>
          </table:table-cell>
          <table:table-cell office:value-type="float" office:value="204357.189051347" calcext:value-type="float">
            <text:p>204357.189051347</text:p>
          </table:table-cell>
          <table:table-cell office:value-type="float" office:value="204964.460937871" calcext:value-type="float">
            <text:p>204964.460937871</text:p>
          </table:table-cell>
          <table:table-cell office:value-type="float" office:value="205572.053777251" calcext:value-type="float">
            <text:p>205572.053777251</text:p>
          </table:table-cell>
          <table:table-cell office:value-type="float" office:value="206179.955474203" calcext:value-type="float">
            <text:p>206179.955474203</text:p>
          </table:table-cell>
          <table:table-cell office:value-type="float" office:value="206788.15396556" calcext:value-type="float">
            <text:p>206788.15396556</text:p>
          </table:table-cell>
          <table:table-cell office:value-type="float" office:value="207396.63718047" calcext:value-type="float">
            <text:p>207396.63718047</text:p>
          </table:table-cell>
          <table:table-cell office:value-type="float" office:value="208005.392426922" calcext:value-type="float">
            <text:p>208005.392426922</text:p>
          </table:table-cell>
          <table:table-cell office:value-type="float" office:value="208614.406966946" calcext:value-type="float">
            <text:p>208614.406966946</text:p>
          </table:table-cell>
          <table:table-cell office:value-type="float" office:value="209223.66834896" calcext:value-type="float">
            <text:p>209223.66834896</text:p>
          </table:table-cell>
          <table:table-cell office:value-type="float" office:value="209833.164121378" calcext:value-type="float">
            <text:p>209833.164121378</text:p>
          </table:table-cell>
          <table:table-cell office:value-type="float" office:value="210442.881645192" calcext:value-type="float">
            <text:p>210442.881645192</text:p>
          </table:table-cell>
          <table:table-cell office:value-type="float" office:value="211052.807639817" calcext:value-type="float">
            <text:p>211052.807639817</text:p>
          </table:table-cell>
          <table:table-cell office:value-type="float" office:value="211662.929233983" calcext:value-type="float">
            <text:p>211662.929233983</text:p>
          </table:table-cell>
          <table:table-cell office:value-type="float" office:value="212273.233606634" calcext:value-type="float">
            <text:p>212273.233606634</text:p>
          </table:table-cell>
          <table:table-cell office:value-type="float" office:value="212883.706761195" calcext:value-type="float">
            <text:p>212883.706761195</text:p>
          </table:table-cell>
          <table:table-cell office:value-type="float" office:value="213494.338373339" calcext:value-type="float">
            <text:p>213494.338373339</text:p>
          </table:table-cell>
          <table:table-cell office:value-type="float" office:value="214105.112646084" calcext:value-type="float">
            <text:p>214105.112646084</text:p>
          </table:table-cell>
          <table:table-cell office:value-type="float" office:value="214716.016627491" calcext:value-type="float">
            <text:p>214716.016627491</text:p>
          </table:table-cell>
          <table:table-cell office:value-type="float" office:value="215327.037286446" calcext:value-type="float">
            <text:p>215327.037286446</text:p>
          </table:table-cell>
          <table:table-cell office:value-type="float" office:value="215938.161371968" calcext:value-type="float">
            <text:p>215938.161371968</text:p>
          </table:table-cell>
          <table:table-cell office:value-type="float" office:value="216549.37509992" calcext:value-type="float">
            <text:p>216549.37509992</text:p>
          </table:table-cell>
          <table:table-cell office:value-type="float" office:value="217160.664858321" calcext:value-type="float">
            <text:p>217160.664858321</text:p>
          </table:table-cell>
          <table:table-cell office:value-type="float" office:value="217772.016946407" calcext:value-type="float">
            <text:p>217772.016946407</text:p>
          </table:table-cell>
          <table:table-cell office:value-type="float" office:value="218383.417543681" calcext:value-type="float">
            <text:p>218383.417543681</text:p>
          </table:table-cell>
          <table:table-cell office:value-type="float" office:value="218994.852709915" calcext:value-type="float">
            <text:p>218994.852709915</text:p>
          </table:table-cell>
          <table:table-cell office:value-type="float" office:value="219606.308388279" calcext:value-type="float">
            <text:p>219606.308388279</text:p>
          </table:table-cell>
          <table:table-cell office:value-type="float" office:value="220217.770677801" calcext:value-type="float">
            <text:p>220217.770677801</text:p>
          </table:table-cell>
          <table:table-cell office:value-type="float" office:value="220829.225600595" calcext:value-type="float">
            <text:p>220829.225600595</text:p>
          </table:table-cell>
          <table:table-cell office:value-type="float" office:value="221440.658958119" calcext:value-type="float">
            <text:p>221440.658958119</text:p>
          </table:table-cell>
          <table:table-cell office:value-type="float" office:value="222052.056459124" calcext:value-type="float">
            <text:p>222052.056459124</text:p>
          </table:table-cell>
          <table:table-cell office:value-type="float" office:value="222663.403719647" calcext:value-type="float">
            <text:p>222663.403719647</text:p>
          </table:table-cell>
          <table:table-cell office:value-type="float" office:value="223274.686263019" calcext:value-type="float">
            <text:p>223274.686263019</text:p>
          </table:table-cell>
          <table:table-cell office:value-type="float" office:value="223885.889559388" calcext:value-type="float">
            <text:p>223885.889559388</text:p>
          </table:table-cell>
          <table:table-cell office:value-type="float" office:value="224496.999159661" calcext:value-type="float">
            <text:p>224496.999159661</text:p>
          </table:table-cell>
          <table:table-cell office:value-type="float" office:value="225108.000437441" calcext:value-type="float">
            <text:p>225108.000437441</text:p>
          </table:table-cell>
          <table:table-cell office:value-type="float" office:value="225718.878671708" calcext:value-type="float">
            <text:p>225718.878671708</text:p>
          </table:table-cell>
          <table:table-cell office:value-type="float" office:value="226329.619063396" calcext:value-type="float">
            <text:p>226329.619063396</text:p>
          </table:table-cell>
          <table:table-cell office:value-type="float" office:value="226940.20673539" calcext:value-type="float">
            <text:p>226940.20673539</text:p>
          </table:table-cell>
          <table:table-cell office:value-type="float" office:value="227550.626732564" calcext:value-type="float">
            <text:p>227550.626732564</text:p>
          </table:table-cell>
          <table:table-cell office:value-type="float" office:value="228160.864037752" calcext:value-type="float">
            <text:p>228160.864037752</text:p>
          </table:table-cell>
          <table:table-cell office:value-type="float" office:value="228770.903561855" calcext:value-type="float">
            <text:p>228770.903561855</text:p>
          </table:table-cell>
          <table:table-cell office:value-type="float" office:value="229380.730129788" calcext:value-type="float">
            <text:p>229380.730129788</text:p>
          </table:table-cell>
          <table:table-cell office:value-type="float" office:value="229990.328490175" calcext:value-type="float">
            <text:p>229990.328490175</text:p>
          </table:table-cell>
          <table:table-cell office:value-type="float" office:value="230599.683315353" calcext:value-type="float">
            <text:p>230599.683315353</text:p>
          </table:table-cell>
          <table:table-cell office:value-type="float" office:value="231208.779201369" calcext:value-type="float">
            <text:p>231208.779201369</text:p>
          </table:table-cell>
          <table:table-cell office:value-type="float" office:value="231817.600691222" calcext:value-type="float">
            <text:p>231817.600691222</text:p>
          </table:table-cell>
          <table:table-cell office:value-type="float" office:value="232426.132481666" calcext:value-type="float">
            <text:p>232426.132481666</text:p>
          </table:table-cell>
          <table:table-cell office:value-type="float" office:value="233034.359217153" calcext:value-type="float">
            <text:p>233034.359217153</text:p>
          </table:table-cell>
          <table:table-cell office:value-type="float" office:value="233642.265220461" calcext:value-type="float">
            <text:p>233642.265220461</text:p>
          </table:table-cell>
          <table:table-cell office:value-type="float" office:value="234249.834741816" calcext:value-type="float">
            <text:p>234249.834741816</text:p>
          </table:table-cell>
          <table:table-cell office:value-type="float" office:value="234857.051936874" calcext:value-type="float">
            <text:p>234857.051936874</text:p>
          </table:table-cell>
          <table:table-cell office:value-type="float" office:value="235463.900989566" calcext:value-type="float">
            <text:p>235463.900989566</text:p>
          </table:table-cell>
          <table:table-cell office:value-type="float" office:value="236070.366019571" calcext:value-type="float">
            <text:p>236070.366019571</text:p>
          </table:table-cell>
          <table:table-cell office:value-type="float" office:value="236676.431044791" calcext:value-type="float">
            <text:p>236676.431044791</text:p>
          </table:table-cell>
          <table:table-cell office:value-type="float" office:value="237282.080004107" calcext:value-type="float">
            <text:p>237282.080004107</text:p>
          </table:table-cell>
          <table:table-cell office:value-type="float" office:value="237887.296805833" calcext:value-type="float">
            <text:p>237887.296805833</text:p>
          </table:table-cell>
          <table:table-cell office:value-type="float" office:value="238492.065266418" calcext:value-type="float">
            <text:p>238492.065266418</text:p>
          </table:table-cell>
          <table:table-cell office:value-type="float" office:value="239096.369189018" calcext:value-type="float">
            <text:p>239096.369189018</text:p>
          </table:table-cell>
          <table:table-cell office:value-type="float" office:value="239700.192263559" calcext:value-type="float">
            <text:p>239700.192263559</text:p>
          </table:table-cell>
          <table:table-cell office:value-type="float" office:value="240303.518152537" calcext:value-type="float">
            <text:p>240303.518152537</text:p>
          </table:table-cell>
          <table:table-cell office:value-type="float" office:value="240906.330465161" calcext:value-type="float">
            <text:p>240906.330465161</text:p>
          </table:table-cell>
          <table:table-cell office:value-type="float" office:value="241508.612709336" calcext:value-type="float">
            <text:p>241508.612709336</text:p>
          </table:table-cell>
          <table:table-cell office:value-type="float" office:value="242110.348343462" calcext:value-type="float">
            <text:p>242110.348343462</text:p>
          </table:table-cell>
          <table:table-cell office:value-type="float" office:value="242711.520788042" calcext:value-type="float">
            <text:p>242711.520788042</text:p>
          </table:table-cell>
          <table:table-cell office:value-type="float" office:value="243312.113404288" calcext:value-type="float">
            <text:p>243312.113404288</text:p>
          </table:table-cell>
          <table:table-cell office:value-type="float" office:value="243912.109476438" calcext:value-type="float">
            <text:p>243912.109476438</text:p>
          </table:table-cell>
          <table:table-cell office:value-type="float" office:value="244511.492217178" calcext:value-type="float">
            <text:p>244511.492217178</text:p>
          </table:table-cell>
          <table:table-cell office:value-type="float" office:value="245110.244853108" calcext:value-type="float">
            <text:p>245110.244853108</text:p>
          </table:table-cell>
          <table:table-cell office:value-type="float" office:value="245708.350527651" calcext:value-type="float">
            <text:p>245708.350527651</text:p>
          </table:table-cell>
          <table:table-cell office:value-type="float" office:value="246305.792298134" calcext:value-type="float">
            <text:p>246305.792298134</text:p>
          </table:table-cell>
          <table:table-cell office:value-type="float" office:value="246902.553156586" calcext:value-type="float">
            <text:p>246902.553156586</text:p>
          </table:table-cell>
          <table:table-cell office:value-type="float" office:value="247498.616031791" calcext:value-type="float">
            <text:p>247498.616031791</text:p>
          </table:table-cell>
          <table:table-cell office:value-type="float" office:value="248093.963872406" calcext:value-type="float">
            <text:p>248093.963872406</text:p>
          </table:table-cell>
          <table:table-cell office:value-type="float" office:value="248688.579573385" calcext:value-type="float">
            <text:p>248688.579573385</text:p>
          </table:table-cell>
          <table:table-cell office:value-type="float" office:value="249282.445947446" calcext:value-type="float">
            <text:p>249282.445947446</text:p>
          </table:table-cell>
          <table:table-cell office:value-type="float" office:value="249875.545754021" calcext:value-type="float">
            <text:p>249875.545754021</text:p>
          </table:table-cell>
          <table:table-cell office:value-type="float" office:value="250467.861699257" calcext:value-type="float">
            <text:p>250467.861699257</text:p>
          </table:table-cell>
          <table:table-cell office:value-type="float" office:value="251059.376436738" calcext:value-type="float">
            <text:p>251059.376436738</text:p>
          </table:table-cell>
          <table:table-cell office:value-type="float" office:value="251650.072567091" calcext:value-type="float">
            <text:p>251650.072567091</text:p>
          </table:table-cell>
          <table:table-cell office:value-type="float" office:value="252239.932637401" calcext:value-type="float">
            <text:p>252239.932637401</text:p>
          </table:table-cell>
          <table:table-cell office:value-type="float" office:value="252828.939141591" calcext:value-type="float">
            <text:p>252828.939141591</text:p>
          </table:table-cell>
          <table:table-cell office:value-type="float" office:value="253417.074520413" calcext:value-type="float">
            <text:p>253417.074520413</text:p>
          </table:table-cell>
          <table:table-cell office:value-type="float" office:value="254004.321780465" calcext:value-type="float">
            <text:p>254004.321780465</text:p>
          </table:table-cell>
          <table:table-cell office:value-type="float" office:value="254590.661749921" calcext:value-type="float">
            <text:p>254590.661749921</text:p>
          </table:table-cell>
          <table:table-cell office:value-type="float" office:value="255176.077971225" calcext:value-type="float">
            <text:p>255176.077971225</text:p>
          </table:table-cell>
          <table:table-cell office:value-type="float" office:value="255760.552597491" calcext:value-type="float">
            <text:p>255760.552597491</text:p>
          </table:table-cell>
          <table:table-cell office:value-type="float" office:value="256344.067781829" calcext:value-type="float">
            <text:p>256344.067781829</text:p>
          </table:table-cell>
          <table:table-cell office:value-type="float" office:value="256926.605752226" calcext:value-type="float">
            <text:p>256926.605752226</text:p>
          </table:table-cell>
          <table:table-cell office:value-type="float" office:value="257508.14890754" calcext:value-type="float">
            <text:p>257508.14890754</text:p>
          </table:table-cell>
          <table:table-cell office:value-type="float" office:value="258088.679367438" calcext:value-type="float">
            <text:p>258088.679367438</text:p>
          </table:table-cell>
          <table:table-cell office:value-type="float" office:value="258668.179113171" calcext:value-type="float">
            <text:p>258668.179113171</text:p>
          </table:table-cell>
          <table:table-cell office:value-type="float" office:value="259246.630178503" calcext:value-type="float">
            <text:p>259246.630178503</text:p>
          </table:table-cell>
          <table:table-cell office:value-type="float" office:value="259824.014593908" calcext:value-type="float">
            <text:p>259824.014593908</text:p>
          </table:table-cell>
          <table:table-cell office:value-type="float" office:value="260400.314381078" calcext:value-type="float">
            <text:p>260400.314381078</text:p>
          </table:table-cell>
          <table:table-cell office:value-type="float" office:value="260975.511509542" calcext:value-type="float">
            <text:p>260975.511509542</text:p>
          </table:table-cell>
          <table:table-cell office:value-type="float" office:value="261549.587907657" calcext:value-type="float">
            <text:p>261549.587907657</text:p>
          </table:table-cell>
          <table:table-cell office:value-type="float" office:value="262122.525485022" calcext:value-type="float">
            <text:p>262122.525485022</text:p>
          </table:table-cell>
          <table:table-cell office:value-type="float" office:value="262694.306090817" calcext:value-type="float">
            <text:p>262694.306090817</text:p>
          </table:table-cell>
          <table:table-cell office:value-type="float" office:value="263264.911578884" calcext:value-type="float">
            <text:p>263264.911578884</text:p>
          </table:table-cell>
          <table:table-cell office:value-type="float" office:value="263834.323746566" calcext:value-type="float">
            <text:p>263834.323746566</text:p>
          </table:table-cell>
          <table:table-cell office:value-type="float" office:value="264402.52439176" calcext:value-type="float">
            <text:p>264402.52439176</text:p>
          </table:table-cell>
          <table:table-cell office:value-type="float" office:value="264969.495269544" calcext:value-type="float">
            <text:p>264969.495269544</text:p>
          </table:table-cell>
          <table:table-cell office:value-type="float" office:value="265535.2181125" calcext:value-type="float">
            <text:p>265535.2181125</text:p>
          </table:table-cell>
          <table:table-cell office:value-type="float" office:value="266099.674604544" calcext:value-type="float">
            <text:p>266099.674604544</text:p>
          </table:table-cell>
          <table:table-cell office:value-type="float" office:value="266662.846435877" calcext:value-type="float">
            <text:p>266662.846435877</text:p>
          </table:table-cell>
          <table:table-cell office:value-type="float" office:value="267224.715272112" calcext:value-type="float">
            <text:p>267224.715272112</text:p>
          </table:table-cell>
          <table:table-cell office:value-type="float" office:value="267785.262747164" calcext:value-type="float">
            <text:p>267785.262747164</text:p>
          </table:table-cell>
          <table:table-cell office:value-type="float" office:value="268344.470463255" calcext:value-type="float">
            <text:p>268344.470463255</text:p>
          </table:table-cell>
          <table:table-cell office:value-type="float" office:value="268902.319990909" calcext:value-type="float">
            <text:p>268902.319990909</text:p>
          </table:table-cell>
          <table:table-cell office:value-type="float" office:value="269458.792874059" calcext:value-type="float">
            <text:p>269458.792874059</text:p>
          </table:table-cell>
          <table:table-cell office:value-type="float" office:value="270013.870759398" calcext:value-type="float">
            <text:p>270013.870759398</text:p>
          </table:table-cell>
          <table:table-cell office:value-type="float" office:value="270567.53524396" calcext:value-type="float">
            <text:p>270567.53524396</text:p>
          </table:table-cell>
          <table:table-cell office:value-type="float" office:value="271119.767858264" calcext:value-type="float">
            <text:p>271119.767858264</text:p>
          </table:table-cell>
          <table:table-cell office:value-type="float" office:value="271670.550110705" calcext:value-type="float">
            <text:p>271670.550110705</text:p>
          </table:table-cell>
          <table:table-cell office:value-type="float" office:value="272219.863487558" calcext:value-type="float">
            <text:p>272219.863487558</text:p>
          </table:table-cell>
          <table:table-cell office:value-type="float" office:value="272767.689452979" calcext:value-type="float">
            <text:p>272767.689452979</text:p>
          </table:table-cell>
          <table:table-cell office:value-type="float" office:value="273314.009449" calcext:value-type="float">
            <text:p>273314.009449</text:p>
          </table:table-cell>
          <table:table-cell office:value-type="float" office:value="273858.805006358" calcext:value-type="float">
            <text:p>273858.805006358</text:p>
          </table:table-cell>
          <table:table-cell office:value-type="float" office:value="274402.057738532" calcext:value-type="float">
            <text:p>274402.057738532</text:p>
          </table:table-cell>
          <table:table-cell office:value-type="float" office:value="274943.749135957" calcext:value-type="float">
            <text:p>274943.749135957</text:p>
          </table:table-cell>
          <table:table-cell office:value-type="float" office:value="275483.860679202" calcext:value-type="float">
            <text:p>275483.860679202</text:p>
          </table:table-cell>
          <table:table-cell office:value-type="float" office:value="276022.373839759" calcext:value-type="float">
            <text:p>276022.373839759</text:p>
          </table:table-cell>
          <table:table-cell office:value-type="float" office:value="276559.270080037" calcext:value-type="float">
            <text:p>276559.270080037</text:p>
          </table:table-cell>
          <table:table-cell office:value-type="float" office:value="277094.530853368" calcext:value-type="float">
            <text:p>277094.530853368</text:p>
          </table:table-cell>
          <table:table-cell office:value-type="float" office:value="277628.137623939" calcext:value-type="float">
            <text:p>277628.137623939</text:p>
          </table:table-cell>
          <table:table-cell office:value-type="float" office:value="278160.071985603" calcext:value-type="float">
            <text:p>278160.071985603</text:p>
          </table:table-cell>
          <table:table-cell office:value-type="float" office:value="278690.315435833" calcext:value-type="float">
            <text:p>278690.315435833</text:p>
          </table:table-cell>
          <table:table-cell office:value-type="float" office:value="279218.848921822" calcext:value-type="float">
            <text:p>279218.848921822</text:p>
          </table:table-cell>
          <table:table-cell office:value-type="float" office:value="279745.653572345" calcext:value-type="float">
            <text:p>279745.653572345</text:p>
          </table:table-cell>
          <table:table-cell office:value-type="float" office:value="280270.711097176" calcext:value-type="float">
            <text:p>280270.711097176</text:p>
          </table:table-cell>
          <table:table-cell office:value-type="float" office:value="280794.003114528" calcext:value-type="float">
            <text:p>280794.003114528</text:p>
          </table:table-cell>
          <table:table-cell office:value-type="float" office:value="281315.511246809" calcext:value-type="float">
            <text:p>281315.511246809</text:p>
          </table:table-cell>
          <table:table-cell office:value-type="float" office:value="281835.216907393" calcext:value-type="float">
            <text:p>281835.216907393</text:p>
          </table:table-cell>
          <table:table-cell office:value-type="float" office:value="282353.101526276" calcext:value-type="float">
            <text:p>282353.101526276</text:p>
          </table:table-cell>
          <table:table-cell office:value-type="float" office:value="282869.14661923" calcext:value-type="float">
            <text:p>282869.14661923</text:p>
          </table:table-cell>
          <table:table-cell office:value-type="float" office:value="283383.333700048" calcext:value-type="float">
            <text:p>283383.333700048</text:p>
          </table:table-cell>
          <table:table-cell office:value-type="float" office:value="283895.64437162" calcext:value-type="float">
            <text:p>283895.64437162</text:p>
          </table:table-cell>
          <table:table-cell office:value-type="float" office:value="284406.060226204" calcext:value-type="float">
            <text:p>284406.060226204</text:p>
          </table:table-cell>
          <table:table-cell office:value-type="float" office:value="284914.562829957" calcext:value-type="float">
            <text:p>284914.562829957</text:p>
          </table:table-cell>
          <table:table-cell office:value-type="float" office:value="285421.133754182" calcext:value-type="float">
            <text:p>285421.133754182</text:p>
          </table:table-cell>
          <table:table-cell office:value-type="float" office:value="285925.754604178" calcext:value-type="float">
            <text:p>285925.754604178</text:p>
          </table:table-cell>
          <table:table-cell office:value-type="float" office:value="286428.406989663" calcext:value-type="float">
            <text:p>286428.406989663</text:p>
          </table:table-cell>
          <table:table-cell office:value-type="float" office:value="286929.072578955" calcext:value-type="float">
            <text:p>286929.072578955</text:p>
          </table:table-cell>
          <table:table-cell office:value-type="float" office:value="287427.733037756" calcext:value-type="float">
            <text:p>287427.733037756</text:p>
          </table:table-cell>
          <table:table-cell office:value-type="float" office:value="287924.370079044" calcext:value-type="float">
            <text:p>287924.370079044</text:p>
          </table:table-cell>
          <table:table-cell office:value-type="float" office:value="288418.965415982" calcext:value-type="float">
            <text:p>288418.965415982</text:p>
          </table:table-cell>
          <table:table-cell office:value-type="float" office:value="288911.500810223" calcext:value-type="float">
            <text:p>288911.500810223</text:p>
          </table:table-cell>
          <table:table-cell office:value-type="float" office:value="289401.958036362" calcext:value-type="float">
            <text:p>289401.958036362</text:p>
          </table:table-cell>
          <table:table-cell office:value-type="float" office:value="289890.318885353" calcext:value-type="float">
            <text:p>289890.318885353</text:p>
          </table:table-cell>
          <table:table-cell office:value-type="float" office:value="290376.565214043" calcext:value-type="float">
            <text:p>290376.565214043</text:p>
          </table:table-cell>
          <table:table-cell office:value-type="float" office:value="290860.67889933" calcext:value-type="float">
            <text:p>290860.67889933</text:p>
          </table:table-cell>
          <table:table-cell office:value-type="float" office:value="291342.641842026" calcext:value-type="float">
            <text:p>291342.641842026</text:p>
          </table:table-cell>
          <table:table-cell office:value-type="float" office:value="291822.435964167" calcext:value-type="float">
            <text:p>291822.435964167</text:p>
          </table:table-cell>
          <table:table-cell office:value-type="float" office:value="292300.043225031" calcext:value-type="float">
            <text:p>292300.043225031</text:p>
          </table:table-cell>
          <table:table-cell office:value-type="float" office:value="292775.445621134" calcext:value-type="float">
            <text:p>292775.445621134</text:p>
          </table:table-cell>
          <table:table-cell office:value-type="float" office:value="293248.625213419" calcext:value-type="float">
            <text:p>293248.625213419</text:p>
          </table:table-cell>
          <table:table-cell office:value-type="float" office:value="293719.564139846" calcext:value-type="float">
            <text:p>293719.564139846</text:p>
          </table:table-cell>
          <table:table-cell office:value-type="float" office:value="294188.244552064" calcext:value-type="float">
            <text:p>294188.244552064</text:p>
          </table:table-cell>
          <table:table-cell office:value-type="float" office:value="294654.648644722" calcext:value-type="float">
            <text:p>294654.648644722</text:p>
          </table:table-cell>
          <table:table-cell office:value-type="float" office:value="295118.758656015" calcext:value-type="float">
            <text:p>295118.758656015</text:p>
          </table:table-cell>
          <table:table-cell office:value-type="float" office:value="295580.55686834" calcext:value-type="float">
            <text:p>295580.55686834</text:p>
          </table:table-cell>
          <table:table-cell office:value-type="float" office:value="296040.025613732" calcext:value-type="float">
            <text:p>296040.025613732</text:p>
          </table:table-cell>
          <table:table-cell office:value-type="float" office:value="296497.147266314" calcext:value-type="float">
            <text:p>296497.147266314</text:p>
          </table:table-cell>
          <table:table-cell office:value-type="float" office:value="296951.904243452" calcext:value-type="float">
            <text:p>296951.904243452</text:p>
          </table:table-cell>
          <table:table-cell office:value-type="float" office:value="297404.279006731" calcext:value-type="float">
            <text:p>297404.279006731</text:p>
          </table:table-cell>
          <table:table-cell office:value-type="float" office:value="297854.254061959" calcext:value-type="float">
            <text:p>297854.254061959</text:p>
          </table:table-cell>
          <table:table-cell office:value-type="float" office:value="298301.81196768" calcext:value-type="float">
            <text:p>298301.81196768</text:p>
          </table:table-cell>
          <table:table-cell office:value-type="float" office:value="298746.935333013" calcext:value-type="float">
            <text:p>298746.935333013</text:p>
          </table:table-cell>
          <table:table-cell office:value-type="float" office:value="299189.606806671" calcext:value-type="float">
            <text:p>299189.606806671</text:p>
          </table:table-cell>
          <table:table-cell office:value-type="float" office:value="299629.809083067" calcext:value-type="float">
            <text:p>299629.809083067</text:p>
          </table:table-cell>
          <table:table-cell office:value-type="float" office:value="300067.524902313" calcext:value-type="float">
            <text:p>300067.524902313</text:p>
          </table:table-cell>
          <table:table-cell office:value-type="float" office:value="300502.735659465" calcext:value-type="float">
            <text:p>300502.735659465</text:p>
          </table:table-cell>
          <table:table-cell office:value-type="float" office:value="300935.428008635" calcext:value-type="float">
            <text:p>300935.428008635</text:p>
          </table:table-cell>
          <table:table-cell office:value-type="float" office:value="301365.582212931" calcext:value-type="float">
            <text:p>301365.582212931</text:p>
          </table:table-cell>
          <table:table-cell office:value-type="float" office:value="301793.181501186" calcext:value-type="float">
            <text:p>301793.181501186</text:p>
          </table:table-cell>
          <table:table-cell office:value-type="float" office:value="302218.209102231" calcext:value-type="float">
            <text:p>302218.209102231</text:p>
          </table:table-cell>
          <table:table-cell office:value-type="float" office:value="302640.648247834" calcext:value-type="float">
            <text:p>302640.648247834</text:p>
          </table:table-cell>
          <table:table-cell office:value-type="float" office:value="303060.48252724" calcext:value-type="float">
            <text:p>303060.48252724</text:p>
          </table:table-cell>
          <table:table-cell office:value-type="float" office:value="303477.695721877" calcext:value-type="float">
            <text:p>303477.695721877</text:p>
          </table:table-cell>
          <table:table-cell office:value-type="float" office:value="303892.271027741" calcext:value-type="float">
            <text:p>303892.271027741</text:p>
          </table:table-cell>
          <table:table-cell office:value-type="float" office:value="304304.19155616" calcext:value-type="float">
            <text:p>304304.19155616</text:p>
          </table:table-cell>
          <table:table-cell office:value-type="float" office:value="304713.440810001" calcext:value-type="float">
            <text:p>304713.440810001</text:p>
          </table:table-cell>
          <table:table-cell office:value-type="float" office:value="305120.002343915" calcext:value-type="float">
            <text:p>305120.002343915</text:p>
          </table:table-cell>
          <table:table-cell office:value-type="float" office:value="305523.859980768" calcext:value-type="float">
            <text:p>305523.859980768</text:p>
          </table:table-cell>
          <table:table-cell office:value-type="float" office:value="305924.997523346" calcext:value-type="float">
            <text:p>305924.997523346</text:p>
          </table:table-cell>
          <table:table-cell office:value-type="float" office:value="306323.398841348" calcext:value-type="float">
            <text:p>306323.398841348</text:p>
          </table:table-cell>
          <table:table-cell office:value-type="float" office:value="306719.047843971" calcext:value-type="float">
            <text:p>306719.047843971</text:p>
          </table:table-cell>
          <table:table-cell office:value-type="float" office:value="307111.928539758" calcext:value-type="float">
            <text:p>307111.928539758</text:p>
          </table:table-cell>
          <table:table-cell office:value-type="float" office:value="307502.025027856" calcext:value-type="float">
            <text:p>307502.025027856</text:p>
          </table:table-cell>
          <table:table-cell office:value-type="float" office:value="307889.321493795" calcext:value-type="float">
            <text:p>307889.321493795</text:p>
          </table:table-cell>
          <table:table-cell office:value-type="float" office:value="308273.802231932" calcext:value-type="float">
            <text:p>308273.802231932</text:p>
          </table:table-cell>
          <table:table-cell office:value-type="float" office:value="308655.451619656" calcext:value-type="float">
            <text:p>308655.451619656</text:p>
          </table:table-cell>
          <table:table-cell office:value-type="float" office:value="309034.25434039" calcext:value-type="float">
            <text:p>309034.25434039</text:p>
          </table:table-cell>
          <table:table-cell office:value-type="float" office:value="309410.194893173" calcext:value-type="float">
            <text:p>309410.194893173</text:p>
          </table:table-cell>
          <table:table-cell office:value-type="float" office:value="309783.257734448" calcext:value-type="float">
            <text:p>309783.257734448</text:p>
          </table:table-cell>
          <table:table-cell office:value-type="float" office:value="310153.427320657" calcext:value-type="float">
            <text:p>310153.427320657</text:p>
          </table:table-cell>
          <table:table-cell office:value-type="float" office:value="310520.688288617" calcext:value-type="float">
            <text:p>310520.688288617</text:p>
          </table:table-cell>
          <table:table-cell office:value-type="float" office:value="310885.026168515" calcext:value-type="float">
            <text:p>310885.026168515</text:p>
          </table:table-cell>
          <table:table-cell office:value-type="float" office:value="311246.425971109" calcext:value-type="float">
            <text:p>311246.425971109</text:p>
          </table:table-cell>
          <table:table-cell office:value-type="float" office:value="311604.872600653" calcext:value-type="float">
            <text:p>311604.872600653</text:p>
          </table:table-cell>
          <table:table-cell office:value-type="float" office:value="311960.350961403" calcext:value-type="float">
            <text:p>311960.350961403</text:p>
          </table:table-cell>
          <table:table-cell office:value-type="float" office:value="312312.846184166" calcext:value-type="float">
            <text:p>312312.846184166</text:p>
          </table:table-cell>
          <table:table-cell office:value-type="float" office:value="312662.344424503" calcext:value-type="float">
            <text:p>312662.344424503</text:p>
          </table:table-cell>
          <table:table-cell office:value-type="float" office:value="313008.831219" calcext:value-type="float">
            <text:p>313008.831219</text:p>
          </table:table-cell>
          <table:table-cell office:value-type="float" office:value="313352.291991701" calcext:value-type="float">
            <text:p>313352.291991701</text:p>
          </table:table-cell>
          <table:table-cell office:value-type="float" office:value="313692.712166647" calcext:value-type="float">
            <text:p>313692.712166647</text:p>
          </table:table-cell>
          <table:table-cell office:value-type="float" office:value="314030.079043513" calcext:value-type="float">
            <text:p>314030.079043513</text:p>
          </table:table-cell>
          <table:table-cell office:value-type="float" office:value="314364.3750079" calcext:value-type="float">
            <text:p>314364.3750079</text:p>
          </table:table-cell>
          <table:table-cell office:value-type="float" office:value="314695.589404804" calcext:value-type="float">
            <text:p>314695.589404804</text:p>
          </table:table-cell>
          <table:table-cell office:value-type="float" office:value="315023.707878996" calcext:value-type="float">
            <text:p>315023.707878996</text:p>
          </table:table-cell>
          <table:table-cell office:value-type="float" office:value="315348.716180773" calcext:value-type="float">
            <text:p>315348.716180773</text:p>
          </table:table-cell>
          <table:table-cell office:value-type="float" office:value="315670.600328472" calcext:value-type="float">
            <text:p>315670.600328472</text:p>
          </table:table-cell>
          <table:table-cell office:value-type="float" office:value="315989.347117835" calcext:value-type="float">
            <text:p>315989.347117835</text:p>
          </table:table-cell>
          <table:table-cell office:value-type="float" office:value="316304.943164625" calcext:value-type="float">
            <text:p>316304.943164625</text:p>
          </table:table-cell>
          <table:table-cell office:value-type="float" office:value="316617.375208923" calcext:value-type="float">
            <text:p>316617.375208923</text:p>
          </table:table-cell>
          <table:table-cell office:value-type="float" office:value="316926.630169461" calcext:value-type="float">
            <text:p>316926.630169461</text:p>
          </table:table-cell>
          <table:table-cell office:value-type="float" office:value="317232.695143623" calcext:value-type="float">
            <text:p>317232.695143623</text:p>
          </table:table-cell>
          <table:table-cell office:value-type="float" office:value="317535.557163933" calcext:value-type="float">
            <text:p>317535.557163933</text:p>
          </table:table-cell>
          <table:table-cell office:value-type="float" office:value="317835.203232123" calcext:value-type="float">
            <text:p>317835.203232123</text:p>
          </table:table-cell>
          <table:table-cell office:value-type="float" office:value="318131.620683189" calcext:value-type="float">
            <text:p>318131.620683189</text:p>
          </table:table-cell>
          <table:table-cell office:value-type="float" office:value="318424.796989183" calcext:value-type="float">
            <text:p>318424.796989183</text:p>
          </table:table-cell>
          <table:table-cell office:value-type="float" office:value="318714.719758905" calcext:value-type="float">
            <text:p>318714.719758905</text:p>
          </table:table-cell>
          <table:table-cell office:value-type="float" office:value="319001.376732481" calcext:value-type="float">
            <text:p>319001.376732481</text:p>
          </table:table-cell>
          <table:table-cell office:value-type="float" office:value="319284.755695875" calcext:value-type="float">
            <text:p>319284.755695875</text:p>
          </table:table-cell>
          <table:table-cell office:value-type="float" office:value="319564.844582635" calcext:value-type="float">
            <text:p>319564.844582635</text:p>
          </table:table-cell>
          <table:table-cell office:value-type="float" office:value="319841.631475027" calcext:value-type="float">
            <text:p>319841.631475027</text:p>
          </table:table-cell>
          <table:table-cell office:value-type="float" office:value="320115.104582215" calcext:value-type="float">
            <text:p>320115.104582215</text:p>
          </table:table-cell>
          <table:table-cell office:value-type="float" office:value="320385.252240261" calcext:value-type="float">
            <text:p>320385.252240261</text:p>
          </table:table-cell>
          <table:table-cell office:value-type="float" office:value="320652.062926973" calcext:value-type="float">
            <text:p>320652.062926973</text:p>
          </table:table-cell>
          <table:table-cell office:value-type="float" office:value="320915.525297341" calcext:value-type="float">
            <text:p>320915.525297341</text:p>
          </table:table-cell>
          <table:table-cell office:value-type="float" office:value="321175.628109926" calcext:value-type="float">
            <text:p>321175.628109926</text:p>
          </table:table-cell>
          <table:table-cell office:value-type="float" office:value="321432.36025263" calcext:value-type="float">
            <text:p>321432.36025263</text:p>
          </table:table-cell>
          <table:table-cell office:value-type="float" office:value="321685.710745915" calcext:value-type="float">
            <text:p>321685.710745915</text:p>
          </table:table-cell>
          <table:table-cell office:value-type="float" office:value="321935.663117271" calcext:value-type="float">
            <text:p>321935.663117271</text:p>
          </table:table-cell>
          <table:table-cell office:value-type="float" office:value="322182.220960711" calcext:value-type="float">
            <text:p>322182.220960711</text:p>
          </table:table-cell>
          <table:table-cell office:value-type="float" office:value="322425.363582584" calcext:value-type="float">
            <text:p>322425.363582584</text:p>
          </table:table-cell>
          <table:table-cell office:value-type="float" office:value="322665.081095218" calcext:value-type="float">
            <text:p>322665.081095218</text:p>
          </table:table-cell>
          <table:table-cell office:value-type="float" office:value="322901.363610945" calcext:value-type="float">
            <text:p>322901.363610945</text:p>
          </table:table-cell>
          <table:table-cell office:value-type="float" office:value="323134.201242094" calcext:value-type="float">
            <text:p>323134.201242094</text:p>
          </table:table-cell>
          <table:table-cell office:value-type="float" office:value="323363.584091993" calcext:value-type="float">
            <text:p>323363.584091993</text:p>
          </table:table-cell>
          <table:table-cell office:value-type="float" office:value="323589.50213183" calcext:value-type="float">
            <text:p>323589.50213183</text:p>
          </table:table-cell>
          <table:table-cell office:value-type="float" office:value="323811.945437614" calcext:value-type="float">
            <text:p>323811.945437614</text:p>
          </table:table-cell>
          <table:table-cell office:value-type="float" office:value="324030.904814864" calcext:value-type="float">
            <text:p>324030.904814864</text:p>
          </table:table-cell>
          <table:table-cell office:value-type="float" office:value="324246.370992477" calcext:value-type="float">
            <text:p>324246.370992477</text:p>
          </table:table-cell>
          <table:table-cell office:value-type="float" office:value="324458.334713472" calcext:value-type="float">
            <text:p>324458.334713472</text:p>
          </table:table-cell>
          <table:table-cell office:value-type="float" office:value="324666.78679339" calcext:value-type="float">
            <text:p>324666.78679339</text:p>
          </table:table-cell>
          <table:table-cell office:value-type="float" office:value="324871.718171353" calcext:value-type="float">
            <text:p>324871.718171353</text:p>
          </table:table-cell>
          <table:table-cell office:value-type="float" office:value="325073.11997913" calcext:value-type="float">
            <text:p>325073.11997913</text:p>
          </table:table-cell>
          <table:table-cell office:value-type="float" office:value="325270.983562859" calcext:value-type="float">
            <text:p>325270.983562859</text:p>
          </table:table-cell>
          <table:table-cell office:value-type="float" office:value="325465.300403767" calcext:value-type="float">
            <text:p>325465.300403767</text:p>
          </table:table-cell>
          <table:table-cell office:value-type="float" office:value="325656.062121905" calcext:value-type="float">
            <text:p>325656.062121905</text:p>
          </table:table-cell>
          <table:table-cell office:value-type="float" office:value="325843.260472929" calcext:value-type="float">
            <text:p>325843.260472929</text:p>
          </table:table-cell>
          <table:table-cell office:value-type="float" office:value="326026.887388206" calcext:value-type="float">
            <text:p>326026.887388206</text:p>
          </table:table-cell>
          <table:table-cell office:value-type="float" office:value="326206.934995225" calcext:value-type="float">
            <text:p>326206.934995225</text:p>
          </table:table-cell>
          <table:table-cell office:value-type="float" office:value="326383.395485948" calcext:value-type="float">
            <text:p>326383.395485948</text:p>
          </table:table-cell>
          <table:table-cell office:value-type="float" office:value="326556.261210673" calcext:value-type="float">
            <text:p>326556.261210673</text:p>
          </table:table-cell>
          <table:table-cell office:value-type="float" office:value="326725.524699983" calcext:value-type="float">
            <text:p>326725.524699983</text:p>
          </table:table-cell>
          <table:table-cell office:value-type="float" office:value="326891.178660855" calcext:value-type="float">
            <text:p>326891.178660855</text:p>
          </table:table-cell>
          <table:table-cell office:value-type="float" office:value="327053.215943374" calcext:value-type="float">
            <text:p>327053.215943374</text:p>
          </table:table-cell>
          <table:table-cell office:value-type="float" office:value="327211.629585178" calcext:value-type="float">
            <text:p>327211.629585178</text:p>
          </table:table-cell>
          <table:table-cell office:value-type="float" office:value="327366.412805532" calcext:value-type="float">
            <text:p>327366.412805532</text:p>
          </table:table-cell>
          <table:table-cell office:value-type="float" office:value="327517.558999368" calcext:value-type="float">
            <text:p>327517.558999368</text:p>
          </table:table-cell>
        </table:table-row>
        <table:table-row table:style-name="ro1">
          <table:table-cell office:value-type="string" calcext:value-type="string">
            <text:p>Infected</text:p>
          </table:table-cell>
          <table:table-cell office:value-type="float" office:value="0" calcext:value-type="float">
            <text:p>0</text:p>
          </table:table-cell>
          <table:table-cell office:value-type="float" office:value="0.176945924598377" calcext:value-type="float">
            <text:p>0.176945924598377</text:p>
          </table:table-cell>
          <table:table-cell office:value-type="float" office:value="0.321240421891956" calcext:value-type="float">
            <text:p>0.321240421891956</text:p>
          </table:table-cell>
          <table:table-cell office:value-type="float" office:value="0.448263767941548" calcext:value-type="float">
            <text:p>0.448263767941548</text:p>
          </table:table-cell>
          <table:table-cell office:value-type="float" office:value="0.568831792952648" calcext:value-type="float">
            <text:p>0.568831792952648</text:p>
          </table:table-cell>
          <table:table-cell office:value-type="float" office:value="0.690851405319467" calcext:value-type="float">
            <text:p>0.690851405319467</text:p>
          </table:table-cell>
          <table:table-cell office:value-type="float" office:value="0.820429175938139" calcext:value-type="float">
            <text:p>0.820429175938139</text:p>
          </table:table-cell>
          <table:table-cell office:value-type="float" office:value="0.962621592040483" calcext:value-type="float">
            <text:p>0.962621592040483</text:p>
          </table:table-cell>
          <table:table-cell office:value-type="float" office:value="1.12195168353598" calcext:value-type="float">
            <text:p>1.12195168353598</text:p>
          </table:table-cell>
          <table:table-cell office:value-type="float" office:value="1.30277478750043" calcext:value-type="float">
            <text:p>1.30277478750043</text:p>
          </table:table-cell>
          <table:table-cell office:value-type="float" office:value="1.50954863450396" calcext:value-type="float">
            <text:p>1.50954863450396</text:p>
          </table:table-cell>
          <table:table-cell office:value-type="float" office:value="1.74704471597357" calcext:value-type="float">
            <text:p>1.74704471597357</text:p>
          </table:table-cell>
          <table:table-cell office:value-type="float" office:value="2.02052606779943" calcext:value-type="float">
            <text:p>2.02052606779943</text:p>
          </table:table-cell>
          <table:table-cell office:value-type="float" office:value="2.33590883284817" calcext:value-type="float">
            <text:p>2.33590883284817</text:p>
          </table:table-cell>
          <table:table-cell office:value-type="float" office:value="2.699920005357" calcext:value-type="float">
            <text:p>2.699920005357</text:p>
          </table:table-cell>
          <table:table-cell office:value-type="float" office:value="3.12026059187116" calcext:value-type="float">
            <text:p>3.12026059187116</text:p>
          </table:table-cell>
          <table:table-cell office:value-type="float" office:value="3.60578153450676" calcext:value-type="float">
            <text:p>3.60578153450676</text:p>
          </table:table-cell>
          <table:table-cell office:value-type="float" office:value="4.16667867056786" calcext:value-type="float">
            <text:p>4.16667867056786</text:p>
          </table:table-cell>
          <table:table-cell office:value-type="float" office:value="4.81471250609482" calcext:value-type="float">
            <text:p>4.81471250609482</text:p>
          </table:table-cell>
          <table:table-cell office:value-type="float" office:value="5.56345854973865" calcext:value-type="float">
            <text:p>5.56345854973865</text:p>
          </table:table-cell>
          <table:table-cell office:value-type="float" office:value="6.42859417347228" calcext:value-type="float">
            <text:p>6.42859417347228</text:p>
          </table:table-cell>
          <table:table-cell office:value-type="float" office:value="7.42822849677977" calcext:value-type="float">
            <text:p>7.42822849677977</text:p>
          </table:table-cell>
          <table:table-cell office:value-type="float" office:value="8.58328255305115" calcext:value-type="float">
            <text:p>8.58328255305115</text:p>
          </table:table-cell>
          <table:table-cell office:value-type="float" office:value="9.91792776108869" calcext:value-type="float">
            <text:p>9.91792776108869</text:p>
          </table:table-cell>
          <table:table-cell office:value-type="float" office:value="11.4600923061829" calcext:value-type="float">
            <text:p>11.4600923061829</text:p>
          </table:table-cell>
          <table:table-cell office:value-type="float" office:value="13.2420458275846" calcext:value-type="float">
            <text:p>13.2420458275846</text:p>
          </table:table-cell>
          <table:table-cell office:value-type="float" office:value="15.3010748918373" calcext:value-type="float">
            <text:p>15.3010748918373</text:p>
          </table:table-cell>
          <table:table-cell office:value-type="float" office:value="17.6802632939771" calcext:value-type="float">
            <text:p>17.6802632939771</text:p>
          </table:table-cell>
          <table:table-cell office:value-type="float" office:value="20.4293935867956" calcext:value-type="float">
            <text:p>20.4293935867956</text:p>
          </table:table-cell>
          <table:table-cell office:value-type="float" office:value="23.6059888801523" calcext:value-type="float">
            <text:p>23.6059888801523</text:p>
          </table:table-cell>
          <table:table-cell office:value-type="float" office:value="27.2765166819187" calcext:value-type="float">
            <text:p>27.2765166819187</text:p>
          </table:table-cell>
          <table:table-cell office:value-type="float" office:value="31.5177793354672" calcext:value-type="float">
            <text:p>31.5177793354672</text:p>
          </table:table-cell>
          <table:table-cell office:value-type="float" office:value="36.4185212116406" calcext:value-type="float">
            <text:p>36.4185212116406</text:p>
          </table:table-cell>
          <table:table-cell office:value-type="float" office:value="42.081285625423" calcext:value-type="float">
            <text:p>42.081285625423</text:p>
          </table:table-cell>
          <table:table-cell office:value-type="float" office:value="48.6245604342225" calcext:value-type="float">
            <text:p>48.6245604342225</text:p>
          </table:table-cell>
          <table:table-cell office:value-type="float" office:value="56.1852573997902" calcext:value-type="float">
            <text:p>56.1852573997902</text:p>
          </table:table-cell>
          <table:table-cell office:value-type="float" office:value="64.9215765734695" calcext:value-type="float">
            <text:p>64.9215765734695</text:p>
          </table:table-cell>
          <table:table-cell office:value-type="float" office:value="75.0163168040745" calcext:value-type="float">
            <text:p>75.0163168040745</text:p>
          </table:table-cell>
          <table:table-cell office:value-type="float" office:value="86.680700515647" calcext:value-type="float">
            <text:p>86.680700515647</text:p>
          </table:table-cell>
          <table:table-cell office:value-type="float" office:value="100.158793236503" calcext:value-type="float">
            <text:p>100.158793236503</text:p>
          </table:table-cell>
          <table:table-cell office:value-type="float" office:value="115.732610407078" calcext:value-type="float">
            <text:p>115.732610407078</text:p>
          </table:table-cell>
          <table:table-cell office:value-type="float" office:value="133.728018247126" calcext:value-type="float">
            <text:p>133.728018247126</text:p>
          </table:table-cell>
          <table:table-cell office:value-type="float" office:value="154.521552042924" calcext:value-type="float">
            <text:p>154.521552042924</text:p>
          </table:table-cell>
          <table:table-cell office:value-type="float" office:value="178.548294688204" calcext:value-type="float">
            <text:p>178.548294688204</text:p>
          </table:table-cell>
          <table:table-cell office:value-type="float" office:value="206.310980151195" calcext:value-type="float">
            <text:p>206.310980151195</text:p>
          </table:table-cell>
          <table:table-cell office:value-type="float" office:value="238.390512523337" calcext:value-type="float">
            <text:p>238.390512523337</text:p>
          </table:table-cell>
          <table:table-cell office:value-type="float" office:value="275.458120595313" calcext:value-type="float">
            <text:p>275.458120595313</text:p>
          </table:table-cell>
          <table:table-cell office:value-type="float" office:value="318.289402215569" calcext:value-type="float">
            <text:p>318.289402215569</text:p>
          </table:table-cell>
          <table:table-cell office:value-type="float" office:value="367.780552368852" calcext:value-type="float">
            <text:p>367.780552368852</text:p>
          </table:table-cell>
          <table:table-cell office:value-type="float" office:value="424.967114449269" calcext:value-type="float">
            <text:p>424.967114449269</text:p>
          </table:table-cell>
          <table:table-cell office:value-type="float" office:value="491.045646999711" calcext:value-type="float">
            <text:p>491.045646999711</text:p>
          </table:table-cell>
          <table:table-cell office:value-type="float" office:value="567.398759198642" calcext:value-type="float">
            <text:p>567.398759198642</text:p>
          </table:table-cell>
          <table:table-cell office:value-type="float" office:value="655.624038838419" calcext:value-type="float">
            <text:p>655.624038838419</text:p>
          </table:table-cell>
          <table:table-cell office:value-type="float" office:value="757.567477899207" calcext:value-type="float">
            <text:p>757.567477899207</text:p>
          </table:table-cell>
          <table:table-cell office:value-type="float" office:value="875.362094761975" calcext:value-type="float">
            <text:p>875.362094761975</text:p>
          </table:table-cell>
          <table:table-cell office:value-type="float" office:value="1011.47256142371" calcext:value-type="float">
            <text:p>1011.47256142371</text:p>
          </table:table-cell>
          <table:table-cell office:value-type="float" office:value="1168.74676885609" calcext:value-type="float">
            <text:p>1168.74676885609</text:p>
          </table:table-cell>
          <table:table-cell office:value-type="float" office:value="1350.47540850699" calcext:value-type="float">
            <text:p>1350.47540850699</text:p>
          </table:table-cell>
          <table:table-cell office:value-type="float" office:value="1560.46081660921" calcext:value-type="float">
            <text:p>1560.46081660921</text:p>
          </table:table-cell>
          <table:table-cell office:value-type="float" office:value="1803.09652067056" calcext:value-type="float">
            <text:p>1803.09652067056</text:p>
          </table:table-cell>
          <table:table-cell office:value-type="float" office:value="2083.45915147306" calcext:value-type="float">
            <text:p>2083.45915147306</text:p>
          </table:table-cell>
          <table:table-cell office:value-type="float" office:value="2407.41464223186" calcext:value-type="float">
            <text:p>2407.41464223186</text:p>
          </table:table-cell>
          <table:table-cell office:value-type="float" office:value="2781.74093489141" calcext:value-type="float">
            <text:p>2781.74093489141</text:p>
          </table:table-cell>
          <table:table-cell office:value-type="float" office:value="3214.26975831715" calcext:value-type="float">
            <text:p>3214.26975831715</text:p>
          </table:table-cell>
          <table:table-cell office:value-type="float" office:value="3714.05044095472" calcext:value-type="float">
            <text:p>3714.05044095472</text:p>
          </table:table-cell>
          <table:table-cell office:value-type="float" office:value="4291.53918120828" calcext:value-type="float">
            <text:p>4291.53918120828</text:p>
          </table:table-cell>
          <table:table-cell office:value-type="float" office:value="4958.81773090512" calcext:value-type="float">
            <text:p>4958.81773090512</text:p>
          </table:table-cell>
          <table:table-cell office:value-type="float" office:value="5729.84605450018" calcext:value-type="float">
            <text:p>5729.84605450018</text:p>
          </table:table-cell>
          <table:table-cell office:value-type="float" office:value="6620.75424218265" calcext:value-type="float">
            <text:p>6620.75424218265</text:p>
          </table:table-cell>
          <table:table-cell office:value-type="float" office:value="7650.17976855823" calcext:value-type="float">
            <text:p>7650.17976855823</text:p>
          </table:table-cell>
          <table:table-cell office:value-type="float" office:value="8839.65713286647" calcext:value-type="float">
            <text:p>8839.65713286647</text:p>
          </table:table-cell>
          <table:table-cell office:value-type="float" office:value="10214.0680053908" calcext:value-type="float">
            <text:p>10214.0680053908</text:p>
          </table:table-cell>
          <table:table-cell office:value-type="float" office:value="11802.1612615345" calcext:value-type="float">
            <text:p>11802.1612615345</text:p>
          </table:table-cell>
          <table:table-cell office:value-type="float" office:value="13637.1537350882" calcext:value-type="float">
            <text:p>13637.1537350882</text:p>
          </table:table-cell>
          <table:table-cell office:value-type="float" office:value="15757.4241922851" calcext:value-type="float">
            <text:p>15757.4241922851</text:p>
          </table:table-cell>
          <table:table-cell office:value-type="float" office:value="18207.3149563647" calcext:value-type="float">
            <text:p>18207.3149563647</text:p>
          </table:table-cell>
          <table:table-cell office:value-type="float" office:value="21038.0578487087" calcext:value-type="float">
            <text:p>21038.0578487087</text:p>
          </table:table-cell>
          <table:table-cell office:value-type="float" office:value="24308.8436322845" calcext:value-type="float">
            <text:p>24308.8436322845</text:p>
          </table:table-cell>
          <table:table-cell office:value-type="float" office:value="28088.0571271082" calcext:value-type="float">
            <text:p>28088.0571271082</text:p>
          </table:table-cell>
          <table:table-cell office:value-type="float" office:value="32454.703534622" calcext:value-type="float">
            <text:p>32454.703534622</text:p>
          </table:table-cell>
          <table:table-cell office:value-type="float" office:value="37500.0553916044" calcext:value-type="float">
            <text:p>37500.0553916044</text:p>
          </table:table-cell>
          <table:table-cell office:value-type="float" office:value="43329.554021948" calcext:value-type="float">
            <text:p>43329.554021948</text:p>
          </table:table-cell>
          <table:table-cell office:value-type="float" office:value="50065.0044252859" calcext:value-type="float">
            <text:p>50065.0044252859</text:p>
          </table:table-cell>
          <table:table-cell office:value-type="float" office:value="57847.1082847997" calcext:value-type="float">
            <text:p>57847.1082847997</text:p>
          </table:table-cell>
          <table:table-cell office:value-type="float" office:value="66838.3862165411" calcext:value-type="float">
            <text:p>66838.3862165411</text:p>
          </table:table-cell>
          <table:table-cell office:value-type="float" office:value="77226.5474730455" calcext:value-type="float">
            <text:p>77226.5474730455</text:p>
          </table:table-cell>
          <table:table-cell office:value-type="float" office:value="89228.3729387033" calcext:value-type="float">
            <text:p>89228.3729387033</text:p>
          </table:table-cell>
          <table:table-cell office:value-type="float" office:value="103094.184486435" calcext:value-type="float">
            <text:p>103094.184486435</text:p>
          </table:table-cell>
          <table:table-cell office:value-type="float" office:value="119112.981847912" calcext:value-type="float">
            <text:p>119112.981847912</text:p>
          </table:table-cell>
          <table:table-cell office:value-type="float" office:value="137618.326274363" calcext:value-type="float">
            <text:p>137618.326274363</text:p>
          </table:table-cell>
          <table:table-cell office:value-type="float" office:value="158995.05597652" calcext:value-type="float">
            <text:p>158995.05597652</text:p>
          </table:table-cell>
          <table:table-cell office:value-type="float" office:value="183686.884668444" calcext:value-type="float">
            <text:p>183686.884668444</text:p>
          </table:table-cell>
          <table:table-cell office:value-type="float" office:value="212204.892567367" calcext:value-type="float">
            <text:p>212204.892567367</text:p>
          </table:table-cell>
          <table:table-cell office:value-type="float" office:value="245136.789689367" calcext:value-type="float">
            <text:p>245136.789689367</text:p>
          </table:table-cell>
          <table:table-cell office:value-type="float" office:value="283156.588453387" calcext:value-type="float">
            <text:p>283156.588453387</text:p>
          </table:table-cell>
          <table:table-cell office:value-type="float" office:value="327033.816199575" calcext:value-type="float">
            <text:p>327033.816199575</text:p>
          </table:table-cell>
          <table:table-cell office:value-type="float" office:value="377640.405733369" calcext:value-type="float">
            <text:p>377640.405733369</text:p>
          </table:table-cell>
          <table:table-cell office:value-type="float" office:value="435951.495548633" calcext:value-type="float">
            <text:p>435951.495548633</text:p>
          </table:table-cell>
          <table:table-cell office:value-type="float" office:value="503032.107969422" calcext:value-type="float">
            <text:p>503032.107969422</text:p>
          </table:table-cell>
          <table:table-cell office:value-type="float" office:value="579989.062641081" calcext:value-type="float">
            <text:p>579989.062641081</text:p>
          </table:table-cell>
          <table:table-cell office:value-type="float" office:value="667802.303299565" calcext:value-type="float">
            <text:p>667802.303299565</text:p>
          </table:table-cell>
          <table:table-cell office:value-type="float" office:value="766562.506640565" calcext:value-type="float">
            <text:p>766562.506640565</text:p>
          </table:table-cell>
          <table:table-cell office:value-type="float" office:value="872947.59707713" calcext:value-type="float">
            <text:p>872947.59707713</text:p>
          </table:table-cell>
          <table:table-cell office:value-type="float" office:value="980275.232686408" calcext:value-type="float">
            <text:p>980275.232686408</text:p>
          </table:table-cell>
          <table:table-cell office:value-type="float" office:value="1084584.53566703" calcext:value-type="float">
            <text:p>1084584.53566703</text:p>
          </table:table-cell>
          <table:table-cell office:value-type="float" office:value="1183873.61354394" calcext:value-type="float">
            <text:p>1183873.61354394</text:p>
          </table:table-cell>
          <table:table-cell office:value-type="float" office:value="1275699.02197089" calcext:value-type="float">
            <text:p>1275699.02197089</text:p>
          </table:table-cell>
          <table:table-cell office:value-type="float" office:value="1357259.28319779" calcext:value-type="float">
            <text:p>1357259.28319779</text:p>
          </table:table-cell>
          <table:table-cell office:value-type="float" office:value="1426214.46607559" calcext:value-type="float">
            <text:p>1426214.46607559</text:p>
          </table:table-cell>
          <table:table-cell office:value-type="float" office:value="1481294.14156688" calcext:value-type="float">
            <text:p>1481294.14156688</text:p>
          </table:table-cell>
          <table:table-cell office:value-type="float" office:value="1522425.05547831" calcext:value-type="float">
            <text:p>1522425.05547831</text:p>
          </table:table-cell>
          <table:table-cell office:value-type="float" office:value="1550490.31888466" calcext:value-type="float">
            <text:p>1550490.31888466</text:p>
          </table:table-cell>
          <table:table-cell office:value-type="float" office:value="1566954.84604956" calcext:value-type="float">
            <text:p>1566954.84604956</text:p>
          </table:table-cell>
          <table:table-cell office:value-type="float" office:value="1573526.54053184" calcext:value-type="float">
            <text:p>1573526.54053184</text:p>
          </table:table-cell>
          <table:table-cell office:value-type="float" office:value="1571918.27731391" calcext:value-type="float">
            <text:p>1571918.27731391</text:p>
          </table:table-cell>
          <table:table-cell office:value-type="float" office:value="1563709.70393334" calcext:value-type="float">
            <text:p>1563709.70393334</text:p>
          </table:table-cell>
          <table:table-cell office:value-type="float" office:value="1550283.35521647" calcext:value-type="float">
            <text:p>1550283.35521647</text:p>
          </table:table-cell>
          <table:table-cell office:value-type="float" office:value="1532807.96374342" calcext:value-type="float">
            <text:p>1532807.96374342</text:p>
          </table:table-cell>
          <table:table-cell office:value-type="float" office:value="1512248.08785401" calcext:value-type="float">
            <text:p>1512248.08785401</text:p>
          </table:table-cell>
          <table:table-cell office:value-type="float" office:value="1489386.24640558" calcext:value-type="float">
            <text:p>1489386.24640558</text:p>
          </table:table-cell>
          <table:table-cell office:value-type="float" office:value="1464849.30164578" calcext:value-type="float">
            <text:p>1464849.30164578</text:p>
          </table:table-cell>
          <table:table-cell office:value-type="float" office:value="1439134.6136621" calcext:value-type="float">
            <text:p>1439134.6136621</text:p>
          </table:table-cell>
          <table:table-cell office:value-type="float" office:value="1412633.78401675" calcext:value-type="float">
            <text:p>1412633.78401675</text:p>
          </table:table-cell>
          <table:table-cell office:value-type="float" office:value="1385653.16723679" calcext:value-type="float">
            <text:p>1385653.16723679</text:p>
          </table:table-cell>
          <table:table-cell office:value-type="float" office:value="1358431.04391967" calcext:value-type="float">
            <text:p>1358431.04391967</text:p>
          </table:table-cell>
          <table:table-cell office:value-type="float" office:value="1331151.70438168" calcext:value-type="float">
            <text:p>1331151.70438168</text:p>
          </table:table-cell>
          <table:table-cell office:value-type="float" office:value="1303956.83484402" calcext:value-type="float">
            <text:p>1303956.83484402</text:p>
          </table:table-cell>
          <table:table-cell office:value-type="float" office:value="1276954.63112683" calcext:value-type="float">
            <text:p>1276954.63112683</text:p>
          </table:table-cell>
          <table:table-cell office:value-type="float" office:value="1250227.04205044" calcext:value-type="float">
            <text:p>1250227.04205044</text:p>
          </table:table-cell>
          <table:table-cell office:value-type="float" office:value="1223835.49601986" calcext:value-type="float">
            <text:p>1223835.49601986</text:p>
          </table:table-cell>
          <table:table-cell office:value-type="float" office:value="1197825.41129535" calcext:value-type="float">
            <text:p>1197825.41129535</text:p>
          </table:table-cell>
          <table:table-cell office:value-type="float" office:value="1172229.73780444" calcext:value-type="float">
            <text:p>1172229.73780444</text:p>
          </table:table-cell>
          <table:table-cell office:value-type="float" office:value="1147071.73368524" calcext:value-type="float">
            <text:p>1147071.73368524</text:p>
          </table:table-cell>
          <table:table-cell office:value-type="float" office:value="1122367.13831988" calcext:value-type="float">
            <text:p>1122367.13831988</text:p>
          </table:table-cell>
          <table:table-cell office:value-type="float" office:value="1098125.87000669" calcext:value-type="float">
            <text:p>1098125.87000669</text:p>
          </table:table-cell>
          <table:table-cell office:value-type="float" office:value="1074353.35247619" calcext:value-type="float">
            <text:p>1074353.35247619</text:p>
          </table:table-cell>
          <table:table-cell office:value-type="float" office:value="1051051.54909861" calcext:value-type="float">
            <text:p>1051051.54909861</text:p>
          </table:table-cell>
          <table:table-cell office:value-type="float" office:value="1028219.77011818" calcext:value-type="float">
            <text:p>1028219.77011818</text:p>
          </table:table-cell>
          <table:table-cell office:value-type="float" office:value="1005855.30086214" calcext:value-type="float">
            <text:p>1005855.30086214</text:p>
          </table:table-cell>
          <table:table-cell office:value-type="float" office:value="983953.891880168" calcext:value-type="float">
            <text:p>983953.891880168</text:p>
          </table:table-cell>
          <table:table-cell office:value-type="float" office:value="962510.13994338" calcext:value-type="float">
            <text:p>962510.13994338</text:p>
          </table:table-cell>
          <table:table-cell office:value-type="float" office:value="941517.784203716" calcext:value-type="float">
            <text:p>941517.784203716</text:p>
          </table:table-cell>
          <table:table-cell office:value-type="float" office:value="920969.936903012" calcext:value-type="float">
            <text:p>920969.936903012</text:p>
          </table:table-cell>
          <table:table-cell office:value-type="float" office:value="900859.262394207" calcext:value-type="float">
            <text:p>900859.262394207</text:p>
          </table:table-cell>
          <table:table-cell office:value-type="float" office:value="881178.115556273" calcext:value-type="float">
            <text:p>881178.115556273</text:p>
          </table:table-cell>
          <table:table-cell office:value-type="float" office:value="861918.649440173" calcext:value-type="float">
            <text:p>861918.649440173</text:p>
          </table:table-cell>
          <table:table-cell office:value-type="float" office:value="843072.898207698" calcext:value-type="float">
            <text:p>843072.898207698</text:p>
          </table:table-cell>
          <table:table-cell office:value-type="float" office:value="824632.841278392" calcext:value-type="float">
            <text:p>824632.841278392</text:p>
          </table:table-cell>
          <table:table-cell office:value-type="float" office:value="806590.451955536" calcext:value-type="float">
            <text:p>806590.451955536</text:p>
          </table:table-cell>
          <table:table-cell office:value-type="float" office:value="788937.736193962" calcext:value-type="float">
            <text:p>788937.736193962</text:p>
          </table:table-cell>
          <table:table-cell office:value-type="float" office:value="771666.760621464" calcext:value-type="float">
            <text:p>771666.760621464</text:p>
          </table:table-cell>
          <table:table-cell office:value-type="float" office:value="754769.673947898" calcext:value-type="float">
            <text:p>754769.673947898</text:p>
          </table:table-cell>
          <table:table-cell office:value-type="float" office:value="738238.723503065" calcext:value-type="float">
            <text:p>738238.723503065</text:p>
          </table:table-cell>
          <table:table-cell office:value-type="float" office:value="722066.267368229" calcext:value-type="float">
            <text:p>722066.267368229</text:p>
          </table:table-cell>
          <table:table-cell office:value-type="float" office:value="706244.782703282" calcext:value-type="float">
            <text:p>706244.782703282</text:p>
          </table:table-cell>
          <table:table-cell office:value-type="float" office:value="690766.872979751" calcext:value-type="float">
            <text:p>690766.872979751</text:p>
          </table:table-cell>
          <table:table-cell office:value-type="float" office:value="675625.27043074" calcext:value-type="float">
            <text:p>675625.27043074</text:p>
          </table:table-cell>
          <table:table-cell office:value-type="float" office:value="660812.839765848" calcext:value-type="float">
            <text:p>660812.839765848</text:p>
          </table:table-cell>
          <table:table-cell office:value-type="float" office:value="646322.579622914" calcext:value-type="float">
            <text:p>646322.579622914</text:p>
          </table:table-cell>
          <table:table-cell office:value-type="float" office:value="632147.622981061" calcext:value-type="float">
            <text:p>632147.622981061</text:p>
          </table:table-cell>
          <table:table-cell office:value-type="float" office:value="618281.236789052" calcext:value-type="float">
            <text:p>618281.236789052</text:p>
          </table:table-cell>
          <table:table-cell office:value-type="float" office:value="604716.821423686" calcext:value-type="float">
            <text:p>604716.821423686</text:p>
          </table:table-cell>
          <table:table-cell office:value-type="float" office:value="591447.909595942" calcext:value-type="float">
            <text:p>591447.909595942</text:p>
          </table:table-cell>
          <table:table-cell office:value-type="float" office:value="578468.164845449" calcext:value-type="float">
            <text:p>578468.164845449</text:p>
          </table:table-cell>
          <table:table-cell office:value-type="float" office:value="565771.379901253" calcext:value-type="float">
            <text:p>565771.379901253</text:p>
          </table:table-cell>
          <table:table-cell office:value-type="float" office:value="553351.474828726" calcext:value-type="float">
            <text:p>553351.474828726</text:p>
          </table:table-cell>
          <table:table-cell office:value-type="float" office:value="541202.495332495" calcext:value-type="float">
            <text:p>541202.495332495</text:p>
          </table:table-cell>
          <table:table-cell office:value-type="float" office:value="529318.61243096" calcext:value-type="float">
            <text:p>529318.61243096</text:p>
          </table:table-cell>
          <table:table-cell office:value-type="float" office:value="517694.128753129" calcext:value-type="float">
            <text:p>517694.128753129</text:p>
          </table:table-cell>
          <table:table-cell office:value-type="float" office:value="506323.930638198" calcext:value-type="float">
            <text:p>506323.930638198</text:p>
          </table:table-cell>
          <table:table-cell office:value-type="float" office:value="495219.041292071" calcext:value-type="float">
            <text:p>495219.041292071</text:p>
          </table:table-cell>
          <table:table-cell office:value-type="float" office:value="484742.438786233" calcext:value-type="float">
            <text:p>484742.438786233</text:p>
          </table:table-cell>
          <table:table-cell office:value-type="float" office:value="476294.365349269" calcext:value-type="float">
            <text:p>476294.365349269</text:p>
          </table:table-cell>
          <table:table-cell office:value-type="float" office:value="470186.542993016" calcext:value-type="float">
            <text:p>470186.542993016</text:p>
          </table:table-cell>
          <table:table-cell office:value-type="float" office:value="465917.000322288" calcext:value-type="float">
            <text:p>465917.000322288</text:p>
          </table:table-cell>
          <table:table-cell office:value-type="float" office:value="463046.878239828" calcext:value-type="float">
            <text:p>463046.878239828</text:p>
          </table:table-cell>
          <table:table-cell office:value-type="float" office:value="461240.963401122" calcext:value-type="float">
            <text:p>461240.963401122</text:p>
          </table:table-cell>
          <table:table-cell office:value-type="float" office:value="460244.465054216" calcext:value-type="float">
            <text:p>460244.465054216</text:p>
          </table:table-cell>
          <table:table-cell office:value-type="float" office:value="459863.749803982" calcext:value-type="float">
            <text:p>459863.749803982</text:p>
          </table:table-cell>
          <table:table-cell office:value-type="float" office:value="459951.663073353" calcext:value-type="float">
            <text:p>459951.663073353</text:p>
          </table:table-cell>
          <table:table-cell office:value-type="float" office:value="460396.371366242" calcext:value-type="float">
            <text:p>460396.371366242</text:p>
          </table:table-cell>
          <table:table-cell office:value-type="float" office:value="461112.883980393" calcext:value-type="float">
            <text:p>461112.883980393</text:p>
          </table:table-cell>
          <table:table-cell office:value-type="float" office:value="462036.604592036" calcext:value-type="float">
            <text:p>462036.604592036</text:p>
          </table:table-cell>
          <table:table-cell office:value-type="float" office:value="463118.437998766" calcext:value-type="float">
            <text:p>463118.437998766</text:p>
          </table:table-cell>
          <table:table-cell office:value-type="float" office:value="464321.07092029" calcext:value-type="float">
            <text:p>464321.07092029</text:p>
          </table:table-cell>
          <table:table-cell office:value-type="float" office:value="465616.140192224" calcext:value-type="float">
            <text:p>465616.140192224</text:p>
          </table:table-cell>
          <table:table-cell office:value-type="float" office:value="466982.086584504" calcext:value-type="float">
            <text:p>466982.086584504</text:p>
          </table:table-cell>
          <table:table-cell office:value-type="float" office:value="468402.520646439" calcext:value-type="float">
            <text:p>468402.520646439</text:p>
          </table:table-cell>
          <table:table-cell office:value-type="float" office:value="469864.981889115" calcext:value-type="float">
            <text:p>469864.981889115</text:p>
          </table:table-cell>
          <table:table-cell office:value-type="float" office:value="471359.995876476" calcext:value-type="float">
            <text:p>471359.995876476</text:p>
          </table:table-cell>
          <table:table-cell office:value-type="float" office:value="472880.357671268" calcext:value-type="float">
            <text:p>472880.357671268</text:p>
          </table:table-cell>
          <table:table-cell office:value-type="float" office:value="474420.586131367" calcext:value-type="float">
            <text:p>474420.586131367</text:p>
          </table:table-cell>
          <table:table-cell office:value-type="float" office:value="475976.511079208" calcext:value-type="float">
            <text:p>475976.511079208</text:p>
          </table:table-cell>
          <table:table-cell office:value-type="float" office:value="477544.957992837" calcext:value-type="float">
            <text:p>477544.957992837</text:p>
          </table:table-cell>
          <table:table-cell office:value-type="float" office:value="479123.509339598" calcext:value-type="float">
            <text:p>479123.509339598</text:p>
          </table:table-cell>
          <table:table-cell office:value-type="float" office:value="480710.322654986" calcext:value-type="float">
            <text:p>480710.322654986</text:p>
          </table:table-cell>
          <table:table-cell office:value-type="float" office:value="482303.992537204" calcext:value-type="float">
            <text:p>482303.992537204</text:p>
          </table:table-cell>
          <table:table-cell office:value-type="float" office:value="483903.445713985" calcext:value-type="float">
            <text:p>483903.445713985</text:p>
          </table:table-cell>
          <table:table-cell office:value-type="float" office:value="485507.861235725" calcext:value-type="float">
            <text:p>485507.861235725</text:p>
          </table:table-cell>
          <table:table-cell office:value-type="float" office:value="487116.609906866" calcext:value-type="float">
            <text:p>487116.609906866</text:p>
          </table:table-cell>
          <table:table-cell office:value-type="float" office:value="488729.208191791" calcext:value-type="float">
            <text:p>488729.208191791</text:p>
          </table:table-cell>
          <table:table-cell office:value-type="float" office:value="490345.283158631" calcext:value-type="float">
            <text:p>490345.283158631</text:p>
          </table:table-cell>
          <table:table-cell office:value-type="float" office:value="491964.546107097" calcext:value-type="float">
            <text:p>491964.546107097</text:p>
          </table:table-cell>
          <table:table-cell office:value-type="float" office:value="493586.772081862" calcext:value-type="float">
            <text:p>493586.772081862</text:p>
          </table:table-cell>
          <table:table-cell office:value-type="float" office:value="495211.784345476" calcext:value-type="float">
            <text:p>495211.784345476</text:p>
          </table:table-cell>
          <table:table-cell office:value-type="float" office:value="496839.443023508" calcext:value-type="float">
            <text:p>496839.443023508</text:p>
          </table:table-cell>
          <table:table-cell office:value-type="float" office:value="498469.636401203" calcext:value-type="float">
            <text:p>498469.636401203</text:p>
          </table:table-cell>
          <table:table-cell office:value-type="float" office:value="500102.273719481" calcext:value-type="float">
            <text:p>500102.273719481</text:p>
          </table:table-cell>
          <table:table-cell office:value-type="float" office:value="501737.280262836" calcext:value-type="float">
            <text:p>501737.280262836</text:p>
          </table:table-cell>
          <table:table-cell office:value-type="float" office:value="503374.593378999" calcext:value-type="float">
            <text:p>503374.593378999</text:p>
          </table:table-cell>
          <table:table-cell office:value-type="float" office:value="505014.159418213" calcext:value-type="float">
            <text:p>505014.159418213</text:p>
          </table:table-cell>
          <table:table-cell office:value-type="float" office:value="506655.932302373" calcext:value-type="float">
            <text:p>506655.932302373</text:p>
          </table:table-cell>
          <table:table-cell office:value-type="float" office:value="508299.870546133" calcext:value-type="float">
            <text:p>508299.870546133</text:p>
          </table:table-cell>
          <table:table-cell office:value-type="float" office:value="509945.9362564" calcext:value-type="float">
            <text:p>509945.9362564</text:p>
          </table:table-cell>
          <table:table-cell office:value-type="float" office:value="511594.095642378" calcext:value-type="float">
            <text:p>511594.095642378</text:p>
          </table:table-cell>
          <table:table-cell office:value-type="float" office:value="513244.315614814" calcext:value-type="float">
            <text:p>513244.315614814</text:p>
          </table:table-cell>
          <table:table-cell office:value-type="float" office:value="514896.565552391" calcext:value-type="float">
            <text:p>514896.565552391</text:p>
          </table:table-cell>
          <table:table-cell office:value-type="float" office:value="516550.815717842" calcext:value-type="float">
            <text:p>516550.815717842</text:p>
          </table:table-cell>
          <table:table-cell office:value-type="float" office:value="518207.036990232" calcext:value-type="float">
            <text:p>518207.036990232</text:p>
          </table:table-cell>
          <table:table-cell office:value-type="float" office:value="519865.201270241" calcext:value-type="float">
            <text:p>519865.201270241</text:p>
          </table:table-cell>
          <table:table-cell office:value-type="float" office:value="521525.280618464" calcext:value-type="float">
            <text:p>521525.280618464</text:p>
          </table:table-cell>
          <table:table-cell office:value-type="float" office:value="523187.247396329" calcext:value-type="float">
            <text:p>523187.247396329</text:p>
          </table:table-cell>
          <table:table-cell office:value-type="float" office:value="524851.073941646" calcext:value-type="float">
            <text:p>524851.073941646</text:p>
          </table:table-cell>
          <table:table-cell office:value-type="float" office:value="526516.732621597" calcext:value-type="float">
            <text:p>526516.732621597</text:p>
          </table:table-cell>
          <table:table-cell office:value-type="float" office:value="528184.195808349" calcext:value-type="float">
            <text:p>528184.195808349</text:p>
          </table:table-cell>
          <table:table-cell office:value-type="float" office:value="529853.435870634" calcext:value-type="float">
            <text:p>529853.435870634</text:p>
          </table:table-cell>
          <table:table-cell office:value-type="float" office:value="531524.424967794" calcext:value-type="float">
            <text:p>531524.424967794</text:p>
          </table:table-cell>
          <table:table-cell office:value-type="float" office:value="533197.135208593" calcext:value-type="float">
            <text:p>533197.135208593</text:p>
          </table:table-cell>
          <table:table-cell office:value-type="float" office:value="534871.538391495" calcext:value-type="float">
            <text:p>534871.538391495</text:p>
          </table:table-cell>
          <table:table-cell office:value-type="float" office:value="536547.606255968" calcext:value-type="float">
            <text:p>536547.606255968</text:p>
          </table:table-cell>
          <table:table-cell office:value-type="float" office:value="538225.310147256" calcext:value-type="float">
            <text:p>538225.310147256</text:p>
          </table:table-cell>
          <table:table-cell office:value-type="float" office:value="539904.621475215" calcext:value-type="float">
            <text:p>539904.621475215</text:p>
          </table:table-cell>
          <table:table-cell office:value-type="float" office:value="541585.511344254" calcext:value-type="float">
            <text:p>541585.511344254</text:p>
          </table:table-cell>
          <table:table-cell office:value-type="float" office:value="543267.950487184" calcext:value-type="float">
            <text:p>543267.950487184</text:p>
          </table:table-cell>
          <table:table-cell office:value-type="float" office:value="544951.90976745" calcext:value-type="float">
            <text:p>544951.90976745</text:p>
          </table:table-cell>
          <table:table-cell office:value-type="float" office:value="546637.35936524" calcext:value-type="float">
            <text:p>546637.35936524</text:p>
          </table:table-cell>
          <table:table-cell office:value-type="float" office:value="548324.26962999" calcext:value-type="float">
            <text:p>548324.26962999</text:p>
          </table:table-cell>
          <table:table-cell office:value-type="float" office:value="550012.610468367" calcext:value-type="float">
            <text:p>550012.610468367</text:p>
          </table:table-cell>
          <table:table-cell office:value-type="float" office:value="551702.35150303" calcext:value-type="float">
            <text:p>551702.35150303</text:p>
          </table:table-cell>
          <table:table-cell office:value-type="float" office:value="553393.462317746" calcext:value-type="float">
            <text:p>553393.462317746</text:p>
          </table:table-cell>
          <table:table-cell office:value-type="float" office:value="555085.911506336" calcext:value-type="float">
            <text:p>555085.911506336</text:p>
          </table:table-cell>
          <table:table-cell office:value-type="float" office:value="556779.668271811" calcext:value-type="float">
            <text:p>556779.668271811</text:p>
          </table:table-cell>
          <table:table-cell office:value-type="float" office:value="558474.70190248" calcext:value-type="float">
            <text:p>558474.70190248</text:p>
          </table:table-cell>
          <table:table-cell office:value-type="float" office:value="560170.981665939" calcext:value-type="float">
            <text:p>560170.981665939</text:p>
          </table:table-cell>
          <table:table-cell office:value-type="float" office:value="561868.475155706" calcext:value-type="float">
            <text:p>561868.475155706</text:p>
          </table:table-cell>
          <table:table-cell office:value-type="float" office:value="563567.149841437" calcext:value-type="float">
            <text:p>563567.149841437</text:p>
          </table:table-cell>
          <table:table-cell office:value-type="float" office:value="565266.973964623" calcext:value-type="float">
            <text:p>565266.973964623</text:p>
          </table:table-cell>
          <table:table-cell office:value-type="float" office:value="566967.915766753" calcext:value-type="float">
            <text:p>566967.915766753</text:p>
          </table:table-cell>
          <table:table-cell office:value-type="float" office:value="568669.942957058" calcext:value-type="float">
            <text:p>568669.942957058</text:p>
          </table:table-cell>
          <table:table-cell office:value-type="float" office:value="570373.02142279" calcext:value-type="float">
            <text:p>570373.02142279</text:p>
          </table:table-cell>
          <table:table-cell office:value-type="float" office:value="572077.118213594" calcext:value-type="float">
            <text:p>572077.118213594</text:p>
          </table:table-cell>
          <table:table-cell office:value-type="float" office:value="573782.200521719" calcext:value-type="float">
            <text:p>573782.200521719</text:p>
          </table:table-cell>
          <table:table-cell office:value-type="float" office:value="575488.232054465" calcext:value-type="float">
            <text:p>575488.232054465</text:p>
          </table:table-cell>
          <table:table-cell office:value-type="float" office:value="577195.187405873" calcext:value-type="float">
            <text:p>577195.187405873</text:p>
          </table:table-cell>
          <table:table-cell office:value-type="float" office:value="578903.024945773" calcext:value-type="float">
            <text:p>578903.024945773</text:p>
          </table:table-cell>
          <table:table-cell office:value-type="float" office:value="580611.711478389" calcext:value-type="float">
            <text:p>580611.711478389</text:p>
          </table:table-cell>
          <table:table-cell office:value-type="float" office:value="582321.213573237" calcext:value-type="float">
            <text:p>582321.213573237</text:p>
          </table:table-cell>
          <table:table-cell office:value-type="float" office:value="584031.497168213" calcext:value-type="float">
            <text:p>584031.497168213</text:p>
          </table:table-cell>
          <table:table-cell office:value-type="float" office:value="585742.526685828" calcext:value-type="float">
            <text:p>585742.526685828</text:p>
          </table:table-cell>
          <table:table-cell office:value-type="float" office:value="587454.267022866" calcext:value-type="float">
            <text:p>587454.267022866</text:p>
          </table:table-cell>
          <table:table-cell office:value-type="float" office:value="589166.682814292" calcext:value-type="float">
            <text:p>589166.682814292</text:p>
          </table:table-cell>
          <table:table-cell office:value-type="float" office:value="590879.738345935" calcext:value-type="float">
            <text:p>590879.738345935</text:p>
          </table:table-cell>
          <table:table-cell office:value-type="float" office:value="592593.39755449" calcext:value-type="float">
            <text:p>592593.39755449</text:p>
          </table:table-cell>
          <table:table-cell office:value-type="float" office:value="594307.624036387" calcext:value-type="float">
            <text:p>594307.624036387</text:p>
          </table:table-cell>
          <table:table-cell office:value-type="float" office:value="596022.38181881" calcext:value-type="float">
            <text:p>596022.38181881</text:p>
          </table:table-cell>
          <table:table-cell office:value-type="float" office:value="597737.634700986" calcext:value-type="float">
            <text:p>597737.634700986</text:p>
          </table:table-cell>
          <table:table-cell office:value-type="float" office:value="599453.345847408" calcext:value-type="float">
            <text:p>599453.345847408</text:p>
          </table:table-cell>
          <table:table-cell office:value-type="float" office:value="601169.478149908" calcext:value-type="float">
            <text:p>601169.478149908</text:p>
          </table:table-cell>
          <table:table-cell office:value-type="float" office:value="602885.994227655" calcext:value-type="float">
            <text:p>602885.994227655</text:p>
          </table:table-cell>
          <table:table-cell office:value-type="float" office:value="604602.856427158" calcext:value-type="float">
            <text:p>604602.856427158</text:p>
          </table:table-cell>
          <table:table-cell office:value-type="float" office:value="606320.026956969" calcext:value-type="float">
            <text:p>606320.026956969</text:p>
          </table:table-cell>
          <table:table-cell office:value-type="float" office:value="608037.468344085" calcext:value-type="float">
            <text:p>608037.468344085</text:p>
          </table:table-cell>
          <table:table-cell office:value-type="float" office:value="609755.142554589" calcext:value-type="float">
            <text:p>609755.142554589</text:p>
          </table:table-cell>
          <table:table-cell office:value-type="float" office:value="611473.011275375" calcext:value-type="float">
            <text:p>611473.011275375</text:p>
          </table:table-cell>
          <table:table-cell office:value-type="float" office:value="613191.035970646" calcext:value-type="float">
            <text:p>613191.035970646</text:p>
          </table:table-cell>
          <table:table-cell office:value-type="float" office:value="614909.177881908" calcext:value-type="float">
            <text:p>614909.177881908</text:p>
          </table:table-cell>
          <table:table-cell office:value-type="float" office:value="616627.398028083" calcext:value-type="float">
            <text:p>616627.398028083</text:p>
          </table:table-cell>
          <table:table-cell office:value-type="float" office:value="618345.657259579" calcext:value-type="float">
            <text:p>618345.657259579</text:p>
          </table:table-cell>
          <table:table-cell office:value-type="float" office:value="620063.916224796" calcext:value-type="float">
            <text:p>620063.916224796</text:p>
          </table:table-cell>
          <table:table-cell office:value-type="float" office:value="621782.13532257" calcext:value-type="float">
            <text:p>621782.13532257</text:p>
          </table:table-cell>
          <table:table-cell office:value-type="float" office:value="623500.27473499" calcext:value-type="float">
            <text:p>623500.27473499</text:p>
          </table:table-cell>
          <table:table-cell office:value-type="float" office:value="625218.294427397" calcext:value-type="float">
            <text:p>625218.294427397</text:p>
          </table:table-cell>
          <table:table-cell office:value-type="float" office:value="626936.154148384" calcext:value-type="float">
            <text:p>626936.154148384</text:p>
          </table:table-cell>
          <table:table-cell office:value-type="float" office:value="628653.813415271" calcext:value-type="float">
            <text:p>628653.813415271</text:p>
          </table:table-cell>
          <table:table-cell office:value-type="float" office:value="630371.231384852" calcext:value-type="float">
            <text:p>630371.231384852</text:p>
          </table:table-cell>
          <table:table-cell office:value-type="float" office:value="632088.366995083" calcext:value-type="float">
            <text:p>632088.366995083</text:p>
          </table:table-cell>
          <table:table-cell office:value-type="float" office:value="633805.179160176" calcext:value-type="float">
            <text:p>633805.179160176</text:p>
          </table:table-cell>
          <table:table-cell office:value-type="float" office:value="635521.626609171" calcext:value-type="float">
            <text:p>635521.626609171</text:p>
          </table:table-cell>
          <table:table-cell office:value-type="float" office:value="637237.66789857" calcext:value-type="float">
            <text:p>637237.66789857</text:p>
          </table:table-cell>
          <table:table-cell office:value-type="float" office:value="638953.261284088" calcext:value-type="float">
            <text:p>638953.261284088</text:p>
          </table:table-cell>
          <table:table-cell office:value-type="float" office:value="640668.364817611" calcext:value-type="float">
            <text:p>640668.364817611</text:p>
          </table:table-cell>
          <table:table-cell office:value-type="float" office:value="642382.936371183" calcext:value-type="float">
            <text:p>642382.936371183</text:p>
          </table:table-cell>
          <table:table-cell office:value-type="float" office:value="644096.933587954" calcext:value-type="float">
            <text:p>644096.933587954</text:p>
          </table:table-cell>
          <table:table-cell office:value-type="float" office:value="645810.31401911" calcext:value-type="float">
            <text:p>645810.31401911</text:p>
          </table:table-cell>
          <table:table-cell office:value-type="float" office:value="647523.034870534" calcext:value-type="float">
            <text:p>647523.034870534</text:p>
          </table:table-cell>
          <table:table-cell office:value-type="float" office:value="649235.053303637" calcext:value-type="float">
            <text:p>649235.053303637</text:p>
          </table:table-cell>
          <table:table-cell office:value-type="float" office:value="650946.326117583" calcext:value-type="float">
            <text:p>650946.326117583</text:p>
          </table:table-cell>
          <table:table-cell office:value-type="float" office:value="652656.810027432" calcext:value-type="float">
            <text:p>652656.810027432</text:p>
          </table:table-cell>
          <table:table-cell office:value-type="float" office:value="654366.461588103" calcext:value-type="float">
            <text:p>654366.461588103</text:p>
          </table:table-cell>
          <table:table-cell office:value-type="float" office:value="656075.237042935" calcext:value-type="float">
            <text:p>656075.237042935</text:p>
          </table:table-cell>
          <table:table-cell office:value-type="float" office:value="657783.092474803" calcext:value-type="float">
            <text:p>657783.092474803</text:p>
          </table:table-cell>
          <table:table-cell office:value-type="float" office:value="659489.983852228" calcext:value-type="float">
            <text:p>659489.983852228</text:p>
          </table:table-cell>
          <table:table-cell office:value-type="float" office:value="661195.86696219" calcext:value-type="float">
            <text:p>661195.86696219</text:p>
          </table:table-cell>
          <table:table-cell office:value-type="float" office:value="662900.697354586" calcext:value-type="float">
            <text:p>662900.697354586</text:p>
          </table:table-cell>
          <table:table-cell office:value-type="float" office:value="664604.430353095" calcext:value-type="float">
            <text:p>664604.430353095</text:p>
          </table:table-cell>
          <table:table-cell office:value-type="float" office:value="666307.021226547" calcext:value-type="float">
            <text:p>666307.021226547</text:p>
          </table:table-cell>
          <table:table-cell office:value-type="float" office:value="668008.424994244" calcext:value-type="float">
            <text:p>668008.424994244</text:p>
          </table:table-cell>
          <table:table-cell office:value-type="float" office:value="669708.596420123" calcext:value-type="float">
            <text:p>669708.596420123</text:p>
          </table:table-cell>
          <table:table-cell office:value-type="float" office:value="671407.490054446" calcext:value-type="float">
            <text:p>671407.490054446</text:p>
          </table:table-cell>
          <table:table-cell office:value-type="float" office:value="673105.060240075" calcext:value-type="float">
            <text:p>673105.060240075</text:p>
          </table:table-cell>
          <table:table-cell office:value-type="float" office:value="674801.261366216" calcext:value-type="float">
            <text:p>674801.261366216</text:p>
          </table:table-cell>
          <table:table-cell office:value-type="float" office:value="676496.047643823" calcext:value-type="float">
            <text:p>676496.047643823</text:p>
          </table:table-cell>
          <table:table-cell office:value-type="float" office:value="678189.373018453" calcext:value-type="float">
            <text:p>678189.373018453</text:p>
          </table:table-cell>
          <table:table-cell office:value-type="float" office:value="679881.191258669" calcext:value-type="float">
            <text:p>679881.191258669</text:p>
          </table:table-cell>
          <table:table-cell office:value-type="float" office:value="681571.455956336" calcext:value-type="float">
            <text:p>681571.455956336</text:p>
          </table:table-cell>
          <table:table-cell office:value-type="float" office:value="683260.120605103" calcext:value-type="float">
            <text:p>683260.120605103</text:p>
          </table:table-cell>
          <table:table-cell office:value-type="float" office:value="684947.138557344" calcext:value-type="float">
            <text:p>684947.138557344</text:p>
          </table:table-cell>
          <table:table-cell office:value-type="float" office:value="686632.462960903" calcext:value-type="float">
            <text:p>686632.462960903</text:p>
          </table:table-cell>
          <table:table-cell office:value-type="float" office:value="688316.046799661" calcext:value-type="float">
            <text:p>688316.046799661</text:p>
          </table:table-cell>
          <table:table-cell office:value-type="float" office:value="689997.84289354" calcext:value-type="float">
            <text:p>689997.84289354</text:p>
          </table:table-cell>
          <table:table-cell office:value-type="float" office:value="691677.80590667" calcext:value-type="float">
            <text:p>691677.80590667</text:p>
          </table:table-cell>
          <table:table-cell office:value-type="float" office:value="693355.883145183" calcext:value-type="float">
            <text:p>693355.883145183</text:p>
          </table:table-cell>
          <table:table-cell office:value-type="float" office:value="695032.031072006" calcext:value-type="float">
            <text:p>695032.031072006</text:p>
          </table:table-cell>
          <table:table-cell office:value-type="float" office:value="696706.201491333" calcext:value-type="float">
            <text:p>696706.201491333</text:p>
          </table:table-cell>
          <table:table-cell office:value-type="float" office:value="698378.346207356" calcext:value-type="float">
            <text:p>698378.346207356</text:p>
          </table:table-cell>
          <table:table-cell office:value-type="float" office:value="700048.416966494" calcext:value-type="float">
            <text:p>700048.416966494</text:p>
          </table:table-cell>
          <table:table-cell office:value-type="float" office:value="701716.365381728" calcext:value-type="float">
            <text:p>701716.365381728</text:p>
          </table:table-cell>
          <table:table-cell office:value-type="float" office:value="703382.143126115" calcext:value-type="float">
            <text:p>703382.143126115</text:p>
          </table:table-cell>
          <table:table-cell office:value-type="float" office:value="705045.701859961" calcext:value-type="float">
            <text:p>705045.701859961</text:p>
          </table:table-cell>
          <table:table-cell office:value-type="float" office:value="706706.992960592" calcext:value-type="float">
            <text:p>706706.992960592</text:p>
          </table:table-cell>
          <table:table-cell office:value-type="float" office:value="708365.96771836" calcext:value-type="float">
            <text:p>708365.96771836</text:p>
          </table:table-cell>
          <table:table-cell office:value-type="float" office:value="710022.57719122" calcext:value-type="float">
            <text:p>710022.57719122</text:p>
          </table:table-cell>
          <table:table-cell office:value-type="float" office:value="711676.772353826" calcext:value-type="float">
            <text:p>711676.772353826</text:p>
          </table:table-cell>
          <table:table-cell office:value-type="float" office:value="713328.504075871" calcext:value-type="float">
            <text:p>713328.504075871</text:p>
          </table:table-cell>
          <table:table-cell office:value-type="float" office:value="714977.723141436" calcext:value-type="float">
            <text:p>714977.723141436</text:p>
          </table:table-cell>
          <table:table-cell office:value-type="float" office:value="716624.380122409" calcext:value-type="float">
            <text:p>716624.380122409</text:p>
          </table:table-cell>
          <table:table-cell office:value-type="float" office:value="718268.425584527" calcext:value-type="float">
            <text:p>718268.425584527</text:p>
          </table:table-cell>
          <table:table-cell office:value-type="float" office:value="719909.809843102" calcext:value-type="float">
            <text:p>719909.809843102</text:p>
          </table:table-cell>
          <table:table-cell office:value-type="float" office:value="721548.483222765" calcext:value-type="float">
            <text:p>721548.483222765</text:p>
          </table:table-cell>
          <table:table-cell office:value-type="float" office:value="723184.3958721" calcext:value-type="float">
            <text:p>723184.3958721</text:p>
          </table:table-cell>
          <table:table-cell office:value-type="float" office:value="724817.497855396" calcext:value-type="float">
            <text:p>724817.497855396</text:p>
          </table:table-cell>
          <table:table-cell office:value-type="float" office:value="726447.739076351" calcext:value-type="float">
            <text:p>726447.739076351</text:p>
          </table:table-cell>
          <table:table-cell office:value-type="float" office:value="728075.069443718" calcext:value-type="float">
            <text:p>728075.069443718</text:p>
          </table:table-cell>
          <table:table-cell office:value-type="float" office:value="729699.438763297" calcext:value-type="float">
            <text:p>729699.438763297</text:p>
          </table:table-cell>
          <table:table-cell office:value-type="float" office:value="731320.796713062" calcext:value-type="float">
            <text:p>731320.796713062</text:p>
          </table:table-cell>
          <table:table-cell office:value-type="float" office:value="732939.092843163" calcext:value-type="float">
            <text:p>732939.092843163</text:p>
          </table:table-cell>
          <table:table-cell office:value-type="float" office:value="734554.276575923" calcext:value-type="float">
            <text:p>734554.276575923</text:p>
          </table:table-cell>
          <table:table-cell office:value-type="float" office:value="736166.29721616" calcext:value-type="float">
            <text:p>736166.29721616</text:p>
          </table:table-cell>
          <table:table-cell office:value-type="float" office:value="737775.104212703" calcext:value-type="float">
            <text:p>737775.104212703</text:p>
          </table:table-cell>
          <table:table-cell office:value-type="float" office:value="739380.646850241" calcext:value-type="float">
            <text:p>739380.646850241</text:p>
          </table:table-cell>
          <table:table-cell office:value-type="float" office:value="740982.874215239" calcext:value-type="float">
            <text:p>740982.874215239</text:p>
          </table:table-cell>
          <table:table-cell office:value-type="float" office:value="742581.735285692" calcext:value-type="float">
            <text:p>742581.735285692</text:p>
          </table:table-cell>
          <table:table-cell office:value-type="float" office:value="744177.17893113" calcext:value-type="float">
            <text:p>744177.17893113</text:p>
          </table:table-cell>
          <table:table-cell office:value-type="float" office:value="745769.153912613" calcext:value-type="float">
            <text:p>745769.153912613</text:p>
          </table:table-cell>
          <table:table-cell office:value-type="float" office:value="747357.608882737" calcext:value-type="float">
            <text:p>747357.608882737</text:p>
          </table:table-cell>
          <table:table-cell office:value-type="float" office:value="748942.492656025" calcext:value-type="float">
            <text:p>748942.492656025</text:p>
          </table:table-cell>
          <table:table-cell office:value-type="float" office:value="750523.754194394" calcext:value-type="float">
            <text:p>750523.754194394</text:p>
          </table:table-cell>
          <table:table-cell office:value-type="float" office:value="752101.342105044" calcext:value-type="float">
            <text:p>752101.342105044</text:p>
          </table:table-cell>
          <table:table-cell office:value-type="float" office:value="753675.204916617" calcext:value-type="float">
            <text:p>753675.204916617</text:p>
          </table:table-cell>
          <table:table-cell office:value-type="float" office:value="755245.291081109" calcext:value-type="float">
            <text:p>755245.291081109</text:p>
          </table:table-cell>
          <table:table-cell office:value-type="float" office:value="756811.548973863" calcext:value-type="float">
            <text:p>756811.548973863</text:p>
          </table:table-cell>
          <table:table-cell office:value-type="float" office:value="758373.926893575" calcext:value-type="float">
            <text:p>758373.926893575</text:p>
          </table:table-cell>
          <table:table-cell office:value-type="float" office:value="759932.373091016" calcext:value-type="float">
            <text:p>759932.373091016</text:p>
          </table:table-cell>
          <table:table-cell office:value-type="float" office:value="761486.835940188" calcext:value-type="float">
            <text:p>761486.835940188</text:p>
          </table:table-cell>
          <table:table-cell office:value-type="float" office:value="763037.263886268" calcext:value-type="float">
            <text:p>763037.263886268</text:p>
          </table:table-cell>
          <table:table-cell office:value-type="float" office:value="764583.605614697" calcext:value-type="float">
            <text:p>764583.605614697</text:p>
          </table:table-cell>
          <table:table-cell office:value-type="float" office:value="766125.809638334" calcext:value-type="float">
            <text:p>766125.809638334</text:p>
          </table:table-cell>
          <table:table-cell office:value-type="float" office:value="767663.823935579" calcext:value-type="float">
            <text:p>767663.823935579</text:p>
          </table:table-cell>
          <table:table-cell office:value-type="float" office:value="769197.596532169" calcext:value-type="float">
            <text:p>769197.596532169</text:p>
          </table:table-cell>
          <table:table-cell office:value-type="float" office:value="770727.075437389" calcext:value-type="float">
            <text:p>770727.075437389</text:p>
          </table:table-cell>
          <table:table-cell office:value-type="float" office:value="772252.208845556" calcext:value-type="float">
            <text:p>772252.208845556</text:p>
          </table:table-cell>
          <table:table-cell office:value-type="float" office:value="773772.944943653" calcext:value-type="float">
            <text:p>773772.944943653</text:p>
          </table:table-cell>
          <table:table-cell office:value-type="float" office:value="775289.23182339" calcext:value-type="float">
            <text:p>775289.23182339</text:p>
          </table:table-cell>
          <table:table-cell office:value-type="float" office:value="776801.017579263" calcext:value-type="float">
            <text:p>776801.017579263</text:p>
          </table:table-cell>
          <table:table-cell office:value-type="float" office:value="778308.250231471" calcext:value-type="float">
            <text:p>778308.250231471</text:p>
          </table:table-cell>
          <table:table-cell office:value-type="float" office:value="779810.877813027" calcext:value-type="float">
            <text:p>779810.877813027</text:p>
          </table:table-cell>
          <table:table-cell office:value-type="float" office:value="781308.848411993" calcext:value-type="float">
            <text:p>781308.848411993</text:p>
          </table:table-cell>
          <table:table-cell office:value-type="float" office:value="782802.110114587" calcext:value-type="float">
            <text:p>782802.110114587</text:p>
          </table:table-cell>
          <table:table-cell office:value-type="float" office:value="784290.611021222" calcext:value-type="float">
            <text:p>784290.611021222</text:p>
          </table:table-cell>
          <table:table-cell office:value-type="float" office:value="785774.299231752" calcext:value-type="float">
            <text:p>785774.299231752</text:p>
          </table:table-cell>
          <table:table-cell office:value-type="float" office:value="787253.122855405" calcext:value-type="float">
            <text:p>787253.122855405</text:p>
          </table:table-cell>
          <table:table-cell office:value-type="float" office:value="788727.030004385" calcext:value-type="float">
            <text:p>788727.030004385</text:p>
          </table:table-cell>
          <table:table-cell office:value-type="float" office:value="790195.968832894" calcext:value-type="float">
            <text:p>790195.968832894</text:p>
          </table:table-cell>
          <table:table-cell office:value-type="float" office:value="791659.887496741" calcext:value-type="float">
            <text:p>791659.887496741</text:p>
          </table:table-cell>
          <table:table-cell office:value-type="float" office:value="793118.734208381" calcext:value-type="float">
            <text:p>793118.734208381</text:p>
          </table:table-cell>
          <table:table-cell office:value-type="float" office:value="794572.457194513" calcext:value-type="float">
            <text:p>794572.457194513</text:p>
          </table:table-cell>
          <table:table-cell office:value-type="float" office:value="796021.004699703" calcext:value-type="float">
            <text:p>796021.004699703</text:p>
          </table:table-cell>
          <table:table-cell office:value-type="float" office:value="797464.325043222" calcext:value-type="float">
            <text:p>797464.325043222</text:p>
          </table:table-cell>
          <table:table-cell office:value-type="float" office:value="798902.366602273" calcext:value-type="float">
            <text:p>798902.366602273</text:p>
          </table:table-cell>
          <table:table-cell office:value-type="float" office:value="800335.077777357" calcext:value-type="float">
            <text:p>800335.077777357</text:p>
          </table:table-cell>
          <table:table-cell office:value-type="float" office:value="801762.406987849" calcext:value-type="float">
            <text:p>801762.406987849</text:p>
          </table:table-cell>
          <table:table-cell office:value-type="float" office:value="803184.302698378" calcext:value-type="float">
            <text:p>803184.302698378</text:p>
          </table:table-cell>
          <table:table-cell office:value-type="float" office:value="804600.713418823" calcext:value-type="float">
            <text:p>804600.713418823</text:p>
          </table:table-cell>
          <table:table-cell office:value-type="float" office:value="806011.587749469" calcext:value-type="float">
            <text:p>806011.587749469</text:p>
          </table:table-cell>
          <table:table-cell office:value-type="float" office:value="807416.874401912" calcext:value-type="float">
            <text:p>807416.874401912</text:p>
          </table:table-cell>
          <table:table-cell office:value-type="float" office:value="808816.522093888" calcext:value-type="float">
            <text:p>808816.522093888</text:p>
          </table:table-cell>
          <table:table-cell office:value-type="float" office:value="810210.479597957" calcext:value-type="float">
            <text:p>810210.479597957</text:p>
          </table:table-cell>
          <table:table-cell office:value-type="float" office:value="811598.695742393" calcext:value-type="float">
            <text:p>811598.695742393</text:p>
          </table:table-cell>
          <table:table-cell office:value-type="float" office:value="812981.119428472" calcext:value-type="float">
            <text:p>812981.119428472</text:p>
          </table:table-cell>
          <table:table-cell office:value-type="float" office:value="814357.699771396" calcext:value-type="float">
            <text:p>814357.699771396</text:p>
          </table:table-cell>
          <table:table-cell office:value-type="float" office:value="815728.385904465" calcext:value-type="float">
            <text:p>815728.385904465</text:p>
          </table:table-cell>
          <table:table-cell office:value-type="float" office:value="817093.127008864" calcext:value-type="float">
            <text:p>817093.127008864</text:p>
          </table:table-cell>
          <table:table-cell office:value-type="float" office:value="818451.872339153" calcext:value-type="float">
            <text:p>818451.872339153</text:p>
          </table:table-cell>
          <table:table-cell office:value-type="float" office:value="819804.571223257" calcext:value-type="float">
            <text:p>819804.571223257</text:p>
          </table:table-cell>
          <table:table-cell office:value-type="float" office:value="821151.173210898" calcext:value-type="float">
            <text:p>821151.173210898</text:p>
          </table:table-cell>
          <table:table-cell office:value-type="float" office:value="822491.628035816" calcext:value-type="float">
            <text:p>822491.628035816</text:p>
          </table:table-cell>
          <table:table-cell office:value-type="float" office:value="823825.885424537" calcext:value-type="float">
            <text:p>823825.885424537</text:p>
          </table:table-cell>
          <table:table-cell office:value-type="float" office:value="825153.895202711" calcext:value-type="float">
            <text:p>825153.895202711</text:p>
          </table:table-cell>
          <table:table-cell office:value-type="float" office:value="826475.607295113" calcext:value-type="float">
            <text:p>826475.607295113</text:p>
          </table:table-cell>
          <table:table-cell office:value-type="float" office:value="827790.969070004" calcext:value-type="float">
            <text:p>827790.969070004</text:p>
          </table:table-cell>
          <table:table-cell office:value-type="float" office:value="829099.93776003" calcext:value-type="float">
            <text:p>829099.93776003</text:p>
          </table:table-cell>
          <table:table-cell office:value-type="float" office:value="830402.458542175" calcext:value-type="float">
            <text:p>830402.458542175</text:p>
          </table:table-cell>
          <table:table-cell office:value-type="float" office:value="831698.482223258" calcext:value-type="float">
            <text:p>831698.482223258</text:p>
          </table:table-cell>
          <table:table-cell office:value-type="float" office:value="832987.959610102" calcext:value-type="float">
            <text:p>832987.959610102</text:p>
          </table:table-cell>
          <table:table-cell office:value-type="float" office:value="834270.841508197" calcext:value-type="float">
            <text:p>834270.841508197</text:p>
          </table:table-cell>
          <table:table-cell office:value-type="float" office:value="835547.07856086" calcext:value-type="float">
            <text:p>835547.07856086</text:p>
          </table:table-cell>
          <table:table-cell office:value-type="float" office:value="836816.62134401" calcext:value-type="float">
            <text:p>836816.62134401</text:p>
          </table:table-cell>
          <table:table-cell office:value-type="float" office:value="838079.421232139" calcext:value-type="float">
            <text:p>838079.421232139</text:p>
          </table:table-cell>
          <table:table-cell office:value-type="float" office:value="839335.429785987" calcext:value-type="float">
            <text:p>839335.429785987</text:p>
          </table:table-cell>
          <table:table-cell office:value-type="float" office:value="840584.598557404" calcext:value-type="float">
            <text:p>840584.598557404</text:p>
          </table:table-cell>
          <table:table-cell office:value-type="float" office:value="841826.879125969" calcext:value-type="float">
            <text:p>841826.879125969</text:p>
          </table:table-cell>
          <table:table-cell office:value-type="float" office:value="843062.223218482" calcext:value-type="float">
            <text:p>843062.223218482</text:p>
          </table:table-cell>
          <table:table-cell office:value-type="float" office:value="844290.582640632" calcext:value-type="float">
            <text:p>844290.582640632</text:p>
          </table:table-cell>
          <table:table-cell office:value-type="float" office:value="845511.909561047" calcext:value-type="float">
            <text:p>845511.909561047</text:p>
          </table:table-cell>
          <table:table-cell office:value-type="float" office:value="846726.156220118" calcext:value-type="float">
            <text:p>846726.156220118</text:p>
          </table:table-cell>
          <table:table-cell office:value-type="float" office:value="847933.275117704" calcext:value-type="float">
            <text:p>847933.275117704</text:p>
          </table:table-cell>
          <table:table-cell office:value-type="float" office:value="849133.218887813" calcext:value-type="float">
            <text:p>849133.218887813</text:p>
          </table:table-cell>
          <table:table-cell office:value-type="float" office:value="850325.940324997" calcext:value-type="float">
            <text:p>850325.940324997</text:p>
          </table:table-cell>
          <table:table-cell office:value-type="float" office:value="851511.392475464" calcext:value-type="float">
            <text:p>851511.392475464</text:p>
          </table:table-cell>
          <table:table-cell office:value-type="float" office:value="852689.528581134" calcext:value-type="float">
            <text:p>852689.528581134</text:p>
          </table:table-cell>
          <table:table-cell office:value-type="float" office:value="853860.302630471" calcext:value-type="float">
            <text:p>853860.302630471</text:p>
          </table:table-cell>
          <table:table-cell office:value-type="float" office:value="855023.668165574" calcext:value-type="float">
            <text:p>855023.668165574</text:p>
          </table:table-cell>
          <table:table-cell office:value-type="float" office:value="856179.578625425" calcext:value-type="float">
            <text:p>856179.578625425</text:p>
          </table:table-cell>
          <table:table-cell office:value-type="float" office:value="857327.98744901" calcext:value-type="float">
            <text:p>857327.98744901</text:p>
          </table:table-cell>
          <table:table-cell office:value-type="float" office:value="858468.848482092" calcext:value-type="float">
            <text:p>858468.848482092</text:p>
          </table:table-cell>
          <table:table-cell office:value-type="float" office:value="859602.117585177" calcext:value-type="float">
            <text:p>859602.117585177</text:p>
          </table:table-cell>
          <table:table-cell office:value-type="float" office:value="860727.749447347" calcext:value-type="float">
            <text:p>860727.749447347</text:p>
          </table:table-cell>
          <table:table-cell office:value-type="float" office:value="861845.698517495" calcext:value-type="float">
            <text:p>861845.698517495</text:p>
          </table:table-cell>
          <table:table-cell office:value-type="float" office:value="862955.919244518" calcext:value-type="float">
            <text:p>862955.919244518</text:p>
          </table:table-cell>
          <table:table-cell office:value-type="float" office:value="864058.366558398" calcext:value-type="float">
            <text:p>864058.366558398</text:p>
          </table:table-cell>
          <table:table-cell office:value-type="float" office:value="865152.997565203" calcext:value-type="float">
            <text:p>865152.997565203</text:p>
          </table:table-cell>
          <table:table-cell office:value-type="float" office:value="866239.768056595" calcext:value-type="float">
            <text:p>866239.768056595</text:p>
          </table:table-cell>
          <table:table-cell office:value-type="float" office:value="867318.63358525" calcext:value-type="float">
            <text:p>867318.63358525</text:p>
          </table:table-cell>
          <table:table-cell office:value-type="float" office:value="868389.549703842" calcext:value-type="float">
            <text:p>868389.549703842</text:p>
          </table:table-cell>
          <table:table-cell office:value-type="float" office:value="869452.476321823" calcext:value-type="float">
            <text:p>869452.476321823</text:p>
          </table:table-cell>
          <table:table-cell office:value-type="float" office:value="870507.361934077" calcext:value-type="float">
            <text:p>870507.361934077</text:p>
          </table:table-cell>
          <table:table-cell office:value-type="float" office:value="871554.171200994" calcext:value-type="float">
            <text:p>871554.171200994</text:p>
          </table:table-cell>
          <table:table-cell office:value-type="float" office:value="872592.860187968" calcext:value-type="float">
            <text:p>872592.860187968</text:p>
          </table:table-cell>
          <table:table-cell office:value-type="float" office:value="873623.385205507" calcext:value-type="float">
            <text:p>873623.385205507</text:p>
          </table:table-cell>
          <table:table-cell office:value-type="float" office:value="874645.703239127" calcext:value-type="float">
            <text:p>874645.703239127</text:p>
          </table:table-cell>
          <table:table-cell office:value-type="float" office:value="875659.773296743" calcext:value-type="float">
            <text:p>875659.773296743</text:p>
          </table:table-cell>
          <table:table-cell office:value-type="float" office:value="876665.55387616" calcext:value-type="float">
            <text:p>876665.55387616</text:p>
          </table:table-cell>
          <table:table-cell office:value-type="float" office:value="877663.003770012" calcext:value-type="float">
            <text:p>877663.003770012</text:p>
          </table:table-cell>
          <table:table-cell office:value-type="float" office:value="878652.082209488" calcext:value-type="float">
            <text:p>878652.082209488</text:p>
          </table:table-cell>
          <table:table-cell office:value-type="float" office:value="879632.74886433" calcext:value-type="float">
            <text:p>879632.74886433</text:p>
          </table:table-cell>
          <table:table-cell office:value-type="float" office:value="880604.963196283" calcext:value-type="float">
            <text:p>880604.963196283</text:p>
          </table:table-cell>
          <table:table-cell office:value-type="float" office:value="881568.684549546" calcext:value-type="float">
            <text:p>881568.684549546</text:p>
          </table:table-cell>
          <table:table-cell office:value-type="float" office:value="882523.873117393" calcext:value-type="float">
            <text:p>882523.873117393</text:p>
          </table:table-cell>
          <table:table-cell office:value-type="float" office:value="883470.489421201" calcext:value-type="float">
            <text:p>883470.489421201</text:p>
          </table:table-cell>
          <table:table-cell office:value-type="float" office:value="884408.494309654" calcext:value-type="float">
            <text:p>884408.494309654</text:p>
          </table:table-cell>
          <table:table-cell office:value-type="float" office:value="885337.848943165" calcext:value-type="float">
            <text:p>885337.848943165</text:p>
          </table:table-cell>
          <table:table-cell office:value-type="float" office:value="886258.51454867" calcext:value-type="float">
            <text:p>886258.51454867</text:p>
          </table:table-cell>
          <table:table-cell office:value-type="float" office:value="887170.452711482" calcext:value-type="float">
            <text:p>887170.452711482</text:p>
          </table:table-cell>
          <table:table-cell office:value-type="float" office:value="888073.625378545" calcext:value-type="float">
            <text:p>888073.625378545</text:p>
          </table:table-cell>
          <table:table-cell office:value-type="float" office:value="888967.994795839" calcext:value-type="float">
            <text:p>888967.994795839</text:p>
          </table:table-cell>
          <table:table-cell office:value-type="float" office:value="889853.523508385" calcext:value-type="float">
            <text:p>889853.523508385</text:p>
          </table:table-cell>
          <table:table-cell office:value-type="float" office:value="890730.174410855" calcext:value-type="float">
            <text:p>890730.174410855</text:p>
          </table:table-cell>
          <table:table-cell office:value-type="float" office:value="891597.910868345" calcext:value-type="float">
            <text:p>891597.910868345</text:p>
          </table:table-cell>
          <table:table-cell office:value-type="float" office:value="892456.696465475" calcext:value-type="float">
            <text:p>892456.696465475</text:p>
          </table:table-cell>
          <table:table-cell office:value-type="float" office:value="893306.495094241" calcext:value-type="float">
            <text:p>893306.495094241</text:p>
          </table:table-cell>
          <table:table-cell office:value-type="float" office:value="894147.270964977" calcext:value-type="float">
            <text:p>894147.270964977</text:p>
          </table:table-cell>
          <table:table-cell office:value-type="float" office:value="894978.974251197" calcext:value-type="float">
            <text:p>894978.974251197</text:p>
          </table:table-cell>
          <table:table-cell office:value-type="float" office:value="895801.606441168" calcext:value-type="float">
            <text:p>895801.606441168</text:p>
          </table:table-cell>
          <table:table-cell office:value-type="float" office:value="896615.107105882" calcext:value-type="float">
            <text:p>896615.107105882</text:p>
          </table:table-cell>
          <table:table-cell office:value-type="float" office:value="897419.443304918" calcext:value-type="float">
            <text:p>897419.443304918</text:p>
          </table:table-cell>
          <table:table-cell office:value-type="float" office:value="898214.582097853" calcext:value-type="float">
            <text:p>898214.582097853</text:p>
          </table:table-cell>
          <table:table-cell office:value-type="float" office:value="899000.490544266" calcext:value-type="float">
            <text:p>899000.490544266</text:p>
          </table:table-cell>
          <table:table-cell office:value-type="float" office:value="899777.135733969" calcext:value-type="float">
            <text:p>899777.135733969</text:p>
          </table:table-cell>
          <table:table-cell office:value-type="float" office:value="900544.485200618" calcext:value-type="float">
            <text:p>900544.485200618</text:p>
          </table:table-cell>
          <table:table-cell office:value-type="float" office:value="901302.506523602" calcext:value-type="float">
            <text:p>901302.506523602</text:p>
          </table:table-cell>
          <table:table-cell office:value-type="float" office:value="902051.167274198" calcext:value-type="float">
            <text:p>902051.167274198</text:p>
          </table:table-cell>
          <table:table-cell office:value-type="float" office:value="902790.435303499" calcext:value-type="float">
            <text:p>902790.435303499</text:p>
          </table:table-cell>
          <table:table-cell office:value-type="float" office:value="903520.279305562" calcext:value-type="float">
            <text:p>903520.279305562</text:p>
          </table:table-cell>
          <table:table-cell office:value-type="float" office:value="904240.668165961" calcext:value-type="float">
            <text:p>904240.668165961</text:p>
          </table:table-cell>
          <table:table-cell office:value-type="float" office:value="904951.571339393" calcext:value-type="float">
            <text:p>904951.571339393</text:p>
          </table:table-cell>
          <table:table-cell office:value-type="float" office:value="905652.958499133" calcext:value-type="float">
            <text:p>905652.958499133</text:p>
          </table:table-cell>
          <table:table-cell office:value-type="float" office:value="906344.799753774" calcext:value-type="float">
            <text:p>906344.799753774</text:p>
          </table:table-cell>
          <table:table-cell office:value-type="float" office:value="907027.065589804" calcext:value-type="float">
            <text:p>907027.065589804</text:p>
          </table:table-cell>
          <table:table-cell office:value-type="float" office:value="907699.726897464" calcext:value-type="float">
            <text:p>907699.726897464</text:p>
          </table:table-cell>
          <table:table-cell office:value-type="float" office:value="908362.754923504" calcext:value-type="float">
            <text:p>908362.754923504</text:p>
          </table:table-cell>
          <table:table-cell office:value-type="float" office:value="909016.12135676" calcext:value-type="float">
            <text:p>909016.12135676</text:p>
          </table:table-cell>
          <table:table-cell office:value-type="float" office:value="909659.798405376" calcext:value-type="float">
            <text:p>909659.798405376</text:p>
          </table:table-cell>
          <table:table-cell office:value-type="float" office:value="910293.758433862" calcext:value-type="float">
            <text:p>910293.758433862</text:p>
          </table:table-cell>
          <table:table-cell office:value-type="float" office:value="910917.974207835" calcext:value-type="float">
            <text:p>910917.974207835</text:p>
          </table:table-cell>
          <table:table-cell office:value-type="float" office:value="911532.418952052" calcext:value-type="float">
            <text:p>911532.418952052</text:p>
          </table:table-cell>
          <table:table-cell office:value-type="float" office:value="912137.066341551" calcext:value-type="float">
            <text:p>912137.066341551</text:p>
          </table:table-cell>
          <table:table-cell office:value-type="float" office:value="912731.890425767" calcext:value-type="float">
            <text:p>912731.890425767</text:p>
          </table:table-cell>
          <table:table-cell office:value-type="float" office:value="913316.865729851" calcext:value-type="float">
            <text:p>913316.865729851</text:p>
          </table:table-cell>
          <table:table-cell office:value-type="float" office:value="913891.967241151" calcext:value-type="float">
            <text:p>913891.967241151</text:p>
          </table:table-cell>
          <table:table-cell office:value-type="float" office:value="914457.170395637" calcext:value-type="float">
            <text:p>914457.170395637</text:p>
          </table:table-cell>
        </table:table-row>
        <table:table-row table:style-name="ro1">
          <table:table-cell office:value-type="string" calcext:value-type="string">
            <text:p>Recovered</text:p>
          </table:table-cell>
          <table:table-cell office:value-type="float" office:value="0" calcext:value-type="float">
            <text:p>0</text:p>
          </table:table-cell>
          <table:table-cell office:value-type="float" office:value="0.00639444756768308" calcext:value-type="float">
            <text:p>0.006394447567683</text:p>
          </table:table-cell>
          <table:table-cell office:value-type="float" office:value="0.0238468424475175" calcext:value-type="float">
            <text:p>0.023846842447518</text:p>
          </table:table-cell>
          <table:table-cell office:value-type="float" office:value="0.0506547537868996" calcext:value-type="float">
            <text:p>0.0506547537869</text:p>
          </table:table-cell>
          <table:table-cell office:value-type="float" office:value="0.0860145430778621" calcext:value-type="float">
            <text:p>0.086014543077862</text:p>
          </table:table-cell>
          <table:table-cell office:value-type="float" office:value="0.129765487759161" calcext:value-type="float">
            <text:p>0.129765487759161</text:p>
          </table:table-cell>
          <table:table-cell office:value-type="float" office:value="0.182228661157087" calcext:value-type="float">
            <text:p>0.182228661157087</text:p>
          </table:table-cell>
          <table:table-cell office:value-type="float" office:value="0.244109529860735" calcext:value-type="float">
            <text:p>0.244109529860735</text:p>
          </table:table-cell>
          <table:table-cell office:value-type="float" office:value="0.31644399736619" calcext:value-type="float">
            <text:p>0.31644399736619</text:p>
          </table:table-cell>
          <table:table-cell office:value-type="float" office:value="0.400574728899126" calcext:value-type="float">
            <text:p>0.400574728899126</text:p>
          </table:table-cell>
          <table:table-cell office:value-type="float" office:value="0.498149312012175" calcext:value-type="float">
            <text:p>0.498149312012175</text:p>
          </table:table-cell>
          <table:table-cell office:value-type="float" office:value="0.611134977614346" calcext:value-type="float">
            <text:p>0.611134977614346</text:p>
          </table:table-cell>
          <table:table-cell office:value-type="float" office:value="0.741846724970933" calcext:value-type="float">
            <text:p>0.741846724970933</text:p>
          </table:table-cell>
          <table:table-cell office:value-type="float" office:value="0.892987156127503" calcext:value-type="float">
            <text:p>0.892987156127503</text:p>
          </table:table-cell>
          <table:table-cell office:value-type="float" office:value="1.06769734640249" calcext:value-type="float">
            <text:p>1.06769734640249</text:p>
          </table:table-cell>
          <table:table-cell office:value-type="float" office:value="1.2696188206486" calcext:value-type="float">
            <text:p>1.2696188206486</text:p>
          </table:table-cell>
          <table:table-cell office:value-type="float" office:value="1.5029672753629" calcext:value-type="float">
            <text:p>1.5029672753629</text:p>
          </table:table-cell>
          <table:table-cell office:value-type="float" office:value="1.7726191562483" calcext:value-type="float">
            <text:p>1.7726191562483</text:p>
          </table:table-cell>
          <table:table-cell office:value-type="float" office:value="2.08421261398178" calcext:value-type="float">
            <text:p>2.08421261398178</text:p>
          </table:table-cell>
          <table:table-cell office:value-type="float" office:value="2.44426476685004" calcext:value-type="float">
            <text:p>2.44426476685004</text:p>
          </table:table-cell>
          <table:table-cell office:value-type="float" office:value="2.86030759770623" calcext:value-type="float">
            <text:p>2.86030759770623</text:p>
          </table:table-cell>
          <table:table-cell office:value-type="float" office:value="3.34104524256031" calcext:value-type="float">
            <text:p>3.34104524256031</text:p>
          </table:table-cell>
          <table:table-cell office:value-type="float" office:value="3.89653592566629" calcext:value-type="float">
            <text:p>3.89653592566629</text:p>
          </table:table-cell>
          <table:table-cell office:value-type="float" office:value="4.53840224206397" calcext:value-type="float">
            <text:p>4.53840224206397</text:p>
          </table:table-cell>
          <table:table-cell office:value-type="float" office:value="5.28007429890954" calcext:value-type="float">
            <text:p>5.28007429890954</text:p>
          </table:table-cell>
          <table:table-cell office:value-type="float" office:value="6.13707065540197" calcext:value-type="float">
            <text:p>6.13707065540197</text:p>
          </table:table-cell>
          <table:table-cell office:value-type="float" office:value="7.12732300748195" calcext:value-type="float">
            <text:p>7.12732300748195</text:p>
          </table:table-cell>
          <table:table-cell office:value-type="float" office:value="8.2715513496239" calcext:value-type="float">
            <text:p>8.2715513496239</text:p>
          </table:table-cell>
          <table:table-cell office:value-type="float" office:value="9.59369747533277" calcext:value-type="float">
            <text:p>9.59369747533277</text:p>
          </table:table-cell>
          <table:table-cell office:value-type="float" office:value="11.1214259639841" calcext:value-type="float">
            <text:p>11.1214259639841</text:p>
          </table:table-cell>
          <table:table-cell office:value-type="float" office:value="12.8867031170251" calcext:value-type="float">
            <text:p>12.8867031170251</text:p>
          </table:table-cell>
          <table:table-cell office:value-type="float" office:value="14.9264656445353" calcext:value-type="float">
            <text:p>14.9264656445353</text:p>
          </table:table-cell>
          <table:table-cell office:value-type="float" office:value="17.2833936041744" calcext:value-type="float">
            <text:p>17.2833936041744</text:p>
          </table:table-cell>
          <table:table-cell office:value-type="float" office:value="20.0068034468015" calcext:value-type="float">
            <text:p>20.0068034468015</text:p>
          </table:table-cell>
          <table:table-cell office:value-type="float" office:value="23.1536799016073" calcext:value-type="float">
            <text:p>23.1536799016073</text:p>
          </table:table-cell>
          <table:table-cell office:value-type="float" office:value="26.7898683837711" calcext:value-type="float">
            <text:p>26.7898683837711</text:p>
          </table:table-cell>
          <table:table-cell office:value-type="float" office:value="30.9914525740453" calcext:value-type="float">
            <text:p>30.9914525740453</text:p>
          </table:table-cell>
          <table:table-cell office:value-type="float" office:value="35.846346555978" calcext:value-type="float">
            <text:p>35.846346555978</text:p>
          </table:table-cell>
          <table:table-cell office:value-type="float" office:value="41.4561342872929" calcext:value-type="float">
            <text:p>41.4561342872929</text:p>
          </table:table-cell>
          <table:table-cell office:value-type="float" office:value="47.9381951089718" calcext:value-type="float">
            <text:p>47.9381951089718</text:p>
          </table:table-cell>
          <table:table-cell office:value-type="float" office:value="55.4281597936314" calcext:value-type="float">
            <text:p>55.4281597936314</text:p>
          </table:table-cell>
          <table:table-cell office:value-type="float" office:value="64.0827484913726" calcext:value-type="float">
            <text:p>64.0827484913726</text:p>
          </table:table-cell>
          <table:table-cell office:value-type="float" office:value="74.0830499006328" calcext:value-type="float">
            <text:p>74.0830499006328</text:p>
          </table:table-cell>
          <table:table-cell office:value-type="float" office:value="85.6383103578795" calcext:value-type="float">
            <text:p>85.6383103578795</text:p>
          </table:table-cell>
          <table:table-cell office:value-type="float" office:value="98.9903120540978" calcext:value-type="float">
            <text:p>98.9903120540978</text:p>
          </table:table-cell>
          <table:table-cell office:value-type="float" office:value="114.418432067973" calcext:value-type="float">
            <text:p>114.418432067973</text:p>
          </table:table-cell>
          <table:table-cell office:value-type="float" office:value="132.245487999837" calcext:value-type="float">
            <text:p>132.245487999837</text:p>
          </table:table-cell>
          <table:table-cell office:value-type="float" office:value="152.844492506707" calcext:value-type="float">
            <text:p>152.844492506707</text:p>
          </table:table-cell>
          <table:table-cell office:value-type="float" office:value="176.64645810068" calcext:value-type="float">
            <text:p>176.64645810068</text:p>
          </table:table-cell>
          <table:table-cell office:value-type="float" office:value="204.149415493712" calcext:value-type="float">
            <text:p>204.149415493712</text:p>
          </table:table-cell>
          <table:table-cell office:value-type="float" office:value="235.928834174456" calcext:value-type="float">
            <text:p>235.928834174456</text:p>
          </table:table-cell>
          <table:table-cell office:value-type="float" office:value="272.649663234734" calcext:value-type="float">
            <text:p>272.649663234734</text:p>
          </table:table-cell>
          <table:table-cell office:value-type="float" office:value="315.080244360594" calcext:value-type="float">
            <text:p>315.080244360594</text:p>
          </table:table-cell>
          <table:table-cell office:value-type="float" office:value="364.108388071535" calcext:value-type="float">
            <text:p>364.108388071535</text:p>
          </table:table-cell>
          <table:table-cell office:value-type="float" office:value="420.759949456293" calcext:value-type="float">
            <text:p>420.759949456293</text:p>
          </table:table-cell>
          <table:table-cell office:value-type="float" office:value="486.220292239261" calcext:value-type="float">
            <text:p>486.220292239261</text:p>
          </table:table-cell>
          <table:table-cell office:value-type="float" office:value="561.859090120412" calcext:value-type="float">
            <text:p>561.859090120412</text:p>
          </table:table-cell>
          <table:table-cell office:value-type="float" office:value="649.258983952359" calcext:value-type="float">
            <text:p>649.258983952359</text:p>
          </table:table-cell>
          <table:table-cell office:value-type="float" office:value="750.248694517431" calcext:value-type="float">
            <text:p>750.248694517431</text:p>
          </table:table-cell>
          <table:table-cell office:value-type="float" office:value="866.941283469734" calcext:value-type="float">
            <text:p>866.941283469734</text:p>
          </table:table-cell>
          <table:table-cell office:value-type="float" office:value="1001.77836272855" calcext:value-type="float">
            <text:p>1001.77836272855</text:p>
          </table:table-cell>
          <table:table-cell office:value-type="float" office:value="1157.5811769861" calcext:value-type="float">
            <text:p>1157.5811769861</text:p>
          </table:table-cell>
          <table:table-cell office:value-type="float" office:value="1337.60962769808" calcext:value-type="float">
            <text:p>1337.60962769808</text:p>
          </table:table-cell>
          <table:table-cell office:value-type="float" office:value="1545.63047291375" calcext:value-type="float">
            <text:p>1545.63047291375</text:p>
          </table:table-cell>
          <table:table-cell office:value-type="float" office:value="1785.99612883469" calcext:value-type="float">
            <text:p>1785.99612883469</text:p>
          </table:table-cell>
          <table:table-cell office:value-type="float" office:value="2063.7357211601" calcext:value-type="float">
            <text:p>2063.7357211601</text:p>
          </table:table-cell>
          <table:table-cell office:value-type="float" office:value="2384.66029054564" calcext:value-type="float">
            <text:p>2384.66029054564</text:p>
          </table:table-cell>
          <table:table-cell office:value-type="float" office:value="2755.48434919191" calcext:value-type="float">
            <text:p>2755.48434919191</text:p>
          </table:table-cell>
          <table:table-cell office:value-type="float" office:value="3183.96633096854" calcext:value-type="float">
            <text:p>3183.96633096854</text:p>
          </table:table-cell>
          <table:table-cell office:value-type="float" office:value="3679.07086964982" calcext:value-type="float">
            <text:p>3679.07086964982</text:p>
          </table:table-cell>
          <table:table-cell office:value-type="float" office:value="4251.15629571789" calcext:value-type="float">
            <text:p>4251.15629571789</text:p>
          </table:table-cell>
          <table:table-cell office:value-type="float" office:value="4912.19126825455" calcext:value-type="float">
            <text:p>4912.19126825455</text:p>
          </table:table-cell>
          <table:table-cell office:value-type="float" office:value="5676.0050657741" calcext:value-type="float">
            <text:p>5676.0050657741</text:p>
          </table:table-cell>
          <table:table-cell office:value-type="float" office:value="6558.57676104749" calcext:value-type="float">
            <text:p>6558.57676104749</text:p>
          </table:table-cell>
          <table:table-cell office:value-type="float" office:value="7578.36931414305" calcext:value-type="float">
            <text:p>7578.36931414305</text:p>
          </table:table-cell>
          <table:table-cell office:value-type="float" office:value="8756.71555247644" calcext:value-type="float">
            <text:p>8756.71555247644</text:p>
          </table:table-cell>
          <table:table-cell office:value-type="float" office:value="10118.2640916821" calcext:value-type="float">
            <text:p>10118.2640916821</text:p>
          </table:table-cell>
          <table:table-cell office:value-type="float" office:value="11691.4944779144" calcext:value-type="float">
            <text:p>11691.4944779144</text:p>
          </table:table-cell>
          <table:table-cell office:value-type="float" office:value="13509.3122858117" calcext:value-type="float">
            <text:p>13509.3122858117</text:p>
          </table:table-cell>
          <table:table-cell office:value-type="float" office:value="15609.7365526146" calcext:value-type="float">
            <text:p>15609.7365526146</text:p>
          </table:table-cell>
          <table:table-cell office:value-type="float" office:value="18036.6938370717" calcext:value-type="float">
            <text:p>18036.6938370717</text:p>
          </table:table-cell>
          <table:table-cell office:value-type="float" office:value="20840.9353880206" calcext:value-type="float">
            <text:p>20840.9353880206</text:p>
          </table:table-cell>
          <table:table-cell office:value-type="float" office:value="24081.0964338892" calcext:value-type="float">
            <text:p>24081.0964338892</text:p>
          </table:table-cell>
          <table:table-cell office:value-type="float" office:value="27824.9195067525" calcext:value-type="float">
            <text:p>27824.9195067525</text:p>
          </table:table-cell>
          <table:table-cell office:value-type="float" office:value="32150.6670394068" calcext:value-type="float">
            <text:p>32150.6670394068</text:p>
          </table:table-cell>
          <table:table-cell office:value-type="float" office:value="37148.7522647971" calcext:value-type="float">
            <text:p>37148.7522647971</text:p>
          </table:table-cell>
          <table:table-cell office:value-type="float" office:value="42923.6217938666" calcext:value-type="float">
            <text:p>42923.6217938666</text:p>
          </table:table-cell>
          <table:table-cell office:value-type="float" office:value="49595.927850647" calcext:value-type="float">
            <text:p>49595.927850647</text:p>
          </table:table-cell>
          <table:table-cell office:value-type="float" office:value="57305.0345432848" calcext:value-type="float">
            <text:p>57305.0345432848</text:p>
          </table:table-cell>
          <table:table-cell office:value-type="float" office:value="66211.9054162063" calcext:value-type="float">
            <text:p>66211.9054162063</text:p>
          </table:table-cell>
          <table:table-cell office:value-type="float" office:value="76502.4297827266" calcext:value-type="float">
            <text:p>76502.4297827266</text:p>
          </table:table-cell>
          <table:table-cell office:value-type="float" office:value="88391.2453621275" calcext:value-type="float">
            <text:p>88391.2453621275</text:p>
          </table:table-cell>
          <table:table-cell office:value-type="float" office:value="102126.120739592" calcext:value-type="float">
            <text:p>102126.120739592</text:p>
          </table:table-cell>
          <table:table-cell office:value-type="float" office:value="117992.955988681" calcext:value-type="float">
            <text:p>117992.955988681</text:p>
          </table:table-cell>
          <table:table-cell office:value-type="float" office:value="136321.44458515" calcext:value-type="float">
            <text:p>136321.44458515</text:p>
          </table:table-cell>
          <table:table-cell office:value-type="float" office:value="157491.398525193" calcext:value-type="float">
            <text:p>157491.398525193</text:p>
          </table:table-cell>
          <table:table-cell office:value-type="float" office:value="181939.649056776" calcext:value-type="float">
            <text:p>181939.649056776</text:p>
          </table:table-cell>
          <table:table-cell office:value-type="float" office:value="210167.243888325" calcext:value-type="float">
            <text:p>210167.243888325</text:p>
          </table:table-cell>
          <table:table-cell office:value-type="float" office:value="242746.276534881" calcext:value-type="float">
            <text:p>242746.276534881</text:p>
          </table:table-cell>
          <table:table-cell office:value-type="float" office:value="280324.780758286" calcext:value-type="float">
            <text:p>280324.780758286</text:p>
          </table:table-cell>
          <table:table-cell office:value-type="float" office:value="323625.069679491" calcext:value-type="float">
            <text:p>323625.069679491</text:p>
          </table:table-cell>
          <table:table-cell office:value-type="float" office:value="373415.039583383" calcext:value-type="float">
            <text:p>373415.039583383</text:p>
          </table:table-cell>
          <table:table-cell office:value-type="float" office:value="430368.958336983" calcext:value-type="float">
            <text:p>430368.958336983</text:p>
          </table:table-cell>
          <table:table-cell office:value-type="float" office:value="494785.367213163" calcext:value-type="float">
            <text:p>494785.367213163</text:p>
          </table:table-cell>
          <table:table-cell office:value-type="float" office:value="566569.968278385" calcext:value-type="float">
            <text:p>566569.968278385</text:p>
          </table:table-cell>
          <table:table-cell office:value-type="float" office:value="645442.393284462" calcext:value-type="float">
            <text:p>645442.393284462</text:p>
          </table:table-cell>
          <table:table-cell office:value-type="float" office:value="730972.711720639" calcext:value-type="float">
            <text:p>730972.711720639</text:p>
          </table:table-cell>
          <table:table-cell office:value-type="float" office:value="822544.563736487" calcext:value-type="float">
            <text:p>822544.563736487</text:p>
          </table:table-cell>
          <table:table-cell office:value-type="float" office:value="919358.217858937" calcext:value-type="float">
            <text:p>919358.217858937</text:p>
          </table:table-cell>
          <table:table-cell office:value-type="float" office:value="1020486.3070042" calcext:value-type="float">
            <text:p>1020486.3070042</text:p>
          </table:table-cell>
          <table:table-cell office:value-type="float" office:value="1124955.33588155" calcext:value-type="float">
            <text:p>1124955.33588155</text:p>
          </table:table-cell>
          <table:table-cell office:value-type="float" office:value="1231821.97541681" calcext:value-type="float">
            <text:p>1231821.97541681</text:p>
          </table:table-cell>
          <table:table-cell office:value-type="float" office:value="1340226.6844748" calcext:value-type="float">
            <text:p>1340226.6844748</text:p>
          </table:table-cell>
          <table:table-cell office:value-type="float" office:value="1449421.88210484" calcext:value-type="float">
            <text:p>1449421.88210484</text:p>
          </table:table-cell>
          <table:table-cell office:value-type="float" office:value="1558779.94063424" calcext:value-type="float">
            <text:p>1558779.94063424</text:p>
          </table:table-cell>
          <table:table-cell office:value-type="float" office:value="1667788.21290978" calcext:value-type="float">
            <text:p>1667788.21290978</text:p>
          </table:table-cell>
          <table:table-cell office:value-type="float" office:value="1776037.20539858" calcext:value-type="float">
            <text:p>1776037.20539858</text:p>
          </table:table-cell>
          <table:table-cell office:value-type="float" office:value="1883206.09285031" calcext:value-type="float">
            <text:p>1883206.09285031</text:p>
          </table:table-cell>
          <table:table-cell office:value-type="float" office:value="1989048.08633539" calcext:value-type="float">
            <text:p>1989048.08633539</text:p>
          </table:table-cell>
          <table:table-cell office:value-type="float" office:value="2093376.96670663" calcext:value-type="float">
            <text:p>2093376.96670663</text:p>
          </table:table-cell>
          <table:table-cell office:value-type="float" office:value="2196055.34087637" calcext:value-type="float">
            <text:p>2196055.34087637</text:p>
          </table:table-cell>
          <table:table-cell office:value-type="float" office:value="2296984.74035741" calcext:value-type="float">
            <text:p>2296984.74035741</text:p>
          </table:table-cell>
          <table:table-cell office:value-type="float" office:value="2396097.46271789" calcext:value-type="float">
            <text:p>2396097.46271789</text:p>
          </table:table-cell>
          <table:table-cell office:value-type="float" office:value="2493349.95302701" calcext:value-type="float">
            <text:p>2493349.95302701</text:p>
          </table:table-cell>
          <table:table-cell office:value-type="float" office:value="2588717.49413499" calcext:value-type="float">
            <text:p>2588717.49413499</text:p>
          </table:table-cell>
          <table:table-cell office:value-type="float" office:value="2682189.98147826" calcext:value-type="float">
            <text:p>2682189.98147826</text:p>
          </table:table-cell>
          <table:table-cell office:value-type="float" office:value="2773768.58037068" calcext:value-type="float">
            <text:p>2773768.58037068</text:p>
          </table:table-cell>
          <table:table-cell office:value-type="float" office:value="2863463.09354923" calcext:value-type="float">
            <text:p>2863463.09354923</text:p>
          </table:table-cell>
          <table:table-cell office:value-type="float" office:value="2951289.8947694" calcext:value-type="float">
            <text:p>2951289.8947694</text:p>
          </table:table-cell>
          <table:table-cell office:value-type="float" office:value="3037270.31113018" calcext:value-type="float">
            <text:p>3037270.31113018</text:p>
          </table:table-cell>
          <table:table-cell office:value-type="float" office:value="3121429.35999213" calcext:value-type="float">
            <text:p>3121429.35999213</text:p>
          </table:table-cell>
          <table:table-cell office:value-type="float" office:value="3203794.76420862" calcext:value-type="float">
            <text:p>3203794.76420862</text:p>
          </table:table-cell>
          <table:table-cell office:value-type="float" office:value="3284396.1859507" calcext:value-type="float">
            <text:p>3284396.1859507</text:p>
          </table:table-cell>
          <table:table-cell office:value-type="float" office:value="3363264.6315237" calcext:value-type="float">
            <text:p>3363264.6315237</text:p>
          </table:table-cell>
          <table:table-cell office:value-type="float" office:value="3440431.9903362" calcext:value-type="float">
            <text:p>3440431.9903362</text:p>
          </table:table-cell>
          <table:table-cell office:value-type="float" office:value="3515930.67815942" calcext:value-type="float">
            <text:p>3515930.67815942</text:p>
          </table:table-cell>
          <table:table-cell office:value-type="float" office:value="3589793.36228007" calcext:value-type="float">
            <text:p>3589793.36228007</text:p>
          </table:table-cell>
          <table:table-cell office:value-type="float" office:value="3662052.75006707" calcext:value-type="float">
            <text:p>3662052.75006707</text:p>
          </table:table-cell>
          <table:table-cell office:value-type="float" office:value="3732741.42744966" calcext:value-type="float">
            <text:p>3732741.42744966</text:p>
          </table:table-cell>
          <table:table-cell office:value-type="float" office:value="3801891.73578209" calcext:value-type="float">
            <text:p>3801891.73578209</text:p>
          </table:table-cell>
          <table:table-cell office:value-type="float" office:value="3869535.67899167" calcext:value-type="float">
            <text:p>3869535.67899167</text:p>
          </table:table-cell>
          <table:table-cell office:value-type="float" office:value="3935704.85419704" calcext:value-type="float">
            <text:p>3935704.85419704</text:p>
          </table:table-cell>
          <table:table-cell office:value-type="float" office:value="4000430.40037397" calcext:value-type="float">
            <text:p>4000430.40037397</text:p>
          </table:table-cell>
          <table:table-cell office:value-type="float" office:value="4063742.96122277" calcext:value-type="float">
            <text:p>4063742.96122277</text:p>
          </table:table-cell>
          <table:table-cell office:value-type="float" office:value="4125672.65914169" calcext:value-type="float">
            <text:p>4125672.65914169</text:p>
          </table:table-cell>
          <table:table-cell office:value-type="float" office:value="4186249.0775606" calcext:value-type="float">
            <text:p>4186249.0775606</text:p>
          </table:table-cell>
          <table:table-cell office:value-type="float" office:value="4245501.24994477" calcext:value-type="float">
            <text:p>4245501.24994477</text:p>
          </table:table-cell>
          <table:table-cell office:value-type="float" office:value="4303457.65381908" calcext:value-type="float">
            <text:p>4303457.65381908</text:p>
          </table:table-cell>
          <table:table-cell office:value-type="float" office:value="4360146.20890122" calcext:value-type="float">
            <text:p>4360146.20890122</text:p>
          </table:table-cell>
          <table:table-cell office:value-type="float" office:value="4415594.27777665" calcext:value-type="float">
            <text:p>4415594.27777665</text:p>
          </table:table-cell>
          <table:table-cell office:value-type="float" office:value="4469828.66934568" calcext:value-type="float">
            <text:p>4469828.66934568</text:p>
          </table:table-cell>
          <table:table-cell office:value-type="float" office:value="4522875.6439075" calcext:value-type="float">
            <text:p>4522875.6439075</text:p>
          </table:table-cell>
          <table:table-cell office:value-type="float" office:value="4574760.91939458" calcext:value-type="float">
            <text:p>4574760.91939458</text:p>
          </table:table-cell>
          <table:table-cell office:value-type="float" office:value="4625509.67862997" calcext:value-type="float">
            <text:p>4625509.67862997</text:p>
          </table:table-cell>
          <table:table-cell office:value-type="float" office:value="4675146.57742486" calcext:value-type="float">
            <text:p>4675146.57742486</text:p>
          </table:table-cell>
          <table:table-cell office:value-type="float" office:value="4723695.75287191" calcext:value-type="float">
            <text:p>4723695.75287191</text:p>
          </table:table-cell>
          <table:table-cell office:value-type="float" office:value="4771180.83260319" calcext:value-type="float">
            <text:p>4771180.83260319</text:p>
          </table:table-cell>
          <table:table-cell office:value-type="float" office:value="4817624.94365591" calcext:value-type="float">
            <text:p>4817624.94365591</text:p>
          </table:table-cell>
          <table:table-cell office:value-type="float" office:value="4863050.72173385" calcext:value-type="float">
            <text:p>4863050.72173385</text:p>
          </table:table-cell>
          <table:table-cell office:value-type="float" office:value="4907480.32053205" calcext:value-type="float">
            <text:p>4907480.32053205</text:p>
          </table:table-cell>
          <table:table-cell office:value-type="float" office:value="4950935.42112616" calcext:value-type="float">
            <text:p>4950935.42112616</text:p>
          </table:table-cell>
          <table:table-cell office:value-type="float" office:value="4993437.24124602" calcext:value-type="float">
            <text:p>4993437.24124602</text:p>
          </table:table-cell>
          <table:table-cell office:value-type="float" office:value="5035006.54450238" calcext:value-type="float">
            <text:p>5035006.54450238</text:p>
          </table:table-cell>
          <table:table-cell office:value-type="float" office:value="5075663.64952301" calcext:value-type="float">
            <text:p>5075663.64952301</text:p>
          </table:table-cell>
          <table:table-cell office:value-type="float" office:value="5115428.43901107" calcext:value-type="float">
            <text:p>5115428.43901107</text:p>
          </table:table-cell>
          <table:table-cell office:value-type="float" office:value="5154320.36867689" calcext:value-type="float">
            <text:p>5154320.36867689</text:p>
          </table:table-cell>
          <table:table-cell office:value-type="float" office:value="5192358.47610824" calcext:value-type="float">
            <text:p>5192358.47610824</text:p>
          </table:table-cell>
          <table:table-cell office:value-type="float" office:value="5229561.38965559" calcext:value-type="float">
            <text:p>5229561.38965559</text:p>
          </table:table-cell>
          <table:table-cell office:value-type="float" office:value="5265947.33525528" calcext:value-type="float">
            <text:p>5265947.33525528</text:p>
          </table:table-cell>
          <table:table-cell office:value-type="float" office:value="5301534.15720816" calcext:value-type="float">
            <text:p>5301534.15720816</text:p>
          </table:table-cell>
          <table:table-cell office:value-type="float" office:value="5336339.63035108" calcext:value-type="float">
            <text:p>5336339.63035108</text:p>
          </table:table-cell>
          <table:table-cell office:value-type="float" office:value="5370389.7316026" calcext:value-type="float">
            <text:p>5370389.7316026</text:p>
          </table:table-cell>
          <table:table-cell office:value-type="float" office:value="5403774.57978305" calcext:value-type="float">
            <text:p>5403774.57978305</text:p>
          </table:table-cell>
          <table:table-cell office:value-type="float" office:value="5436656.04010776" calcext:value-type="float">
            <text:p>5436656.04010776</text:p>
          </table:table-cell>
          <table:table-cell office:value-type="float" office:value="5469179.72693672" calcext:value-type="float">
            <text:p>5469179.72693672</text:p>
          </table:table-cell>
          <table:table-cell office:value-type="float" office:value="5501457.50173775" calcext:value-type="float">
            <text:p>5501457.50173775</text:p>
          </table:table-cell>
          <table:table-cell office:value-type="float" office:value="5533574.45302932" calcext:value-type="float">
            <text:p>5533574.45302932</text:p>
          </table:table-cell>
          <table:table-cell office:value-type="float" office:value="5565595.29105565" calcext:value-type="float">
            <text:p>5565595.29105565</text:p>
          </table:table-cell>
          <table:table-cell office:value-type="float" office:value="5597569.23947892" calcext:value-type="float">
            <text:p>5597569.23947892</text:p>
          </table:table-cell>
          <table:table-cell office:value-type="float" office:value="5629533.75206225" calcext:value-type="float">
            <text:p>5629533.75206225</text:p>
          </table:table-cell>
          <table:table-cell office:value-type="float" office:value="5661517.33767644" calcext:value-type="float">
            <text:p>5661517.33767644</text:p>
          </table:table-cell>
          <table:table-cell office:value-type="float" office:value="5693541.70693052" calcext:value-type="float">
            <text:p>5693541.70693052</text:p>
          </table:table-cell>
          <table:table-cell office:value-type="float" office:value="5725623.404887" calcext:value-type="float">
            <text:p>5725623.404887</text:p>
          </table:table-cell>
          <table:table-cell office:value-type="float" office:value="5757775.05003956" calcext:value-type="float">
            <text:p>5757775.05003956</text:p>
          </table:table-cell>
          <table:table-cell office:value-type="float" office:value="5790006.27603469" calcext:value-type="float">
            <text:p>5790006.27603469</text:p>
          </table:table-cell>
          <table:table-cell office:value-type="float" office:value="5822324.44871176" calcext:value-type="float">
            <text:p>5822324.44871176</text:p>
          </table:table-cell>
          <table:table-cell office:value-type="float" office:value="5854735.20954426" calcext:value-type="float">
            <text:p>5854735.20954426</text:p>
          </table:table-cell>
          <table:table-cell office:value-type="float" office:value="5887242.8894341" calcext:value-type="float">
            <text:p>5887242.8894341</text:p>
          </table:table-cell>
          <table:table-cell office:value-type="float" office:value="5919850.82290944" calcext:value-type="float">
            <text:p>5919850.82290944</text:p>
          </table:table-cell>
          <table:table-cell office:value-type="float" office:value="5952561.58688785" calcext:value-type="float">
            <text:p>5952561.58688785</text:p>
          </table:table-cell>
          <table:table-cell office:value-type="float" office:value="5985377.18212196" calcext:value-type="float">
            <text:p>5985377.18212196</text:p>
          </table:table-cell>
          <table:table-cell office:value-type="float" office:value="6018299.17138159" calcext:value-type="float">
            <text:p>6018299.17138159</text:p>
          </table:table-cell>
          <table:table-cell office:value-type="float" office:value="6051328.78398836" calcext:value-type="float">
            <text:p>6051328.78398836</text:p>
          </table:table-cell>
          <table:table-cell office:value-type="float" office:value="6084466.99565451" calcext:value-type="float">
            <text:p>6084466.99565451</text:p>
          </table:table-cell>
          <table:table-cell office:value-type="float" office:value="6117714.5889125" calcext:value-type="float">
            <text:p>6117714.5889125</text:p>
          </table:table-cell>
          <table:table-cell office:value-type="float" office:value="6151072.19917426" calcext:value-type="float">
            <text:p>6151072.19917426</text:p>
          </table:table-cell>
          <table:table-cell office:value-type="float" office:value="6184540.34966863" calcext:value-type="float">
            <text:p>6184540.34966863</text:p>
          </table:table-cell>
          <table:table-cell office:value-type="float" office:value="6218119.47800304" calcext:value-type="float">
            <text:p>6218119.47800304</text:p>
          </table:table-cell>
          <table:table-cell office:value-type="float" office:value="6251809.95636161" calcext:value-type="float">
            <text:p>6251809.95636161</text:p>
          </table:table-cell>
          <table:table-cell office:value-type="float" office:value="6285612.10683083" calcext:value-type="float">
            <text:p>6285612.10683083</text:p>
          </table:table-cell>
          <table:table-cell office:value-type="float" office:value="6319526.21305917" calcext:value-type="float">
            <text:p>6319526.21305917</text:p>
          </table:table-cell>
          <table:table-cell office:value-type="float" office:value="6353552.52912108" calcext:value-type="float">
            <text:p>6353552.52912108</text:p>
          </table:table-cell>
          <table:table-cell office:value-type="float" office:value="6387691.28618137" calcext:value-type="float">
            <text:p>6387691.28618137</text:p>
          </table:table-cell>
          <table:table-cell office:value-type="float" office:value="6421942.69766882" calcext:value-type="float">
            <text:p>6421942.69766882</text:p>
          </table:table-cell>
          <table:table-cell office:value-type="float" office:value="6456306.96319361" calcext:value-type="float">
            <text:p>6456306.96319361</text:p>
          </table:table-cell>
          <table:table-cell office:value-type="float" office:value="6490784.27140781" calcext:value-type="float">
            <text:p>6490784.27140781</text:p>
          </table:table-cell>
          <table:table-cell office:value-type="float" office:value="6525374.80219424" calcext:value-type="float">
            <text:p>6525374.80219424</text:p>
          </table:table-cell>
          <table:table-cell office:value-type="float" office:value="6560078.7284755" calcext:value-type="float">
            <text:p>6560078.7284755</text:p>
          </table:table-cell>
          <table:table-cell office:value-type="float" office:value="6594896.21744232" calcext:value-type="float">
            <text:p>6594896.21744232</text:p>
          </table:table-cell>
          <table:table-cell office:value-type="float" office:value="6629827.43154587" calcext:value-type="float">
            <text:p>6629827.43154587</text:p>
          </table:table-cell>
          <table:table-cell office:value-type="float" office:value="6664872.5292567" calcext:value-type="float">
            <text:p>6664872.5292567</text:p>
          </table:table-cell>
          <table:table-cell office:value-type="float" office:value="6700031.6654142" calcext:value-type="float">
            <text:p>6700031.6654142</text:p>
          </table:table-cell>
          <table:table-cell office:value-type="float" office:value="6735304.99196085" calcext:value-type="float">
            <text:p>6735304.99196085</text:p>
          </table:table-cell>
          <table:table-cell office:value-type="float" office:value="6770692.65834922" calcext:value-type="float">
            <text:p>6770692.65834922</text:p>
          </table:table-cell>
          <table:table-cell office:value-type="float" office:value="6806194.81055854" calcext:value-type="float">
            <text:p>6806194.81055854</text:p>
          </table:table-cell>
          <table:table-cell office:value-type="float" office:value="6841811.5934839" calcext:value-type="float">
            <text:p>6841811.5934839</text:p>
          </table:table-cell>
          <table:table-cell office:value-type="float" office:value="6877543.14908261" calcext:value-type="float">
            <text:p>6877543.14908261</text:p>
          </table:table-cell>
          <table:table-cell office:value-type="float" office:value="6913389.61738021" calcext:value-type="float">
            <text:p>6913389.61738021</text:p>
          </table:table-cell>
          <table:table-cell office:value-type="float" office:value="6949351.1367531" calcext:value-type="float">
            <text:p>6949351.1367531</text:p>
          </table:table-cell>
          <table:table-cell office:value-type="float" office:value="6985427.84283396" calcext:value-type="float">
            <text:p>6985427.84283396</text:p>
          </table:table-cell>
          <table:table-cell office:value-type="float" office:value="7021619.87007913" calcext:value-type="float">
            <text:p>7021619.87007913</text:p>
          </table:table-cell>
          <table:table-cell office:value-type="float" office:value="7057927.3503772" calcext:value-type="float">
            <text:p>7057927.3503772</text:p>
          </table:table-cell>
          <table:table-cell office:value-type="float" office:value="7094350.41367011" calcext:value-type="float">
            <text:p>7094350.41367011</text:p>
          </table:table-cell>
          <table:table-cell office:value-type="float" office:value="7130889.18883354" calcext:value-type="float">
            <text:p>7130889.18883354</text:p>
          </table:table-cell>
          <table:table-cell office:value-type="float" office:value="7167543.80183387" calcext:value-type="float">
            <text:p>7167543.80183387</text:p>
          </table:table-cell>
          <table:table-cell office:value-type="float" office:value="7204314.37760949" calcext:value-type="float">
            <text:p>7204314.37760949</text:p>
          </table:table-cell>
          <table:table-cell office:value-type="float" office:value="7241201.03813697" calcext:value-type="float">
            <text:p>7241201.03813697</text:p>
          </table:table-cell>
          <table:table-cell office:value-type="float" office:value="7278203.9046337" calcext:value-type="float">
            <text:p>7278203.9046337</text:p>
          </table:table-cell>
          <table:table-cell office:value-type="float" office:value="7315323.09507528" calcext:value-type="float">
            <text:p>7315323.09507528</text:p>
          </table:table-cell>
          <table:table-cell office:value-type="float" office:value="7352558.72681425" calcext:value-type="float">
            <text:p>7352558.72681425</text:p>
          </table:table-cell>
          <table:table-cell office:value-type="float" office:value="7389910.91318833" calcext:value-type="float">
            <text:p>7389910.91318833</text:p>
          </table:table-cell>
          <table:table-cell office:value-type="float" office:value="7427379.76820141" calcext:value-type="float">
            <text:p>7427379.76820141</text:p>
          </table:table-cell>
          <table:table-cell office:value-type="float" office:value="7464965.40285678" calcext:value-type="float">
            <text:p>7464965.40285678</text:p>
          </table:table-cell>
          <table:table-cell office:value-type="float" office:value="7502667.92447638" calcext:value-type="float">
            <text:p>7502667.92447638</text:p>
          </table:table-cell>
          <table:table-cell office:value-type="float" office:value="7540487.44176201" calcext:value-type="float">
            <text:p>7540487.44176201</text:p>
          </table:table-cell>
          <table:table-cell office:value-type="float" office:value="7578424.05720908" calcext:value-type="float">
            <text:p>7578424.05720908</text:p>
          </table:table-cell>
          <table:table-cell office:value-type="float" office:value="7616477.87485072" calcext:value-type="float">
            <text:p>7616477.87485072</text:p>
          </table:table-cell>
          <table:table-cell office:value-type="float" office:value="7654648.99478555" calcext:value-type="float">
            <text:p>7654648.99478555</text:p>
          </table:table-cell>
          <table:table-cell office:value-type="float" office:value="7692937.51458108" calcext:value-type="float">
            <text:p>7692937.51458108</text:p>
          </table:table-cell>
          <table:table-cell office:value-type="float" office:value="7731343.531383" calcext:value-type="float">
            <text:p>7731343.531383</text:p>
          </table:table-cell>
          <table:table-cell office:value-type="float" office:value="7769867.1332329" calcext:value-type="float">
            <text:p>7769867.1332329</text:p>
          </table:table-cell>
          <table:table-cell office:value-type="float" office:value="7808508.4137748" calcext:value-type="float">
            <text:p>7808508.4137748</text:p>
          </table:table-cell>
          <table:table-cell office:value-type="float" office:value="7847267.46743724" calcext:value-type="float">
            <text:p>7847267.46743724</text:p>
          </table:table-cell>
          <table:table-cell office:value-type="float" office:value="7886144.38845472" calcext:value-type="float">
            <text:p>7886144.38845472</text:p>
          </table:table-cell>
          <table:table-cell office:value-type="float" office:value="7925139.25538545" calcext:value-type="float">
            <text:p>7925139.25538545</text:p>
          </table:table-cell>
          <table:table-cell office:value-type="float" office:value="7964252.14562774" calcext:value-type="float">
            <text:p>7964252.14562774</text:p>
          </table:table-cell>
          <table:table-cell office:value-type="float" office:value="8003483.14380749" calcext:value-type="float">
            <text:p>8003483.14380749</text:p>
          </table:table-cell>
          <table:table-cell office:value-type="float" office:value="8042832.33455062" calcext:value-type="float">
            <text:p>8042832.33455062</text:p>
          </table:table-cell>
          <table:table-cell office:value-type="float" office:value="8082299.7973723" calcext:value-type="float">
            <text:p>8082299.7973723</text:p>
          </table:table-cell>
          <table:table-cell office:value-type="float" office:value="8121885.59429329" calcext:value-type="float">
            <text:p>8121885.59429329</text:p>
          </table:table-cell>
          <table:table-cell office:value-type="float" office:value="8161589.79849546" calcext:value-type="float">
            <text:p>8161589.79849546</text:p>
          </table:table-cell>
          <table:table-cell office:value-type="float" office:value="8201412.48453002" calcext:value-type="float">
            <text:p>8201412.48453002</text:p>
          </table:table-cell>
          <table:table-cell office:value-type="float" office:value="8241353.69255444" calcext:value-type="float">
            <text:p>8241353.69255444</text:p>
          </table:table-cell>
          <table:table-cell office:value-type="float" office:value="8281413.57016979" calcext:value-type="float">
            <text:p>8281413.57016979</text:p>
          </table:table-cell>
          <table:table-cell office:value-type="float" office:value="8321592.10485688" calcext:value-type="float">
            <text:p>8321592.10485688</text:p>
          </table:table-cell>
          <table:table-cell office:value-type="float" office:value="8361889.36733739" calcext:value-type="float">
            <text:p>8361889.36733739</text:p>
          </table:table-cell>
          <table:table-cell office:value-type="float" office:value="8402305.42601661" calcext:value-type="float">
            <text:p>8402305.42601661</text:p>
          </table:table-cell>
          <table:table-cell office:value-type="float" office:value="8442840.34278098" calcext:value-type="float">
            <text:p>8442840.34278098</text:p>
          </table:table-cell>
          <table:table-cell office:value-type="float" office:value="8483494.1636408" calcext:value-type="float">
            <text:p>8483494.1636408</text:p>
          </table:table-cell>
          <table:table-cell office:value-type="float" office:value="8524266.93979665" calcext:value-type="float">
            <text:p>8524266.93979665</text:p>
          </table:table-cell>
          <table:table-cell office:value-type="float" office:value="8565158.71984565" calcext:value-type="float">
            <text:p>8565158.71984565</text:p>
          </table:table-cell>
          <table:table-cell office:value-type="float" office:value="8606169.54885702" calcext:value-type="float">
            <text:p>8606169.54885702</text:p>
          </table:table-cell>
          <table:table-cell office:value-type="float" office:value="8647299.46837204" calcext:value-type="float">
            <text:p>8647299.46837204</text:p>
          </table:table-cell>
          <table:table-cell office:value-type="float" office:value="8688548.51647559" calcext:value-type="float">
            <text:p>8688548.51647559</text:p>
          </table:table-cell>
          <table:table-cell office:value-type="float" office:value="8729916.73401681" calcext:value-type="float">
            <text:p>8729916.73401681</text:p>
          </table:table-cell>
          <table:table-cell office:value-type="float" office:value="8771404.15929455" calcext:value-type="float">
            <text:p>8771404.15929455</text:p>
          </table:table-cell>
          <table:table-cell office:value-type="float" office:value="8813010.82477552" calcext:value-type="float">
            <text:p>8813010.82477552</text:p>
          </table:table-cell>
          <table:table-cell office:value-type="float" office:value="8854736.76001547" calcext:value-type="float">
            <text:p>8854736.76001547</text:p>
          </table:table-cell>
          <table:table-cell office:value-type="float" office:value="8896581.99165923" calcext:value-type="float">
            <text:p>8896581.99165923</text:p>
          </table:table-cell>
          <table:table-cell office:value-type="float" office:value="8938546.54344067" calcext:value-type="float">
            <text:p>8938546.54344067</text:p>
          </table:table-cell>
          <table:table-cell office:value-type="float" office:value="8980630.43707097" calcext:value-type="float">
            <text:p>8980630.43707097</text:p>
          </table:table-cell>
          <table:table-cell office:value-type="float" office:value="9022833.69524821" calcext:value-type="float">
            <text:p>9022833.69524821</text:p>
          </table:table-cell>
          <table:table-cell office:value-type="float" office:value="9065156.3358587" calcext:value-type="float">
            <text:p>9065156.3358587</text:p>
          </table:table-cell>
          <table:table-cell office:value-type="float" office:value="9107598.37383483" calcext:value-type="float">
            <text:p>9107598.37383483</text:p>
          </table:table-cell>
          <table:table-cell office:value-type="float" office:value="9150159.8215275" calcext:value-type="float">
            <text:p>9150159.8215275</text:p>
          </table:table-cell>
          <table:table-cell office:value-type="float" office:value="9192840.68870618" calcext:value-type="float">
            <text:p>9192840.68870618</text:p>
          </table:table-cell>
          <table:table-cell office:value-type="float" office:value="9235640.98255699" calcext:value-type="float">
            <text:p>9235640.98255699</text:p>
          </table:table-cell>
          <table:table-cell office:value-type="float" office:value="9278560.70677626" calcext:value-type="float">
            <text:p>9278560.70677626</text:p>
          </table:table-cell>
          <table:table-cell office:value-type="float" office:value="9321599.86213193" calcext:value-type="float">
            <text:p>9321599.86213193</text:p>
          </table:table-cell>
          <table:table-cell office:value-type="float" office:value="9364758.44726105" calcext:value-type="float">
            <text:p>9364758.44726105</text:p>
          </table:table-cell>
          <table:table-cell office:value-type="float" office:value="9408036.45811949" calcext:value-type="float">
            <text:p>9408036.45811949</text:p>
          </table:table-cell>
          <table:table-cell office:value-type="float" office:value="9451433.88798194" calcext:value-type="float">
            <text:p>9451433.88798194</text:p>
          </table:table-cell>
          <table:table-cell office:value-type="float" office:value="9494950.72744194" calcext:value-type="float">
            <text:p>9494950.72744194</text:p>
          </table:table-cell>
          <table:table-cell office:value-type="float" office:value="9538586.96432145" calcext:value-type="float">
            <text:p>9538586.96432145</text:p>
          </table:table-cell>
          <table:table-cell office:value-type="float" office:value="9582342.58286677" calcext:value-type="float">
            <text:p>9582342.58286677</text:p>
          </table:table-cell>
          <table:table-cell office:value-type="float" office:value="9626217.56441336" calcext:value-type="float">
            <text:p>9626217.56441336</text:p>
          </table:table-cell>
          <table:table-cell office:value-type="float" office:value="9670211.88815049" calcext:value-type="float">
            <text:p>9670211.88815049</text:p>
          </table:table-cell>
          <table:table-cell office:value-type="float" office:value="9714325.53020066" calcext:value-type="float">
            <text:p>9714325.53020066</text:p>
          </table:table-cell>
          <table:table-cell office:value-type="float" office:value="9758558.46372463" calcext:value-type="float">
            <text:p>9758558.46372463</text:p>
          </table:table-cell>
          <table:table-cell office:value-type="float" office:value="9802910.65904511" calcext:value-type="float">
            <text:p>9802910.65904511</text:p>
          </table:table-cell>
          <table:table-cell office:value-type="float" office:value="9847382.0836063" calcext:value-type="float">
            <text:p>9847382.0836063</text:p>
          </table:table-cell>
          <table:table-cell office:value-type="float" office:value="9891972.7017671" calcext:value-type="float">
            <text:p>9891972.7017671</text:p>
          </table:table-cell>
          <table:table-cell office:value-type="float" office:value="9936682.47447084" calcext:value-type="float">
            <text:p>9936682.47447084</text:p>
          </table:table-cell>
          <table:table-cell office:value-type="float" office:value="9981511.36131219" calcext:value-type="float">
            <text:p>9981511.36131219</text:p>
          </table:table-cell>
          <table:table-cell office:value-type="float" office:value="10026459.3169315" calcext:value-type="float">
            <text:p>10026459.3169315</text:p>
          </table:table-cell>
          <table:table-cell office:value-type="float" office:value="10071526.2953052" calcext:value-type="float">
            <text:p>10071526.2953052</text:p>
          </table:table-cell>
          <table:table-cell office:value-type="float" office:value="10116712.2449131" calcext:value-type="float">
            <text:p>10116712.2449131</text:p>
          </table:table-cell>
          <table:table-cell office:value-type="float" office:value="10162017.1129158" calcext:value-type="float">
            <text:p>10162017.1129158</text:p>
          </table:table-cell>
          <table:table-cell office:value-type="float" office:value="10207440.843928" calcext:value-type="float">
            <text:p>10207440.843928</text:p>
          </table:table-cell>
          <table:table-cell office:value-type="float" office:value="10252983.377642" calcext:value-type="float">
            <text:p>10252983.377642</text:p>
          </table:table-cell>
          <table:table-cell office:value-type="float" office:value="10298644.6509129" calcext:value-type="float">
            <text:p>10298644.6509129</text:p>
          </table:table-cell>
          <table:table-cell office:value-type="float" office:value="10344424.5988707" calcext:value-type="float">
            <text:p>10344424.5988707</text:p>
          </table:table-cell>
          <table:table-cell office:value-type="float" office:value="10390323.1538076" calcext:value-type="float">
            <text:p>10390323.1538076</text:p>
          </table:table-cell>
          <table:table-cell office:value-type="float" office:value="10436340.2442579" calcext:value-type="float">
            <text:p>10436340.2442579</text:p>
          </table:table-cell>
          <table:table-cell office:value-type="float" office:value="10482475.795111" calcext:value-type="float">
            <text:p>10482475.795111</text:p>
          </table:table-cell>
          <table:table-cell office:value-type="float" office:value="10528729.729387" calcext:value-type="float">
            <text:p>10528729.729387</text:p>
          </table:table-cell>
          <table:table-cell office:value-type="float" office:value="10575101.9662194" calcext:value-type="float">
            <text:p>10575101.9662194</text:p>
          </table:table-cell>
          <table:table-cell office:value-type="float" office:value="10621592.4207947" calcext:value-type="float">
            <text:p>10621592.4207947</text:p>
          </table:table-cell>
          <table:table-cell office:value-type="float" office:value="10668201.004784" calcext:value-type="float">
            <text:p>10668201.004784</text:p>
          </table:table-cell>
          <table:table-cell office:value-type="float" office:value="10714927.6264061" calcext:value-type="float">
            <text:p>10714927.6264061</text:p>
          </table:table-cell>
          <table:table-cell office:value-type="float" office:value="10761772.192957" calcext:value-type="float">
            <text:p>10761772.192957</text:p>
          </table:table-cell>
          <table:table-cell office:value-type="float" office:value="10808734.6085712" calcext:value-type="float">
            <text:p>10808734.6085712</text:p>
          </table:table-cell>
          <table:table-cell office:value-type="float" office:value="10855814.7733521" calcext:value-type="float">
            <text:p>10855814.7733521</text:p>
          </table:table-cell>
          <table:table-cell office:value-type="float" office:value="10903012.5842537" calcext:value-type="float">
            <text:p>10903012.5842537</text:p>
          </table:table-cell>
          <table:table-cell office:value-type="float" office:value="10950327.9350793" calcext:value-type="float">
            <text:p>10950327.9350793</text:p>
          </table:table-cell>
          <table:table-cell office:value-type="float" office:value="10997760.7161151" calcext:value-type="float">
            <text:p>10997760.7161151</text:p>
          </table:table-cell>
          <table:table-cell office:value-type="float" office:value="11045310.8143316" calcext:value-type="float">
            <text:p>11045310.8143316</text:p>
          </table:table-cell>
          <table:table-cell office:value-type="float" office:value="11092978.1136777" calcext:value-type="float">
            <text:p>11092978.1136777</text:p>
          </table:table-cell>
          <table:table-cell office:value-type="float" office:value="11140762.4948927" calcext:value-type="float">
            <text:p>11140762.4948927</text:p>
          </table:table-cell>
          <table:table-cell office:value-type="float" office:value="11188663.8355053" calcext:value-type="float">
            <text:p>11188663.8355053</text:p>
          </table:table-cell>
          <table:table-cell office:value-type="float" office:value="11236682.0507863" calcext:value-type="float">
            <text:p>11236682.0507863</text:p>
          </table:table-cell>
          <table:table-cell office:value-type="float" office:value="11284816.9014032" calcext:value-type="float">
            <text:p>11284816.9014032</text:p>
          </table:table-cell>
          <table:table-cell office:value-type="float" office:value="11333068.3402553" calcext:value-type="float">
            <text:p>11333068.3402553</text:p>
          </table:table-cell>
          <table:table-cell office:value-type="float" office:value="11381436.222865" calcext:value-type="float">
            <text:p>11381436.222865</text:p>
          </table:table-cell>
          <table:table-cell office:value-type="float" office:value="11429920.404755" calcext:value-type="float">
            <text:p>11429920.404755</text:p>
          </table:table-cell>
          <table:table-cell office:value-type="float" office:value="11478520.7409673" calcext:value-type="float">
            <text:p>11478520.7409673</text:p>
          </table:table-cell>
          <table:table-cell office:value-type="float" office:value="11527237.0853948" calcext:value-type="float">
            <text:p>11527237.0853948</text:p>
          </table:table-cell>
          <table:table-cell office:value-type="float" office:value="11576069.2887015" calcext:value-type="float">
            <text:p>11576069.2887015</text:p>
          </table:table-cell>
          <table:table-cell office:value-type="float" office:value="11625017.1989099" calcext:value-type="float">
            <text:p>11625017.1989099</text:p>
          </table:table-cell>
          <table:table-cell office:value-type="float" office:value="11674080.6593851" calcext:value-type="float">
            <text:p>11674080.6593851</text:p>
          </table:table-cell>
          <table:table-cell office:value-type="float" office:value="11723259.5116597" calcext:value-type="float">
            <text:p>11723259.5116597</text:p>
          </table:table-cell>
          <table:table-cell office:value-type="float" office:value="11772553.5923348" calcext:value-type="float">
            <text:p>11772553.5923348</text:p>
          </table:table-cell>
          <table:table-cell office:value-type="float" office:value="11821962.7350796" calcext:value-type="float">
            <text:p>11821962.7350796</text:p>
          </table:table-cell>
          <table:table-cell office:value-type="float" office:value="11871486.7704564" calcext:value-type="float">
            <text:p>11871486.7704564</text:p>
          </table:table-cell>
          <table:table-cell office:value-type="float" office:value="11921125.5266378" calcext:value-type="float">
            <text:p>11921125.5266378</text:p>
          </table:table-cell>
          <table:table-cell office:value-type="float" office:value="11970878.8257675" calcext:value-type="float">
            <text:p>11970878.8257675</text:p>
          </table:table-cell>
          <table:table-cell office:value-type="float" office:value="12020746.4897887" calcext:value-type="float">
            <text:p>12020746.4897887</text:p>
          </table:table-cell>
          <table:table-cell office:value-type="float" office:value="12070728.3334698" calcext:value-type="float">
            <text:p>12070728.3334698</text:p>
          </table:table-cell>
          <table:table-cell office:value-type="float" office:value="12120824.1716542" calcext:value-type="float">
            <text:p>12120824.1716542</text:p>
          </table:table-cell>
          <table:table-cell office:value-type="float" office:value="12171033.8137623" calcext:value-type="float">
            <text:p>12171033.8137623</text:p>
          </table:table-cell>
          <table:table-cell office:value-type="float" office:value="12221357.0662273" calcext:value-type="float">
            <text:p>12221357.0662273</text:p>
          </table:table-cell>
          <table:table-cell office:value-type="float" office:value="12271793.7286656" calcext:value-type="float">
            <text:p>12271793.7286656</text:p>
          </table:table-cell>
          <table:table-cell office:value-type="float" office:value="12322343.6018303" calcext:value-type="float">
            <text:p>12322343.6018303</text:p>
          </table:table-cell>
          <table:table-cell office:value-type="float" office:value="12373006.4833877" calcext:value-type="float">
            <text:p>12373006.4833877</text:p>
          </table:table-cell>
          <table:table-cell office:value-type="float" office:value="12423782.166944" calcext:value-type="float">
            <text:p>12423782.166944</text:p>
          </table:table-cell>
          <table:table-cell office:value-type="float" office:value="12474670.4420462" calcext:value-type="float">
            <text:p>12474670.4420462</text:p>
          </table:table-cell>
          <table:table-cell office:value-type="float" office:value="12525671.0941811" calcext:value-type="float">
            <text:p>12525671.0941811</text:p>
          </table:table-cell>
          <table:table-cell office:value-type="float" office:value="12576783.9048585" calcext:value-type="float">
            <text:p>12576783.9048585</text:p>
          </table:table-cell>
          <table:table-cell office:value-type="float" office:value="12628008.6536963" calcext:value-type="float">
            <text:p>12628008.6536963</text:p>
          </table:table-cell>
          <table:table-cell office:value-type="float" office:value="12679345.115963" calcext:value-type="float">
            <text:p>12679345.115963</text:p>
          </table:table-cell>
          <table:table-cell office:value-type="float" office:value="12730793.0623061" calcext:value-type="float">
            <text:p>12730793.0623061</text:p>
          </table:table-cell>
          <table:table-cell office:value-type="float" office:value="12782352.2594676" calcext:value-type="float">
            <text:p>12782352.2594676</text:p>
          </table:table-cell>
          <table:table-cell office:value-type="float" office:value="12834022.4702844" calcext:value-type="float">
            <text:p>12834022.4702844</text:p>
          </table:table-cell>
          <table:table-cell office:value-type="float" office:value="12885803.453688" calcext:value-type="float">
            <text:p>12885803.453688</text:p>
          </table:table-cell>
          <table:table-cell office:value-type="float" office:value="12937694.9647046" calcext:value-type="float">
            <text:p>12937694.9647046</text:p>
          </table:table-cell>
          <table:table-cell office:value-type="float" office:value="12989696.7575137" calcext:value-type="float">
            <text:p>12989696.7575137</text:p>
          </table:table-cell>
          <table:table-cell office:value-type="float" office:value="13041808.585284" calcext:value-type="float">
            <text:p>13041808.585284</text:p>
          </table:table-cell>
          <table:table-cell office:value-type="float" office:value="13094030.1944931" calcext:value-type="float">
            <text:p>13094030.1944931</text:p>
          </table:table-cell>
          <table:table-cell office:value-type="float" office:value="13146361.3280518" calcext:value-type="float">
            <text:p>13146361.3280518</text:p>
          </table:table-cell>
          <table:table-cell office:value-type="float" office:value="13198801.7253255" calcext:value-type="float">
            <text:p>13198801.7253255</text:p>
          </table:table-cell>
          <table:table-cell office:value-type="float" office:value="13251351.1221341" calcext:value-type="float">
            <text:p>13251351.1221341</text:p>
          </table:table-cell>
          <table:table-cell office:value-type="float" office:value="13304009.2507522" calcext:value-type="float">
            <text:p>13304009.2507522</text:p>
          </table:table-cell>
          <table:table-cell office:value-type="float" office:value="13356775.8398564" calcext:value-type="float">
            <text:p>13356775.8398564</text:p>
          </table:table-cell>
          <table:table-cell office:value-type="float" office:value="13409650.6142109" calcext:value-type="float">
            <text:p>13409650.6142109</text:p>
          </table:table-cell>
          <table:table-cell office:value-type="float" office:value="13462633.2949469" calcext:value-type="float">
            <text:p>13462633.2949469</text:p>
          </table:table-cell>
          <table:table-cell office:value-type="float" office:value="13515723.5998035" calcext:value-type="float">
            <text:p>13515723.5998035</text:p>
          </table:table-cell>
          <table:table-cell office:value-type="float" office:value="13568921.2429197" calcext:value-type="float">
            <text:p>13568921.2429197</text:p>
          </table:table-cell>
          <table:table-cell office:value-type="float" office:value="13622225.9348956" calcext:value-type="float">
            <text:p>13622225.9348956</text:p>
          </table:table-cell>
          <table:table-cell office:value-type="float" office:value="13675637.3827352" calcext:value-type="float">
            <text:p>13675637.3827352</text:p>
          </table:table-cell>
          <table:table-cell office:value-type="float" office:value="13729155.290725" calcext:value-type="float">
            <text:p>13729155.290725</text:p>
          </table:table-cell>
          <table:table-cell office:value-type="float" office:value="13782779.3559616" calcext:value-type="float">
            <text:p>13782779.3559616</text:p>
          </table:table-cell>
          <table:table-cell office:value-type="float" office:value="13836509.2770679" calcext:value-type="float">
            <text:p>13836509.2770679</text:p>
          </table:table-cell>
          <table:table-cell office:value-type="float" office:value="13890344.744947" calcext:value-type="float">
            <text:p>13890344.744947</text:p>
          </table:table-cell>
          <table:table-cell office:value-type="float" office:value="13944285.449884" calcext:value-type="float">
            <text:p>13944285.449884</text:p>
          </table:table-cell>
          <table:table-cell office:value-type="float" office:value="13998331.0758082" calcext:value-type="float">
            <text:p>13998331.0758082</text:p>
          </table:table-cell>
          <table:table-cell office:value-type="float" office:value="14052481.3062753" calcext:value-type="float">
            <text:p>14052481.3062753</text:p>
          </table:table-cell>
          <table:table-cell office:value-type="float" office:value="14106735.8177023" calcext:value-type="float">
            <text:p>14106735.8177023</text:p>
          </table:table-cell>
          <table:table-cell office:value-type="float" office:value="14161094.2862948" calcext:value-type="float">
            <text:p>14161094.2862948</text:p>
          </table:table-cell>
          <table:table-cell office:value-type="float" office:value="14215556.3812268" calcext:value-type="float">
            <text:p>14215556.3812268</text:p>
          </table:table-cell>
          <table:table-cell office:value-type="float" office:value="14270121.7714914" calcext:value-type="float">
            <text:p>14270121.7714914</text:p>
          </table:table-cell>
          <table:table-cell office:value-type="float" office:value="14324790.1189152" calcext:value-type="float">
            <text:p>14324790.1189152</text:p>
          </table:table-cell>
          <table:table-cell office:value-type="float" office:value="14379561.0855244" calcext:value-type="float">
            <text:p>14379561.0855244</text:p>
          </table:table-cell>
          <table:table-cell office:value-type="float" office:value="14434434.3259446" calcext:value-type="float">
            <text:p>14434434.3259446</text:p>
          </table:table-cell>
          <table:table-cell office:value-type="float" office:value="14489409.4948042" calcext:value-type="float">
            <text:p>14489409.4948042</text:p>
          </table:table-cell>
          <table:table-cell office:value-type="float" office:value="14544486.2396737" calcext:value-type="float">
            <text:p>14544486.2396737</text:p>
          </table:table-cell>
          <table:table-cell office:value-type="float" office:value="14599664.2065858" calcext:value-type="float">
            <text:p>14599664.2065858</text:p>
          </table:table-cell>
          <table:table-cell office:value-type="float" office:value="14654943.0397697" calcext:value-type="float">
            <text:p>14654943.0397697</text:p>
          </table:table-cell>
          <table:table-cell office:value-type="float" office:value="14710322.3754811" calcext:value-type="float">
            <text:p>14710322.3754811</text:p>
          </table:table-cell>
          <table:table-cell office:value-type="float" office:value="14765801.8483002" calcext:value-type="float">
            <text:p>14765801.8483002</text:p>
          </table:table-cell>
          <table:table-cell office:value-type="float" office:value="14821381.0898326" calcext:value-type="float">
            <text:p>14821381.0898326</text:p>
          </table:table-cell>
          <table:table-cell office:value-type="float" office:value="14877059.7290044" calcext:value-type="float">
            <text:p>14877059.7290044</text:p>
          </table:table-cell>
          <table:table-cell office:value-type="float" office:value="14932837.3903001" calcext:value-type="float">
            <text:p>14932837.3903001</text:p>
          </table:table-cell>
          <table:table-cell office:value-type="float" office:value="14988713.6937626" calcext:value-type="float">
            <text:p>14988713.6937626</text:p>
          </table:table-cell>
          <table:table-cell office:value-type="float" office:value="15044688.2565253" calcext:value-type="float">
            <text:p>15044688.2565253</text:p>
          </table:table-cell>
          <table:table-cell office:value-type="float" office:value="15100760.6935221" calcext:value-type="float">
            <text:p>15100760.6935221</text:p>
          </table:table-cell>
          <table:table-cell office:value-type="float" office:value="15156930.6139177" calcext:value-type="float">
            <text:p>15156930.6139177</text:p>
          </table:table-cell>
          <table:table-cell office:value-type="float" office:value="15213197.6227599" calcext:value-type="float">
            <text:p>15213197.6227599</text:p>
          </table:table-cell>
          <table:table-cell office:value-type="float" office:value="15269561.3210098" calcext:value-type="float">
            <text:p>15269561.3210098</text:p>
          </table:table-cell>
          <table:table-cell office:value-type="float" office:value="15326021.3060615" calcext:value-type="float">
            <text:p>15326021.3060615</text:p>
          </table:table-cell>
          <table:table-cell office:value-type="float" office:value="15382577.1759778" calcext:value-type="float">
            <text:p>15382577.1759778</text:p>
          </table:table-cell>
          <table:table-cell office:value-type="float" office:value="15439228.5236041" calcext:value-type="float">
            <text:p>15439228.5236041</text:p>
          </table:table-cell>
          <table:table-cell office:value-type="float" office:value="15495974.937464" calcext:value-type="float">
            <text:p>15495974.937464</text:p>
          </table:table-cell>
          <table:table-cell office:value-type="float" office:value="15552816.0025252" calcext:value-type="float">
            <text:p>15552816.0025252</text:p>
          </table:table-cell>
          <table:table-cell office:value-type="float" office:value="15609751.3001993" calcext:value-type="float">
            <text:p>15609751.3001993</text:p>
          </table:table-cell>
          <table:table-cell office:value-type="float" office:value="15666780.4085141" calcext:value-type="float">
            <text:p>15666780.4085141</text:p>
          </table:table-cell>
          <table:table-cell office:value-type="float" office:value="15723902.9020696" calcext:value-type="float">
            <text:p>15723902.9020696</text:p>
          </table:table-cell>
          <table:table-cell office:value-type="float" office:value="15781118.3518165" calcext:value-type="float">
            <text:p>15781118.3518165</text:p>
          </table:table-cell>
          <table:table-cell office:value-type="float" office:value="15838426.3251793" calcext:value-type="float">
            <text:p>15838426.3251793</text:p>
          </table:table-cell>
          <table:table-cell office:value-type="float" office:value="15895826.3860565" calcext:value-type="float">
            <text:p>15895826.3860565</text:p>
          </table:table-cell>
          <table:table-cell office:value-type="float" office:value="15953318.1775619" calcext:value-type="float">
            <text:p>15953318.1775619</text:p>
          </table:table-cell>
          <table:table-cell office:value-type="float" office:value="16010901.0420222" calcext:value-type="float">
            <text:p>16010901.0420222</text:p>
          </table:table-cell>
          <table:table-cell office:value-type="float" office:value="16068574.6919237" calcext:value-type="float">
            <text:p>16068574.6919237</text:p>
          </table:table-cell>
          <table:table-cell office:value-type="float" office:value="16126338.66557" calcext:value-type="float">
            <text:p>16126338.66557</text:p>
          </table:table-cell>
          <table:table-cell office:value-type="float" office:value="16184192.5012648" calcext:value-type="float">
            <text:p>16184192.5012648</text:p>
          </table:table-cell>
          <table:table-cell office:value-type="float" office:value="16242135.7373071" calcext:value-type="float">
            <text:p>16242135.7373071</text:p>
          </table:table-cell>
          <table:table-cell office:value-type="float" office:value="16300167.9114779" calcext:value-type="float">
            <text:p>16300167.9114779</text:p>
          </table:table-cell>
          <table:table-cell office:value-type="float" office:value="16358288.561064" calcext:value-type="float">
            <text:p>16358288.561064</text:p>
          </table:table-cell>
          <table:table-cell office:value-type="float" office:value="16416497.2184106" calcext:value-type="float">
            <text:p>16416497.2184106</text:p>
          </table:table-cell>
          <table:table-cell office:value-type="float" office:value="16474793.4141223" calcext:value-type="float">
            <text:p>16474793.4141223</text:p>
          </table:table-cell>
          <table:table-cell office:value-type="float" office:value="16533176.673396" calcext:value-type="float">
            <text:p>16533176.673396</text:p>
          </table:table-cell>
          <table:table-cell office:value-type="float" office:value="16591646.5203114" calcext:value-type="float">
            <text:p>16591646.5203114</text:p>
          </table:table-cell>
          <table:table-cell office:value-type="float" office:value="16650202.47316" calcext:value-type="float">
            <text:p>16650202.47316</text:p>
          </table:table-cell>
          <table:table-cell office:value-type="float" office:value="16708844.0494677" calcext:value-type="float">
            <text:p>16708844.0494677</text:p>
          </table:table-cell>
          <table:table-cell office:value-type="float" office:value="16767570.760947" calcext:value-type="float">
            <text:p>16767570.760947</text:p>
          </table:table-cell>
          <table:table-cell office:value-type="float" office:value="16826382.117941" calcext:value-type="float">
            <text:p>16826382.117941</text:p>
          </table:table-cell>
          <table:table-cell office:value-type="float" office:value="16885277.6261599" calcext:value-type="float">
            <text:p>16885277.6261599</text:p>
          </table:table-cell>
          <table:table-cell office:value-type="float" office:value="16944256.7886052" calcext:value-type="float">
            <text:p>16944256.7886052</text:p>
          </table:table-cell>
          <table:table-cell office:value-type="float" office:value="17003319.1052316" calcext:value-type="float">
            <text:p>17003319.1052316</text:p>
          </table:table-cell>
          <table:table-cell office:value-type="float" office:value="17062464.0717549" calcext:value-type="float">
            <text:p>17062464.0717549</text:p>
          </table:table-cell>
          <table:table-cell office:value-type="float" office:value="17121691.1807165" calcext:value-type="float">
            <text:p>17121691.1807165</text:p>
          </table:table-cell>
          <table:table-cell office:value-type="float" office:value="17180999.9129124" calcext:value-type="float">
            <text:p>17180999.9129124</text:p>
          </table:table-cell>
          <table:table-cell office:value-type="float" office:value="17240389.756209" calcext:value-type="float">
            <text:p>17240389.756209</text:p>
          </table:table-cell>
          <table:table-cell office:value-type="float" office:value="17299860.200106" calcext:value-type="float">
            <text:p>17299860.200106</text:p>
          </table:table-cell>
          <table:table-cell office:value-type="float" office:value="17359410.7341033" calcext:value-type="float">
            <text:p>17359410.7341033</text:p>
          </table:table-cell>
          <table:table-cell office:value-type="float" office:value="17419040.8414681" calcext:value-type="float">
            <text:p>17419040.8414681</text:p>
          </table:table-cell>
          <table:table-cell office:value-type="float" office:value="17478749.9746" calcext:value-type="float">
            <text:p>17478749.9746</text:p>
          </table:table-cell>
          <table:table-cell office:value-type="float" office:value="17538537.6038459" calcext:value-type="float">
            <text:p>17538537.6038459</text:p>
          </table:table-cell>
          <table:table-cell office:value-type="float" office:value="17598403.2032326" calcext:value-type="float">
            <text:p>17598403.2032326</text:p>
          </table:table-cell>
          <table:table-cell office:value-type="float" office:value="17658346.2467869" calcext:value-type="float">
            <text:p>17658346.2467869</text:p>
          </table:table-cell>
          <table:table-cell office:value-type="float" office:value="17718366.201751" calcext:value-type="float">
            <text:p>17718366.201751</text:p>
          </table:table-cell>
          <table:table-cell office:value-type="float" office:value="17778462.5046791" calcext:value-type="float">
            <text:p>17778462.5046791</text:p>
          </table:table-cell>
          <table:table-cell office:value-type="float" office:value="17838634.6106616" calcext:value-type="float">
            <text:p>17838634.6106616</text:p>
          </table:table-cell>
          <table:table-cell office:value-type="float" office:value="17898881.9781592" calcext:value-type="float">
            <text:p>17898881.9781592</text:p>
          </table:table-cell>
          <table:table-cell office:value-type="float" office:value="17959204.0656327" calcext:value-type="float">
            <text:p>17959204.0656327</text:p>
          </table:table-cell>
          <table:table-cell office:value-type="float" office:value="18019600.2773985" calcext:value-type="float">
            <text:p>18019600.2773985</text:p>
          </table:table-cell>
          <table:table-cell office:value-type="float" office:value="18080070.1596289" calcext:value-type="float">
            <text:p>18080070.1596289</text:p>
          </table:table-cell>
          <table:table-cell office:value-type="float" office:value="18140613.0575975" calcext:value-type="float">
            <text:p>18140613.0575975</text:p>
          </table:table-cell>
          <table:table-cell office:value-type="float" office:value="18201228.4233931" calcext:value-type="float">
            <text:p>18201228.4233931</text:p>
          </table:table-cell>
          <table:table-cell office:value-type="float" office:value="18261915.7060586" calcext:value-type="float">
            <text:p>18261915.7060586</text:p>
          </table:table-cell>
          <table:table-cell office:value-type="float" office:value="18322674.3470176" calcext:value-type="float">
            <text:p>18322674.3470176</text:p>
          </table:table-cell>
          <table:table-cell office:value-type="float" office:value="18383503.7657436" calcext:value-type="float">
            <text:p>18383503.7657436</text:p>
          </table:table-cell>
          <table:table-cell office:value-type="float" office:value="18444403.3866966" calcext:value-type="float">
            <text:p>18444403.3866966</text:p>
          </table:table-cell>
          <table:table-cell office:value-type="float" office:value="18505372.6307617" calcext:value-type="float">
            <text:p>18505372.6307617</text:p>
          </table:table-cell>
          <table:table-cell office:value-type="float" office:value="18566410.9137204" calcext:value-type="float">
            <text:p>18566410.9137204</text:p>
          </table:table-cell>
          <table:table-cell office:value-type="float" office:value="18627517.6462503" calcext:value-type="float">
            <text:p>18627517.6462503</text:p>
          </table:table-cell>
          <table:table-cell office:value-type="float" office:value="18688692.2437961" calcext:value-type="float">
            <text:p>18688692.2437961</text:p>
          </table:table-cell>
          <table:table-cell office:value-type="float" office:value="18749934.1251886" calcext:value-type="float">
            <text:p>18749934.1251886</text:p>
          </table:table-cell>
          <table:table-cell office:value-type="float" office:value="18811242.6978876" calcext:value-type="float">
            <text:p>18811242.6978876</text:p>
          </table:table-cell>
          <table:table-cell office:value-type="float" office:value="18872617.3659352" calcext:value-type="float">
            <text:p>18872617.3659352</text:p>
          </table:table-cell>
          <table:table-cell office:value-type="float" office:value="18934057.5299685" calcext:value-type="float">
            <text:p>18934057.5299685</text:p>
          </table:table-cell>
          <table:table-cell office:value-type="float" office:value="18995562.5875841" calcext:value-type="float">
            <text:p>18995562.5875841</text:p>
          </table:table-cell>
          <table:table-cell office:value-type="float" office:value="19057131.9390909" calcext:value-type="float">
            <text:p>19057131.9390909</text:p>
          </table:table-cell>
          <table:table-cell office:value-type="float" office:value="19118764.9806632" calcext:value-type="float">
            <text:p>19118764.9806632</text:p>
          </table:table-cell>
          <table:table-cell office:value-type="float" office:value="19180461.104265" calcext:value-type="float">
            <text:p>19180461.104265</text:p>
          </table:table-cell>
          <table:table-cell office:value-type="float" office:value="19242219.6991181" calcext:value-type="float">
            <text:p>19242219.6991181</text:p>
          </table:table-cell>
          <table:table-cell office:value-type="float" office:value="19304040.1517019" calcext:value-type="float">
            <text:p>19304040.1517019</text:p>
          </table:table-cell>
          <table:table-cell office:value-type="float" office:value="19365921.8460739" calcext:value-type="float">
            <text:p>19365921.8460739</text:p>
          </table:table-cell>
          <table:table-cell office:value-type="float" office:value="19427864.1646342" calcext:value-type="float">
            <text:p>19427864.1646342</text:p>
          </table:table-cell>
          <table:table-cell office:value-type="float" office:value="19489866.4865373" calcext:value-type="float">
            <text:p>19489866.4865373</text:p>
          </table:table-cell>
          <table:table-cell office:value-type="float" office:value="19551928.1882483" calcext:value-type="float">
            <text:p>19551928.1882483</text:p>
          </table:table-cell>
          <table:table-cell office:value-type="float" office:value="19614048.6436119" calcext:value-type="float">
            <text:p>19614048.6436119</text:p>
          </table:table-cell>
          <table:table-cell office:value-type="float" office:value="19676227.3286539" calcext:value-type="float">
            <text:p>19676227.3286539</text:p>
          </table:table-cell>
          <table:table-cell office:value-type="float" office:value="19738463.3463968" calcext:value-type="float">
            <text:p>19738463.3463968</text:p>
          </table:table-cell>
          <table:table-cell office:value-type="float" office:value="19800756.2527799" calcext:value-type="float">
            <text:p>19800756.2527799</text:p>
          </table:table-cell>
          <table:table-cell office:value-type="float" office:value="19863105.4017834" calcext:value-type="float">
            <text:p>19863105.4017834</text:p>
          </table:table-cell>
          <table:table-cell office:value-type="float" office:value="19925510.1473877" calcext:value-type="float">
            <text:p>19925510.1473877</text:p>
          </table:table-cell>
          <table:table-cell office:value-type="float" office:value="19987969.843573" calcext:value-type="float">
            <text:p>19987969.843573</text:p>
          </table:table-cell>
          <table:table-cell office:value-type="float" office:value="20050483.8443338" calcext:value-type="float">
            <text:p>20050483.8443338</text:p>
          </table:table-cell>
          <table:table-cell office:value-type="float" office:value="20113051.503873" calcext:value-type="float">
            <text:p>20113051.503873</text:p>
          </table:table-cell>
          <table:table-cell office:value-type="float" office:value="20175672.175812" calcext:value-type="float">
            <text:p>20175672.175812</text:p>
          </table:table-cell>
          <table:table-cell office:value-type="float" office:value="20238345.210066" calcext:value-type="float">
            <text:p>20238345.210066</text:p>
          </table:table-cell>
          <table:table-cell office:value-type="float" office:value="20301069.9557217" calcext:value-type="float">
            <text:p>20301069.9557217</text:p>
          </table:table-cell>
          <table:table-cell office:value-type="float" office:value="20363845.7581843" calcext:value-type="float">
            <text:p>20363845.7581843</text:p>
          </table:table-cell>
          <table:table-cell office:value-type="float" office:value="20426671.9618082" calcext:value-type="float">
            <text:p>20426671.9618082</text:p>
          </table:table-cell>
          <table:table-cell office:value-type="float" office:value="20489547.9080777" calcext:value-type="float">
            <text:p>20489547.9080777</text:p>
          </table:table-cell>
          <table:table-cell office:value-type="float" office:value="20552472.9368925" calcext:value-type="float">
            <text:p>20552472.9368925</text:p>
          </table:table-cell>
          <table:table-cell office:value-type="float" office:value="20615446.3855954" calcext:value-type="float">
            <text:p>20615446.3855954</text:p>
          </table:table-cell>
          <table:table-cell office:value-type="float" office:value="20678467.5895826" calcext:value-type="float">
            <text:p>20678467.5895826</text:p>
          </table:table-cell>
          <table:table-cell office:value-type="float" office:value="20741535.8822174" calcext:value-type="float">
            <text:p>20741535.8822174</text:p>
          </table:table-cell>
          <table:table-cell office:value-type="float" office:value="20804650.5950507" calcext:value-type="float">
            <text:p>20804650.5950507</text:p>
          </table:table-cell>
          <table:table-cell office:value-type="float" office:value="20867811.0574272" calcext:value-type="float">
            <text:p>20867811.0574272</text:p>
          </table:table-cell>
          <table:table-cell office:value-type="float" office:value="20931016.5963257" calcext:value-type="float">
            <text:p>20931016.5963257</text:p>
          </table:table-cell>
          <table:table-cell office:value-type="float" office:value="20994266.5378451" calcext:value-type="float">
            <text:p>20994266.5378451</text:p>
          </table:table-cell>
          <table:table-cell office:value-type="float" office:value="21057560.2060452" calcext:value-type="float">
            <text:p>21057560.2060452</text:p>
          </table:table-cell>
          <table:table-cell office:value-type="float" office:value="21120896.9226811" calcext:value-type="float">
            <text:p>21120896.9226811</text:p>
          </table:table-cell>
          <table:table-cell office:value-type="float" office:value="21184276.0073792" calcext:value-type="float">
            <text:p>21184276.0073792</text:p>
          </table:table-cell>
          <table:table-cell office:value-type="float" office:value="21247696.7791433" calcext:value-type="float">
            <text:p>21247696.7791433</text:p>
          </table:table-cell>
          <table:table-cell office:value-type="float" office:value="21311158.5543434" calcext:value-type="float">
            <text:p>21311158.5543434</text:p>
          </table:table-cell>
          <table:table-cell office:value-type="float" office:value="21374660.6469846" calcext:value-type="float">
            <text:p>21374660.6469846</text:p>
          </table:table-cell>
          <table:table-cell office:value-type="float" office:value="21438202.368976" calcext:value-type="float">
            <text:p>21438202.368976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0" calcext:value-type="float">
            <text:p>0</text:p>
          </table:table-cell>
          <table:table-cell office:value-type="float" office:value="0.000139029151246592" calcext:value-type="float">
            <text:p>0.000139029151247</text:p>
          </table:table-cell>
          <table:table-cell office:value-type="float" office:value="0.00051848204716625" calcext:value-type="float">
            <text:p>0.000518482047166</text:p>
          </table:table-cell>
          <table:table-cell office:value-type="float" office:value="0.00110134415069565" calcext:value-type="float">
            <text:p>0.001101344150696</text:p>
          </table:table-cell>
          <table:table-cell office:value-type="float" office:value="0.00187014261863931" calcext:value-type="float">
            <text:p>0.001870142618639</text:p>
          </table:table-cell>
          <table:table-cell office:value-type="float" office:value="0.00282138299412049" calcext:value-type="float">
            <text:p>0.00282138299412</text:p>
          </table:table-cell>
          <table:table-cell office:value-type="float" office:value="0.00396204610723745" calcext:value-type="float">
            <text:p>0.003962046107237</text:p>
          </table:table-cell>
          <table:table-cell office:value-type="float" office:value="0.00530747033086389" calcext:value-type="float">
            <text:p>0.005307470330864</text:p>
          </table:table-cell>
          <table:table-cell office:value-type="float" office:value="0.00688017845251347" calcext:value-type="float">
            <text:p>0.006880178452513</text:p>
          </table:table-cell>
          <table:table-cell office:value-type="float" office:value="0.0087093629246628" calcext:value-type="float">
            <text:p>0.008709362924663</text:p>
          </table:table-cell>
          <table:table-cell office:value-type="float" office:value="0.010830845872151" calcext:value-type="float">
            <text:p>0.010830845872151</text:p>
          </table:table-cell>
          <table:table-cell office:value-type="float" office:value="0.0132873991592699" calcext:value-type="float">
            <text:p>0.01328739915927</text:p>
          </table:table-cell>
          <table:table-cell office:value-type="float" office:value="0.0161293558882278" calcext:value-type="float">
            <text:p>0.016129355888228</text:p>
          </table:table-cell>
          <table:table-cell office:value-type="float" office:value="0.0194154764858755" calcext:value-type="float">
            <text:p>0.019415476485876</text:p>
          </table:table-cell>
          <table:table-cell office:value-type="float" office:value="0.0232140547384865" calcext:value-type="float">
            <text:p>0.023214054738487</text:p>
          </table:table-cell>
          <table:table-cell office:value-type="float" office:value="0.0276042652900242" calcext:value-type="float">
            <text:p>0.027604265290024</text:p>
          </table:table-cell>
          <table:table-cell office:value-type="float" office:value="0.032677766520622" calcext:value-type="float">
            <text:p>0.032677766520622</text:p>
          </table:table-cell>
          <table:table-cell office:value-type="float" office:value="0.0385405829304418" calcext:value-type="float">
            <text:p>0.038540582930442</text:p>
          </table:table-cell>
          <table:table-cell office:value-type="float" office:value="0.0453153001369155" calcext:value-type="float">
            <text:p>0.045315300136916</text:p>
          </table:table-cell>
          <table:table-cell office:value-type="float" office:value="0.0531436144186324" calcext:value-type="float">
            <text:p>0.053143614418632</text:p>
          </table:table-cell>
          <table:table-cell office:value-type="float" office:value="0.0621892874097588" calcext:value-type="float">
            <text:p>0.062189287409759</text:p>
          </table:table-cell>
          <table:table-cell office:value-type="float" office:value="0.0726415658949456" calcext:value-type="float">
            <text:p>0.072641565894946</text:p>
          </table:table-cell>
          <table:table-cell office:value-type="float" office:value="0.0847191374725004" calcext:value-type="float">
            <text:p>0.0847191374725</text:p>
          </table:table-cell>
          <table:table-cell office:value-type="float" office:value="0.0986747025526719" calcext:value-type="float">
            <text:p>0.098674702552672</text:p>
          </table:table-cell>
          <table:table-cell office:value-type="float" office:value="0.11480026077723" calcext:value-type="float">
            <text:p>0.11480026077723</text:p>
          </table:table-cell>
          <table:table-cell office:value-type="float" office:value="0.133433219262451" calcext:value-type="float">
            <text:p>0.133433219262451</text:p>
          </table:table-cell>
          <table:table-cell office:value-type="float" office:value="0.154963451948291" calcext:value-type="float">
            <text:p>0.154963451948291</text:p>
          </table:table-cell>
          <table:table-cell office:value-type="float" office:value="0.179841456428971" calcext:value-type="float">
            <text:p>0.179841456428971</text:p>
          </table:table-cell>
          <table:table-cell office:value-type="float" office:value="0.208587779193468" calcext:value-type="float">
            <text:p>0.208587779193468</text:p>
          </table:table-cell>
          <table:table-cell office:value-type="float" office:value="0.241803908165402" calcext:value-type="float">
            <text:p>0.241803908165402</text:p>
          </table:table-cell>
          <table:table-cell office:value-type="float" office:value="0.280184860030995" calcext:value-type="float">
            <text:p>0.280184860030995</text:p>
          </table:table-cell>
          <table:table-cell office:value-type="float" office:value="0.32453371893439" calcext:value-type="float">
            <text:p>0.32453371893439</text:p>
          </table:table-cell>
          <table:table-cell office:value-type="float" office:value="0.375778441845883" calcext:value-type="float">
            <text:p>0.375778441845883</text:p>
          </table:table-cell>
          <table:table-cell office:value-type="float" office:value="0.434991275309503" calcext:value-type="float">
            <text:p>0.434991275309503</text:p>
          </table:table-cell>
          <table:table-cell office:value-type="float" office:value="0.503411190862593" calcext:value-type="float">
            <text:p>0.503411190862593</text:p>
          </table:table-cell>
          <table:table-cell office:value-type="float" office:value="0.582469810563033" calcext:value-type="float">
            <text:p>0.582469810563033</text:p>
          </table:table-cell>
          <table:table-cell office:value-type="float" office:value="0.673821358555564" calcext:value-type="float">
            <text:p>0.673821358555564</text:p>
          </table:table-cell>
          <table:table-cell office:value-type="float" office:value="0.779377277586245" calcext:value-type="float">
            <text:p>0.779377277586245</text:p>
          </table:table-cell>
          <table:table-cell office:value-type="float" office:value="0.901346223097647" calcext:value-type="float">
            <text:p>0.901346223097647</text:p>
          </table:table-cell>
          <table:table-cell office:value-type="float" office:value="1.04228027640373" calcext:value-type="float">
            <text:p>1.04228027640373</text:p>
          </table:table-cell>
          <table:table-cell office:value-type="float" office:value="1.20512834450549" calcext:value-type="float">
            <text:p>1.20512834450549</text:p>
          </table:table-cell>
          <table:table-cell office:value-type="float" office:value="1.39329786318547" calcext:value-type="float">
            <text:p>1.39329786318547</text:p>
          </table:table-cell>
          <table:table-cell office:value-type="float" office:value="1.61072609329031" calcext:value-type="float">
            <text:p>1.61072609329031</text:p>
          </table:table-cell>
          <table:table-cell office:value-type="float" office:value="1.86196250375422" calcext:value-type="float">
            <text:p>1.86196250375422</text:p>
          </table:table-cell>
          <table:table-cell office:value-type="float" office:value="2.15226396351595" calcext:value-type="float">
            <text:p>2.15226396351595</text:p>
          </table:table-cell>
          <table:table-cell office:value-type="float" office:value="2.48770473586664" calcext:value-type="float">
            <text:p>2.48770473586664</text:p>
          </table:table-cell>
          <table:table-cell office:value-type="float" office:value="2.87530357520322" calcext:value-type="float">
            <text:p>2.87530357520322</text:p>
          </table:table-cell>
          <table:table-cell office:value-type="float" office:value="3.32317058526184" calcext:value-type="float">
            <text:p>3.32317058526184</text:p>
          </table:table-cell>
          <table:table-cell office:value-type="float" office:value="3.84067691235331" calcext:value-type="float">
            <text:p>3.84067691235331</text:p>
          </table:table-cell>
          <table:table-cell office:value-type="float" office:value="4.43865082372747" calcext:value-type="float">
            <text:p>4.43865082372747</text:p>
          </table:table-cell>
          <table:table-cell office:value-type="float" office:value="5.12960427350217" calcext:value-type="float">
            <text:p>5.12960427350217</text:p>
          </table:table-cell>
          <table:table-cell office:value-type="float" office:value="5.92799469633137" calcext:value-type="float">
            <text:p>5.92799469633137</text:p>
          </table:table-cell>
          <table:table-cell office:value-type="float" office:value="6.85052750598975" calcext:value-type="float">
            <text:p>6.85052750598975</text:p>
          </table:table-cell>
          <table:table-cell office:value-type="float" office:value="7.91650562766164" calcext:value-type="float">
            <text:p>7.91650562766164</text:p>
          </table:table-cell>
          <table:table-cell office:value-type="float" office:value="9.14823337470311" calcext:value-type="float">
            <text:p>9.14823337470311</text:p>
          </table:table-cell>
          <table:table-cell office:value-type="float" office:value="10.5714831239734" calcext:value-type="float">
            <text:p>10.5714831239734</text:p>
          </table:table-cell>
          <table:table-cell office:value-type="float" office:value="12.2160345507262" calcext:value-type="float">
            <text:p>12.2160345507262</text:p>
          </table:table-cell>
          <table:table-cell office:value-type="float" office:value="14.1162976977584" calcext:value-type="float">
            <text:p>14.1162976977584</text:p>
          </table:table-cell>
          <table:table-cell office:value-type="float" office:value="16.3120329189619" calcext:value-type="float">
            <text:p>16.3120329189619</text:p>
          </table:table-cell>
          <table:table-cell office:value-type="float" office:value="18.8491827551415" calcext:value-type="float">
            <text:p>18.8491827551415</text:p>
          </table:table-cell>
          <table:table-cell office:value-type="float" office:value="21.7808331420591" calcext:value-type="float">
            <text:p>21.7808331420591</text:p>
          </table:table-cell>
          <table:table-cell office:value-type="float" office:value="25.1683240548833" calcext:value-type="float">
            <text:p>25.1683240548833</text:p>
          </table:table-cell>
          <table:table-cell office:value-type="float" office:value="29.0825328176889" calcext:value-type="float">
            <text:p>29.0825328176889</text:p>
          </table:table-cell>
          <table:table-cell office:value-type="float" office:value="33.605356915598" calcext:value-type="float">
            <text:p>33.605356915598</text:p>
          </table:table-cell>
          <table:table-cell office:value-type="float" office:value="38.8314273114849" calcext:value-type="float">
            <text:p>38.8314273114849</text:p>
          </table:table-cell>
          <table:table-cell office:value-type="float" office:value="44.8700880995922" calcext:value-type="float">
            <text:p>44.8700880995922</text:p>
          </table:table-cell>
          <table:table-cell office:value-type="float" office:value="51.8476839002591" calcext:value-type="float">
            <text:p>51.8476839002591</text:p>
          </table:table-cell>
          <table:table-cell office:value-type="float" office:value="59.9102027636498" calcext:value-type="float">
            <text:p>59.9102027636498</text:p>
          </table:table-cell>
          <table:table-cell office:value-type="float" office:value="69.2263298599028" calcext:value-type="float">
            <text:p>69.2263298599028</text:p>
          </table:table-cell>
          <table:table-cell office:value-type="float" office:value="79.9909757597416" calcext:value-type="float">
            <text:p>79.9909757597416</text:p>
          </table:table-cell>
          <table:table-cell office:value-type="float" office:value="92.4293530214084" calcext:value-type="float">
            <text:p>92.4293530214084</text:p>
          </table:table-cell>
          <table:table-cell office:value-type="float" office:value="106.801686237581" calcext:value-type="float">
            <text:p>106.801686237581</text:p>
          </table:table-cell>
          <table:table-cell office:value-type="float" office:value="123.408653900631" calcext:value-type="float">
            <text:p>123.408653900631</text:p>
          </table:table-cell>
          <table:table-cell office:value-type="float" office:value="142.597675690137" calcext:value-type="float">
            <text:p>142.597675690137</text:p>
          </table:table-cell>
          <table:table-cell office:value-type="float" office:value="164.770176379801" calcext:value-type="float">
            <text:p>164.770176379801</text:p>
          </table:table-cell>
          <table:table-cell office:value-type="float" office:value="190.389977880412" calcext:value-type="float">
            <text:p>190.389977880412</text:p>
          </table:table-cell>
          <table:table-cell office:value-type="float" office:value="219.992994526208" calcext:value-type="float">
            <text:p>219.992994526208</text:p>
          </table:table-cell>
          <table:table-cell office:value-type="float" office:value="254.198433385171" calcext:value-type="float">
            <text:p>254.198433385171</text:p>
          </table:table-cell>
          <table:table-cell office:value-type="float" office:value="293.721732978741" calcext:value-type="float">
            <text:p>293.721732978741</text:p>
          </table:table-cell>
          <table:table-cell office:value-type="float" office:value="339.389509589685" calcext:value-type="float">
            <text:p>339.389509589685</text:p>
          </table:table-cell>
          <table:table-cell office:value-type="float" office:value="392.156821823987" calcext:value-type="float">
            <text:p>392.156821823987</text:p>
          </table:table-cell>
          <table:table-cell office:value-type="float" office:value="453.127111843915" calcext:value-type="float">
            <text:p>453.127111843915</text:p>
          </table:table-cell>
          <table:table-cell office:value-type="float" office:value="523.575236617983" calcext:value-type="float">
            <text:p>523.575236617983</text:p>
          </table:table-cell>
          <table:table-cell office:value-type="float" office:value="604.974065637733" calcext:value-type="float">
            <text:p>604.974065637733</text:p>
          </table:table-cell>
          <table:table-cell office:value-type="float" office:value="699.025193840177" calcext:value-type="float">
            <text:p>699.025193840177</text:p>
          </table:table-cell>
          <table:table-cell office:value-type="float" office:value="807.694400896624" calcext:value-type="float">
            <text:p>807.694400896624</text:p>
          </table:table-cell>
          <table:table-cell office:value-type="float" office:value="933.252582535956" calcext:value-type="float">
            <text:p>933.252582535956</text:p>
          </table:table-cell>
          <table:table-cell office:value-type="float" office:value="1078.32297964421" calcext:value-type="float">
            <text:p>1078.32297964421</text:p>
          </table:table-cell>
          <table:table-cell office:value-type="float" office:value="1245.93567002947" calcext:value-type="float">
            <text:p>1245.93567002947</text:p>
          </table:table-cell>
          <table:table-cell office:value-type="float" office:value="1439.59035006526" calcext:value-type="float">
            <text:p>1439.59035006526</text:p>
          </table:table-cell>
          <table:table-cell office:value-type="float" office:value="1663.32865637184" calcext:value-type="float">
            <text:p>1663.32865637184</text:p>
          </table:table-cell>
          <table:table-cell office:value-type="float" office:value="1921.81727823262" calcext:value-type="float">
            <text:p>1921.81727823262</text:p>
          </table:table-cell>
          <table:table-cell office:value-type="float" office:value="2220.44324177281" calcext:value-type="float">
            <text:p>2220.44324177281</text:p>
          </table:table-cell>
          <table:table-cell office:value-type="float" office:value="2565.4226343319" calcext:value-type="float">
            <text:p>2565.4226343319</text:p>
          </table:table-cell>
          <table:table-cell office:value-type="float" office:value="2963.92370674328" calcext:value-type="float">
            <text:p>2963.92370674328</text:p>
          </table:table-cell>
          <table:table-cell office:value-type="float" office:value="3424.20439511555" calcext:value-type="float">
            <text:p>3424.20439511555</text:p>
          </table:table-cell>
          <table:table-cell office:value-type="float" office:value="3955.76235769052" calcext:value-type="float">
            <text:p>3955.76235769052</text:p>
          </table:table-cell>
          <table:table-cell office:value-type="float" office:value="4569.49145776114" calcext:value-type="float">
            <text:p>4569.49145776114</text:p>
          </table:table-cell>
          <table:table-cell office:value-type="float" office:value="5277.83024846092" calcext:value-type="float">
            <text:p>5277.83024846092</text:p>
          </table:table-cell>
          <table:table-cell office:value-type="float" office:value="6094.86838850301" calcext:value-type="float">
            <text:p>6094.86838850301</text:p>
          </table:table-cell>
          <table:table-cell office:value-type="float" office:value="7036.31053088163" calcext:value-type="float">
            <text:p>7036.31053088163</text:p>
          </table:table-cell>
          <table:table-cell office:value-type="float" office:value="8118.85240538473" calcext:value-type="float">
            <text:p>8118.85240538473</text:p>
          </table:table-cell>
          <table:table-cell office:value-type="float" office:value="9357.15405703929" calcext:value-type="float">
            <text:p>9357.15405703929</text:p>
          </table:table-cell>
          <table:table-cell office:value-type="float" office:value="10757.7064202599" calcext:value-type="float">
            <text:p>10757.7064202599</text:p>
          </table:table-cell>
          <table:table-cell office:value-type="float" office:value="12318.4592535636" calcext:value-type="float">
            <text:p>12318.4592535636</text:p>
          </table:table-cell>
          <table:table-cell office:value-type="float" office:value="14033.3167434856" calcext:value-type="float">
            <text:p>14033.3167434856</text:p>
          </table:table-cell>
          <table:table-cell office:value-type="float" office:value="15892.9312687699" calcext:value-type="float">
            <text:p>15892.9312687699</text:p>
          </table:table-cell>
          <table:table-cell office:value-type="float" office:value="17883.9018301964" calcext:value-type="float">
            <text:p>17883.9018301964</text:p>
          </table:table-cell>
          <table:table-cell office:value-type="float" office:value="19988.8405319774" calcext:value-type="float">
            <text:p>19988.8405319774</text:p>
          </table:table-cell>
          <table:table-cell office:value-type="float" office:value="22187.5844034749" calcext:value-type="float">
            <text:p>22187.5844034749</text:p>
          </table:table-cell>
          <table:table-cell office:value-type="float" office:value="24458.9675468411" calcext:value-type="float">
            <text:p>24458.9675468411</text:p>
          </table:table-cell>
          <table:table-cell office:value-type="float" office:value="26782.4799431661" calcext:value-type="float">
            <text:p>26782.4799431661</text:p>
          </table:table-cell>
          <table:table-cell office:value-type="float" office:value="29139.4333049602" calcext:value-type="float">
            <text:p>29139.4333049602</text:p>
          </table:table-cell>
          <table:table-cell office:value-type="float" office:value="31513.5736018379" calcext:value-type="float">
            <text:p>31513.5736018379</text:p>
          </table:table-cell>
          <table:table-cell office:value-type="float" office:value="33891.2548476982" calcext:value-type="float">
            <text:p>33891.2548476982</text:p>
          </table:table-cell>
          <table:table-cell office:value-type="float" office:value="36261.3309821747" calcext:value-type="float">
            <text:p>36261.3309821747</text:p>
          </table:table-cell>
          <table:table-cell office:value-type="float" office:value="38614.8987282105" calcext:value-type="float">
            <text:p>38614.8987282105</text:p>
          </table:table-cell>
          <table:table-cell office:value-type="float" office:value="40944.9826494169" calcext:value-type="float">
            <text:p>40944.9826494169</text:p>
          </table:table-cell>
          <table:table-cell office:value-type="float" office:value="43246.2170195048" calcext:value-type="float">
            <text:p>43246.2170195048</text:p>
          </table:table-cell>
          <table:table-cell office:value-type="float" office:value="45514.5530305509" calcext:value-type="float">
            <text:p>45514.5530305509</text:p>
          </table:table-cell>
          <table:table-cell office:value-type="float" office:value="47747.0034590047" calcext:value-type="float">
            <text:p>47747.0034590047</text:p>
          </table:table-cell>
          <table:table-cell office:value-type="float" office:value="49941.4273865061" calcext:value-type="float">
            <text:p>49941.4273865061</text:p>
          </table:table-cell>
          <table:table-cell office:value-type="float" office:value="52096.3528154292" calcext:value-type="float">
            <text:p>52096.3528154292</text:p>
          </table:table-cell>
          <table:table-cell office:value-type="float" office:value="54210.8327671655" calcext:value-type="float">
            <text:p>54210.8327671655</text:p>
          </table:table-cell>
          <table:table-cell office:value-type="float" office:value="56284.3298372997" calcext:value-type="float">
            <text:p>56284.3298372997</text:p>
          </table:table-cell>
          <table:table-cell office:value-type="float" office:value="58316.6243307162" calcext:value-type="float">
            <text:p>58316.6243307162</text:p>
          </table:table-cell>
          <table:table-cell office:value-type="float" office:value="60307.7415838643" calcext:value-type="float">
            <text:p>60307.7415838643</text:p>
          </table:table-cell>
          <table:table-cell office:value-type="float" office:value="62257.8947294953" calcext:value-type="float">
            <text:p>62257.8947294953</text:p>
          </table:table-cell>
          <table:table-cell office:value-type="float" office:value="64167.4397685468" calcext:value-type="float">
            <text:p>64167.4397685468</text:p>
          </table:table-cell>
          <table:table-cell office:value-type="float" office:value="66036.8403983809" calcext:value-type="float">
            <text:p>66036.8403983809</text:p>
          </table:table-cell>
          <table:table-cell office:value-type="float" office:value="67866.6405506459" calcext:value-type="float">
            <text:p>67866.6405506459</text:p>
          </table:table-cell>
          <table:table-cell office:value-type="float" office:value="69657.4429802685" calcext:value-type="float">
            <text:p>69657.4429802685</text:p>
          </table:table-cell>
          <table:table-cell office:value-type="float" office:value="71409.8926071453" calcext:value-type="float">
            <text:p>71409.8926071453</text:p>
          </table:table-cell>
          <table:table-cell office:value-type="float" office:value="73124.6635755662" calcext:value-type="float">
            <text:p>73124.6635755662</text:p>
          </table:table-cell>
          <table:table-cell office:value-type="float" office:value="74802.4492303996" calcext:value-type="float">
            <text:p>74802.4492303996</text:p>
          </table:table-cell>
          <table:table-cell office:value-type="float" office:value="76443.954360779" calcext:value-type="float">
            <text:p>76443.954360779</text:p>
          </table:table-cell>
          <table:table-cell office:value-type="float" office:value="78049.8892243296" calcext:value-type="float">
            <text:p>78049.8892243296</text:p>
          </table:table-cell>
          <table:table-cell office:value-type="float" office:value="79620.9649501512" calcext:value-type="float">
            <text:p>79620.9649501512</text:p>
          </table:table-cell>
          <table:table-cell office:value-type="float" office:value="81157.8900269809" calcext:value-type="float">
            <text:p>81157.8900269809</text:p>
          </table:table-cell>
          <table:table-cell office:value-type="float" office:value="82661.3676259663" calcext:value-type="float">
            <text:p>82661.3676259663</text:p>
          </table:table-cell>
          <table:table-cell office:value-type="float" office:value="84132.0935818613" calcext:value-type="float">
            <text:p>84132.0935818613</text:p>
          </table:table-cell>
          <table:table-cell office:value-type="float" office:value="85570.7548845174" calcext:value-type="float">
            <text:p>85570.7548845174</text:p>
          </table:table-cell>
          <table:table-cell office:value-type="float" office:value="86978.0285627675" calcext:value-type="float">
            <text:p>86978.0285627675</text:p>
          </table:table-cell>
          <table:table-cell office:value-type="float" office:value="88354.5808770821" calcext:value-type="float">
            <text:p>88354.5808770821</text:p>
          </table:table-cell>
          <table:table-cell office:value-type="float" office:value="89701.0667536946" calcext:value-type="float">
            <text:p>89701.0667536946</text:p>
          </table:table-cell>
          <table:table-cell office:value-type="float" office:value="91018.1294004983" calcext:value-type="float">
            <text:p>91018.1294004983</text:p>
          </table:table-cell>
          <table:table-cell office:value-type="float" office:value="92306.4000679631" calcext:value-type="float">
            <text:p>92306.4000679631</text:p>
          </table:table-cell>
          <table:table-cell office:value-type="float" office:value="93566.4979192102" calcext:value-type="float">
            <text:p>93566.4979192102</text:p>
          </table:table-cell>
          <table:table-cell office:value-type="float" office:value="94799.0299894233" calcext:value-type="float">
            <text:p>94799.0299894233</text:p>
          </table:table-cell>
          <table:table-cell office:value-type="float" office:value="96004.5912005236" calcext:value-type="float">
            <text:p>96004.5912005236</text:p>
          </table:table-cell>
          <table:table-cell office:value-type="float" office:value="97183.7644361172" calcext:value-type="float">
            <text:p>97183.7644361172</text:p>
          </table:table-cell>
          <table:table-cell office:value-type="float" office:value="98337.1206520321" calcext:value-type="float">
            <text:p>98337.1206520321</text:p>
          </table:table-cell>
          <table:table-cell office:value-type="float" office:value="99465.2190118686" calcext:value-type="float">
            <text:p>99465.2190118686</text:p>
          </table:table-cell>
          <table:table-cell office:value-type="float" office:value="100568.607044788" calcext:value-type="float">
            <text:p>100568.607044788</text:p>
          </table:table-cell>
          <table:table-cell office:value-type="float" office:value="101647.820821572" calcext:value-type="float">
            <text:p>101647.820821572</text:p>
          </table:table-cell>
          <table:table-cell office:value-type="float" office:value="102703.385134937" calcext:value-type="float">
            <text:p>102703.385134937</text:p>
          </table:table-cell>
          <table:table-cell office:value-type="float" office:value="103735.813700819" calcext:value-type="float">
            <text:p>103735.813700819</text:p>
          </table:table-cell>
          <table:table-cell office:value-type="float" office:value="104745.609351142" calcext:value-type="float">
            <text:p>104745.609351142</text:p>
          </table:table-cell>
          <table:table-cell office:value-type="float" office:value="105733.264235172" calcext:value-type="float">
            <text:p>105733.264235172</text:p>
          </table:table-cell>
          <table:table-cell office:value-type="float" office:value="106699.26002226" calcext:value-type="float">
            <text:p>106699.26002226</text:p>
          </table:table-cell>
          <table:table-cell office:value-type="float" office:value="107644.06810599" calcext:value-type="float">
            <text:p>107644.06810599</text:p>
          </table:table-cell>
          <table:table-cell office:value-type="float" office:value="108568.149805801" calcext:value-type="float">
            <text:p>108568.149805801</text:p>
          </table:table-cell>
          <table:table-cell office:value-type="float" office:value="109471.956567601" calcext:value-type="float">
            <text:p>109471.956567601</text:p>
          </table:table-cell>
          <table:table-cell office:value-type="float" office:value="110355.9301624" calcext:value-type="float">
            <text:p>110355.9301624</text:p>
          </table:table-cell>
          <table:table-cell office:value-type="float" office:value="111220.502883266" calcext:value-type="float">
            <text:p>111220.502883266</text:p>
          </table:table-cell>
          <table:table-cell office:value-type="float" office:value="112066.097739514" calcext:value-type="float">
            <text:p>112066.097739514</text:p>
          </table:table-cell>
          <table:table-cell office:value-type="float" office:value="112893.12864957" calcext:value-type="float">
            <text:p>112893.12864957</text:p>
          </table:table-cell>
          <table:table-cell office:value-type="float" office:value="113702.000634154" calcext:value-type="float">
            <text:p>113702.000634154</text:p>
          </table:table-cell>
          <table:table-cell office:value-type="float" office:value="114493.109964629" calcext:value-type="float">
            <text:p>114493.109964629</text:p>
          </table:table-cell>
          <table:table-cell office:value-type="float" office:value="115266.844614778" calcext:value-type="float">
            <text:p>115266.844614778</text:p>
          </table:table-cell>
          <table:table-cell office:value-type="float" office:value="116023.591048082" calcext:value-type="float">
            <text:p>116023.591048082</text:p>
          </table:table-cell>
          <table:table-cell office:value-type="float" office:value="116763.914059062" calcext:value-type="float">
            <text:p>116763.914059062</text:p>
          </table:table-cell>
          <table:table-cell office:value-type="float" office:value="117489.77302622" calcext:value-type="float">
            <text:p>117489.77302622</text:p>
          </table:table-cell>
          <table:table-cell office:value-type="float" office:value="118204.687250209" calcext:value-type="float">
            <text:p>118204.687250209</text:p>
          </table:table-cell>
          <table:table-cell office:value-type="float" office:value="118911.822702863" calcext:value-type="float">
            <text:p>118911.822702863</text:p>
          </table:table-cell>
          <table:table-cell office:value-type="float" office:value="119613.61149497" calcext:value-type="float">
            <text:p>119613.61149497</text:p>
          </table:table-cell>
          <table:table-cell office:value-type="float" office:value="120311.903635367" calcext:value-type="float">
            <text:p>120311.903635367</text:p>
          </table:table-cell>
          <table:table-cell office:value-type="float" office:value="121008.106065035" calcext:value-type="float">
            <text:p>121008.106065035</text:p>
          </table:table-cell>
          <table:table-cell office:value-type="float" office:value="121703.28901309" calcext:value-type="float">
            <text:p>121703.28901309</text:p>
          </table:table-cell>
          <table:table-cell office:value-type="float" office:value="122398.266805532" calcext:value-type="float">
            <text:p>122398.266805532</text:p>
          </table:table-cell>
          <table:table-cell office:value-type="float" office:value="123093.659287009" calcext:value-type="float">
            <text:p>123093.659287009</text:p>
          </table:table-cell>
          <table:table-cell office:value-type="float" office:value="123789.938493222" calcext:value-type="float">
            <text:p>123789.938493222</text:p>
          </table:table-cell>
          <table:table-cell office:value-type="float" office:value="124487.464149697" calcext:value-type="float">
            <text:p>124487.464149697</text:p>
          </table:table-cell>
          <table:table-cell office:value-type="float" office:value="125186.510609837" calcext:value-type="float">
            <text:p>125186.510609837</text:p>
          </table:table-cell>
          <table:table-cell office:value-type="float" office:value="125887.287330001" calcext:value-type="float">
            <text:p>125887.287330001</text:p>
          </table:table-cell>
          <table:table-cell office:value-type="float" office:value="126589.954459503" calcext:value-type="float">
            <text:p>126589.954459503</text:p>
          </table:table-cell>
          <table:table-cell office:value-type="float" office:value="127294.634656205" calcext:value-type="float">
            <text:p>127294.634656205</text:p>
          </table:table-cell>
          <table:table-cell office:value-type="float" office:value="128001.422083304" calcext:value-type="float">
            <text:p>128001.422083304</text:p>
          </table:table-cell>
          <table:table-cell office:value-type="float" office:value="128710.389240669" calcext:value-type="float">
            <text:p>128710.389240669</text:p>
          </table:table-cell>
          <table:table-cell office:value-type="float" office:value="129421.592156075" calcext:value-type="float">
            <text:p>129421.592156075</text:p>
          </table:table-cell>
          <table:table-cell office:value-type="float" office:value="130135.074330221" calcext:value-type="float">
            <text:p>130135.074330221</text:p>
          </table:table-cell>
          <table:table-cell office:value-type="float" office:value="130850.869741109" calcext:value-type="float">
            <text:p>130850.869741109</text:p>
          </table:table-cell>
          <table:table-cell office:value-type="float" office:value="131569.005116858" calcext:value-type="float">
            <text:p>131569.005116858</text:p>
          </table:table-cell>
          <table:table-cell office:value-type="float" office:value="132289.501671566" calcext:value-type="float">
            <text:p>132289.501671566</text:p>
          </table:table-cell>
          <table:table-cell office:value-type="float" office:value="133012.376419184" calcext:value-type="float">
            <text:p>133012.376419184</text:p>
          </table:table-cell>
          <table:table-cell office:value-type="float" office:value="133737.643174947" calcext:value-type="float">
            <text:p>133737.643174947</text:p>
          </table:table-cell>
          <table:table-cell office:value-type="float" office:value="134465.313314982" calcext:value-type="float">
            <text:p>134465.313314982</text:p>
          </table:table-cell>
          <table:table-cell office:value-type="float" office:value="135195.396353825" calcext:value-type="float">
            <text:p>135195.396353825</text:p>
          </table:table-cell>
          <table:table-cell office:value-type="float" office:value="135927.900383564" calcext:value-type="float">
            <text:p>135927.900383564</text:p>
          </table:table-cell>
          <table:table-cell office:value-type="float" office:value="136662.832407058" calcext:value-type="float">
            <text:p>136662.832407058</text:p>
          </table:table-cell>
          <table:table-cell office:value-type="float" office:value="137400.19859144" calcext:value-type="float">
            <text:p>137400.19859144</text:p>
          </table:table-cell>
          <table:table-cell office:value-type="float" office:value="138140.004460839" calcext:value-type="float">
            <text:p>138140.004460839</text:p>
          </table:table-cell>
          <table:table-cell office:value-type="float" office:value="138882.255041279" calcext:value-type="float">
            <text:p>138882.255041279</text:p>
          </table:table-cell>
          <table:table-cell office:value-type="float" office:value="139626.954973165" calcext:value-type="float">
            <text:p>139626.954973165</text:p>
          </table:table-cell>
          <table:table-cell office:value-type="float" office:value="140374.108596453" calcext:value-type="float">
            <text:p>140374.108596453</text:p>
          </table:table-cell>
          <table:table-cell office:value-type="float" office:value="141123.72001285" calcext:value-type="float">
            <text:p>141123.72001285</text:p>
          </table:table-cell>
          <table:table-cell office:value-type="float" office:value="141875.793133398" calcext:value-type="float">
            <text:p>141875.793133398</text:p>
          </table:table-cell>
          <table:table-cell office:value-type="float" office:value="142630.331717809" calcext:value-type="float">
            <text:p>142630.331717809</text:p>
          </table:table-cell>
          <table:table-cell office:value-type="float" office:value="143387.339401171" calcext:value-type="float">
            <text:p>143387.339401171</text:p>
          </table:table-cell>
          <table:table-cell office:value-type="float" office:value="144146.819715526" calcext:value-type="float">
            <text:p>144146.819715526</text:p>
          </table:table-cell>
          <table:table-cell office:value-type="float" office:value="144908.776106366" calcext:value-type="float">
            <text:p>144908.776106366</text:p>
          </table:table-cell>
          <table:table-cell office:value-type="float" office:value="145673.211940237" calcext:value-type="float">
            <text:p>145673.211940237</text:p>
          </table:table-cell>
          <table:table-cell office:value-type="float" office:value="146440.130520695" calcext:value-type="float">
            <text:p>146440.130520695</text:p>
          </table:table-cell>
          <table:table-cell office:value-type="float" office:value="147209.535097165" calcext:value-type="float">
            <text:p>147209.535097165</text:p>
          </table:table-cell>
          <table:table-cell office:value-type="float" office:value="147981.428843551" calcext:value-type="float">
            <text:p>147981.428843551</text:p>
          </table:table-cell>
          <table:table-cell office:value-type="float" office:value="148755.814910187" calcext:value-type="float">
            <text:p>148755.814910187</text:p>
          </table:table-cell>
          <table:table-cell office:value-type="float" office:value="149532.696383532" calcext:value-type="float">
            <text:p>149532.696383532</text:p>
          </table:table-cell>
          <table:table-cell office:value-type="float" office:value="150312.076308045" calcext:value-type="float">
            <text:p>150312.076308045</text:p>
          </table:table-cell>
          <table:table-cell office:value-type="float" office:value="151093.957692329" calcext:value-type="float">
            <text:p>151093.957692329</text:p>
          </table:table-cell>
          <table:table-cell office:value-type="float" office:value="151878.343485332" calcext:value-type="float">
            <text:p>151878.343485332</text:p>
          </table:table-cell>
          <table:table-cell office:value-type="float" office:value="152665.236610427" calcext:value-type="float">
            <text:p>152665.236610427</text:p>
          </table:table-cell>
          <table:table-cell office:value-type="float" office:value="153454.639935158" calcext:value-type="float">
            <text:p>153454.639935158</text:p>
          </table:table-cell>
          <table:table-cell office:value-type="float" office:value="154246.556284743" calcext:value-type="float">
            <text:p>154246.556284743</text:p>
          </table:table-cell>
          <table:table-cell office:value-type="float" office:value="155040.98846122" calcext:value-type="float">
            <text:p>155040.98846122</text:p>
          </table:table-cell>
          <table:table-cell office:value-type="float" office:value="155837.93920337" calcext:value-type="float">
            <text:p>155837.93920337</text:p>
          </table:table-cell>
          <table:table-cell office:value-type="float" office:value="156637.411227626" calcext:value-type="float">
            <text:p>156637.411227626</text:p>
          </table:table-cell>
          <table:table-cell office:value-type="float" office:value="157439.407186022" calcext:value-type="float">
            <text:p>157439.407186022</text:p>
          </table:table-cell>
          <table:table-cell office:value-type="float" office:value="158243.929714087" calcext:value-type="float">
            <text:p>158243.929714087</text:p>
          </table:table-cell>
          <table:table-cell office:value-type="float" office:value="159050.981376866" calcext:value-type="float">
            <text:p>159050.981376866</text:p>
          </table:table-cell>
          <table:table-cell office:value-type="float" office:value="159860.564725859" calcext:value-type="float">
            <text:p>159860.564725859</text:p>
          </table:table-cell>
          <table:table-cell office:value-type="float" office:value="160672.682225271" calcext:value-type="float">
            <text:p>160672.682225271</text:p>
          </table:table-cell>
          <table:table-cell office:value-type="float" office:value="161487.336353796" calcext:value-type="float">
            <text:p>161487.336353796</text:p>
          </table:table-cell>
          <table:table-cell office:value-type="float" office:value="162304.529524886" calcext:value-type="float">
            <text:p>162304.529524886</text:p>
          </table:table-cell>
          <table:table-cell office:value-type="float" office:value="163124.264071951" calcext:value-type="float">
            <text:p>163124.264071951</text:p>
          </table:table-cell>
          <table:table-cell office:value-type="float" office:value="163946.542358406" calcext:value-type="float">
            <text:p>163946.542358406</text:p>
          </table:table-cell>
          <table:table-cell office:value-type="float" office:value="164771.366612721" calcext:value-type="float">
            <text:p>164771.366612721</text:p>
          </table:table-cell>
          <table:table-cell office:value-type="float" office:value="165598.739096804" calcext:value-type="float">
            <text:p>165598.739096804</text:p>
          </table:table-cell>
          <table:table-cell office:value-type="float" office:value="166428.661987015" calcext:value-type="float">
            <text:p>166428.661987015</text:p>
          </table:table-cell>
          <table:table-cell office:value-type="float" office:value="167261.137404682" calcext:value-type="float">
            <text:p>167261.137404682</text:p>
          </table:table-cell>
          <table:table-cell office:value-type="float" office:value="168096.167461965" calcext:value-type="float">
            <text:p>168096.167461965</text:p>
          </table:table-cell>
          <table:table-cell office:value-type="float" office:value="168933.754073078" calcext:value-type="float">
            <text:p>168933.754073078</text:p>
          </table:table-cell>
          <table:table-cell office:value-type="float" office:value="169773.899274044" calcext:value-type="float">
            <text:p>169773.899274044</text:p>
          </table:table-cell>
          <table:table-cell office:value-type="float" office:value="170616.605117946" calcext:value-type="float">
            <text:p>170616.605117946</text:p>
          </table:table-cell>
          <table:table-cell office:value-type="float" office:value="171461.873653645" calcext:value-type="float">
            <text:p>171461.873653645</text:p>
          </table:table-cell>
          <table:table-cell office:value-type="float" office:value="172309.706589168" calcext:value-type="float">
            <text:p>172309.706589168</text:p>
          </table:table-cell>
          <table:table-cell office:value-type="float" office:value="173160.10560732" calcext:value-type="float">
            <text:p>173160.10560732</text:p>
          </table:table-cell>
          <table:table-cell office:value-type="float" office:value="174013.072548054" calcext:value-type="float">
            <text:p>174013.072548054</text:p>
          </table:table-cell>
          <table:table-cell office:value-type="float" office:value="174868.609251319" calcext:value-type="float">
            <text:p>174868.609251319</text:p>
          </table:table-cell>
          <table:table-cell office:value-type="float" office:value="175726.717445948" calcext:value-type="float">
            <text:p>175726.717445948</text:p>
          </table:table-cell>
          <table:table-cell office:value-type="float" office:value="176587.398480407" calcext:value-type="float">
            <text:p>176587.398480407</text:p>
          </table:table-cell>
          <table:table-cell office:value-type="float" office:value="177450.653945828" calcext:value-type="float">
            <text:p>177450.653945828</text:p>
          </table:table-cell>
          <table:table-cell office:value-type="float" office:value="178316.485463115" calcext:value-type="float">
            <text:p>178316.485463115</text:p>
          </table:table-cell>
          <table:table-cell office:value-type="float" office:value="179184.893905381" calcext:value-type="float">
            <text:p>179184.893905381</text:p>
          </table:table-cell>
          <table:table-cell office:value-type="float" office:value="180055.882481791" calcext:value-type="float">
            <text:p>180055.882481791</text:p>
          </table:table-cell>
          <table:table-cell office:value-type="float" office:value="180929.450920151" calcext:value-type="float">
            <text:p>180929.450920151</text:p>
          </table:table-cell>
          <table:table-cell office:value-type="float" office:value="181805.600758104" calcext:value-type="float">
            <text:p>181805.600758104</text:p>
          </table:table-cell>
          <table:table-cell office:value-type="float" office:value="182684.33348293" calcext:value-type="float">
            <text:p>182684.33348293</text:p>
          </table:table-cell>
          <table:table-cell office:value-type="float" office:value="183565.650440173" calcext:value-type="float">
            <text:p>183565.650440173</text:p>
          </table:table-cell>
          <table:table-cell office:value-type="float" office:value="184449.552630198" calcext:value-type="float">
            <text:p>184449.552630198</text:p>
          </table:table-cell>
          <table:table-cell office:value-type="float" office:value="185336.041166215" calcext:value-type="float">
            <text:p>185336.041166215</text:p>
          </table:table-cell>
          <table:table-cell office:value-type="float" office:value="186225.117104832" calcext:value-type="float">
            <text:p>186225.117104832</text:p>
          </table:table-cell>
          <table:table-cell office:value-type="float" office:value="187116.781425951" calcext:value-type="float">
            <text:p>187116.781425951</text:p>
          </table:table-cell>
          <table:table-cell office:value-type="float" office:value="188011.03503277" calcext:value-type="float">
            <text:p>188011.03503277</text:p>
          </table:table-cell>
          <table:table-cell office:value-type="float" office:value="188907.878753336" calcext:value-type="float">
            <text:p>188907.878753336</text:p>
          </table:table-cell>
          <table:table-cell office:value-type="float" office:value="189807.313475798" calcext:value-type="float">
            <text:p>189807.313475798</text:p>
          </table:table-cell>
          <table:table-cell office:value-type="float" office:value="190709.340032857" calcext:value-type="float">
            <text:p>190709.340032857</text:p>
          </table:table-cell>
          <table:table-cell office:value-type="float" office:value="191613.959130409" calcext:value-type="float">
            <text:p>191613.959130409</text:p>
          </table:table-cell>
          <table:table-cell office:value-type="float" office:value="192521.17141106" calcext:value-type="float">
            <text:p>192521.17141106</text:p>
          </table:table-cell>
          <table:table-cell office:value-type="float" office:value="193430.977454126" calcext:value-type="float">
            <text:p>193430.977454126</text:p>
          </table:table-cell>
          <table:table-cell office:value-type="float" office:value="194343.377775634" calcext:value-type="float">
            <text:p>194343.377775634</text:p>
          </table:table-cell>
          <table:table-cell office:value-type="float" office:value="195258.372847631" calcext:value-type="float">
            <text:p>195258.372847631</text:p>
          </table:table-cell>
          <table:table-cell office:value-type="float" office:value="196175.963163623" calcext:value-type="float">
            <text:p>196175.963163623</text:p>
          </table:table-cell>
          <table:table-cell office:value-type="float" office:value="197096.149112496" calcext:value-type="float">
            <text:p>197096.149112496</text:p>
          </table:table-cell>
          <table:table-cell office:value-type="float" office:value="198018.931018914" calcext:value-type="float">
            <text:p>198018.931018914</text:p>
          </table:table-cell>
          <table:table-cell office:value-type="float" office:value="198944.309151412" calcext:value-type="float">
            <text:p>198944.309151412</text:p>
          </table:table-cell>
          <table:table-cell office:value-type="float" office:value="199872.283722399" calcext:value-type="float">
            <text:p>199872.283722399</text:p>
          </table:table-cell>
          <table:table-cell office:value-type="float" office:value="200802.854888117" calcext:value-type="float">
            <text:p>200802.854888117</text:p>
          </table:table-cell>
          <table:table-cell office:value-type="float" office:value="201736.022728933" calcext:value-type="float">
            <text:p>201736.022728933</text:p>
          </table:table-cell>
          <table:table-cell office:value-type="float" office:value="202671.787261542" calcext:value-type="float">
            <text:p>202671.787261542</text:p>
          </table:table-cell>
          <table:table-cell office:value-type="float" office:value="203610.148456312" calcext:value-type="float">
            <text:p>203610.148456312</text:p>
          </table:table-cell>
          <table:table-cell office:value-type="float" office:value="204551.106225315" calcext:value-type="float">
            <text:p>204551.106225315</text:p>
          </table:table-cell>
          <table:table-cell office:value-type="float" office:value="205494.660422327" calcext:value-type="float">
            <text:p>205494.660422327</text:p>
          </table:table-cell>
          <table:table-cell office:value-type="float" office:value="206440.810842831" calcext:value-type="float">
            <text:p>206440.810842831</text:p>
          </table:table-cell>
          <table:table-cell office:value-type="float" office:value="207389.557222052" calcext:value-type="float">
            <text:p>207389.557222052</text:p>
          </table:table-cell>
          <table:table-cell office:value-type="float" office:value="208340.899217468" calcext:value-type="float">
            <text:p>208340.899217468</text:p>
          </table:table-cell>
          <table:table-cell office:value-type="float" office:value="209294.836423273" calcext:value-type="float">
            <text:p>209294.836423273</text:p>
          </table:table-cell>
          <table:table-cell office:value-type="float" office:value="210251.368386997" calcext:value-type="float">
            <text:p>210251.368386997</text:p>
          </table:table-cell>
          <table:table-cell office:value-type="float" office:value="211210.494589489" calcext:value-type="float">
            <text:p>211210.494589489</text:p>
          </table:table-cell>
          <table:table-cell office:value-type="float" office:value="212172.214447208" calcext:value-type="float">
            <text:p>212172.214447208</text:p>
          </table:table-cell>
          <table:table-cell office:value-type="float" office:value="213136.527314905" calcext:value-type="float">
            <text:p>213136.527314905</text:p>
          </table:table-cell>
          <table:table-cell office:value-type="float" office:value="214103.432484746" calcext:value-type="float">
            <text:p>214103.432484746</text:p>
          </table:table-cell>
          <table:table-cell office:value-type="float" office:value="215072.929181816" calcext:value-type="float">
            <text:p>215072.929181816</text:p>
          </table:table-cell>
          <table:table-cell office:value-type="float" office:value="216045.016556939" calcext:value-type="float">
            <text:p>216045.016556939</text:p>
          </table:table-cell>
          <table:table-cell office:value-type="float" office:value="217019.693731615" calcext:value-type="float">
            <text:p>217019.693731615</text:p>
          </table:table-cell>
          <table:table-cell office:value-type="float" office:value="217996.959719626" calcext:value-type="float">
            <text:p>217996.959719626</text:p>
          </table:table-cell>
          <table:table-cell office:value-type="float" office:value="218976.813520323" calcext:value-type="float">
            <text:p>218976.813520323</text:p>
          </table:table-cell>
          <table:table-cell office:value-type="float" office:value="219959.254013542" calcext:value-type="float">
            <text:p>219959.254013542</text:p>
          </table:table-cell>
          <table:table-cell office:value-type="float" office:value="220944.28005044" calcext:value-type="float">
            <text:p>220944.28005044</text:p>
          </table:table-cell>
          <table:table-cell office:value-type="float" office:value="221931.890426823" calcext:value-type="float">
            <text:p>221931.890426823</text:p>
          </table:table-cell>
          <table:table-cell office:value-type="float" office:value="222922.083831469" calcext:value-type="float">
            <text:p>222922.083831469</text:p>
          </table:table-cell>
          <table:table-cell office:value-type="float" office:value="223914.858891472" calcext:value-type="float">
            <text:p>223914.858891472</text:p>
          </table:table-cell>
          <table:table-cell office:value-type="float" office:value="224910.214196418" calcext:value-type="float">
            <text:p>224910.214196418</text:p>
          </table:table-cell>
          <table:table-cell office:value-type="float" office:value="225908.14827419" calcext:value-type="float">
            <text:p>225908.14827419</text:p>
          </table:table-cell>
          <table:table-cell office:value-type="float" office:value="226908.659570972" calcext:value-type="float">
            <text:p>226908.659570972</text:p>
          </table:table-cell>
          <table:table-cell office:value-type="float" office:value="227911.746453694" calcext:value-type="float">
            <text:p>227911.746453694</text:p>
          </table:table-cell>
          <table:table-cell office:value-type="float" office:value="228917.407248648" calcext:value-type="float">
            <text:p>228917.407248648</text:p>
          </table:table-cell>
          <table:table-cell office:value-type="float" office:value="229925.640197622" calcext:value-type="float">
            <text:p>229925.640197622</text:p>
          </table:table-cell>
          <table:table-cell office:value-type="float" office:value="230936.443456582" calcext:value-type="float">
            <text:p>230936.443456582</text:p>
          </table:table-cell>
          <table:table-cell office:value-type="float" office:value="231949.815105071" calcext:value-type="float">
            <text:p>231949.815105071</text:p>
          </table:table-cell>
          <table:table-cell office:value-type="float" office:value="232965.753147564" calcext:value-type="float">
            <text:p>232965.753147564</text:p>
          </table:table-cell>
          <table:table-cell office:value-type="float" office:value="233984.255568478" calcext:value-type="float">
            <text:p>233984.255568478</text:p>
          </table:table-cell>
          <table:table-cell office:value-type="float" office:value="235005.320283486" calcext:value-type="float">
            <text:p>235005.320283486</text:p>
          </table:table-cell>
          <table:table-cell office:value-type="float" office:value="236028.94512062" calcext:value-type="float">
            <text:p>236028.94512062</text:p>
          </table:table-cell>
          <table:table-cell office:value-type="float" office:value="237055.127839439" calcext:value-type="float">
            <text:p>237055.127839439</text:p>
          </table:table-cell>
          <table:table-cell office:value-type="float" office:value="238083.866130994" calcext:value-type="float">
            <text:p>238083.866130994</text:p>
          </table:table-cell>
          <table:table-cell office:value-type="float" office:value="239115.157609872" calcext:value-type="float">
            <text:p>239115.157609872</text:p>
          </table:table-cell>
          <table:table-cell office:value-type="float" office:value="240148.999818561" calcext:value-type="float">
            <text:p>240148.999818561</text:p>
          </table:table-cell>
          <table:table-cell office:value-type="float" office:value="241185.390233866" calcext:value-type="float">
            <text:p>241185.390233866</text:p>
          </table:table-cell>
          <table:table-cell office:value-type="float" office:value="242224.326262795" calcext:value-type="float">
            <text:p>242224.326262795</text:p>
          </table:table-cell>
          <table:table-cell office:value-type="float" office:value="243265.805242559" calcext:value-type="float">
            <text:p>243265.805242559</text:p>
          </table:table-cell>
          <table:table-cell office:value-type="float" office:value="244309.82533096" calcext:value-type="float">
            <text:p>244309.82533096</text:p>
          </table:table-cell>
          <table:table-cell office:value-type="float" office:value="245356.381324394" calcext:value-type="float">
            <text:p>245356.381324394</text:p>
          </table:table-cell>
          <table:table-cell office:value-type="float" office:value="246405.472198784" calcext:value-type="float">
            <text:p>246405.472198784</text:p>
          </table:table-cell>
          <table:table-cell office:value-type="float" office:value="247457.09481288" calcext:value-type="float">
            <text:p>247457.09481288</text:p>
          </table:table-cell>
          <table:table-cell office:value-type="float" office:value="248511.246025429" calcext:value-type="float">
            <text:p>248511.246025429</text:p>
          </table:table-cell>
          <table:table-cell office:value-type="float" office:value="249567.922684729" calcext:value-type="float">
            <text:p>249567.922684729</text:p>
          </table:table-cell>
          <table:table-cell office:value-type="float" office:value="250627.121614098" calcext:value-type="float">
            <text:p>250627.121614098</text:p>
          </table:table-cell>
          <table:table-cell office:value-type="float" office:value="251688.839566646" calcext:value-type="float">
            <text:p>251688.839566646</text:p>
          </table:table-cell>
          <table:table-cell office:value-type="float" office:value="252753.073238052" calcext:value-type="float">
            <text:p>252753.073238052</text:p>
          </table:table-cell>
          <table:table-cell office:value-type="float" office:value="253819.819222735" calcext:value-type="float">
            <text:p>253819.819222735</text:p>
          </table:table-cell>
          <table:table-cell office:value-type="float" office:value="254889.074075268" calcext:value-type="float">
            <text:p>254889.074075268</text:p>
          </table:table-cell>
          <table:table-cell office:value-type="float" office:value="255960.834243008" calcext:value-type="float">
            <text:p>255960.834243008</text:p>
          </table:table-cell>
          <table:table-cell office:value-type="float" office:value="257035.09610956" calcext:value-type="float">
            <text:p>257035.09610956</text:p>
          </table:table-cell>
          <table:table-cell office:value-type="float" office:value="258111.855990981" calcext:value-type="float">
            <text:p>258111.855990981</text:p>
          </table:table-cell>
          <table:table-cell office:value-type="float" office:value="259191.110151375" calcext:value-type="float">
            <text:p>259191.110151375</text:p>
          </table:table-cell>
          <table:table-cell office:value-type="float" office:value="260272.854723757" calcext:value-type="float">
            <text:p>260272.854723757</text:p>
          </table:table-cell>
          <table:table-cell office:value-type="float" office:value="261357.085836786" calcext:value-type="float">
            <text:p>261357.085836786</text:p>
          </table:table-cell>
          <table:table-cell office:value-type="float" office:value="262443.799463126" calcext:value-type="float">
            <text:p>262443.799463126</text:p>
          </table:table-cell>
          <table:table-cell office:value-type="float" office:value="263532.991577074" calcext:value-type="float">
            <text:p>263532.991577074</text:p>
          </table:table-cell>
          <table:table-cell office:value-type="float" office:value="264624.658035012" calcext:value-type="float">
            <text:p>264624.658035012</text:p>
          </table:table-cell>
          <table:table-cell office:value-type="float" office:value="265718.79462838" calcext:value-type="float">
            <text:p>265718.79462838</text:p>
          </table:table-cell>
          <table:table-cell office:value-type="float" office:value="266815.397000404" calcext:value-type="float">
            <text:p>266815.397000404</text:p>
          </table:table-cell>
          <table:table-cell office:value-type="float" office:value="267914.460819026" calcext:value-type="float">
            <text:p>267914.460819026</text:p>
          </table:table-cell>
          <table:table-cell office:value-type="float" office:value="269015.98168507" calcext:value-type="float">
            <text:p>269015.98168507</text:p>
          </table:table-cell>
          <table:table-cell office:value-type="float" office:value="270119.955111091" calcext:value-type="float">
            <text:p>270119.955111091</text:p>
          </table:table-cell>
          <table:table-cell office:value-type="float" office:value="271226.376521379" calcext:value-type="float">
            <text:p>271226.376521379</text:p>
          </table:table-cell>
          <table:table-cell office:value-type="float" office:value="272335.241251959" calcext:value-type="float">
            <text:p>272335.241251959</text:p>
          </table:table-cell>
          <table:table-cell office:value-type="float" office:value="273446.544552376" calcext:value-type="float">
            <text:p>273446.544552376</text:p>
          </table:table-cell>
          <table:table-cell office:value-type="float" office:value="274560.281631046" calcext:value-type="float">
            <text:p>274560.281631046</text:p>
          </table:table-cell>
          <table:table-cell office:value-type="float" office:value="275676.447601819" calcext:value-type="float">
            <text:p>275676.447601819</text:p>
          </table:table-cell>
          <table:table-cell office:value-type="float" office:value="276795.037478074" calcext:value-type="float">
            <text:p>276795.037478074</text:p>
          </table:table-cell>
          <table:table-cell office:value-type="float" office:value="277916.04618828" calcext:value-type="float">
            <text:p>277916.04618828</text:p>
          </table:table-cell>
          <table:table-cell office:value-type="float" office:value="279039.468575993" calcext:value-type="float">
            <text:p>279039.468575993</text:p>
          </table:table-cell>
          <table:table-cell office:value-type="float" office:value="280165.299399862" calcext:value-type="float">
            <text:p>280165.299399862</text:p>
          </table:table-cell>
          <table:table-cell office:value-type="float" office:value="281293.533333626" calcext:value-type="float">
            <text:p>281293.533333626</text:p>
          </table:table-cell>
          <table:table-cell office:value-type="float" office:value="282424.165032617" calcext:value-type="float">
            <text:p>282424.165032617</text:p>
          </table:table-cell>
          <table:table-cell office:value-type="float" office:value="283557.189130183" calcext:value-type="float">
            <text:p>283557.189130183</text:p>
          </table:table-cell>
          <table:table-cell office:value-type="float" office:value="284692.600114202" calcext:value-type="float">
            <text:p>284692.600114202</text:p>
          </table:table-cell>
          <table:table-cell office:value-type="float" office:value="285830.392394994" calcext:value-type="float">
            <text:p>285830.392394994</text:p>
          </table:table-cell>
          <table:table-cell office:value-type="float" office:value="286970.560305799" calcext:value-type="float">
            <text:p>286970.560305799</text:p>
          </table:table-cell>
          <table:table-cell office:value-type="float" office:value="288113.098102769" calcext:value-type="float">
            <text:p>288113.098102769</text:p>
          </table:table-cell>
          <table:table-cell office:value-type="float" office:value="289257.999964973" calcext:value-type="float">
            <text:p>289257.999964973</text:p>
          </table:table-cell>
          <table:table-cell office:value-type="float" office:value="290405.259993251" calcext:value-type="float">
            <text:p>290405.259993251</text:p>
          </table:table-cell>
          <table:table-cell office:value-type="float" office:value="291554.872203385" calcext:value-type="float">
            <text:p>291554.872203385</text:p>
          </table:table-cell>
          <table:table-cell office:value-type="float" office:value="292706.830532159" calcext:value-type="float">
            <text:p>292706.830532159</text:p>
          </table:table-cell>
          <table:table-cell office:value-type="float" office:value="293861.128842607" calcext:value-type="float">
            <text:p>293861.128842607</text:p>
          </table:table-cell>
          <table:table-cell office:value-type="float" office:value="295017.760919496" calcext:value-type="float">
            <text:p>295017.760919496</text:p>
          </table:table-cell>
          <table:table-cell office:value-type="float" office:value="296176.720470643" calcext:value-type="float">
            <text:p>296176.720470643</text:p>
          </table:table-cell>
          <table:table-cell office:value-type="float" office:value="297338.001125678" calcext:value-type="float">
            <text:p>297338.001125678</text:p>
          </table:table-cell>
          <table:table-cell office:value-type="float" office:value="298501.596455152" calcext:value-type="float">
            <text:p>298501.596455152</text:p>
          </table:table-cell>
          <table:table-cell office:value-type="float" office:value="299667.499873285" calcext:value-type="float">
            <text:p>299667.499873285</text:p>
          </table:table-cell>
          <table:table-cell office:value-type="float" office:value="300835.704827487" calcext:value-type="float">
            <text:p>300835.704827487</text:p>
          </table:table-cell>
          <table:table-cell office:value-type="float" office:value="302006.204597322" calcext:value-type="float">
            <text:p>302006.204597322</text:p>
          </table:table-cell>
          <table:table-cell office:value-type="float" office:value="303178.992448917" calcext:value-type="float">
            <text:p>303178.992448917</text:p>
          </table:table-cell>
          <table:table-cell office:value-type="float" office:value="304354.061510207" calcext:value-type="float">
            <text:p>304354.061510207</text:p>
          </table:table-cell>
          <table:table-cell office:value-type="float" office:value="305531.404901011" calcext:value-type="float">
            <text:p>305531.404901011</text:p>
          </table:table-cell>
          <table:table-cell office:value-type="float" office:value="306711.015585928" calcext:value-type="float">
            <text:p>306711.015585928</text:p>
          </table:table-cell>
          <table:table-cell office:value-type="float" office:value="307892.886524971" calcext:value-type="float">
            <text:p>307892.886524971</text:p>
          </table:table-cell>
          <table:table-cell office:value-type="float" office:value="309077.010525265" calcext:value-type="float">
            <text:p>309077.010525265</text:p>
          </table:table-cell>
          <table:table-cell office:value-type="float" office:value="310263.380390001" calcext:value-type="float">
            <text:p>310263.380390001</text:p>
          </table:table-cell>
          <table:table-cell office:value-type="float" office:value="311451.988766553" calcext:value-type="float">
            <text:p>311451.988766553</text:p>
          </table:table-cell>
          <table:table-cell office:value-type="float" office:value="312642.828306645" calcext:value-type="float">
            <text:p>312642.828306645</text:p>
          </table:table-cell>
          <table:table-cell office:value-type="float" office:value="313835.891501084" calcext:value-type="float">
            <text:p>313835.891501084</text:p>
          </table:table-cell>
          <table:table-cell office:value-type="float" office:value="315031.170840743" calcext:value-type="float">
            <text:p>315031.170840743</text:p>
          </table:table-cell>
          <table:table-cell office:value-type="float" office:value="316228.658663042" calcext:value-type="float">
            <text:p>316228.658663042</text:p>
          </table:table-cell>
          <table:table-cell office:value-type="float" office:value="317428.347271966" calcext:value-type="float">
            <text:p>317428.347271966</text:p>
          </table:table-cell>
          <table:table-cell office:value-type="float" office:value="318630.228932283" calcext:value-type="float">
            <text:p>318630.228932283</text:p>
          </table:table-cell>
          <table:table-cell office:value-type="float" office:value="319834.295735405" calcext:value-type="float">
            <text:p>319834.295735405</text:p>
          </table:table-cell>
          <table:table-cell office:value-type="float" office:value="321040.539736316" calcext:value-type="float">
            <text:p>321040.539736316</text:p>
          </table:table-cell>
          <table:table-cell office:value-type="float" office:value="322248.952925318" calcext:value-type="float">
            <text:p>322248.952925318</text:p>
          </table:table-cell>
          <table:table-cell office:value-type="float" office:value="323459.527234464" calcext:value-type="float">
            <text:p>323459.527234464</text:p>
          </table:table-cell>
          <table:table-cell office:value-type="float" office:value="324672.254499232" calcext:value-type="float">
            <text:p>324672.254499232</text:p>
          </table:table-cell>
          <table:table-cell office:value-type="float" office:value="325887.126458531" calcext:value-type="float">
            <text:p>325887.126458531</text:p>
          </table:table-cell>
          <table:table-cell office:value-type="float" office:value="327104.134788013" calcext:value-type="float">
            <text:p>327104.134788013</text:p>
          </table:table-cell>
          <table:table-cell office:value-type="float" office:value="328323.271115504" calcext:value-type="float">
            <text:p>328323.271115504</text:p>
          </table:table-cell>
          <table:table-cell office:value-type="float" office:value="329544.526943397" calcext:value-type="float">
            <text:p>329544.526943397</text:p>
          </table:table-cell>
          <table:table-cell office:value-type="float" office:value="330767.893684574" calcext:value-type="float">
            <text:p>330767.893684574</text:p>
          </table:table-cell>
          <table:table-cell office:value-type="float" office:value="331993.362663068" calcext:value-type="float">
            <text:p>331993.362663068</text:p>
          </table:table-cell>
          <table:table-cell office:value-type="float" office:value="333220.925125353" calcext:value-type="float">
            <text:p>333220.925125353</text:p>
          </table:table-cell>
          <table:table-cell office:value-type="float" office:value="334450.572332442" calcext:value-type="float">
            <text:p>334450.572332442</text:p>
          </table:table-cell>
          <table:table-cell office:value-type="float" office:value="335682.295431911" calcext:value-type="float">
            <text:p>335682.295431911</text:p>
          </table:table-cell>
          <table:table-cell office:value-type="float" office:value="336916.085477373" calcext:value-type="float">
            <text:p>336916.085477373</text:p>
          </table:table-cell>
          <table:table-cell office:value-type="float" office:value="338151.933445123" calcext:value-type="float">
            <text:p>338151.933445123</text:p>
          </table:table-cell>
          <table:table-cell office:value-type="float" office:value="339389.830234145" calcext:value-type="float">
            <text:p>339389.830234145</text:p>
          </table:table-cell>
          <table:table-cell office:value-type="float" office:value="340629.766669846" calcext:value-type="float">
            <text:p>340629.766669846</text:p>
          </table:table-cell>
          <table:table-cell office:value-type="float" office:value="341871.733503111" calcext:value-type="float">
            <text:p>341871.733503111</text:p>
          </table:table-cell>
          <table:table-cell office:value-type="float" office:value="343115.721405475" calcext:value-type="float">
            <text:p>343115.721405475</text:p>
          </table:table-cell>
          <table:table-cell office:value-type="float" office:value="344361.720971812" calcext:value-type="float">
            <text:p>344361.720971812</text:p>
          </table:table-cell>
          <table:table-cell office:value-type="float" office:value="345609.722720328" calcext:value-type="float">
            <text:p>345609.722720328</text:p>
          </table:table-cell>
          <table:table-cell office:value-type="float" office:value="346859.718891544" calcext:value-type="float">
            <text:p>346859.718891544</text:p>
          </table:table-cell>
          <table:table-cell office:value-type="float" office:value="348111.695186214" calcext:value-type="float">
            <text:p>348111.695186214</text:p>
          </table:table-cell>
          <table:table-cell office:value-type="float" office:value="349365.645353172" calcext:value-type="float">
            <text:p>349365.645353172</text:p>
          </table:table-cell>
          <table:table-cell office:value-type="float" office:value="350621.559354136" calcext:value-type="float">
            <text:p>350621.559354136</text:p>
          </table:table-cell>
          <table:table-cell office:value-type="float" office:value="351879.427150824" calcext:value-type="float">
            <text:p>351879.427150824</text:p>
          </table:table-cell>
          <table:table-cell office:value-type="float" office:value="353139.238704861" calcext:value-type="float">
            <text:p>353139.238704861</text:p>
          </table:table-cell>
          <table:table-cell office:value-type="float" office:value="354400.983966598" calcext:value-type="float">
            <text:p>354400.983966598</text:p>
          </table:table-cell>
          <table:table-cell office:value-type="float" office:value="355664.652875652" calcext:value-type="float">
            <text:p>355664.652875652</text:p>
          </table:table-cell>
          <table:table-cell office:value-type="float" office:value="356930.235264194" calcext:value-type="float">
            <text:p>356930.235264194</text:p>
          </table:table-cell>
          <table:table-cell office:value-type="float" office:value="358197.720926546" calcext:value-type="float">
            <text:p>358197.720926546</text:p>
          </table:table-cell>
          <table:table-cell office:value-type="float" office:value="359467.099539462" calcext:value-type="float">
            <text:p>359467.099539462</text:p>
          </table:table-cell>
          <table:table-cell office:value-type="float" office:value="360738.360755402" calcext:value-type="float">
            <text:p>360738.360755402</text:p>
          </table:table-cell>
          <table:table-cell office:value-type="float" office:value="362011.494100982" calcext:value-type="float">
            <text:p>362011.494100982</text:p>
          </table:table-cell>
          <table:table-cell office:value-type="float" office:value="363286.489086166" calcext:value-type="float">
            <text:p>363286.489086166</text:p>
          </table:table-cell>
          <table:table-cell office:value-type="float" office:value="364563.335094528" calcext:value-type="float">
            <text:p>364563.335094528</text:p>
          </table:table-cell>
          <table:table-cell office:value-type="float" office:value="365842.021479863" calcext:value-type="float">
            <text:p>365842.021479863</text:p>
          </table:table-cell>
          <table:table-cell office:value-type="float" office:value="367122.53749524" calcext:value-type="float">
            <text:p>367122.53749524</text:p>
          </table:table-cell>
          <table:table-cell office:value-type="float" office:value="368404.872334836" calcext:value-type="float">
            <text:p>368404.872334836</text:p>
          </table:table-cell>
          <table:table-cell office:value-type="float" office:value="369689.015126581" calcext:value-type="float">
            <text:p>369689.015126581</text:p>
          </table:table-cell>
          <table:table-cell office:value-type="float" office:value="370974.954906241" calcext:value-type="float">
            <text:p>370974.954906241</text:p>
          </table:table-cell>
          <table:table-cell office:value-type="float" office:value="372262.68064057" calcext:value-type="float">
            <text:p>372262.68064057</text:p>
          </table:table-cell>
          <table:table-cell office:value-type="float" office:value="373552.181040945" calcext:value-type="float">
            <text:p>373552.181040945</text:p>
          </table:table-cell>
          <table:table-cell office:value-type="float" office:value="374843.444972473" calcext:value-type="float">
            <text:p>374843.444972473</text:p>
          </table:table-cell>
          <table:table-cell office:value-type="float" office:value="376136.461335771" calcext:value-type="float">
            <text:p>376136.461335771</text:p>
          </table:table-cell>
          <table:table-cell office:value-type="float" office:value="377431.219031457" calcext:value-type="float">
            <text:p>377431.219031457</text:p>
          </table:table-cell>
          <table:table-cell office:value-type="float" office:value="378727.706824644" calcext:value-type="float">
            <text:p>378727.706824644</text:p>
          </table:table-cell>
          <table:table-cell office:value-type="float" office:value="380025.912809311" calcext:value-type="float">
            <text:p>380025.912809311</text:p>
          </table:table-cell>
          <table:table-cell office:value-type="float" office:value="381325.825469649" calcext:value-type="float">
            <text:p>381325.825469649</text:p>
          </table:table-cell>
          <table:table-cell office:value-type="float" office:value="382627.433369862" calcext:value-type="float">
            <text:p>382627.433369862</text:p>
          </table:table-cell>
          <table:table-cell office:value-type="float" office:value="383930.725074154" calcext:value-type="float">
            <text:p>383930.725074154</text:p>
          </table:table-cell>
          <table:table-cell office:value-type="float" office:value="385235.688999216" calcext:value-type="float">
            <text:p>385235.688999216</text:p>
          </table:table-cell>
          <table:table-cell office:value-type="float" office:value="386542.312894512" calcext:value-type="float">
            <text:p>386542.312894512</text:p>
          </table:table-cell>
          <table:table-cell office:value-type="float" office:value="387850.584912526" calcext:value-type="float">
            <text:p>387850.584912526</text:p>
          </table:table-cell>
          <table:table-cell office:value-type="float" office:value="389160.493279023" calcext:value-type="float">
            <text:p>389160.493279023</text:p>
          </table:table-cell>
          <table:table-cell office:value-type="float" office:value="390472.026219765" calcext:value-type="float">
            <text:p>390472.026219765</text:p>
          </table:table-cell>
          <table:table-cell office:value-type="float" office:value="391785.170783299" calcext:value-type="float">
            <text:p>391785.170783299</text:p>
          </table:table-cell>
          <table:table-cell office:value-type="float" office:value="393099.917102428" calcext:value-type="float">
            <text:p>393099.917102428</text:p>
          </table:table-cell>
          <table:table-cell office:value-type="float" office:value="394416.25094198" calcext:value-type="float">
            <text:p>394416.25094198</text:p>
          </table:table-cell>
          <table:table-cell office:value-type="float" office:value="395734.16038918" calcext:value-type="float">
            <text:p>395734.16038918</text:p>
          </table:table-cell>
          <table:table-cell office:value-type="float" office:value="397053.633465021" calcext:value-type="float">
            <text:p>397053.633465021</text:p>
          </table:table-cell>
          <table:table-cell office:value-type="float" office:value="398374.658024848" calcext:value-type="float">
            <text:p>398374.658024848</text:p>
          </table:table-cell>
          <table:table-cell office:value-type="float" office:value="399697.221446751" calcext:value-type="float">
            <text:p>399697.221446751</text:p>
          </table:table-cell>
          <table:table-cell office:value-type="float" office:value="401021.311217245" calcext:value-type="float">
            <text:p>401021.311217245</text:p>
          </table:table-cell>
          <table:table-cell office:value-type="float" office:value="402346.914745119" calcext:value-type="float">
            <text:p>402346.914745119</text:p>
          </table:table-cell>
          <table:table-cell office:value-type="float" office:value="403674.019328193" calcext:value-type="float">
            <text:p>403674.019328193</text:p>
          </table:table-cell>
          <table:table-cell office:value-type="float" office:value="405002.612153321" calcext:value-type="float">
            <text:p>405002.612153321</text:p>
          </table:table-cell>
          <table:table-cell office:value-type="float" office:value="406332.680511004" calcext:value-type="float">
            <text:p>406332.680511004</text:p>
          </table:table-cell>
          <table:table-cell office:value-type="float" office:value="407664.211765366" calcext:value-type="float">
            <text:p>407664.211765366</text:p>
          </table:table-cell>
          <table:table-cell office:value-type="float" office:value="408997.193033296" calcext:value-type="float">
            <text:p>408997.193033296</text:p>
          </table:table-cell>
          <table:table-cell office:value-type="float" office:value="410331.611357379" calcext:value-type="float">
            <text:p>410331.611357379</text:p>
          </table:table-cell>
          <table:table-cell office:value-type="float" office:value="411667.453706164" calcext:value-type="float">
            <text:p>411667.453706164</text:p>
          </table:table-cell>
          <table:table-cell office:value-type="float" office:value="413004.706982098" calcext:value-type="float">
            <text:p>413004.706982098</text:p>
          </table:table-cell>
          <table:table-cell office:value-type="float" office:value="414343.358146594" calcext:value-type="float">
            <text:p>414343.358146594</text:p>
          </table:table-cell>
          <table:table-cell office:value-type="float" office:value="415683.394071175" calcext:value-type="float">
            <text:p>415683.394071175</text:p>
          </table:table-cell>
          <table:table-cell office:value-type="float" office:value="417024.801535819" calcext:value-type="float">
            <text:p>417024.801535819</text:p>
          </table:table-cell>
          <table:table-cell office:value-type="float" office:value="418367.567260884" calcext:value-type="float">
            <text:p>418367.567260884</text:p>
          </table:table-cell>
          <table:table-cell office:value-type="float" office:value="419711.677907102" calcext:value-type="float">
            <text:p>419711.677907102</text:p>
          </table:table-cell>
          <table:table-cell office:value-type="float" office:value="421057.120082548" calcext:value-type="float">
            <text:p>421057.120082548</text:p>
          </table:table-cell>
          <table:table-cell office:value-type="float" office:value="422403.880359262" calcext:value-type="float">
            <text:p>422403.880359262</text:p>
          </table:table-cell>
          <table:table-cell office:value-type="float" office:value="423751.945238717" calcext:value-type="float">
            <text:p>423751.945238717</text:p>
          </table:table-cell>
          <table:table-cell office:value-type="float" office:value="425101.30116391" calcext:value-type="float">
            <text:p>425101.30116391</text:p>
          </table:table-cell>
          <table:table-cell office:value-type="float" office:value="426451.934520873" calcext:value-type="float">
            <text:p>426451.934520873</text:p>
          </table:table-cell>
          <table:table-cell office:value-type="float" office:value="427803.833917265" calcext:value-type="float">
            <text:p>427803.833917265</text:p>
          </table:table-cell>
          <table:table-cell office:value-type="float" office:value="429156.979850854" calcext:value-type="float">
            <text:p>429156.979850854</text:p>
          </table:table-cell>
          <table:table-cell office:value-type="float" office:value="430511.362666798" calcext:value-type="float">
            <text:p>430511.362666798</text:p>
          </table:table-cell>
          <table:table-cell office:value-type="float" office:value="431866.968319227" calcext:value-type="float">
            <text:p>431866.968319227</text:p>
          </table:table-cell>
          <table:table-cell office:value-type="float" office:value="433223.782762272" calcext:value-type="float">
            <text:p>433223.782762272</text:p>
          </table:table-cell>
          <table:table-cell office:value-type="float" office:value="434581.791950063" calcext:value-type="float">
            <text:p>434581.791950063</text:p>
          </table:table-cell>
          <table:table-cell office:value-type="float" office:value="435940.98183704" calcext:value-type="float">
            <text:p>435940.98183704</text:p>
          </table:table-cell>
          <table:table-cell office:value-type="float" office:value="437301.338382175" calcext:value-type="float">
            <text:p>437301.338382175</text:p>
          </table:table-cell>
          <table:table-cell office:value-type="float" office:value="438662.847531797" calcext:value-type="float">
            <text:p>438662.847531797</text:p>
          </table:table-cell>
          <table:table-cell office:value-type="float" office:value="440025.49515165" calcext:value-type="float">
            <text:p>440025.49515165</text:p>
          </table:table-cell>
          <table:table-cell office:value-type="float" office:value="441389.26708947" calcext:value-type="float">
            <text:p>441389.26708947</text:p>
          </table:table-cell>
          <table:table-cell office:value-type="float" office:value="442754.149112948" calcext:value-type="float">
            <text:p>442754.149112948</text:p>
          </table:table-cell>
          <table:table-cell office:value-type="float" office:value="444120.126966926" calcext:value-type="float">
            <text:p>444120.126966926</text:p>
          </table:table-cell>
          <table:table-cell office:value-type="float" office:value="445487.186333844" calcext:value-type="float">
            <text:p>445487.186333844</text:p>
          </table:table-cell>
          <table:table-cell office:value-type="float" office:value="446855.312861694" calcext:value-type="float">
            <text:p>446855.312861694</text:p>
          </table:table-cell>
          <table:table-cell office:value-type="float" office:value="448224.492142869" calcext:value-type="float">
            <text:p>448224.492142869</text:p>
          </table:table-cell>
          <table:table-cell office:value-type="float" office:value="449594.709727444" calcext:value-type="float">
            <text:p>449594.709727444</text:p>
          </table:table-cell>
          <table:table-cell office:value-type="float" office:value="450965.951121291" calcext:value-type="float">
            <text:p>450965.951121291</text:p>
          </table:table-cell>
          <table:table-cell office:value-type="float" office:value="452338.201790876" calcext:value-type="float">
            <text:p>452338.201790876</text:p>
          </table:table-cell>
          <table:table-cell office:value-type="float" office:value="453711.447154702" calcext:value-type="float">
            <text:p>453711.447154702</text:p>
          </table:table-cell>
          <table:table-cell office:value-type="float" office:value="455085.672579828" calcext:value-type="float">
            <text:p>455085.672579828</text:p>
          </table:table-cell>
          <table:table-cell office:value-type="float" office:value="456460.863414183" calcext:value-type="float">
            <text:p>456460.863414183</text:p>
          </table:table-cell>
          <table:table-cell office:value-type="float" office:value="457837.004961361" calcext:value-type="float">
            <text:p>457837.004961361</text:p>
          </table:table-cell>
          <table:table-cell office:value-type="float" office:value="459214.082474848" calcext:value-type="float">
            <text:p>459214.082474848</text:p>
          </table:table-cell>
          <table:table-cell office:value-type="float" office:value="460592.081161851" calcext:value-type="float">
            <text:p>460592.081161851</text:p>
          </table:table-cell>
          <table:table-cell office:value-type="float" office:value="461970.98621603" calcext:value-type="float">
            <text:p>461970.98621603</text:p>
          </table:table-cell>
          <table:table-cell office:value-type="float" office:value="463350.782773791" calcext:value-type="float">
            <text:p>463350.782773791</text:p>
          </table:table-cell>
          <table:table-cell office:value-type="float" office:value="464731.455920116" calcext:value-type="float">
            <text:p>464731.455920116</text:p>
          </table:table-cell>
          <table:table-cell office:value-type="float" office:value="466112.99069442" calcext:value-type="float">
            <text:p>466112.99069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4T13:18:35.071055298</dc:date>
    <meta:editing-duration>PT53S</meta:editing-duration>
    <meta:editing-cycles>1</meta:editing-cycles>
    <meta:generator>LibreOffice/7.0.4.2$Linux_X86_64 LibreOffice_project/00$Build-2</meta:generator>
    <meta:document-statistic meta:table-count="1" meta:cell-count="30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Coronavirus in the USA</text:p>
        </chart:title>
        <chart:legend chart:legend-position="bottom" svg:x="3.218cm" svg:y="8.401cm" style:legend-expansion="wide" chart:style-name="ch3"/>
        <chart:plot-area chart:style-name="ch4" table:cell-range-address="'United States_coronavirus'.A1:'United States_coronavirus'.SG1 'United States_coronavirus'.A3:'United States_coronavirus'.SG6" chart:data-source-has-labels="both" svg:x="1.331cm" svg:y="1.275cm" svg:width="14.349cm" svg:height="5.781cm">
          <chart:coordinate-region svg:x="3.064cm" svg:y="1.396cm" svg:width="12.616cm" svg:height="4.657cm"/>
          <chart:axis chart:dimension="x" chart:name="primary-x" chart:style-name="ch5" chartooo:axis-type="auto">
            <chartooo:date-scale/>
            <chart:title svg:x="8.077cm" svg:y="7.236cm" chart:style-name="ch6">
              <text:p>Days</text:p>
            </chart:title>
            <chart:categories table:cell-range-address="'United States_coronavirus'.B1:'United States_coronavirus'.SG1"/>
          </chart:axis>
          <chart:axis chart:dimension="y" chart:name="primary-y" chart:style-name="ch5">
            <chart:title svg:x="0.451cm" svg:y="5.532cm" chart:style-name="ch7">
              <text:p>Number of People</text:p>
            </chart:title>
            <chart:grid chart:style-name="ch8" chart:class="major"/>
          </chart:axis>
          <chart:series chart:style-name="ch9" chart:values-cell-range-address="'United States_coronavirus'.B3:'United States_coronavirus'.SG3" chart:label-cell-address="'United States_coronavirus'.A3:'United States_coronavirus'.A3" chart:class="chart:line">
            <chart:data-point chart:repeated="500"/>
          </chart:series>
          <chart:series chart:style-name="ch10" chart:values-cell-range-address="'United States_coronavirus'.B4:'United States_coronavirus'.SG4" chart:label-cell-address="'United States_coronavirus'.A4:'United States_coronavirus'.A4" chart:class="chart:line">
            <chart:data-point chart:repeated="500"/>
          </chart:series>
          <chart:series chart:style-name="ch11" chart:values-cell-range-address="'United States_coronavirus'.B5:'United States_coronavirus'.SG5" chart:label-cell-address="'United States_coronavirus'.A5:'United States_coronavirus'.A5" chart:class="chart:line">
            <chart:data-point chart:repeated="500"/>
          </chart:series>
          <chart:series chart:style-name="ch12" chart:values-cell-range-address="'United States_coronavirus'.B6:'United States_coronavirus'.SG6" chart:label-cell-address="'United States_coronavirus'.A6:'United States_coronavirus'.A6" chart:class="chart:line">
            <chart:data-point chart:repeated="5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United States_coronavirus'.B1:'United States_coronavirus'.SG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286">
                <text:p>286</text:p>
              </table:table-cell>
              <table:table-cell office:value-type="float" office:value="287">
                <text:p>287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  <table:table-cell office:value-type="float" office:value="290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292">
                <text:p>292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  <table:table-cell office:value-type="float" office:value="296">
                <text:p>296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  <table:table-cell office:value-type="float" office:value="299">
                <text:p>299</text:p>
              </table:table-cell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3">
                <text:p>303</text:p>
              </table:table-cell>
              <table:table-cell office:value-type="float" office:value="304">
                <text:p>304</text:p>
              </table:table-cell>
              <table:table-cell office:value-type="float" office:value="305">
                <text:p>305</text:p>
              </table:table-cell>
              <table:table-cell office:value-type="float" office:value="306">
                <text:p>306</text:p>
              </table:table-cell>
              <table:table-cell office:value-type="float" office:value="307">
                <text:p>307</text:p>
              </table:table-cell>
              <table:table-cell office:value-type="float" office:value="308">
                <text:p>308</text:p>
              </table:table-cell>
              <table:table-cell office:value-type="float" office:value="309">
                <text:p>309</text:p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312">
                <text:p>312</text:p>
              </table:table-cell>
              <table:table-cell office:value-type="float" office:value="313">
                <text:p>313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8">
                <text:p>318</text:p>
              </table:table-cell>
              <table:table-cell office:value-type="float" office:value="319">
                <text:p>319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  <table:table-cell office:value-type="float" office:value="324">
                <text:p>324</text:p>
              </table:table-cell>
              <table:table-cell office:value-type="float" office:value="325">
                <text:p>325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6">
                <text:p>336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339">
                <text:p>339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43">
                <text:p>343</text:p>
              </table:table-cell>
              <table:table-cell office:value-type="float" office:value="344">
                <text:p>344</text:p>
              </table:table-cell>
              <table:table-cell office:value-type="float" office:value="345">
                <text:p>345</text:p>
              </table:table-cell>
              <table:table-cell office:value-type="float" office:value="346">
                <text:p>346</text:p>
              </table:table-cell>
              <table:table-cell office:value-type="float" office:value="347">
                <text:p>347</text:p>
              </table:table-cell>
              <table:table-cell office:value-type="float" office:value="348">
                <text:p>348</text:p>
              </table:table-cell>
              <table:table-cell office:value-type="float" office:value="349">
                <text:p>349</text:p>
              </table:table-cell>
              <table:table-cell office:value-type="float" office:value="350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354">
                <text:p>35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57">
                <text:p>357</text:p>
              </table:table-cell>
              <table:table-cell office:value-type="float" office:value="358">
                <text:p>358</text:p>
              </table:table-cell>
              <table:table-cell office:value-type="float" office:value="359">
                <text:p>359</text:p>
              </table:table-cell>
              <table:table-cell office:value-type="float" office:value="360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362">
                <text:p>362</text:p>
              </table:table-cell>
              <table:table-cell office:value-type="float" office:value="363">
                <text:p>363</text:p>
              </table:table-cell>
              <table:table-cell office:value-type="float" office:value="364">
                <text:p>364</text:p>
              </table:table-cell>
              <table:table-cell office:value-type="float" office:value="365">
                <text:p>365</text:p>
              </table:table-cell>
              <table:table-cell office:value-type="float" office:value="366">
                <text:p>366</text:p>
              </table:table-cell>
              <table:table-cell office:value-type="float" office:value="367">
                <text:p>367</text:p>
              </table:table-cell>
              <table:table-cell office:value-type="float" office:value="368">
                <text:p>368</text:p>
              </table:table-cell>
              <table:table-cell office:value-type="float" office:value="369">
                <text:p>369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2">
                <text:p>372</text:p>
              </table:table-cell>
              <table:table-cell office:value-type="float" office:value="373">
                <text:p>373</text:p>
              </table:table-cell>
              <table:table-cell office:value-type="float" office:value="374">
                <text:p>374</text:p>
              </table:table-cell>
              <table:table-cell office:value-type="float" office:value="375">
                <text:p>375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379">
                <text:p>379</text:p>
              </table:table-cell>
              <table:table-cell office:value-type="float" office:value="380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382">
                <text:p>38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6">
                <text:p>386</text:p>
              </table:table-cell>
              <table:table-cell office:value-type="float" office:value="387">
                <text:p>38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393">
                <text:p>393</text:p>
              </table:table-cell>
              <table:table-cell office:value-type="float" office:value="394">
                <text:p>394</text:p>
              </table:table-cell>
              <table:table-cell office:value-type="float" office:value="395">
                <text:p>395</text:p>
              </table:table-cell>
              <table:table-cell office:value-type="float" office:value="396">
                <text:p>39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399">
                <text:p>399</text:p>
              </table:table-cell>
              <table:table-cell office:value-type="float" office:value="400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402">
                <text:p>402</text:p>
              </table:table-cell>
              <table:table-cell office:value-type="float" office:value="403">
                <text:p>403</text:p>
              </table:table-cell>
              <table:table-cell office:value-type="float" office:value="404">
                <text:p>404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  <table:table-cell office:value-type="float" office:value="407">
                <text:p>407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412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414">
                <text:p>414</text:p>
              </table:table-cell>
              <table:table-cell office:value-type="float" office:value="415">
                <text:p>415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  <table:table-cell office:value-type="float" office:value="418">
                <text:p>418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422">
                <text:p>422</text:p>
              </table:table-cell>
              <table:table-cell office:value-type="float" office:value="423">
                <text:p>423</text:p>
              </table:table-cell>
              <table:table-cell office:value-type="float" office:value="424">
                <text:p>424</text:p>
              </table:table-cell>
              <table:table-cell office:value-type="float" office:value="425">
                <text:p>425</text:p>
              </table:table-cell>
              <table:table-cell office:value-type="float" office:value="426">
                <text:p>426</text:p>
              </table:table-cell>
              <table:table-cell office:value-type="float" office:value="427">
                <text:p>427</text:p>
              </table:table-cell>
              <table:table-cell office:value-type="float" office:value="428">
                <text:p>428</text:p>
              </table:table-cell>
              <table:table-cell office:value-type="float" office:value="429">
                <text:p>429</text:p>
              </table:table-cell>
              <table:table-cell office:value-type="float" office:value="430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432">
                <text:p>432</text:p>
              </table:table-cell>
              <table:table-cell office:value-type="float" office:value="433">
                <text:p>433</text:p>
              </table:table-cell>
              <table:table-cell office:value-type="float" office:value="434">
                <text:p>434</text:p>
              </table:table-cell>
              <table:table-cell office:value-type="float" office:value="435">
                <text:p>435</text:p>
              </table:table-cell>
              <table:table-cell office:value-type="float" office:value="436">
                <text:p>436</text:p>
              </table:table-cell>
              <table:table-cell office:value-type="float" office:value="437">
                <text:p>437</text:p>
              </table:table-cell>
              <table:table-cell office:value-type="float" office:value="438">
                <text:p>438</text:p>
              </table:table-cell>
              <table:table-cell office:value-type="float" office:value="439">
                <text:p>439</text:p>
              </table:table-cell>
              <table:table-cell office:value-type="float" office:value="440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442">
                <text:p>442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46">
                <text:p>446</text:p>
              </table:table-cell>
              <table:table-cell office:value-type="float" office:value="447">
                <text:p>447</text:p>
              </table:table-cell>
              <table:table-cell office:value-type="float" office:value="448">
                <text:p>448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4">
                <text:p>454</text:p>
              </table:table-cell>
              <table:table-cell office:value-type="float" office:value="455">
                <text:p>455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  <table:table-cell office:value-type="float" office:value="458">
                <text:p>458</text:p>
              </table:table-cell>
              <table:table-cell office:value-type="float" office:value="459">
                <text:p>459</text:p>
              </table:table-cell>
              <table:table-cell office:value-type="float" office:value="460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463">
                <text:p>463</text:p>
              </table:table-cell>
              <table:table-cell office:value-type="float" office:value="464">
                <text:p>464</text:p>
              </table:table-cell>
              <table:table-cell office:value-type="float" office:value="465">
                <text:p>465</text:p>
              </table:table-cell>
              <table:table-cell office:value-type="float" office:value="466">
                <text:p>466</text:p>
              </table:table-cell>
              <table:table-cell office:value-type="float" office:value="467">
                <text:p>467</text:p>
              </table:table-cell>
              <table:table-cell office:value-type="float" office:value="468">
                <text:p>468</text:p>
              </table:table-cell>
              <table:table-cell office:value-type="float" office:value="469">
                <text:p>469</text:p>
              </table:table-cell>
              <table:table-cell office:value-type="float" office:value="470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472">
                <text:p>472</text:p>
              </table:table-cell>
              <table:table-cell office:value-type="float" office:value="473">
                <text:p>473</text:p>
              </table:table-cell>
              <table:table-cell office:value-type="float" office:value="474">
                <text:p>474</text:p>
              </table:table-cell>
              <table:table-cell office:value-type="float" office:value="475">
                <text:p>475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  <table:table-cell office:value-type="float" office:value="478">
                <text:p>478</text:p>
              </table:table-cell>
              <table:table-cell office:value-type="float" office:value="479">
                <text:p>479</text:p>
              </table:table-cell>
              <table:table-cell office:value-type="float" office:value="480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  <table:table-cell office:value-type="float" office:value="484">
                <text:p>484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  <table:table-cell office:value-type="float" office:value="487">
                <text:p>487</text:p>
              </table:table-cell>
              <table:table-cell office:value-type="float" office:value="488">
                <text:p>488</text:p>
              </table:table-cell>
              <table:table-cell office:value-type="float" office:value="489">
                <text:p>489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  <table:table-cell office:value-type="float" office:value="494">
                <text:p>494</text:p>
              </table:table-cell>
              <table:table-cell office:value-type="float" office:value="495">
                <text:p>495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</table:table-row>
          </table:table-header-rows>
          <table:table-rows>
            <table:table-row>
              <table:table-cell office:value-type="string">
                <text:p>Exposed</text:p>
                <draw:g>
                  <svg:desc>'United States_coronavirus'.A3:'United States_coronavirus'.A3</svg:desc>
                </draw:g>
              </table:table-cell>
              <table:table-cell office:value-type="float" office:value="1">
                <text:p>1</text:p>
                <draw:g>
                  <svg:desc>'United States_coronavirus'.B3:'United States_coronavirus'.SG3</svg:desc>
                </draw:g>
              </table:table-cell>
              <table:table-cell office:value-type="float" office:value="0.850679290683542">
                <text:p>0.850679290683542</text:p>
              </table:table-cell>
              <table:table-cell office:value-type="float" office:value="0.781782419302541">
                <text:p>0.781782419302541</text:p>
              </table:table-cell>
              <table:table-cell office:value-type="float" office:value="0.770574288510722">
                <text:p>0.770574288510722</text:p>
              </table:table-cell>
              <table:table-cell office:value-type="float" office:value="0.802767198651106">
                <text:p>0.802767198651106</text:p>
              </table:table-cell>
              <table:table-cell office:value-type="float" office:value="0.869759889581827">
                <text:p>0.869759889581827</text:p>
              </table:table-cell>
              <table:table-cell office:value-type="float" office:value="0.966832887419806">
                <text:p>0.966832887419806</text:p>
              </table:table-cell>
              <table:table-cell office:value-type="float" office:value="1.09197745305254">
                <text:p>1.09197745305254</text:p>
              </table:table-cell>
              <table:table-cell office:value-type="float" office:value="1.24514585418544">
                <text:p>1.24514585418544</text:p>
              </table:table-cell>
              <table:table-cell office:value-type="float" office:value="1.42778331962021">
                <text:p>1.42778331962021</text:p>
              </table:table-cell>
              <table:table-cell office:value-type="float" office:value="1.64255000633925">
                <text:p>1.64255000633925</text:p>
              </table:table-cell>
              <table:table-cell office:value-type="float" office:value="1.89317322972688">
                <text:p>1.89317322972688</text:p>
              </table:table-cell>
              <table:table-cell office:value-type="float" office:value="2.1843911852086">
                <text:p>2.1843911852086</text:p>
              </table:table-cell>
              <table:table-cell office:value-type="float" office:value="2.5219634778826">
                <text:p>2.5219634778826</text:p>
              </table:table-cell>
              <table:table-cell office:value-type="float" office:value="2.91273314814301">
                <text:p>2.91273314814301</text:p>
              </table:table-cell>
              <table:table-cell office:value-type="float" office:value="3.3647312597441">
                <text:p>3.3647312597441</text:p>
              </table:table-cell>
              <table:table-cell office:value-type="float" office:value="3.88731946978098">
                <text:p>3.88731946978098</text:p>
              </table:table-cell>
              <table:table-cell office:value-type="float" office:value="4.49136910023883">
                <text:p>4.49136910023883</text:p>
              </table:table-cell>
              <table:table-cell office:value-type="float" office:value="5.18947751210888">
                <text:p>5.18947751210888</text:p>
              </table:table-cell>
              <table:table-cell office:value-type="float" office:value="5.99622436783365">
                <text:p>5.99622436783365</text:p>
              </table:table-cell>
              <table:table-cell office:value-type="float" office:value="6.92847187058127">
                <text:p>6.92847187058127</text:p>
              </table:table-cell>
              <table:table-cell office:value-type="float" office:value="8.00571439578312">
                <text:p>8.00571439578312</text:p>
              </table:table-cell>
              <table:table-cell office:value-type="float" office:value="9.25048431778015">
                <text:p>9.25048431778015</text:p>
              </table:table-cell>
              <table:table-cell office:value-type="float" office:value="10.6888219974456">
                <text:p>10.6888219974456</text:p>
              </table:table-cell>
              <table:table-cell office:value-type="float" office:value="12.3508198160528">
                <text:p>12.3508198160528</text:p>
              </table:table-cell>
              <table:table-cell office:value-type="float" office:value="14.2712511993491">
                <text:p>14.2712511993491</text:p>
              </table:table-cell>
              <table:table-cell office:value-type="float" office:value="16.4902978408243">
                <text:p>16.4902978408243</text:p>
              </table:table-cell>
              <table:table-cell office:value-type="float" office:value="19.0543901668629">
                <text:p>19.0543901668629</text:p>
              </table:table-cell>
              <table:table-cell office:value-type="float" office:value="22.0171786069624">
                <text:p>22.0171786069624</text:p>
              </table:table-cell>
              <table:table-cell office:value-type="float" office:value="25.4406561461975">
                <text:p>25.4406561461975</text:p>
              </table:table-cell>
              <table:table-cell office:value-type="float" office:value="29.3964555900881">
                <text:p>29.3964555900881</text:p>
              </table:table-cell>
              <table:table-cell office:value-type="float" office:value="33.9673479688704">
                <text:p>33.9673479688704</text:p>
              </table:table-cell>
              <table:table-cell office:value-type="float" office:value="39.248974573887">
                <text:p>39.248974573887</text:p>
              </table:table-cell>
              <table:table-cell office:value-type="float" office:value="45.3518481482489">
                <text:p>45.3518481482489</text:p>
              </table:table-cell>
              <table:table-cell office:value-type="float" office:value="52.4036652027833">
                <text:p>52.4036652027833</text:p>
              </table:table-cell>
              <table:table-cell office:value-type="float" office:value="60.5519780479402">
                <text:p>60.5519780479402</text:p>
              </table:table-cell>
              <table:table-cell office:value-type="float" office:value="69.9672817694253">
                <text:p>69.9672817694253</text:p>
              </table:table-cell>
              <table:table-cell office:value-type="float" office:value="80.8465819964276">
                <text:p>80.8465819964276</text:p>
              </table:table-cell>
              <table:table-cell office:value-type="float" office:value="93.4175169113199">
                <text:p>93.4175169113199</text:p>
              </table:table-cell>
              <table:table-cell office:value-type="float" office:value="107.943120219669">
                <text:p>107.943120219669</text:p>
              </table:table-cell>
              <table:table-cell office:value-type="float" office:value="124.727324799914">
                <text:p>124.727324799914</text:p>
              </table:table-cell>
              <table:table-cell office:value-type="float" office:value="144.121322117938">
                <text:p>144.121322117938</text:p>
              </table:table-cell>
              <table:table-cell office:value-type="float" office:value="166.530910337027">
                <text:p>166.530910337027</text:p>
              </table:table-cell>
              <table:table-cell office:value-type="float" office:value="192.424985039798">
                <text:p>192.424985039798</text:p>
              </table:table-cell>
              <table:table-cell office:value-type="float" office:value="222.345350056344">
                <text:p>222.345350056344</text:p>
              </table:table-cell>
              <table:table-cell office:value-type="float" office:value="256.918053824993">
                <text:p>256.918053824993</text:p>
              </table:table-cell>
              <table:table-cell office:value-type="float" office:value="296.866488299615">
                <text:p>296.866488299615</text:p>
              </table:table-cell>
              <table:table-cell office:value-type="float" office:value="343.026524445277">
                <text:p>343.026524445277</text:p>
              </table:table-cell>
              <table:table-cell office:value-type="float" office:value="396.364001011566">
                <text:p>396.364001011566</text:p>
              </table:table-cell>
              <table:table-cell office:value-type="float" office:value="457.994932409329">
                <text:p>457.994932409329</text:p>
              </table:table-cell>
              <table:table-cell office:value-type="float" office:value="529.208858425593">
                <text:p>529.208858425593</text:p>
              </table:table-cell>
              <table:table-cell office:value-type="float" office:value="611.495824170943">
                <text:p>611.495824170943</text:p>
              </table:table-cell>
              <table:table-cell office:value-type="float" office:value="706.577554566008">
                <text:p>706.577554566008</text:p>
              </table:table-cell>
              <table:table-cell office:value-type="float" office:value="816.443475439329">
                <text:p>816.443475439329</text:p>
              </table:table-cell>
              <table:table-cell office:value-type="float" office:value="943.392334369834">
                <text:p>943.392334369834</text:p>
              </table:table-cell>
              <table:table-cell office:value-type="float" office:value="1090.08029210594">
                <text:p>1090.08029210594</text:p>
              </table:table-cell>
              <table:table-cell office:value-type="float" office:value="1259.57649008205">
                <text:p>1259.57649008205</text:p>
              </table:table-cell>
              <table:table-cell office:value-type="float" office:value="1455.42725518449">
                <text:p>1455.42725518449</text:p>
              </table:table-cell>
              <table:table-cell office:value-type="float" office:value="1681.73028466507">
                <text:p>1681.73028466507</text:p>
              </table:table-cell>
              <table:table-cell office:value-type="float" office:value="1943.22036180355">
                <text:p>1943.22036180355</text:p>
              </table:table-cell>
              <table:table-cell office:value-type="float" office:value="2245.36839366004">
                <text:p>2245.36839366004</text:p>
              </table:table-cell>
              <table:table-cell office:value-type="float" office:value="2594.49584035603">
                <text:p>2594.49584035603</text:p>
              </table:table-cell>
              <table:table-cell office:value-type="float" office:value="2997.90692661196">
                <text:p>2997.90692661196</text:p>
              </table:table-cell>
              <table:table-cell office:value-type="float" office:value="3464.04139696614">
                <text:p>3464.04139696614</text:p>
              </table:table-cell>
              <table:table-cell office:value-type="float" office:value="4002.65100357414">
                <text:p>4002.65100357414</text:p>
              </table:table-cell>
              <table:table-cell office:value-type="float" office:value="4625.00341171538">
                <text:p>4625.00341171538</text:p>
              </table:table-cell>
              <table:table-cell office:value-type="float" office:value="5344.11777926446">
                <text:p>5344.11777926446</text:p>
              </table:table-cell>
              <table:table-cell office:value-type="float" office:value="6175.03691843769">
                <text:p>6175.03691843769</text:p>
              </table:table-cell>
              <table:table-cell office:value-type="float" office:value="7135.14171780024">
                <text:p>7135.14171780024</text:p>
              </table:table-cell>
              <table:table-cell office:value-type="float" office:value="8244.51437401916">
                <text:p>8244.51437401916</text:p>
              </table:table-cell>
              <table:table-cell office:value-type="float" office:value="9526.35799564673">
                <text:p>9526.35799564673</text:p>
              </table:table-cell>
              <table:table-cell office:value-type="float" office:value="11007.4813085873">
                <text:p>11007.4813085873</text:p>
              </table:table-cell>
              <table:table-cell office:value-type="float" office:value="12718.8585375153">
                <text:p>12718.8585375153</text:p>
              </table:table-cell>
              <table:table-cell office:value-type="float" office:value="14696.2760866198">
                <text:p>14696.2760866198</text:p>
              </table:table-cell>
              <table:table-cell office:value-type="float" office:value="16981.0794279796">
                <text:p>16981.0794279796</text:p>
              </table:table-cell>
              <table:table-cell office:value-type="float" office:value="19621.0356596596">
                <text:p>19621.0356596596</text:p>
              </table:table-cell>
              <table:table-cell office:value-type="float" office:value="22671.3295697431">
                <text:p>22671.3295697431</text:p>
              </table:table-cell>
              <table:table-cell office:value-type="float" office:value="26195.7137174463">
                <text:p>26195.7137174463</text:p>
              </table:table-cell>
              <table:table-cell office:value-type="float" office:value="30267.8361868603">
                <text:p>30267.8361868603</text:p>
              </table:table-cell>
              <table:table-cell office:value-type="float" office:value="34972.7731965705">
                <text:p>34972.7731965705</text:p>
              </table:table-cell>
              <table:table-cell office:value-type="float" office:value="40408.7977853699">
                <text:p>40408.7977853699</text:p>
              </table:table-cell>
              <table:table-cell office:value-type="float" office:value="46689.420340658">
                <text:p>46689.420340658</text:p>
              </table:table-cell>
              <table:table-cell office:value-type="float" office:value="53945.7417970042">
                <text:p>53945.7417970042</text:p>
              </table:table-cell>
              <table:table-cell office:value-type="float" office:value="62329.1658423207">
                <text:p>62329.1658423207</text:p>
              </table:table-cell>
              <table:table-cell office:value-type="float" office:value="72014.5222086534">
                <text:p>72014.5222086534</text:p>
              </table:table-cell>
              <table:table-cell office:value-type="float" office:value="83203.6585944468">
                <text:p>83203.6585944468</text:p>
              </table:table-cell>
              <table:table-cell office:value-type="float" office:value="96129.5629756097">
                <text:p>96129.5629756097</text:p>
              </table:table-cell>
              <table:table-cell office:value-type="float" office:value="111061.078684889">
                <text:p>111061.078684889</text:p>
              </table:table-cell>
              <table:table-cell office:value-type="float" office:value="128308.26695555">
                <text:p>128308.26695555</text:p>
              </table:table-cell>
              <table:table-cell office:value-type="float" office:value="148228.450350077">
                <text:p>148228.450350077</text:p>
              </table:table-cell>
              <table:table-cell office:value-type="float" office:value="171232.908806567">
                <text:p>171232.908806567</text:p>
              </table:table-cell>
              <table:table-cell office:value-type="float" office:value="197794.085970727">
                <text:p>197794.085970727</text:p>
              </table:table-cell>
              <table:table-cell office:value-type="float" office:value="228452.904214532">
                <text:p>228452.904214532</text:p>
              </table:table-cell>
              <table:table-cell office:value-type="float" office:value="263825.294256492">
                <text:p>263825.294256492</text:p>
              </table:table-cell>
              <table:table-cell office:value-type="float" office:value="304606.066871147">
                <text:p>304606.066871147</text:p>
              </table:table-cell>
              <table:table-cell office:value-type="float" office:value="351566.352065955">
                <text:p>351566.352065955</text:p>
              </table:table-cell>
              <table:table-cell office:value-type="float" office:value="405537.207974018">
                <text:p>405537.207974018</text:p>
              </table:table-cell>
              <table:table-cell office:value-type="float" office:value="467364.48638859">
                <text:p>467364.48638859</text:p>
              </table:table-cell>
              <table:table-cell office:value-type="float" office:value="537800.033776182">
                <text:p>537800.033776182</text:p>
              </table:table-cell>
              <table:table-cell office:value-type="float" office:value="617202.2976568">
                <text:p>617202.2976568</text:p>
              </table:table-cell>
              <table:table-cell office:value-type="float" office:value="704303.907062311">
                <text:p>704303.907062311</text:p>
              </table:table-cell>
              <table:table-cell office:value-type="float" office:value="790097.644764506">
                <text:p>790097.644764506</text:p>
              </table:table-cell>
              <table:table-cell office:value-type="float" office:value="849383.729985747">
                <text:p>849383.729985747</text:p>
              </table:table-cell>
              <table:table-cell office:value-type="float" office:value="878988.395219989">
                <text:p>878988.395219989</text:p>
              </table:table-cell>
              <table:table-cell office:value-type="float" office:value="895850.967049888">
                <text:p>895850.967049888</text:p>
              </table:table-cell>
              <table:table-cell office:value-type="float" office:value="900481.455617216">
                <text:p>900481.455617216</text:p>
              </table:table-cell>
              <table:table-cell office:value-type="float" office:value="888734.357365065">
                <text:p>888734.357365065</text:p>
              </table:table-cell>
              <table:table-cell office:value-type="float" office:value="859806.910990345">
                <text:p>859806.910990345</text:p>
              </table:table-cell>
              <table:table-cell office:value-type="float" office:value="817066.475730872">
                <text:p>817066.475730872</text:p>
              </table:table-cell>
              <table:table-cell office:value-type="float" office:value="766125.232489202">
                <text:p>766125.232489202</text:p>
              </table:table-cell>
              <table:table-cell office:value-type="float" office:value="712549.443591408">
                <text:p>712549.443591408</text:p>
              </table:table-cell>
              <table:table-cell office:value-type="float" office:value="660520.197034753">
                <text:p>660520.197034753</text:p>
              </table:table-cell>
              <table:table-cell office:value-type="float" office:value="612547.564678566">
                <text:p>612547.564678566</text:p>
              </table:table-cell>
              <table:table-cell office:value-type="float" office:value="569767.404683405">
                <text:p>569767.404683405</text:p>
              </table:table-cell>
              <table:table-cell office:value-type="float" office:value="532393.270052381">
                <text:p>532393.270052381</text:p>
              </table:table-cell>
              <table:table-cell office:value-type="float" office:value="500110.33439879">
                <text:p>500110.33439879</text:p>
              </table:table-cell>
              <table:table-cell office:value-type="float" office:value="472352.858993333">
                <text:p>472352.858993333</text:p>
              </table:table-cell>
              <table:table-cell office:value-type="float" office:value="448475.827336766">
                <text:p>448475.827336766</text:p>
              </table:table-cell>
              <table:table-cell office:value-type="float" office:value="427849.991791513">
                <text:p>427849.991791513</text:p>
              </table:table-cell>
              <table:table-cell office:value-type="float" office:value="409907.795309121">
                <text:p>409907.795309121</text:p>
              </table:table-cell>
              <table:table-cell office:value-type="float" office:value="394160.330477606">
                <text:p>394160.330477606</text:p>
              </table:table-cell>
              <table:table-cell office:value-type="float" office:value="380198.56180222">
                <text:p>380198.56180222</text:p>
              </table:table-cell>
              <table:table-cell office:value-type="float" office:value="367686.850686849">
                <text:p>367686.850686849</text:p>
              </table:table-cell>
              <table:table-cell office:value-type="float" office:value="356353.393680506">
                <text:p>356353.393680506</text:p>
              </table:table-cell>
              <table:table-cell office:value-type="float" office:value="345980.065700725">
                <text:p>345980.065700725</text:p>
              </table:table-cell>
              <table:table-cell office:value-type="float" office:value="336392.889729948">
                <text:p>336392.889729948</text:p>
              </table:table-cell>
              <table:table-cell office:value-type="float" office:value="327453.66146618">
                <text:p>327453.66146618</text:p>
              </table:table-cell>
              <table:table-cell office:value-type="float" office:value="319052.860296532">
                <text:p>319052.860296532</text:p>
              </table:table-cell>
              <table:table-cell office:value-type="float" office:value="311103.796006989">
                <text:p>311103.796006989</text:p>
              </table:table-cell>
              <table:table-cell office:value-type="float" office:value="303537.856122553">
                <text:p>303537.856122553</text:p>
              </table:table-cell>
              <table:table-cell office:value-type="float" office:value="296300.686990809">
                <text:p>296300.686990809</text:p>
              </table:table-cell>
              <table:table-cell office:value-type="float" office:value="289349.154274765">
                <text:p>289349.154274765</text:p>
              </table:table-cell>
              <table:table-cell office:value-type="float" office:value="282648.934573282">
                <text:p>282648.934573282</text:p>
              </table:table-cell>
              <table:table-cell office:value-type="float" office:value="276172.615834258">
                <text:p>276172.615834258</text:p>
              </table:table-cell>
              <table:table-cell office:value-type="float" office:value="269898.204253083">
                <text:p>269898.204253083</text:p>
              </table:table-cell>
              <table:table-cell office:value-type="float" office:value="263807.952040208">
                <text:p>263807.952040208</text:p>
              </table:table-cell>
              <table:table-cell office:value-type="float" office:value="257887.439849562">
                <text:p>257887.439849562</text:p>
              </table:table-cell>
              <table:table-cell office:value-type="float" office:value="252124.858121522">
                <text:p>252124.858121522</text:p>
              </table:table-cell>
              <table:table-cell office:value-type="float" office:value="246510.445935558">
                <text:p>246510.445935558</text:p>
              </table:table-cell>
              <table:table-cell office:value-type="float" office:value="241036.051779242">
                <text:p>241036.051779242</text:p>
              </table:table-cell>
              <table:table-cell office:value-type="float" office:value="235694.790873266">
                <text:p>235694.790873266</text:p>
              </table:table-cell>
              <table:table-cell office:value-type="float" office:value="230480.77771436">
                <text:p>230480.77771436</text:p>
              </table:table-cell>
              <table:table-cell office:value-type="float" office:value="225388.916728361">
                <text:p>225388.916728361</text:p>
              </table:table-cell>
              <table:table-cell office:value-type="float" office:value="220414.738863031">
                <text:p>220414.738863031</text:p>
              </table:table-cell>
              <table:table-cell office:value-type="float" office:value="215554.274308136">
                <text:p>215554.274308136</text:p>
              </table:table-cell>
              <table:table-cell office:value-type="float" office:value="210803.952618394">
                <text:p>210803.952618394</text:p>
              </table:table-cell>
              <table:table-cell office:value-type="float" office:value="206160.524859411">
                <text:p>206160.524859411</text:p>
              </table:table-cell>
              <table:table-cell office:value-type="float" office:value="201621.002522009">
                <text:p>201621.002522009</text:p>
              </table:table-cell>
              <table:table-cell office:value-type="float" office:value="197182.610298267">
                <text:p>197182.610298267</text:p>
              </table:table-cell>
              <table:table-cell office:value-type="float" office:value="192842.747682877">
                <text:p>192842.747682877</text:p>
              </table:table-cell>
              <table:table-cell office:value-type="float" office:value="188598.960193742">
                <text:p>188598.960193742</text:p>
              </table:table-cell>
              <table:table-cell office:value-type="float" office:value="184448.916531625">
                <text:p>184448.916531625</text:p>
              </table:table-cell>
              <table:table-cell office:value-type="float" office:value="180390.39013083">
                <text:p>180390.39013083</text:p>
              </table:table-cell>
              <table:table-cell office:value-type="float" office:value="176421.244687276">
                <text:p>176421.244687276</text:p>
              </table:table-cell>
              <table:table-cell office:value-type="float" office:value="172539.423133067">
                <text:p>172539.423133067</text:p>
              </table:table-cell>
              <table:table-cell office:value-type="float" office:value="168742.937615682">
                <text:p>168742.937615682</text:p>
              </table:table-cell>
              <table:table-cell office:value-type="float" office:value="165029.863837446">
                <text:p>165029.863837446</text:p>
              </table:table-cell>
              <table:table-cell office:value-type="float" office:value="161398.334282301">
                <text:p>161398.334282301</text:p>
              </table:table-cell>
              <table:table-cell office:value-type="float" office:value="157846.533524011">
                <text:p>157846.533524011</text:p>
              </table:table-cell>
              <table:table-cell office:value-type="float" office:value="154372.694525099">
                <text:p>154372.694525099</text:p>
              </table:table-cell>
              <table:table-cell office:value-type="float" office:value="150975.095680053">
                <text:p>150975.095680053</text:p>
              </table:table-cell>
              <table:table-cell office:value-type="float" office:value="147652.058058659">
                <text:p>147652.058058659</text:p>
              </table:table-cell>
              <table:table-cell office:value-type="float" office:value="144401.943201115">
                <text:p>144401.943201115</text:p>
              </table:table-cell>
              <table:table-cell office:value-type="float" office:value="141223.151342225">
                <text:p>141223.151342225</text:p>
              </table:table-cell>
              <table:table-cell office:value-type="float" office:value="138114.119790367">
                <text:p>138114.119790367</text:p>
              </table:table-cell>
              <table:table-cell office:value-type="float" office:value="135073.321572142">
                <text:p>135073.321572142</text:p>
              </table:table-cell>
              <table:table-cell office:value-type="float" office:value="132099.266085481">
                <text:p>132099.266085481</text:p>
              </table:table-cell>
              <table:table-cell office:value-type="float" office:value="129190.509881361">
                <text:p>129190.509881361</text:p>
              </table:table-cell>
              <table:table-cell office:value-type="float" office:value="126345.851554012">
                <text:p>126345.851554012</text:p>
              </table:table-cell>
              <table:table-cell office:value-type="float" office:value="123572.588525891">
                <text:p>123572.588525891</text:p>
              </table:table-cell>
              <table:table-cell office:value-type="float" office:value="121162.83540181">
                <text:p>121162.83540181</text:p>
              </table:table-cell>
              <table:table-cell office:value-type="float" office:value="123673.830621615">
                <text:p>123673.830621615</text:p>
              </table:table-cell>
              <table:table-cell office:value-type="float" office:value="133121.063681264">
                <text:p>133121.063681264</text:p>
              </table:table-cell>
              <table:table-cell office:value-type="float" office:value="141430.315802141">
                <text:p>141430.315802141</text:p>
              </table:table-cell>
              <table:table-cell office:value-type="float" office:value="147912.747443019">
                <text:p>147912.747443019</text:p>
              </table:table-cell>
              <table:table-cell office:value-type="float" office:value="152976.290039831">
                <text:p>152976.290039831</text:p>
              </table:table-cell>
              <table:table-cell office:value-type="float" office:value="156960.946412792">
                <text:p>156960.946412792</text:p>
              </table:table-cell>
              <table:table-cell office:value-type="float" office:value="160125.913416647">
                <text:p>160125.913416647</text:p>
              </table:table-cell>
              <table:table-cell office:value-type="float" office:value="162668.182557843">
                <text:p>162668.182557843</text:p>
              </table:table-cell>
              <table:table-cell office:value-type="float" office:value="164737.450589457">
                <text:p>164737.450589457</text:p>
              </table:table-cell>
              <table:table-cell office:value-type="float" office:value="166447.473692512">
                <text:p>166447.473692512</text:p>
              </table:table-cell>
              <table:table-cell office:value-type="float" office:value="167884.69511588">
                <text:p>167884.69511588</text:p>
              </table:table-cell>
              <table:table-cell office:value-type="float" office:value="169114.807067875">
                <text:p>169114.807067875</text:p>
              </table:table-cell>
              <table:table-cell office:value-type="float" office:value="170187.729930838">
                <text:p>170187.729930838</text:p>
              </table:table-cell>
              <table:table-cell office:value-type="float" office:value="171141.396679346">
                <text:p>171141.396679346</text:p>
              </table:table-cell>
              <table:table-cell office:value-type="float" office:value="172004.634260616">
                <text:p>172004.634260616</text:p>
              </table:table-cell>
              <table:table-cell office:value-type="float" office:value="172799.347285283">
                <text:p>172799.347285283</text:p>
              </table:table-cell>
              <table:table-cell office:value-type="float" office:value="173542.180694654">
                <text:p>173542.180694654</text:p>
              </table:table-cell>
              <table:table-cell office:value-type="float" office:value="174245.782192323">
                <text:p>174245.782192323</text:p>
              </table:table-cell>
              <table:table-cell office:value-type="float" office:value="174919.761550434">
                <text:p>174919.761550434</text:p>
              </table:table-cell>
              <table:table-cell office:value-type="float" office:value="175571.41960401">
                <text:p>175571.41960401</text:p>
              </table:table-cell>
              <table:table-cell office:value-type="float" office:value="176206.303413448">
                <text:p>176206.303413448</text:p>
              </table:table-cell>
              <table:table-cell office:value-type="float" office:value="176828.626238699">
                <text:p>176828.626238699</text:p>
              </table:table-cell>
              <table:table-cell office:value-type="float" office:value="177441.58829493">
                <text:p>177441.58829493</text:p>
              </table:table-cell>
              <table:table-cell office:value-type="float" office:value="178047.619534923">
                <text:p>178047.619534923</text:p>
              </table:table-cell>
              <table:table-cell office:value-type="float" office:value="178648.56470212">
                <text:p>178648.56470212</text:p>
              </table:table-cell>
              <table:table-cell office:value-type="float" office:value="179245.823707842">
                <text:p>179245.823707842</text:p>
              </table:table-cell>
              <table:table-cell office:value-type="float" office:value="179840.458364745">
                <text:p>179840.458364745</text:p>
              </table:table-cell>
              <table:table-cell office:value-type="float" office:value="180433.273560347">
                <text:p>180433.273560347</text:p>
              </table:table-cell>
              <table:table-cell office:value-type="float" office:value="181024.878861009">
                <text:p>181024.878861009</text:p>
              </table:table-cell>
              <table:table-cell office:value-type="float" office:value="181615.735392453">
                <text:p>181615.735392453</text:p>
              </table:table-cell>
              <table:table-cell office:value-type="float" office:value="182206.19149291">
                <text:p>182206.19149291</text:p>
              </table:table-cell>
              <table:table-cell office:value-type="float" office:value="182796.509533403">
                <text:p>182796.509533403</text:p>
              </table:table-cell>
              <table:table-cell office:value-type="float" office:value="183386.886751738">
                <text:p>183386.886751738</text:p>
              </table:table-cell>
              <table:table-cell office:value-type="float" office:value="183977.471042332">
                <text:p>183977.471042332</text:p>
              </table:table-cell>
              <table:table-cell office:value-type="float" office:value="184568.372502765">
                <text:p>184568.372502765</text:p>
              </table:table-cell>
              <table:table-cell office:value-type="float" office:value="185159.672283615">
                <text:p>185159.672283615</text:p>
              </table:table-cell>
              <table:table-cell office:value-type="float" office:value="185751.429913279">
                <text:p>185751.429913279</text:p>
              </table:table-cell>
              <table:table-cell office:value-type="float" office:value="186343.68829232">
                <text:p>186343.68829232</text:p>
              </table:table-cell>
              <table:table-cell office:value-type="float" office:value="186936.47774021">
                <text:p>186936.47774021</text:p>
              </table:table-cell>
              <table:table-cell office:value-type="float" office:value="187529.819106925">
                <text:p>187529.819106925</text:p>
              </table:table-cell>
              <table:table-cell office:value-type="float" office:value="188123.725227287">
                <text:p>188123.725227287</text:p>
              </table:table-cell>
              <table:table-cell office:value-type="float" office:value="188718.203949054">
                <text:p>188718.203949054</text:p>
              </table:table-cell>
              <table:table-cell office:value-type="float" office:value="189313.259179963">
                <text:p>189313.259179963</text:p>
              </table:table-cell>
              <table:table-cell office:value-type="float" office:value="189908.890217551">
                <text:p>189908.890217551</text:p>
              </table:table-cell>
              <table:table-cell office:value-type="float" office:value="190505.095485158">
                <text:p>190505.095485158</text:p>
              </table:table-cell>
              <table:table-cell office:value-type="float" office:value="191101.870484213">
                <text:p>191101.870484213</text:p>
              </table:table-cell>
              <table:table-cell office:value-type="float" office:value="191699.209516724">
                <text:p>191699.209516724</text:p>
              </table:table-cell>
              <table:table-cell office:value-type="float" office:value="192297.105996243">
                <text:p>192297.105996243</text:p>
              </table:table-cell>
              <table:table-cell office:value-type="float" office:value="192895.551865584">
                <text:p>192895.551865584</text:p>
              </table:table-cell>
              <table:table-cell office:value-type="float" office:value="193494.53870968">
                <text:p>193494.53870968</text:p>
              </table:table-cell>
              <table:table-cell office:value-type="float" office:value="194094.057379702">
                <text:p>194094.057379702</text:p>
              </table:table-cell>
              <table:table-cell office:value-type="float" office:value="194694.098421225">
                <text:p>194694.098421225</text:p>
              </table:table-cell>
              <table:table-cell office:value-type="float" office:value="195294.652170592">
                <text:p>195294.652170592</text:p>
              </table:table-cell>
              <table:table-cell office:value-type="float" office:value="195895.708473262">
                <text:p>195895.708473262</text:p>
              </table:table-cell>
              <table:table-cell office:value-type="float" office:value="196497.257006268">
                <text:p>196497.257006268</text:p>
              </table:table-cell>
              <table:table-cell office:value-type="float" office:value="197099.28716418">
                <text:p>197099.28716418</text:p>
              </table:table-cell>
              <table:table-cell office:value-type="float" office:value="197701.78826632">
                <text:p>197701.78826632</text:p>
              </table:table-cell>
              <table:table-cell office:value-type="float" office:value="198304.74940964">
                <text:p>198304.74940964</text:p>
              </table:table-cell>
              <table:table-cell office:value-type="float" office:value="198908.159648642">
                <text:p>198908.159648642</text:p>
              </table:table-cell>
              <table:table-cell office:value-type="float" office:value="199512.00778274">
                <text:p>199512.00778274</text:p>
              </table:table-cell>
              <table:table-cell office:value-type="float" office:value="200116.282654723">
                <text:p>200116.282654723</text:p>
              </table:table-cell>
              <table:table-cell office:value-type="float" office:value="200720.972935074">
                <text:p>200720.972935074</text:p>
              </table:table-cell>
              <table:table-cell office:value-type="float" office:value="201326.06707786">
                <text:p>201326.06707786</text:p>
              </table:table-cell>
              <table:table-cell office:value-type="float" office:value="201931.553629788">
                <text:p>201931.553629788</text:p>
              </table:table-cell>
              <table:table-cell office:value-type="float" office:value="202537.42084835">
                <text:p>202537.42084835</text:p>
              </table:table-cell>
              <table:table-cell office:value-type="float" office:value="203143.657062785">
                <text:p>203143.657062785</text:p>
              </table:table-cell>
              <table:table-cell office:value-type="float" office:value="203750.250442347">
                <text:p>203750.250442347</text:p>
              </table:table-cell>
              <table:table-cell office:value-type="float" office:value="204357.189051347">
                <text:p>204357.189051347</text:p>
              </table:table-cell>
              <table:table-cell office:value-type="float" office:value="204964.460937871">
                <text:p>204964.460937871</text:p>
              </table:table-cell>
              <table:table-cell office:value-type="float" office:value="205572.053777251">
                <text:p>205572.053777251</text:p>
              </table:table-cell>
              <table:table-cell office:value-type="float" office:value="206179.955474203">
                <text:p>206179.955474203</text:p>
              </table:table-cell>
              <table:table-cell office:value-type="float" office:value="206788.15396556">
                <text:p>206788.15396556</text:p>
              </table:table-cell>
              <table:table-cell office:value-type="float" office:value="207396.63718047">
                <text:p>207396.63718047</text:p>
              </table:table-cell>
              <table:table-cell office:value-type="float" office:value="208005.392426922">
                <text:p>208005.392426922</text:p>
              </table:table-cell>
              <table:table-cell office:value-type="float" office:value="208614.406966946">
                <text:p>208614.406966946</text:p>
              </table:table-cell>
              <table:table-cell office:value-type="float" office:value="209223.66834896">
                <text:p>209223.66834896</text:p>
              </table:table-cell>
              <table:table-cell office:value-type="float" office:value="209833.164121378">
                <text:p>209833.164121378</text:p>
              </table:table-cell>
              <table:table-cell office:value-type="float" office:value="210442.881645192">
                <text:p>210442.881645192</text:p>
              </table:table-cell>
              <table:table-cell office:value-type="float" office:value="211052.807639817">
                <text:p>211052.807639817</text:p>
              </table:table-cell>
              <table:table-cell office:value-type="float" office:value="211662.929233983">
                <text:p>211662.929233983</text:p>
              </table:table-cell>
              <table:table-cell office:value-type="float" office:value="212273.233606634">
                <text:p>212273.233606634</text:p>
              </table:table-cell>
              <table:table-cell office:value-type="float" office:value="212883.706761195">
                <text:p>212883.706761195</text:p>
              </table:table-cell>
              <table:table-cell office:value-type="float" office:value="213494.338373339">
                <text:p>213494.338373339</text:p>
              </table:table-cell>
              <table:table-cell office:value-type="float" office:value="214105.112646084">
                <text:p>214105.112646084</text:p>
              </table:table-cell>
              <table:table-cell office:value-type="float" office:value="214716.016627491">
                <text:p>214716.016627491</text:p>
              </table:table-cell>
              <table:table-cell office:value-type="float" office:value="215327.037286446">
                <text:p>215327.037286446</text:p>
              </table:table-cell>
              <table:table-cell office:value-type="float" office:value="215938.161371968">
                <text:p>215938.161371968</text:p>
              </table:table-cell>
              <table:table-cell office:value-type="float" office:value="216549.37509992">
                <text:p>216549.37509992</text:p>
              </table:table-cell>
              <table:table-cell office:value-type="float" office:value="217160.664858321">
                <text:p>217160.664858321</text:p>
              </table:table-cell>
              <table:table-cell office:value-type="float" office:value="217772.016946407">
                <text:p>217772.016946407</text:p>
              </table:table-cell>
              <table:table-cell office:value-type="float" office:value="218383.417543681">
                <text:p>218383.417543681</text:p>
              </table:table-cell>
              <table:table-cell office:value-type="float" office:value="218994.852709915">
                <text:p>218994.852709915</text:p>
              </table:table-cell>
              <table:table-cell office:value-type="float" office:value="219606.308388279">
                <text:p>219606.308388279</text:p>
              </table:table-cell>
              <table:table-cell office:value-type="float" office:value="220217.770677801">
                <text:p>220217.770677801</text:p>
              </table:table-cell>
              <table:table-cell office:value-type="float" office:value="220829.225600595">
                <text:p>220829.225600595</text:p>
              </table:table-cell>
              <table:table-cell office:value-type="float" office:value="221440.658958119">
                <text:p>221440.658958119</text:p>
              </table:table-cell>
              <table:table-cell office:value-type="float" office:value="222052.056459124">
                <text:p>222052.056459124</text:p>
              </table:table-cell>
              <table:table-cell office:value-type="float" office:value="222663.403719647">
                <text:p>222663.403719647</text:p>
              </table:table-cell>
              <table:table-cell office:value-type="float" office:value="223274.686263019">
                <text:p>223274.686263019</text:p>
              </table:table-cell>
              <table:table-cell office:value-type="float" office:value="223885.889559388">
                <text:p>223885.889559388</text:p>
              </table:table-cell>
              <table:table-cell office:value-type="float" office:value="224496.999159661">
                <text:p>224496.999159661</text:p>
              </table:table-cell>
              <table:table-cell office:value-type="float" office:value="225108.000437441">
                <text:p>225108.000437441</text:p>
              </table:table-cell>
              <table:table-cell office:value-type="float" office:value="225718.878671708">
                <text:p>225718.878671708</text:p>
              </table:table-cell>
              <table:table-cell office:value-type="float" office:value="226329.619063396">
                <text:p>226329.619063396</text:p>
              </table:table-cell>
              <table:table-cell office:value-type="float" office:value="226940.20673539">
                <text:p>226940.20673539</text:p>
              </table:table-cell>
              <table:table-cell office:value-type="float" office:value="227550.626732564">
                <text:p>227550.626732564</text:p>
              </table:table-cell>
              <table:table-cell office:value-type="float" office:value="228160.864037752">
                <text:p>228160.864037752</text:p>
              </table:table-cell>
              <table:table-cell office:value-type="float" office:value="228770.903561855">
                <text:p>228770.903561855</text:p>
              </table:table-cell>
              <table:table-cell office:value-type="float" office:value="229380.730129788">
                <text:p>229380.730129788</text:p>
              </table:table-cell>
              <table:table-cell office:value-type="float" office:value="229990.328490175">
                <text:p>229990.328490175</text:p>
              </table:table-cell>
              <table:table-cell office:value-type="float" office:value="230599.683315353">
                <text:p>230599.683315353</text:p>
              </table:table-cell>
              <table:table-cell office:value-type="float" office:value="231208.779201369">
                <text:p>231208.779201369</text:p>
              </table:table-cell>
              <table:table-cell office:value-type="float" office:value="231817.600691222">
                <text:p>231817.600691222</text:p>
              </table:table-cell>
              <table:table-cell office:value-type="float" office:value="232426.132481666">
                <text:p>232426.132481666</text:p>
              </table:table-cell>
              <table:table-cell office:value-type="float" office:value="233034.359217153">
                <text:p>233034.359217153</text:p>
              </table:table-cell>
              <table:table-cell office:value-type="float" office:value="233642.265220461">
                <text:p>233642.265220461</text:p>
              </table:table-cell>
              <table:table-cell office:value-type="float" office:value="234249.834741816">
                <text:p>234249.834741816</text:p>
              </table:table-cell>
              <table:table-cell office:value-type="float" office:value="234857.051936874">
                <text:p>234857.051936874</text:p>
              </table:table-cell>
              <table:table-cell office:value-type="float" office:value="235463.900989566">
                <text:p>235463.900989566</text:p>
              </table:table-cell>
              <table:table-cell office:value-type="float" office:value="236070.366019571">
                <text:p>236070.366019571</text:p>
              </table:table-cell>
              <table:table-cell office:value-type="float" office:value="236676.431044791">
                <text:p>236676.431044791</text:p>
              </table:table-cell>
              <table:table-cell office:value-type="float" office:value="237282.080004107">
                <text:p>237282.080004107</text:p>
              </table:table-cell>
              <table:table-cell office:value-type="float" office:value="237887.296805833">
                <text:p>237887.296805833</text:p>
              </table:table-cell>
              <table:table-cell office:value-type="float" office:value="238492.065266418">
                <text:p>238492.065266418</text:p>
              </table:table-cell>
              <table:table-cell office:value-type="float" office:value="239096.369189018">
                <text:p>239096.369189018</text:p>
              </table:table-cell>
              <table:table-cell office:value-type="float" office:value="239700.192263559">
                <text:p>239700.192263559</text:p>
              </table:table-cell>
              <table:table-cell office:value-type="float" office:value="240303.518152537">
                <text:p>240303.518152537</text:p>
              </table:table-cell>
              <table:table-cell office:value-type="float" office:value="240906.330465161">
                <text:p>240906.330465161</text:p>
              </table:table-cell>
              <table:table-cell office:value-type="float" office:value="241508.612709336">
                <text:p>241508.612709336</text:p>
              </table:table-cell>
              <table:table-cell office:value-type="float" office:value="242110.348343462">
                <text:p>242110.348343462</text:p>
              </table:table-cell>
              <table:table-cell office:value-type="float" office:value="242711.520788042">
                <text:p>242711.520788042</text:p>
              </table:table-cell>
              <table:table-cell office:value-type="float" office:value="243312.113404288">
                <text:p>243312.113404288</text:p>
              </table:table-cell>
              <table:table-cell office:value-type="float" office:value="243912.109476438">
                <text:p>243912.109476438</text:p>
              </table:table-cell>
              <table:table-cell office:value-type="float" office:value="244511.492217178">
                <text:p>244511.492217178</text:p>
              </table:table-cell>
              <table:table-cell office:value-type="float" office:value="245110.244853108">
                <text:p>245110.244853108</text:p>
              </table:table-cell>
              <table:table-cell office:value-type="float" office:value="245708.350527651">
                <text:p>245708.350527651</text:p>
              </table:table-cell>
              <table:table-cell office:value-type="float" office:value="246305.792298134">
                <text:p>246305.792298134</text:p>
              </table:table-cell>
              <table:table-cell office:value-type="float" office:value="246902.553156586">
                <text:p>246902.553156586</text:p>
              </table:table-cell>
              <table:table-cell office:value-type="float" office:value="247498.616031791">
                <text:p>247498.616031791</text:p>
              </table:table-cell>
              <table:table-cell office:value-type="float" office:value="248093.963872406">
                <text:p>248093.963872406</text:p>
              </table:table-cell>
              <table:table-cell office:value-type="float" office:value="248688.579573385">
                <text:p>248688.579573385</text:p>
              </table:table-cell>
              <table:table-cell office:value-type="float" office:value="249282.445947446">
                <text:p>249282.445947446</text:p>
              </table:table-cell>
              <table:table-cell office:value-type="float" office:value="249875.545754021">
                <text:p>249875.545754021</text:p>
              </table:table-cell>
              <table:table-cell office:value-type="float" office:value="250467.861699257">
                <text:p>250467.861699257</text:p>
              </table:table-cell>
              <table:table-cell office:value-type="float" office:value="251059.376436738">
                <text:p>251059.376436738</text:p>
              </table:table-cell>
              <table:table-cell office:value-type="float" office:value="251650.072567091">
                <text:p>251650.072567091</text:p>
              </table:table-cell>
              <table:table-cell office:value-type="float" office:value="252239.932637401">
                <text:p>252239.932637401</text:p>
              </table:table-cell>
              <table:table-cell office:value-type="float" office:value="252828.939141591">
                <text:p>252828.939141591</text:p>
              </table:table-cell>
              <table:table-cell office:value-type="float" office:value="253417.074520413">
                <text:p>253417.074520413</text:p>
              </table:table-cell>
              <table:table-cell office:value-type="float" office:value="254004.321780465">
                <text:p>254004.321780465</text:p>
              </table:table-cell>
              <table:table-cell office:value-type="float" office:value="254590.661749921">
                <text:p>254590.661749921</text:p>
              </table:table-cell>
              <table:table-cell office:value-type="float" office:value="255176.077971225">
                <text:p>255176.077971225</text:p>
              </table:table-cell>
              <table:table-cell office:value-type="float" office:value="255760.552597491">
                <text:p>255760.552597491</text:p>
              </table:table-cell>
              <table:table-cell office:value-type="float" office:value="256344.067781829">
                <text:p>256344.067781829</text:p>
              </table:table-cell>
              <table:table-cell office:value-type="float" office:value="256926.605752226">
                <text:p>256926.605752226</text:p>
              </table:table-cell>
              <table:table-cell office:value-type="float" office:value="257508.14890754">
                <text:p>257508.14890754</text:p>
              </table:table-cell>
              <table:table-cell office:value-type="float" office:value="258088.679367438">
                <text:p>258088.679367438</text:p>
              </table:table-cell>
              <table:table-cell office:value-type="float" office:value="258668.179113171">
                <text:p>258668.179113171</text:p>
              </table:table-cell>
              <table:table-cell office:value-type="float" office:value="259246.630178503">
                <text:p>259246.630178503</text:p>
              </table:table-cell>
              <table:table-cell office:value-type="float" office:value="259824.014593908">
                <text:p>259824.014593908</text:p>
              </table:table-cell>
              <table:table-cell office:value-type="float" office:value="260400.314381078">
                <text:p>260400.314381078</text:p>
              </table:table-cell>
              <table:table-cell office:value-type="float" office:value="260975.511509542">
                <text:p>260975.511509542</text:p>
              </table:table-cell>
              <table:table-cell office:value-type="float" office:value="261549.587907657">
                <text:p>261549.587907657</text:p>
              </table:table-cell>
              <table:table-cell office:value-type="float" office:value="262122.525485022">
                <text:p>262122.525485022</text:p>
              </table:table-cell>
              <table:table-cell office:value-type="float" office:value="262694.306090817">
                <text:p>262694.306090817</text:p>
              </table:table-cell>
              <table:table-cell office:value-type="float" office:value="263264.911578884">
                <text:p>263264.911578884</text:p>
              </table:table-cell>
              <table:table-cell office:value-type="float" office:value="263834.323746566">
                <text:p>263834.323746566</text:p>
              </table:table-cell>
              <table:table-cell office:value-type="float" office:value="264402.52439176">
                <text:p>264402.52439176</text:p>
              </table:table-cell>
              <table:table-cell office:value-type="float" office:value="264969.495269544">
                <text:p>264969.495269544</text:p>
              </table:table-cell>
              <table:table-cell office:value-type="float" office:value="265535.2181125">
                <text:p>265535.2181125</text:p>
              </table:table-cell>
              <table:table-cell office:value-type="float" office:value="266099.674604544">
                <text:p>266099.674604544</text:p>
              </table:table-cell>
              <table:table-cell office:value-type="float" office:value="266662.846435877">
                <text:p>266662.846435877</text:p>
              </table:table-cell>
              <table:table-cell office:value-type="float" office:value="267224.715272112">
                <text:p>267224.715272112</text:p>
              </table:table-cell>
              <table:table-cell office:value-type="float" office:value="267785.262747164">
                <text:p>267785.262747164</text:p>
              </table:table-cell>
              <table:table-cell office:value-type="float" office:value="268344.470463255">
                <text:p>268344.470463255</text:p>
              </table:table-cell>
              <table:table-cell office:value-type="float" office:value="268902.319990909">
                <text:p>268902.319990909</text:p>
              </table:table-cell>
              <table:table-cell office:value-type="float" office:value="269458.792874059">
                <text:p>269458.792874059</text:p>
              </table:table-cell>
              <table:table-cell office:value-type="float" office:value="270013.870759398">
                <text:p>270013.870759398</text:p>
              </table:table-cell>
              <table:table-cell office:value-type="float" office:value="270567.53524396">
                <text:p>270567.53524396</text:p>
              </table:table-cell>
              <table:table-cell office:value-type="float" office:value="271119.767858264">
                <text:p>271119.767858264</text:p>
              </table:table-cell>
              <table:table-cell office:value-type="float" office:value="271670.550110705">
                <text:p>271670.550110705</text:p>
              </table:table-cell>
              <table:table-cell office:value-type="float" office:value="272219.863487558">
                <text:p>272219.863487558</text:p>
              </table:table-cell>
              <table:table-cell office:value-type="float" office:value="272767.689452979">
                <text:p>272767.689452979</text:p>
              </table:table-cell>
              <table:table-cell office:value-type="float" office:value="273314.009449">
                <text:p>273314.009449</text:p>
              </table:table-cell>
              <table:table-cell office:value-type="float" office:value="273858.805006358">
                <text:p>273858.805006358</text:p>
              </table:table-cell>
              <table:table-cell office:value-type="float" office:value="274402.057738532">
                <text:p>274402.057738532</text:p>
              </table:table-cell>
              <table:table-cell office:value-type="float" office:value="274943.749135957">
                <text:p>274943.749135957</text:p>
              </table:table-cell>
              <table:table-cell office:value-type="float" office:value="275483.860679202">
                <text:p>275483.860679202</text:p>
              </table:table-cell>
              <table:table-cell office:value-type="float" office:value="276022.373839759">
                <text:p>276022.373839759</text:p>
              </table:table-cell>
              <table:table-cell office:value-type="float" office:value="276559.270080037">
                <text:p>276559.270080037</text:p>
              </table:table-cell>
              <table:table-cell office:value-type="float" office:value="277094.530853368">
                <text:p>277094.530853368</text:p>
              </table:table-cell>
              <table:table-cell office:value-type="float" office:value="277628.137623939">
                <text:p>277628.137623939</text:p>
              </table:table-cell>
              <table:table-cell office:value-type="float" office:value="278160.071985603">
                <text:p>278160.071985603</text:p>
              </table:table-cell>
              <table:table-cell office:value-type="float" office:value="278690.315435833">
                <text:p>278690.315435833</text:p>
              </table:table-cell>
              <table:table-cell office:value-type="float" office:value="279218.848921822">
                <text:p>279218.848921822</text:p>
              </table:table-cell>
              <table:table-cell office:value-type="float" office:value="279745.653572345">
                <text:p>279745.653572345</text:p>
              </table:table-cell>
              <table:table-cell office:value-type="float" office:value="280270.711097176">
                <text:p>280270.711097176</text:p>
              </table:table-cell>
              <table:table-cell office:value-type="float" office:value="280794.003114528">
                <text:p>280794.003114528</text:p>
              </table:table-cell>
              <table:table-cell office:value-type="float" office:value="281315.511246809">
                <text:p>281315.511246809</text:p>
              </table:table-cell>
              <table:table-cell office:value-type="float" office:value="281835.216907393">
                <text:p>281835.216907393</text:p>
              </table:table-cell>
              <table:table-cell office:value-type="float" office:value="282353.101526276">
                <text:p>282353.101526276</text:p>
              </table:table-cell>
              <table:table-cell office:value-type="float" office:value="282869.14661923">
                <text:p>282869.14661923</text:p>
              </table:table-cell>
              <table:table-cell office:value-type="float" office:value="283383.333700048">
                <text:p>283383.333700048</text:p>
              </table:table-cell>
              <table:table-cell office:value-type="float" office:value="283895.64437162">
                <text:p>283895.64437162</text:p>
              </table:table-cell>
              <table:table-cell office:value-type="float" office:value="284406.060226204">
                <text:p>284406.060226204</text:p>
              </table:table-cell>
              <table:table-cell office:value-type="float" office:value="284914.562829957">
                <text:p>284914.562829957</text:p>
              </table:table-cell>
              <table:table-cell office:value-type="float" office:value="285421.133754182">
                <text:p>285421.133754182</text:p>
              </table:table-cell>
              <table:table-cell office:value-type="float" office:value="285925.754604178">
                <text:p>285925.754604178</text:p>
              </table:table-cell>
              <table:table-cell office:value-type="float" office:value="286428.406989663">
                <text:p>286428.406989663</text:p>
              </table:table-cell>
              <table:table-cell office:value-type="float" office:value="286929.072578955">
                <text:p>286929.072578955</text:p>
              </table:table-cell>
              <table:table-cell office:value-type="float" office:value="287427.733037756">
                <text:p>287427.733037756</text:p>
              </table:table-cell>
              <table:table-cell office:value-type="float" office:value="287924.370079044">
                <text:p>287924.370079044</text:p>
              </table:table-cell>
              <table:table-cell office:value-type="float" office:value="288418.965415982">
                <text:p>288418.965415982</text:p>
              </table:table-cell>
              <table:table-cell office:value-type="float" office:value="288911.500810223">
                <text:p>288911.500810223</text:p>
              </table:table-cell>
              <table:table-cell office:value-type="float" office:value="289401.958036362">
                <text:p>289401.958036362</text:p>
              </table:table-cell>
              <table:table-cell office:value-type="float" office:value="289890.318885353">
                <text:p>289890.318885353</text:p>
              </table:table-cell>
              <table:table-cell office:value-type="float" office:value="290376.565214043">
                <text:p>290376.565214043</text:p>
              </table:table-cell>
              <table:table-cell office:value-type="float" office:value="290860.67889933">
                <text:p>290860.67889933</text:p>
              </table:table-cell>
              <table:table-cell office:value-type="float" office:value="291342.641842026">
                <text:p>291342.641842026</text:p>
              </table:table-cell>
              <table:table-cell office:value-type="float" office:value="291822.435964167">
                <text:p>291822.435964167</text:p>
              </table:table-cell>
              <table:table-cell office:value-type="float" office:value="292300.043225031">
                <text:p>292300.043225031</text:p>
              </table:table-cell>
              <table:table-cell office:value-type="float" office:value="292775.445621134">
                <text:p>292775.445621134</text:p>
              </table:table-cell>
              <table:table-cell office:value-type="float" office:value="293248.625213419">
                <text:p>293248.625213419</text:p>
              </table:table-cell>
              <table:table-cell office:value-type="float" office:value="293719.564139846">
                <text:p>293719.564139846</text:p>
              </table:table-cell>
              <table:table-cell office:value-type="float" office:value="294188.244552064">
                <text:p>294188.244552064</text:p>
              </table:table-cell>
              <table:table-cell office:value-type="float" office:value="294654.648644722">
                <text:p>294654.648644722</text:p>
              </table:table-cell>
              <table:table-cell office:value-type="float" office:value="295118.758656015">
                <text:p>295118.758656015</text:p>
              </table:table-cell>
              <table:table-cell office:value-type="float" office:value="295580.55686834">
                <text:p>295580.55686834</text:p>
              </table:table-cell>
              <table:table-cell office:value-type="float" office:value="296040.025613732">
                <text:p>296040.025613732</text:p>
              </table:table-cell>
              <table:table-cell office:value-type="float" office:value="296497.147266314">
                <text:p>296497.147266314</text:p>
              </table:table-cell>
              <table:table-cell office:value-type="float" office:value="296951.904243452">
                <text:p>296951.904243452</text:p>
              </table:table-cell>
              <table:table-cell office:value-type="float" office:value="297404.279006731">
                <text:p>297404.279006731</text:p>
              </table:table-cell>
              <table:table-cell office:value-type="float" office:value="297854.254061959">
                <text:p>297854.254061959</text:p>
              </table:table-cell>
              <table:table-cell office:value-type="float" office:value="298301.81196768">
                <text:p>298301.81196768</text:p>
              </table:table-cell>
              <table:table-cell office:value-type="float" office:value="298746.935333013">
                <text:p>298746.935333013</text:p>
              </table:table-cell>
              <table:table-cell office:value-type="float" office:value="299189.606806671">
                <text:p>299189.606806671</text:p>
              </table:table-cell>
              <table:table-cell office:value-type="float" office:value="299629.809083067">
                <text:p>299629.809083067</text:p>
              </table:table-cell>
              <table:table-cell office:value-type="float" office:value="300067.524902313">
                <text:p>300067.524902313</text:p>
              </table:table-cell>
              <table:table-cell office:value-type="float" office:value="300502.735659465">
                <text:p>300502.735659465</text:p>
              </table:table-cell>
              <table:table-cell office:value-type="float" office:value="300935.428008635">
                <text:p>300935.428008635</text:p>
              </table:table-cell>
              <table:table-cell office:value-type="float" office:value="301365.582212931">
                <text:p>301365.582212931</text:p>
              </table:table-cell>
              <table:table-cell office:value-type="float" office:value="301793.181501186">
                <text:p>301793.181501186</text:p>
              </table:table-cell>
              <table:table-cell office:value-type="float" office:value="302218.209102231">
                <text:p>302218.209102231</text:p>
              </table:table-cell>
              <table:table-cell office:value-type="float" office:value="302640.648247834">
                <text:p>302640.648247834</text:p>
              </table:table-cell>
              <table:table-cell office:value-type="float" office:value="303060.48252724">
                <text:p>303060.48252724</text:p>
              </table:table-cell>
              <table:table-cell office:value-type="float" office:value="303477.695721877">
                <text:p>303477.695721877</text:p>
              </table:table-cell>
              <table:table-cell office:value-type="float" office:value="303892.271027741">
                <text:p>303892.271027741</text:p>
              </table:table-cell>
              <table:table-cell office:value-type="float" office:value="304304.19155616">
                <text:p>304304.19155616</text:p>
              </table:table-cell>
              <table:table-cell office:value-type="float" office:value="304713.440810001">
                <text:p>304713.440810001</text:p>
              </table:table-cell>
              <table:table-cell office:value-type="float" office:value="305120.002343915">
                <text:p>305120.002343915</text:p>
              </table:table-cell>
              <table:table-cell office:value-type="float" office:value="305523.859980768">
                <text:p>305523.859980768</text:p>
              </table:table-cell>
              <table:table-cell office:value-type="float" office:value="305924.997523346">
                <text:p>305924.997523346</text:p>
              </table:table-cell>
              <table:table-cell office:value-type="float" office:value="306323.398841348">
                <text:p>306323.398841348</text:p>
              </table:table-cell>
              <table:table-cell office:value-type="float" office:value="306719.047843971">
                <text:p>306719.047843971</text:p>
              </table:table-cell>
              <table:table-cell office:value-type="float" office:value="307111.928539758">
                <text:p>307111.928539758</text:p>
              </table:table-cell>
              <table:table-cell office:value-type="float" office:value="307502.025027856">
                <text:p>307502.025027856</text:p>
              </table:table-cell>
              <table:table-cell office:value-type="float" office:value="307889.321493795">
                <text:p>307889.321493795</text:p>
              </table:table-cell>
              <table:table-cell office:value-type="float" office:value="308273.802231932">
                <text:p>308273.802231932</text:p>
              </table:table-cell>
              <table:table-cell office:value-type="float" office:value="308655.451619656">
                <text:p>308655.451619656</text:p>
              </table:table-cell>
              <table:table-cell office:value-type="float" office:value="309034.25434039">
                <text:p>309034.25434039</text:p>
              </table:table-cell>
              <table:table-cell office:value-type="float" office:value="309410.194893173">
                <text:p>309410.194893173</text:p>
              </table:table-cell>
              <table:table-cell office:value-type="float" office:value="309783.257734448">
                <text:p>309783.257734448</text:p>
              </table:table-cell>
              <table:table-cell office:value-type="float" office:value="310153.427320657">
                <text:p>310153.427320657</text:p>
              </table:table-cell>
              <table:table-cell office:value-type="float" office:value="310520.688288617">
                <text:p>310520.688288617</text:p>
              </table:table-cell>
              <table:table-cell office:value-type="float" office:value="310885.026168515">
                <text:p>310885.026168515</text:p>
              </table:table-cell>
              <table:table-cell office:value-type="float" office:value="311246.425971109">
                <text:p>311246.425971109</text:p>
              </table:table-cell>
              <table:table-cell office:value-type="float" office:value="311604.872600653">
                <text:p>311604.872600653</text:p>
              </table:table-cell>
              <table:table-cell office:value-type="float" office:value="311960.350961403">
                <text:p>311960.350961403</text:p>
              </table:table-cell>
              <table:table-cell office:value-type="float" office:value="312312.846184166">
                <text:p>312312.846184166</text:p>
              </table:table-cell>
              <table:table-cell office:value-type="float" office:value="312662.344424503">
                <text:p>312662.344424503</text:p>
              </table:table-cell>
              <table:table-cell office:value-type="float" office:value="313008.831219">
                <text:p>313008.831219</text:p>
              </table:table-cell>
              <table:table-cell office:value-type="float" office:value="313352.291991701">
                <text:p>313352.291991701</text:p>
              </table:table-cell>
              <table:table-cell office:value-type="float" office:value="313692.712166647">
                <text:p>313692.712166647</text:p>
              </table:table-cell>
              <table:table-cell office:value-type="float" office:value="314030.079043513">
                <text:p>314030.079043513</text:p>
              </table:table-cell>
              <table:table-cell office:value-type="float" office:value="314364.3750079">
                <text:p>314364.3750079</text:p>
              </table:table-cell>
              <table:table-cell office:value-type="float" office:value="314695.589404804">
                <text:p>314695.589404804</text:p>
              </table:table-cell>
              <table:table-cell office:value-type="float" office:value="315023.707878996">
                <text:p>315023.707878996</text:p>
              </table:table-cell>
              <table:table-cell office:value-type="float" office:value="315348.716180773">
                <text:p>315348.716180773</text:p>
              </table:table-cell>
              <table:table-cell office:value-type="float" office:value="315670.600328472">
                <text:p>315670.600328472</text:p>
              </table:table-cell>
              <table:table-cell office:value-type="float" office:value="315989.347117835">
                <text:p>315989.347117835</text:p>
              </table:table-cell>
              <table:table-cell office:value-type="float" office:value="316304.943164625">
                <text:p>316304.943164625</text:p>
              </table:table-cell>
              <table:table-cell office:value-type="float" office:value="316617.375208923">
                <text:p>316617.375208923</text:p>
              </table:table-cell>
              <table:table-cell office:value-type="float" office:value="316926.630169461">
                <text:p>316926.630169461</text:p>
              </table:table-cell>
              <table:table-cell office:value-type="float" office:value="317232.695143623">
                <text:p>317232.695143623</text:p>
              </table:table-cell>
              <table:table-cell office:value-type="float" office:value="317535.557163933">
                <text:p>317535.557163933</text:p>
              </table:table-cell>
              <table:table-cell office:value-type="float" office:value="317835.203232123">
                <text:p>317835.203232123</text:p>
              </table:table-cell>
              <table:table-cell office:value-type="float" office:value="318131.620683189">
                <text:p>318131.620683189</text:p>
              </table:table-cell>
              <table:table-cell office:value-type="float" office:value="318424.796989183">
                <text:p>318424.796989183</text:p>
              </table:table-cell>
              <table:table-cell office:value-type="float" office:value="318714.719758905">
                <text:p>318714.719758905</text:p>
              </table:table-cell>
              <table:table-cell office:value-type="float" office:value="319001.376732481">
                <text:p>319001.376732481</text:p>
              </table:table-cell>
              <table:table-cell office:value-type="float" office:value="319284.755695875">
                <text:p>319284.755695875</text:p>
              </table:table-cell>
              <table:table-cell office:value-type="float" office:value="319564.844582635">
                <text:p>319564.844582635</text:p>
              </table:table-cell>
              <table:table-cell office:value-type="float" office:value="319841.631475027">
                <text:p>319841.631475027</text:p>
              </table:table-cell>
              <table:table-cell office:value-type="float" office:value="320115.104582215">
                <text:p>320115.104582215</text:p>
              </table:table-cell>
              <table:table-cell office:value-type="float" office:value="320385.252240261">
                <text:p>320385.252240261</text:p>
              </table:table-cell>
              <table:table-cell office:value-type="float" office:value="320652.062926973">
                <text:p>320652.062926973</text:p>
              </table:table-cell>
              <table:table-cell office:value-type="float" office:value="320915.525297341">
                <text:p>320915.525297341</text:p>
              </table:table-cell>
              <table:table-cell office:value-type="float" office:value="321175.628109926">
                <text:p>321175.628109926</text:p>
              </table:table-cell>
              <table:table-cell office:value-type="float" office:value="321432.36025263">
                <text:p>321432.36025263</text:p>
              </table:table-cell>
              <table:table-cell office:value-type="float" office:value="321685.710745915">
                <text:p>321685.710745915</text:p>
              </table:table-cell>
              <table:table-cell office:value-type="float" office:value="321935.663117271">
                <text:p>321935.663117271</text:p>
              </table:table-cell>
              <table:table-cell office:value-type="float" office:value="322182.220960711">
                <text:p>322182.220960711</text:p>
              </table:table-cell>
              <table:table-cell office:value-type="float" office:value="322425.363582584">
                <text:p>322425.363582584</text:p>
              </table:table-cell>
              <table:table-cell office:value-type="float" office:value="322665.081095218">
                <text:p>322665.081095218</text:p>
              </table:table-cell>
              <table:table-cell office:value-type="float" office:value="322901.363610945">
                <text:p>322901.363610945</text:p>
              </table:table-cell>
              <table:table-cell office:value-type="float" office:value="323134.201242094">
                <text:p>323134.201242094</text:p>
              </table:table-cell>
              <table:table-cell office:value-type="float" office:value="323363.584091993">
                <text:p>323363.584091993</text:p>
              </table:table-cell>
              <table:table-cell office:value-type="float" office:value="323589.50213183">
                <text:p>323589.50213183</text:p>
              </table:table-cell>
              <table:table-cell office:value-type="float" office:value="323811.945437614">
                <text:p>323811.945437614</text:p>
              </table:table-cell>
              <table:table-cell office:value-type="float" office:value="324030.904814864">
                <text:p>324030.904814864</text:p>
              </table:table-cell>
              <table:table-cell office:value-type="float" office:value="324246.370992477">
                <text:p>324246.370992477</text:p>
              </table:table-cell>
              <table:table-cell office:value-type="float" office:value="324458.334713472">
                <text:p>324458.334713472</text:p>
              </table:table-cell>
              <table:table-cell office:value-type="float" office:value="324666.78679339">
                <text:p>324666.78679339</text:p>
              </table:table-cell>
              <table:table-cell office:value-type="float" office:value="324871.718171353">
                <text:p>324871.718171353</text:p>
              </table:table-cell>
              <table:table-cell office:value-type="float" office:value="325073.11997913">
                <text:p>325073.11997913</text:p>
              </table:table-cell>
              <table:table-cell office:value-type="float" office:value="325270.983562859">
                <text:p>325270.983562859</text:p>
              </table:table-cell>
              <table:table-cell office:value-type="float" office:value="325465.300403767">
                <text:p>325465.300403767</text:p>
              </table:table-cell>
              <table:table-cell office:value-type="float" office:value="325656.062121905">
                <text:p>325656.062121905</text:p>
              </table:table-cell>
              <table:table-cell office:value-type="float" office:value="325843.260472929">
                <text:p>325843.260472929</text:p>
              </table:table-cell>
              <table:table-cell office:value-type="float" office:value="326026.887388206">
                <text:p>326026.887388206</text:p>
              </table:table-cell>
              <table:table-cell office:value-type="float" office:value="326206.934995225">
                <text:p>326206.934995225</text:p>
              </table:table-cell>
              <table:table-cell office:value-type="float" office:value="326383.395485948">
                <text:p>326383.395485948</text:p>
              </table:table-cell>
              <table:table-cell office:value-type="float" office:value="326556.261210673">
                <text:p>326556.261210673</text:p>
              </table:table-cell>
              <table:table-cell office:value-type="float" office:value="326725.524699983">
                <text:p>326725.524699983</text:p>
              </table:table-cell>
              <table:table-cell office:value-type="float" office:value="326891.178660855">
                <text:p>326891.178660855</text:p>
              </table:table-cell>
              <table:table-cell office:value-type="float" office:value="327053.215943374">
                <text:p>327053.215943374</text:p>
              </table:table-cell>
              <table:table-cell office:value-type="float" office:value="327211.629585178">
                <text:p>327211.629585178</text:p>
              </table:table-cell>
              <table:table-cell office:value-type="float" office:value="327366.412805532">
                <text:p>327366.412805532</text:p>
              </table:table-cell>
              <table:table-cell office:value-type="float" office:value="327517.558999368">
                <text:p>327517.558999368</text:p>
              </table:table-cell>
            </table:table-row>
            <table:table-row>
              <table:table-cell office:value-type="string">
                <text:p>Infected</text:p>
                <draw:g>
                  <svg:desc>'United States_coronavirus'.A4:'United States_coronavirus'.A4</svg:desc>
                </draw:g>
              </table:table-cell>
              <table:table-cell office:value-type="float" office:value="0">
                <text:p>0</text:p>
                <draw:g>
                  <svg:desc>'United States_coronavirus'.B4:'United States_coronavirus'.SG4</svg:desc>
                </draw:g>
              </table:table-cell>
              <table:table-cell office:value-type="float" office:value="0.176945924598377">
                <text:p>0.176945924598377</text:p>
              </table:table-cell>
              <table:table-cell office:value-type="float" office:value="0.321240421891956">
                <text:p>0.321240421891956</text:p>
              </table:table-cell>
              <table:table-cell office:value-type="float" office:value="0.448263767941548">
                <text:p>0.448263767941548</text:p>
              </table:table-cell>
              <table:table-cell office:value-type="float" office:value="0.568831792952648">
                <text:p>0.568831792952648</text:p>
              </table:table-cell>
              <table:table-cell office:value-type="float" office:value="0.690851405319467">
                <text:p>0.690851405319467</text:p>
              </table:table-cell>
              <table:table-cell office:value-type="float" office:value="0.820429175938139">
                <text:p>0.820429175938139</text:p>
              </table:table-cell>
              <table:table-cell office:value-type="float" office:value="0.962621592040483">
                <text:p>0.962621592040483</text:p>
              </table:table-cell>
              <table:table-cell office:value-type="float" office:value="1.12195168353598">
                <text:p>1.12195168353598</text:p>
              </table:table-cell>
              <table:table-cell office:value-type="float" office:value="1.30277478750043">
                <text:p>1.30277478750043</text:p>
              </table:table-cell>
              <table:table-cell office:value-type="float" office:value="1.50954863450396">
                <text:p>1.50954863450396</text:p>
              </table:table-cell>
              <table:table-cell office:value-type="float" office:value="1.74704471597357">
                <text:p>1.74704471597357</text:p>
              </table:table-cell>
              <table:table-cell office:value-type="float" office:value="2.02052606779943">
                <text:p>2.02052606779943</text:p>
              </table:table-cell>
              <table:table-cell office:value-type="float" office:value="2.33590883284817">
                <text:p>2.33590883284817</text:p>
              </table:table-cell>
              <table:table-cell office:value-type="float" office:value="2.699920005357">
                <text:p>2.699920005357</text:p>
              </table:table-cell>
              <table:table-cell office:value-type="float" office:value="3.12026059187116">
                <text:p>3.12026059187116</text:p>
              </table:table-cell>
              <table:table-cell office:value-type="float" office:value="3.60578153450676">
                <text:p>3.60578153450676</text:p>
              </table:table-cell>
              <table:table-cell office:value-type="float" office:value="4.16667867056786">
                <text:p>4.16667867056786</text:p>
              </table:table-cell>
              <table:table-cell office:value-type="float" office:value="4.81471250609482">
                <text:p>4.81471250609482</text:p>
              </table:table-cell>
              <table:table-cell office:value-type="float" office:value="5.56345854973865">
                <text:p>5.56345854973865</text:p>
              </table:table-cell>
              <table:table-cell office:value-type="float" office:value="6.42859417347228">
                <text:p>6.42859417347228</text:p>
              </table:table-cell>
              <table:table-cell office:value-type="float" office:value="7.42822849677977">
                <text:p>7.42822849677977</text:p>
              </table:table-cell>
              <table:table-cell office:value-type="float" office:value="8.58328255305115">
                <text:p>8.58328255305115</text:p>
              </table:table-cell>
              <table:table-cell office:value-type="float" office:value="9.91792776108869">
                <text:p>9.91792776108869</text:p>
              </table:table-cell>
              <table:table-cell office:value-type="float" office:value="11.4600923061829">
                <text:p>11.4600923061829</text:p>
              </table:table-cell>
              <table:table-cell office:value-type="float" office:value="13.2420458275846">
                <text:p>13.2420458275846</text:p>
              </table:table-cell>
              <table:table-cell office:value-type="float" office:value="15.3010748918373">
                <text:p>15.3010748918373</text:p>
              </table:table-cell>
              <table:table-cell office:value-type="float" office:value="17.6802632939771">
                <text:p>17.6802632939771</text:p>
              </table:table-cell>
              <table:table-cell office:value-type="float" office:value="20.4293935867956">
                <text:p>20.4293935867956</text:p>
              </table:table-cell>
              <table:table-cell office:value-type="float" office:value="23.6059888801523">
                <text:p>23.6059888801523</text:p>
              </table:table-cell>
              <table:table-cell office:value-type="float" office:value="27.2765166819187">
                <text:p>27.2765166819187</text:p>
              </table:table-cell>
              <table:table-cell office:value-type="float" office:value="31.5177793354672">
                <text:p>31.5177793354672</text:p>
              </table:table-cell>
              <table:table-cell office:value-type="float" office:value="36.4185212116406">
                <text:p>36.4185212116406</text:p>
              </table:table-cell>
              <table:table-cell office:value-type="float" office:value="42.081285625423">
                <text:p>42.081285625423</text:p>
              </table:table-cell>
              <table:table-cell office:value-type="float" office:value="48.6245604342225">
                <text:p>48.6245604342225</text:p>
              </table:table-cell>
              <table:table-cell office:value-type="float" office:value="56.1852573997902">
                <text:p>56.1852573997902</text:p>
              </table:table-cell>
              <table:table-cell office:value-type="float" office:value="64.9215765734695">
                <text:p>64.9215765734695</text:p>
              </table:table-cell>
              <table:table-cell office:value-type="float" office:value="75.0163168040745">
                <text:p>75.0163168040745</text:p>
              </table:table-cell>
              <table:table-cell office:value-type="float" office:value="86.680700515647">
                <text:p>86.680700515647</text:p>
              </table:table-cell>
              <table:table-cell office:value-type="float" office:value="100.158793236503">
                <text:p>100.158793236503</text:p>
              </table:table-cell>
              <table:table-cell office:value-type="float" office:value="115.732610407078">
                <text:p>115.732610407078</text:p>
              </table:table-cell>
              <table:table-cell office:value-type="float" office:value="133.728018247126">
                <text:p>133.728018247126</text:p>
              </table:table-cell>
              <table:table-cell office:value-type="float" office:value="154.521552042924">
                <text:p>154.521552042924</text:p>
              </table:table-cell>
              <table:table-cell office:value-type="float" office:value="178.548294688204">
                <text:p>178.548294688204</text:p>
              </table:table-cell>
              <table:table-cell office:value-type="float" office:value="206.310980151195">
                <text:p>206.310980151195</text:p>
              </table:table-cell>
              <table:table-cell office:value-type="float" office:value="238.390512523337">
                <text:p>238.390512523337</text:p>
              </table:table-cell>
              <table:table-cell office:value-type="float" office:value="275.458120595313">
                <text:p>275.458120595313</text:p>
              </table:table-cell>
              <table:table-cell office:value-type="float" office:value="318.289402215569">
                <text:p>318.289402215569</text:p>
              </table:table-cell>
              <table:table-cell office:value-type="float" office:value="367.780552368852">
                <text:p>367.780552368852</text:p>
              </table:table-cell>
              <table:table-cell office:value-type="float" office:value="424.967114449269">
                <text:p>424.967114449269</text:p>
              </table:table-cell>
              <table:table-cell office:value-type="float" office:value="491.045646999711">
                <text:p>491.045646999711</text:p>
              </table:table-cell>
              <table:table-cell office:value-type="float" office:value="567.398759198642">
                <text:p>567.398759198642</text:p>
              </table:table-cell>
              <table:table-cell office:value-type="float" office:value="655.624038838419">
                <text:p>655.624038838419</text:p>
              </table:table-cell>
              <table:table-cell office:value-type="float" office:value="757.567477899207">
                <text:p>757.567477899207</text:p>
              </table:table-cell>
              <table:table-cell office:value-type="float" office:value="875.362094761975">
                <text:p>875.362094761975</text:p>
              </table:table-cell>
              <table:table-cell office:value-type="float" office:value="1011.47256142371">
                <text:p>1011.47256142371</text:p>
              </table:table-cell>
              <table:table-cell office:value-type="float" office:value="1168.74676885609">
                <text:p>1168.74676885609</text:p>
              </table:table-cell>
              <table:table-cell office:value-type="float" office:value="1350.47540850699">
                <text:p>1350.47540850699</text:p>
              </table:table-cell>
              <table:table-cell office:value-type="float" office:value="1560.46081660921">
                <text:p>1560.46081660921</text:p>
              </table:table-cell>
              <table:table-cell office:value-type="float" office:value="1803.09652067056">
                <text:p>1803.09652067056</text:p>
              </table:table-cell>
              <table:table-cell office:value-type="float" office:value="2083.45915147306">
                <text:p>2083.45915147306</text:p>
              </table:table-cell>
              <table:table-cell office:value-type="float" office:value="2407.41464223186">
                <text:p>2407.41464223186</text:p>
              </table:table-cell>
              <table:table-cell office:value-type="float" office:value="2781.74093489141">
                <text:p>2781.74093489141</text:p>
              </table:table-cell>
              <table:table-cell office:value-type="float" office:value="3214.26975831715">
                <text:p>3214.26975831715</text:p>
              </table:table-cell>
              <table:table-cell office:value-type="float" office:value="3714.05044095472">
                <text:p>3714.05044095472</text:p>
              </table:table-cell>
              <table:table-cell office:value-type="float" office:value="4291.53918120828">
                <text:p>4291.53918120828</text:p>
              </table:table-cell>
              <table:table-cell office:value-type="float" office:value="4958.81773090512">
                <text:p>4958.81773090512</text:p>
              </table:table-cell>
              <table:table-cell office:value-type="float" office:value="5729.84605450018">
                <text:p>5729.84605450018</text:p>
              </table:table-cell>
              <table:table-cell office:value-type="float" office:value="6620.75424218265">
                <text:p>6620.75424218265</text:p>
              </table:table-cell>
              <table:table-cell office:value-type="float" office:value="7650.17976855823">
                <text:p>7650.17976855823</text:p>
              </table:table-cell>
              <table:table-cell office:value-type="float" office:value="8839.65713286647">
                <text:p>8839.65713286647</text:p>
              </table:table-cell>
              <table:table-cell office:value-type="float" office:value="10214.0680053908">
                <text:p>10214.0680053908</text:p>
              </table:table-cell>
              <table:table-cell office:value-type="float" office:value="11802.1612615345">
                <text:p>11802.1612615345</text:p>
              </table:table-cell>
              <table:table-cell office:value-type="float" office:value="13637.1537350882">
                <text:p>13637.1537350882</text:p>
              </table:table-cell>
              <table:table-cell office:value-type="float" office:value="15757.4241922851">
                <text:p>15757.4241922851</text:p>
              </table:table-cell>
              <table:table-cell office:value-type="float" office:value="18207.3149563647">
                <text:p>18207.3149563647</text:p>
              </table:table-cell>
              <table:table-cell office:value-type="float" office:value="21038.0578487087">
                <text:p>21038.0578487087</text:p>
              </table:table-cell>
              <table:table-cell office:value-type="float" office:value="24308.8436322845">
                <text:p>24308.8436322845</text:p>
              </table:table-cell>
              <table:table-cell office:value-type="float" office:value="28088.0571271082">
                <text:p>28088.0571271082</text:p>
              </table:table-cell>
              <table:table-cell office:value-type="float" office:value="32454.703534622">
                <text:p>32454.703534622</text:p>
              </table:table-cell>
              <table:table-cell office:value-type="float" office:value="37500.0553916044">
                <text:p>37500.0553916044</text:p>
              </table:table-cell>
              <table:table-cell office:value-type="float" office:value="43329.554021948">
                <text:p>43329.554021948</text:p>
              </table:table-cell>
              <table:table-cell office:value-type="float" office:value="50065.0044252859">
                <text:p>50065.0044252859</text:p>
              </table:table-cell>
              <table:table-cell office:value-type="float" office:value="57847.1082847997">
                <text:p>57847.1082847997</text:p>
              </table:table-cell>
              <table:table-cell office:value-type="float" office:value="66838.3862165411">
                <text:p>66838.3862165411</text:p>
              </table:table-cell>
              <table:table-cell office:value-type="float" office:value="77226.5474730455">
                <text:p>77226.5474730455</text:p>
              </table:table-cell>
              <table:table-cell office:value-type="float" office:value="89228.3729387033">
                <text:p>89228.3729387033</text:p>
              </table:table-cell>
              <table:table-cell office:value-type="float" office:value="103094.184486435">
                <text:p>103094.184486435</text:p>
              </table:table-cell>
              <table:table-cell office:value-type="float" office:value="119112.981847912">
                <text:p>119112.981847912</text:p>
              </table:table-cell>
              <table:table-cell office:value-type="float" office:value="137618.326274363">
                <text:p>137618.326274363</text:p>
              </table:table-cell>
              <table:table-cell office:value-type="float" office:value="158995.05597652">
                <text:p>158995.05597652</text:p>
              </table:table-cell>
              <table:table-cell office:value-type="float" office:value="183686.884668444">
                <text:p>183686.884668444</text:p>
              </table:table-cell>
              <table:table-cell office:value-type="float" office:value="212204.892567367">
                <text:p>212204.892567367</text:p>
              </table:table-cell>
              <table:table-cell office:value-type="float" office:value="245136.789689367">
                <text:p>245136.789689367</text:p>
              </table:table-cell>
              <table:table-cell office:value-type="float" office:value="283156.588453387">
                <text:p>283156.588453387</text:p>
              </table:table-cell>
              <table:table-cell office:value-type="float" office:value="327033.816199575">
                <text:p>327033.816199575</text:p>
              </table:table-cell>
              <table:table-cell office:value-type="float" office:value="377640.405733369">
                <text:p>377640.405733369</text:p>
              </table:table-cell>
              <table:table-cell office:value-type="float" office:value="435951.495548633">
                <text:p>435951.495548633</text:p>
              </table:table-cell>
              <table:table-cell office:value-type="float" office:value="503032.107969422">
                <text:p>503032.107969422</text:p>
              </table:table-cell>
              <table:table-cell office:value-type="float" office:value="579989.062641081">
                <text:p>579989.062641081</text:p>
              </table:table-cell>
              <table:table-cell office:value-type="float" office:value="667802.303299565">
                <text:p>667802.303299565</text:p>
              </table:table-cell>
              <table:table-cell office:value-type="float" office:value="766562.506640565">
                <text:p>766562.506640565</text:p>
              </table:table-cell>
              <table:table-cell office:value-type="float" office:value="872947.59707713">
                <text:p>872947.59707713</text:p>
              </table:table-cell>
              <table:table-cell office:value-type="float" office:value="980275.232686408">
                <text:p>980275.232686408</text:p>
              </table:table-cell>
              <table:table-cell office:value-type="float" office:value="1084584.53566703">
                <text:p>1084584.53566703</text:p>
              </table:table-cell>
              <table:table-cell office:value-type="float" office:value="1183873.61354394">
                <text:p>1183873.61354394</text:p>
              </table:table-cell>
              <table:table-cell office:value-type="float" office:value="1275699.02197089">
                <text:p>1275699.02197089</text:p>
              </table:table-cell>
              <table:table-cell office:value-type="float" office:value="1357259.28319779">
                <text:p>1357259.28319779</text:p>
              </table:table-cell>
              <table:table-cell office:value-type="float" office:value="1426214.46607559">
                <text:p>1426214.46607559</text:p>
              </table:table-cell>
              <table:table-cell office:value-type="float" office:value="1481294.14156688">
                <text:p>1481294.14156688</text:p>
              </table:table-cell>
              <table:table-cell office:value-type="float" office:value="1522425.05547831">
                <text:p>1522425.05547831</text:p>
              </table:table-cell>
              <table:table-cell office:value-type="float" office:value="1550490.31888466">
                <text:p>1550490.31888466</text:p>
              </table:table-cell>
              <table:table-cell office:value-type="float" office:value="1566954.84604956">
                <text:p>1566954.84604956</text:p>
              </table:table-cell>
              <table:table-cell office:value-type="float" office:value="1573526.54053184">
                <text:p>1573526.54053184</text:p>
              </table:table-cell>
              <table:table-cell office:value-type="float" office:value="1571918.27731391">
                <text:p>1571918.27731391</text:p>
              </table:table-cell>
              <table:table-cell office:value-type="float" office:value="1563709.70393334">
                <text:p>1563709.70393334</text:p>
              </table:table-cell>
              <table:table-cell office:value-type="float" office:value="1550283.35521647">
                <text:p>1550283.35521647</text:p>
              </table:table-cell>
              <table:table-cell office:value-type="float" office:value="1532807.96374342">
                <text:p>1532807.96374342</text:p>
              </table:table-cell>
              <table:table-cell office:value-type="float" office:value="1512248.08785401">
                <text:p>1512248.08785401</text:p>
              </table:table-cell>
              <table:table-cell office:value-type="float" office:value="1489386.24640558">
                <text:p>1489386.24640558</text:p>
              </table:table-cell>
              <table:table-cell office:value-type="float" office:value="1464849.30164578">
                <text:p>1464849.30164578</text:p>
              </table:table-cell>
              <table:table-cell office:value-type="float" office:value="1439134.6136621">
                <text:p>1439134.6136621</text:p>
              </table:table-cell>
              <table:table-cell office:value-type="float" office:value="1412633.78401675">
                <text:p>1412633.78401675</text:p>
              </table:table-cell>
              <table:table-cell office:value-type="float" office:value="1385653.16723679">
                <text:p>1385653.16723679</text:p>
              </table:table-cell>
              <table:table-cell office:value-type="float" office:value="1358431.04391967">
                <text:p>1358431.04391967</text:p>
              </table:table-cell>
              <table:table-cell office:value-type="float" office:value="1331151.70438168">
                <text:p>1331151.70438168</text:p>
              </table:table-cell>
              <table:table-cell office:value-type="float" office:value="1303956.83484402">
                <text:p>1303956.83484402</text:p>
              </table:table-cell>
              <table:table-cell office:value-type="float" office:value="1276954.63112683">
                <text:p>1276954.63112683</text:p>
              </table:table-cell>
              <table:table-cell office:value-type="float" office:value="1250227.04205044">
                <text:p>1250227.04205044</text:p>
              </table:table-cell>
              <table:table-cell office:value-type="float" office:value="1223835.49601986">
                <text:p>1223835.49601986</text:p>
              </table:table-cell>
              <table:table-cell office:value-type="float" office:value="1197825.41129535">
                <text:p>1197825.41129535</text:p>
              </table:table-cell>
              <table:table-cell office:value-type="float" office:value="1172229.73780444">
                <text:p>1172229.73780444</text:p>
              </table:table-cell>
              <table:table-cell office:value-type="float" office:value="1147071.73368524">
                <text:p>1147071.73368524</text:p>
              </table:table-cell>
              <table:table-cell office:value-type="float" office:value="1122367.13831988">
                <text:p>1122367.13831988</text:p>
              </table:table-cell>
              <table:table-cell office:value-type="float" office:value="1098125.87000669">
                <text:p>1098125.87000669</text:p>
              </table:table-cell>
              <table:table-cell office:value-type="float" office:value="1074353.35247619">
                <text:p>1074353.35247619</text:p>
              </table:table-cell>
              <table:table-cell office:value-type="float" office:value="1051051.54909861">
                <text:p>1051051.54909861</text:p>
              </table:table-cell>
              <table:table-cell office:value-type="float" office:value="1028219.77011818">
                <text:p>1028219.77011818</text:p>
              </table:table-cell>
              <table:table-cell office:value-type="float" office:value="1005855.30086214">
                <text:p>1005855.30086214</text:p>
              </table:table-cell>
              <table:table-cell office:value-type="float" office:value="983953.891880168">
                <text:p>983953.891880168</text:p>
              </table:table-cell>
              <table:table-cell office:value-type="float" office:value="962510.13994338">
                <text:p>962510.13994338</text:p>
              </table:table-cell>
              <table:table-cell office:value-type="float" office:value="941517.784203716">
                <text:p>941517.784203716</text:p>
              </table:table-cell>
              <table:table-cell office:value-type="float" office:value="920969.936903012">
                <text:p>920969.936903012</text:p>
              </table:table-cell>
              <table:table-cell office:value-type="float" office:value="900859.262394207">
                <text:p>900859.262394207</text:p>
              </table:table-cell>
              <table:table-cell office:value-type="float" office:value="881178.115556273">
                <text:p>881178.115556273</text:p>
              </table:table-cell>
              <table:table-cell office:value-type="float" office:value="861918.649440173">
                <text:p>861918.649440173</text:p>
              </table:table-cell>
              <table:table-cell office:value-type="float" office:value="843072.898207698">
                <text:p>843072.898207698</text:p>
              </table:table-cell>
              <table:table-cell office:value-type="float" office:value="824632.841278392">
                <text:p>824632.841278392</text:p>
              </table:table-cell>
              <table:table-cell office:value-type="float" office:value="806590.451955536">
                <text:p>806590.451955536</text:p>
              </table:table-cell>
              <table:table-cell office:value-type="float" office:value="788937.736193962">
                <text:p>788937.736193962</text:p>
              </table:table-cell>
              <table:table-cell office:value-type="float" office:value="771666.760621464">
                <text:p>771666.760621464</text:p>
              </table:table-cell>
              <table:table-cell office:value-type="float" office:value="754769.673947898">
                <text:p>754769.673947898</text:p>
              </table:table-cell>
              <table:table-cell office:value-type="float" office:value="738238.723503065">
                <text:p>738238.723503065</text:p>
              </table:table-cell>
              <table:table-cell office:value-type="float" office:value="722066.267368229">
                <text:p>722066.267368229</text:p>
              </table:table-cell>
              <table:table-cell office:value-type="float" office:value="706244.782703282">
                <text:p>706244.782703282</text:p>
              </table:table-cell>
              <table:table-cell office:value-type="float" office:value="690766.872979751">
                <text:p>690766.872979751</text:p>
              </table:table-cell>
              <table:table-cell office:value-type="float" office:value="675625.27043074">
                <text:p>675625.27043074</text:p>
              </table:table-cell>
              <table:table-cell office:value-type="float" office:value="660812.839765848">
                <text:p>660812.839765848</text:p>
              </table:table-cell>
              <table:table-cell office:value-type="float" office:value="646322.579622914">
                <text:p>646322.579622914</text:p>
              </table:table-cell>
              <table:table-cell office:value-type="float" office:value="632147.622981061">
                <text:p>632147.622981061</text:p>
              </table:table-cell>
              <table:table-cell office:value-type="float" office:value="618281.236789052">
                <text:p>618281.236789052</text:p>
              </table:table-cell>
              <table:table-cell office:value-type="float" office:value="604716.821423686">
                <text:p>604716.821423686</text:p>
              </table:table-cell>
              <table:table-cell office:value-type="float" office:value="591447.909595942">
                <text:p>591447.909595942</text:p>
              </table:table-cell>
              <table:table-cell office:value-type="float" office:value="578468.164845449">
                <text:p>578468.164845449</text:p>
              </table:table-cell>
              <table:table-cell office:value-type="float" office:value="565771.379901253">
                <text:p>565771.379901253</text:p>
              </table:table-cell>
              <table:table-cell office:value-type="float" office:value="553351.474828726">
                <text:p>553351.474828726</text:p>
              </table:table-cell>
              <table:table-cell office:value-type="float" office:value="541202.495332495">
                <text:p>541202.495332495</text:p>
              </table:table-cell>
              <table:table-cell office:value-type="float" office:value="529318.61243096">
                <text:p>529318.61243096</text:p>
              </table:table-cell>
              <table:table-cell office:value-type="float" office:value="517694.128753129">
                <text:p>517694.128753129</text:p>
              </table:table-cell>
              <table:table-cell office:value-type="float" office:value="506323.930638198">
                <text:p>506323.930638198</text:p>
              </table:table-cell>
              <table:table-cell office:value-type="float" office:value="495219.041292071">
                <text:p>495219.041292071</text:p>
              </table:table-cell>
              <table:table-cell office:value-type="float" office:value="484742.438786233">
                <text:p>484742.438786233</text:p>
              </table:table-cell>
              <table:table-cell office:value-type="float" office:value="476294.365349269">
                <text:p>476294.365349269</text:p>
              </table:table-cell>
              <table:table-cell office:value-type="float" office:value="470186.542993016">
                <text:p>470186.542993016</text:p>
              </table:table-cell>
              <table:table-cell office:value-type="float" office:value="465917.000322288">
                <text:p>465917.000322288</text:p>
              </table:table-cell>
              <table:table-cell office:value-type="float" office:value="463046.878239828">
                <text:p>463046.878239828</text:p>
              </table:table-cell>
              <table:table-cell office:value-type="float" office:value="461240.963401122">
                <text:p>461240.963401122</text:p>
              </table:table-cell>
              <table:table-cell office:value-type="float" office:value="460244.465054216">
                <text:p>460244.465054216</text:p>
              </table:table-cell>
              <table:table-cell office:value-type="float" office:value="459863.749803982">
                <text:p>459863.749803982</text:p>
              </table:table-cell>
              <table:table-cell office:value-type="float" office:value="459951.663073353">
                <text:p>459951.663073353</text:p>
              </table:table-cell>
              <table:table-cell office:value-type="float" office:value="460396.371366242">
                <text:p>460396.371366242</text:p>
              </table:table-cell>
              <table:table-cell office:value-type="float" office:value="461112.883980393">
                <text:p>461112.883980393</text:p>
              </table:table-cell>
              <table:table-cell office:value-type="float" office:value="462036.604592036">
                <text:p>462036.604592036</text:p>
              </table:table-cell>
              <table:table-cell office:value-type="float" office:value="463118.437998766">
                <text:p>463118.437998766</text:p>
              </table:table-cell>
              <table:table-cell office:value-type="float" office:value="464321.07092029">
                <text:p>464321.07092029</text:p>
              </table:table-cell>
              <table:table-cell office:value-type="float" office:value="465616.140192224">
                <text:p>465616.140192224</text:p>
              </table:table-cell>
              <table:table-cell office:value-type="float" office:value="466982.086584504">
                <text:p>466982.086584504</text:p>
              </table:table-cell>
              <table:table-cell office:value-type="float" office:value="468402.520646439">
                <text:p>468402.520646439</text:p>
              </table:table-cell>
              <table:table-cell office:value-type="float" office:value="469864.981889115">
                <text:p>469864.981889115</text:p>
              </table:table-cell>
              <table:table-cell office:value-type="float" office:value="471359.995876476">
                <text:p>471359.995876476</text:p>
              </table:table-cell>
              <table:table-cell office:value-type="float" office:value="472880.357671268">
                <text:p>472880.357671268</text:p>
              </table:table-cell>
              <table:table-cell office:value-type="float" office:value="474420.586131367">
                <text:p>474420.586131367</text:p>
              </table:table-cell>
              <table:table-cell office:value-type="float" office:value="475976.511079208">
                <text:p>475976.511079208</text:p>
              </table:table-cell>
              <table:table-cell office:value-type="float" office:value="477544.957992837">
                <text:p>477544.957992837</text:p>
              </table:table-cell>
              <table:table-cell office:value-type="float" office:value="479123.509339598">
                <text:p>479123.509339598</text:p>
              </table:table-cell>
              <table:table-cell office:value-type="float" office:value="480710.322654986">
                <text:p>480710.322654986</text:p>
              </table:table-cell>
              <table:table-cell office:value-type="float" office:value="482303.992537204">
                <text:p>482303.992537204</text:p>
              </table:table-cell>
              <table:table-cell office:value-type="float" office:value="483903.445713985">
                <text:p>483903.445713985</text:p>
              </table:table-cell>
              <table:table-cell office:value-type="float" office:value="485507.861235725">
                <text:p>485507.861235725</text:p>
              </table:table-cell>
              <table:table-cell office:value-type="float" office:value="487116.609906866">
                <text:p>487116.609906866</text:p>
              </table:table-cell>
              <table:table-cell office:value-type="float" office:value="488729.208191791">
                <text:p>488729.208191791</text:p>
              </table:table-cell>
              <table:table-cell office:value-type="float" office:value="490345.283158631">
                <text:p>490345.283158631</text:p>
              </table:table-cell>
              <table:table-cell office:value-type="float" office:value="491964.546107097">
                <text:p>491964.546107097</text:p>
              </table:table-cell>
              <table:table-cell office:value-type="float" office:value="493586.772081862">
                <text:p>493586.772081862</text:p>
              </table:table-cell>
              <table:table-cell office:value-type="float" office:value="495211.784345476">
                <text:p>495211.784345476</text:p>
              </table:table-cell>
              <table:table-cell office:value-type="float" office:value="496839.443023508">
                <text:p>496839.443023508</text:p>
              </table:table-cell>
              <table:table-cell office:value-type="float" office:value="498469.636401203">
                <text:p>498469.636401203</text:p>
              </table:table-cell>
              <table:table-cell office:value-type="float" office:value="500102.273719481">
                <text:p>500102.273719481</text:p>
              </table:table-cell>
              <table:table-cell office:value-type="float" office:value="501737.280262836">
                <text:p>501737.280262836</text:p>
              </table:table-cell>
              <table:table-cell office:value-type="float" office:value="503374.593378999">
                <text:p>503374.593378999</text:p>
              </table:table-cell>
              <table:table-cell office:value-type="float" office:value="505014.159418213">
                <text:p>505014.159418213</text:p>
              </table:table-cell>
              <table:table-cell office:value-type="float" office:value="506655.932302373">
                <text:p>506655.932302373</text:p>
              </table:table-cell>
              <table:table-cell office:value-type="float" office:value="508299.870546133">
                <text:p>508299.870546133</text:p>
              </table:table-cell>
              <table:table-cell office:value-type="float" office:value="509945.9362564">
                <text:p>509945.9362564</text:p>
              </table:table-cell>
              <table:table-cell office:value-type="float" office:value="511594.095642378">
                <text:p>511594.095642378</text:p>
              </table:table-cell>
              <table:table-cell office:value-type="float" office:value="513244.315614814">
                <text:p>513244.315614814</text:p>
              </table:table-cell>
              <table:table-cell office:value-type="float" office:value="514896.565552391">
                <text:p>514896.565552391</text:p>
              </table:table-cell>
              <table:table-cell office:value-type="float" office:value="516550.815717842">
                <text:p>516550.815717842</text:p>
              </table:table-cell>
              <table:table-cell office:value-type="float" office:value="518207.036990232">
                <text:p>518207.036990232</text:p>
              </table:table-cell>
              <table:table-cell office:value-type="float" office:value="519865.201270241">
                <text:p>519865.201270241</text:p>
              </table:table-cell>
              <table:table-cell office:value-type="float" office:value="521525.280618464">
                <text:p>521525.280618464</text:p>
              </table:table-cell>
              <table:table-cell office:value-type="float" office:value="523187.247396329">
                <text:p>523187.247396329</text:p>
              </table:table-cell>
              <table:table-cell office:value-type="float" office:value="524851.073941646">
                <text:p>524851.073941646</text:p>
              </table:table-cell>
              <table:table-cell office:value-type="float" office:value="526516.732621597">
                <text:p>526516.732621597</text:p>
              </table:table-cell>
              <table:table-cell office:value-type="float" office:value="528184.195808349">
                <text:p>528184.195808349</text:p>
              </table:table-cell>
              <table:table-cell office:value-type="float" office:value="529853.435870634">
                <text:p>529853.435870634</text:p>
              </table:table-cell>
              <table:table-cell office:value-type="float" office:value="531524.424967794">
                <text:p>531524.424967794</text:p>
              </table:table-cell>
              <table:table-cell office:value-type="float" office:value="533197.135208593">
                <text:p>533197.135208593</text:p>
              </table:table-cell>
              <table:table-cell office:value-type="float" office:value="534871.538391495">
                <text:p>534871.538391495</text:p>
              </table:table-cell>
              <table:table-cell office:value-type="float" office:value="536547.606255968">
                <text:p>536547.606255968</text:p>
              </table:table-cell>
              <table:table-cell office:value-type="float" office:value="538225.310147256">
                <text:p>538225.310147256</text:p>
              </table:table-cell>
              <table:table-cell office:value-type="float" office:value="539904.621475215">
                <text:p>539904.621475215</text:p>
              </table:table-cell>
              <table:table-cell office:value-type="float" office:value="541585.511344254">
                <text:p>541585.511344254</text:p>
              </table:table-cell>
              <table:table-cell office:value-type="float" office:value="543267.950487184">
                <text:p>543267.950487184</text:p>
              </table:table-cell>
              <table:table-cell office:value-type="float" office:value="544951.90976745">
                <text:p>544951.90976745</text:p>
              </table:table-cell>
              <table:table-cell office:value-type="float" office:value="546637.35936524">
                <text:p>546637.35936524</text:p>
              </table:table-cell>
              <table:table-cell office:value-type="float" office:value="548324.26962999">
                <text:p>548324.26962999</text:p>
              </table:table-cell>
              <table:table-cell office:value-type="float" office:value="550012.610468367">
                <text:p>550012.610468367</text:p>
              </table:table-cell>
              <table:table-cell office:value-type="float" office:value="551702.35150303">
                <text:p>551702.35150303</text:p>
              </table:table-cell>
              <table:table-cell office:value-type="float" office:value="553393.462317746">
                <text:p>553393.462317746</text:p>
              </table:table-cell>
              <table:table-cell office:value-type="float" office:value="555085.911506336">
                <text:p>555085.911506336</text:p>
              </table:table-cell>
              <table:table-cell office:value-type="float" office:value="556779.668271811">
                <text:p>556779.668271811</text:p>
              </table:table-cell>
              <table:table-cell office:value-type="float" office:value="558474.70190248">
                <text:p>558474.70190248</text:p>
              </table:table-cell>
              <table:table-cell office:value-type="float" office:value="560170.981665939">
                <text:p>560170.981665939</text:p>
              </table:table-cell>
              <table:table-cell office:value-type="float" office:value="561868.475155706">
                <text:p>561868.475155706</text:p>
              </table:table-cell>
              <table:table-cell office:value-type="float" office:value="563567.149841437">
                <text:p>563567.149841437</text:p>
              </table:table-cell>
              <table:table-cell office:value-type="float" office:value="565266.973964623">
                <text:p>565266.973964623</text:p>
              </table:table-cell>
              <table:table-cell office:value-type="float" office:value="566967.915766753">
                <text:p>566967.915766753</text:p>
              </table:table-cell>
              <table:table-cell office:value-type="float" office:value="568669.942957058">
                <text:p>568669.942957058</text:p>
              </table:table-cell>
              <table:table-cell office:value-type="float" office:value="570373.02142279">
                <text:p>570373.02142279</text:p>
              </table:table-cell>
              <table:table-cell office:value-type="float" office:value="572077.118213594">
                <text:p>572077.118213594</text:p>
              </table:table-cell>
              <table:table-cell office:value-type="float" office:value="573782.200521719">
                <text:p>573782.200521719</text:p>
              </table:table-cell>
              <table:table-cell office:value-type="float" office:value="575488.232054465">
                <text:p>575488.232054465</text:p>
              </table:table-cell>
              <table:table-cell office:value-type="float" office:value="577195.187405873">
                <text:p>577195.187405873</text:p>
              </table:table-cell>
              <table:table-cell office:value-type="float" office:value="578903.024945773">
                <text:p>578903.024945773</text:p>
              </table:table-cell>
              <table:table-cell office:value-type="float" office:value="580611.711478389">
                <text:p>580611.711478389</text:p>
              </table:table-cell>
              <table:table-cell office:value-type="float" office:value="582321.213573237">
                <text:p>582321.213573237</text:p>
              </table:table-cell>
              <table:table-cell office:value-type="float" office:value="584031.497168213">
                <text:p>584031.497168213</text:p>
              </table:table-cell>
              <table:table-cell office:value-type="float" office:value="585742.526685828">
                <text:p>585742.526685828</text:p>
              </table:table-cell>
              <table:table-cell office:value-type="float" office:value="587454.267022866">
                <text:p>587454.267022866</text:p>
              </table:table-cell>
              <table:table-cell office:value-type="float" office:value="589166.682814292">
                <text:p>589166.682814292</text:p>
              </table:table-cell>
              <table:table-cell office:value-type="float" office:value="590879.738345935">
                <text:p>590879.738345935</text:p>
              </table:table-cell>
              <table:table-cell office:value-type="float" office:value="592593.39755449">
                <text:p>592593.39755449</text:p>
              </table:table-cell>
              <table:table-cell office:value-type="float" office:value="594307.624036387">
                <text:p>594307.624036387</text:p>
              </table:table-cell>
              <table:table-cell office:value-type="float" office:value="596022.38181881">
                <text:p>596022.38181881</text:p>
              </table:table-cell>
              <table:table-cell office:value-type="float" office:value="597737.634700986">
                <text:p>597737.634700986</text:p>
              </table:table-cell>
              <table:table-cell office:value-type="float" office:value="599453.345847408">
                <text:p>599453.345847408</text:p>
              </table:table-cell>
              <table:table-cell office:value-type="float" office:value="601169.478149908">
                <text:p>601169.478149908</text:p>
              </table:table-cell>
              <table:table-cell office:value-type="float" office:value="602885.994227655">
                <text:p>602885.994227655</text:p>
              </table:table-cell>
              <table:table-cell office:value-type="float" office:value="604602.856427158">
                <text:p>604602.856427158</text:p>
              </table:table-cell>
              <table:table-cell office:value-type="float" office:value="606320.026956969">
                <text:p>606320.026956969</text:p>
              </table:table-cell>
              <table:table-cell office:value-type="float" office:value="608037.468344085">
                <text:p>608037.468344085</text:p>
              </table:table-cell>
              <table:table-cell office:value-type="float" office:value="609755.142554589">
                <text:p>609755.142554589</text:p>
              </table:table-cell>
              <table:table-cell office:value-type="float" office:value="611473.011275375">
                <text:p>611473.011275375</text:p>
              </table:table-cell>
              <table:table-cell office:value-type="float" office:value="613191.035970646">
                <text:p>613191.035970646</text:p>
              </table:table-cell>
              <table:table-cell office:value-type="float" office:value="614909.177881908">
                <text:p>614909.177881908</text:p>
              </table:table-cell>
              <table:table-cell office:value-type="float" office:value="616627.398028083">
                <text:p>616627.398028083</text:p>
              </table:table-cell>
              <table:table-cell office:value-type="float" office:value="618345.657259579">
                <text:p>618345.657259579</text:p>
              </table:table-cell>
              <table:table-cell office:value-type="float" office:value="620063.916224796">
                <text:p>620063.916224796</text:p>
              </table:table-cell>
              <table:table-cell office:value-type="float" office:value="621782.13532257">
                <text:p>621782.13532257</text:p>
              </table:table-cell>
              <table:table-cell office:value-type="float" office:value="623500.27473499">
                <text:p>623500.27473499</text:p>
              </table:table-cell>
              <table:table-cell office:value-type="float" office:value="625218.294427397">
                <text:p>625218.294427397</text:p>
              </table:table-cell>
              <table:table-cell office:value-type="float" office:value="626936.154148384">
                <text:p>626936.154148384</text:p>
              </table:table-cell>
              <table:table-cell office:value-type="float" office:value="628653.813415271">
                <text:p>628653.813415271</text:p>
              </table:table-cell>
              <table:table-cell office:value-type="float" office:value="630371.231384852">
                <text:p>630371.231384852</text:p>
              </table:table-cell>
              <table:table-cell office:value-type="float" office:value="632088.366995083">
                <text:p>632088.366995083</text:p>
              </table:table-cell>
              <table:table-cell office:value-type="float" office:value="633805.179160176">
                <text:p>633805.179160176</text:p>
              </table:table-cell>
              <table:table-cell office:value-type="float" office:value="635521.626609171">
                <text:p>635521.626609171</text:p>
              </table:table-cell>
              <table:table-cell office:value-type="float" office:value="637237.66789857">
                <text:p>637237.66789857</text:p>
              </table:table-cell>
              <table:table-cell office:value-type="float" office:value="638953.261284088">
                <text:p>638953.261284088</text:p>
              </table:table-cell>
              <table:table-cell office:value-type="float" office:value="640668.364817611">
                <text:p>640668.364817611</text:p>
              </table:table-cell>
              <table:table-cell office:value-type="float" office:value="642382.936371183">
                <text:p>642382.936371183</text:p>
              </table:table-cell>
              <table:table-cell office:value-type="float" office:value="644096.933587954">
                <text:p>644096.933587954</text:p>
              </table:table-cell>
              <table:table-cell office:value-type="float" office:value="645810.31401911">
                <text:p>645810.31401911</text:p>
              </table:table-cell>
              <table:table-cell office:value-type="float" office:value="647523.034870534">
                <text:p>647523.034870534</text:p>
              </table:table-cell>
              <table:table-cell office:value-type="float" office:value="649235.053303637">
                <text:p>649235.053303637</text:p>
              </table:table-cell>
              <table:table-cell office:value-type="float" office:value="650946.326117583">
                <text:p>650946.326117583</text:p>
              </table:table-cell>
              <table:table-cell office:value-type="float" office:value="652656.810027432">
                <text:p>652656.810027432</text:p>
              </table:table-cell>
              <table:table-cell office:value-type="float" office:value="654366.461588103">
                <text:p>654366.461588103</text:p>
              </table:table-cell>
              <table:table-cell office:value-type="float" office:value="656075.237042935">
                <text:p>656075.237042935</text:p>
              </table:table-cell>
              <table:table-cell office:value-type="float" office:value="657783.092474803">
                <text:p>657783.092474803</text:p>
              </table:table-cell>
              <table:table-cell office:value-type="float" office:value="659489.983852228">
                <text:p>659489.983852228</text:p>
              </table:table-cell>
              <table:table-cell office:value-type="float" office:value="661195.86696219">
                <text:p>661195.86696219</text:p>
              </table:table-cell>
              <table:table-cell office:value-type="float" office:value="662900.697354586">
                <text:p>662900.697354586</text:p>
              </table:table-cell>
              <table:table-cell office:value-type="float" office:value="664604.430353095">
                <text:p>664604.430353095</text:p>
              </table:table-cell>
              <table:table-cell office:value-type="float" office:value="666307.021226547">
                <text:p>666307.021226547</text:p>
              </table:table-cell>
              <table:table-cell office:value-type="float" office:value="668008.424994244">
                <text:p>668008.424994244</text:p>
              </table:table-cell>
              <table:table-cell office:value-type="float" office:value="669708.596420123">
                <text:p>669708.596420123</text:p>
              </table:table-cell>
              <table:table-cell office:value-type="float" office:value="671407.490054446">
                <text:p>671407.490054446</text:p>
              </table:table-cell>
              <table:table-cell office:value-type="float" office:value="673105.060240075">
                <text:p>673105.060240075</text:p>
              </table:table-cell>
              <table:table-cell office:value-type="float" office:value="674801.261366216">
                <text:p>674801.261366216</text:p>
              </table:table-cell>
              <table:table-cell office:value-type="float" office:value="676496.047643823">
                <text:p>676496.047643823</text:p>
              </table:table-cell>
              <table:table-cell office:value-type="float" office:value="678189.373018453">
                <text:p>678189.373018453</text:p>
              </table:table-cell>
              <table:table-cell office:value-type="float" office:value="679881.191258669">
                <text:p>679881.191258669</text:p>
              </table:table-cell>
              <table:table-cell office:value-type="float" office:value="681571.455956336">
                <text:p>681571.455956336</text:p>
              </table:table-cell>
              <table:table-cell office:value-type="float" office:value="683260.120605103">
                <text:p>683260.120605103</text:p>
              </table:table-cell>
              <table:table-cell office:value-type="float" office:value="684947.138557344">
                <text:p>684947.138557344</text:p>
              </table:table-cell>
              <table:table-cell office:value-type="float" office:value="686632.462960903">
                <text:p>686632.462960903</text:p>
              </table:table-cell>
              <table:table-cell office:value-type="float" office:value="688316.046799661">
                <text:p>688316.046799661</text:p>
              </table:table-cell>
              <table:table-cell office:value-type="float" office:value="689997.84289354">
                <text:p>689997.84289354</text:p>
              </table:table-cell>
              <table:table-cell office:value-type="float" office:value="691677.80590667">
                <text:p>691677.80590667</text:p>
              </table:table-cell>
              <table:table-cell office:value-type="float" office:value="693355.883145183">
                <text:p>693355.883145183</text:p>
              </table:table-cell>
              <table:table-cell office:value-type="float" office:value="695032.031072006">
                <text:p>695032.031072006</text:p>
              </table:table-cell>
              <table:table-cell office:value-type="float" office:value="696706.201491333">
                <text:p>696706.201491333</text:p>
              </table:table-cell>
              <table:table-cell office:value-type="float" office:value="698378.346207356">
                <text:p>698378.346207356</text:p>
              </table:table-cell>
              <table:table-cell office:value-type="float" office:value="700048.416966494">
                <text:p>700048.416966494</text:p>
              </table:table-cell>
              <table:table-cell office:value-type="float" office:value="701716.365381728">
                <text:p>701716.365381728</text:p>
              </table:table-cell>
              <table:table-cell office:value-type="float" office:value="703382.143126115">
                <text:p>703382.143126115</text:p>
              </table:table-cell>
              <table:table-cell office:value-type="float" office:value="705045.701859961">
                <text:p>705045.701859961</text:p>
              </table:table-cell>
              <table:table-cell office:value-type="float" office:value="706706.992960592">
                <text:p>706706.992960592</text:p>
              </table:table-cell>
              <table:table-cell office:value-type="float" office:value="708365.96771836">
                <text:p>708365.96771836</text:p>
              </table:table-cell>
              <table:table-cell office:value-type="float" office:value="710022.57719122">
                <text:p>710022.57719122</text:p>
              </table:table-cell>
              <table:table-cell office:value-type="float" office:value="711676.772353826">
                <text:p>711676.772353826</text:p>
              </table:table-cell>
              <table:table-cell office:value-type="float" office:value="713328.504075871">
                <text:p>713328.504075871</text:p>
              </table:table-cell>
              <table:table-cell office:value-type="float" office:value="714977.723141436">
                <text:p>714977.723141436</text:p>
              </table:table-cell>
              <table:table-cell office:value-type="float" office:value="716624.380122409">
                <text:p>716624.380122409</text:p>
              </table:table-cell>
              <table:table-cell office:value-type="float" office:value="718268.425584527">
                <text:p>718268.425584527</text:p>
              </table:table-cell>
              <table:table-cell office:value-type="float" office:value="719909.809843102">
                <text:p>719909.809843102</text:p>
              </table:table-cell>
              <table:table-cell office:value-type="float" office:value="721548.483222765">
                <text:p>721548.483222765</text:p>
              </table:table-cell>
              <table:table-cell office:value-type="float" office:value="723184.3958721">
                <text:p>723184.3958721</text:p>
              </table:table-cell>
              <table:table-cell office:value-type="float" office:value="724817.497855396">
                <text:p>724817.497855396</text:p>
              </table:table-cell>
              <table:table-cell office:value-type="float" office:value="726447.739076351">
                <text:p>726447.739076351</text:p>
              </table:table-cell>
              <table:table-cell office:value-type="float" office:value="728075.069443718">
                <text:p>728075.069443718</text:p>
              </table:table-cell>
              <table:table-cell office:value-type="float" office:value="729699.438763297">
                <text:p>729699.438763297</text:p>
              </table:table-cell>
              <table:table-cell office:value-type="float" office:value="731320.796713062">
                <text:p>731320.796713062</text:p>
              </table:table-cell>
              <table:table-cell office:value-type="float" office:value="732939.092843163">
                <text:p>732939.092843163</text:p>
              </table:table-cell>
              <table:table-cell office:value-type="float" office:value="734554.276575923">
                <text:p>734554.276575923</text:p>
              </table:table-cell>
              <table:table-cell office:value-type="float" office:value="736166.29721616">
                <text:p>736166.29721616</text:p>
              </table:table-cell>
              <table:table-cell office:value-type="float" office:value="737775.104212703">
                <text:p>737775.104212703</text:p>
              </table:table-cell>
              <table:table-cell office:value-type="float" office:value="739380.646850241">
                <text:p>739380.646850241</text:p>
              </table:table-cell>
              <table:table-cell office:value-type="float" office:value="740982.874215239">
                <text:p>740982.874215239</text:p>
              </table:table-cell>
              <table:table-cell office:value-type="float" office:value="742581.735285692">
                <text:p>742581.735285692</text:p>
              </table:table-cell>
              <table:table-cell office:value-type="float" office:value="744177.17893113">
                <text:p>744177.17893113</text:p>
              </table:table-cell>
              <table:table-cell office:value-type="float" office:value="745769.153912613">
                <text:p>745769.153912613</text:p>
              </table:table-cell>
              <table:table-cell office:value-type="float" office:value="747357.608882737">
                <text:p>747357.608882737</text:p>
              </table:table-cell>
              <table:table-cell office:value-type="float" office:value="748942.492656025">
                <text:p>748942.492656025</text:p>
              </table:table-cell>
              <table:table-cell office:value-type="float" office:value="750523.754194394">
                <text:p>750523.754194394</text:p>
              </table:table-cell>
              <table:table-cell office:value-type="float" office:value="752101.342105044">
                <text:p>752101.342105044</text:p>
              </table:table-cell>
              <table:table-cell office:value-type="float" office:value="753675.204916617">
                <text:p>753675.204916617</text:p>
              </table:table-cell>
              <table:table-cell office:value-type="float" office:value="755245.291081109">
                <text:p>755245.291081109</text:p>
              </table:table-cell>
              <table:table-cell office:value-type="float" office:value="756811.548973863">
                <text:p>756811.548973863</text:p>
              </table:table-cell>
              <table:table-cell office:value-type="float" office:value="758373.926893575">
                <text:p>758373.926893575</text:p>
              </table:table-cell>
              <table:table-cell office:value-type="float" office:value="759932.373091016">
                <text:p>759932.373091016</text:p>
              </table:table-cell>
              <table:table-cell office:value-type="float" office:value="761486.835940188">
                <text:p>761486.835940188</text:p>
              </table:table-cell>
              <table:table-cell office:value-type="float" office:value="763037.263886268">
                <text:p>763037.263886268</text:p>
              </table:table-cell>
              <table:table-cell office:value-type="float" office:value="764583.605614697">
                <text:p>764583.605614697</text:p>
              </table:table-cell>
              <table:table-cell office:value-type="float" office:value="766125.809638334">
                <text:p>766125.809638334</text:p>
              </table:table-cell>
              <table:table-cell office:value-type="float" office:value="767663.823935579">
                <text:p>767663.823935579</text:p>
              </table:table-cell>
              <table:table-cell office:value-type="float" office:value="769197.596532169">
                <text:p>769197.596532169</text:p>
              </table:table-cell>
              <table:table-cell office:value-type="float" office:value="770727.075437389">
                <text:p>770727.075437389</text:p>
              </table:table-cell>
              <table:table-cell office:value-type="float" office:value="772252.208845556">
                <text:p>772252.208845556</text:p>
              </table:table-cell>
              <table:table-cell office:value-type="float" office:value="773772.944943653">
                <text:p>773772.944943653</text:p>
              </table:table-cell>
              <table:table-cell office:value-type="float" office:value="775289.23182339">
                <text:p>775289.23182339</text:p>
              </table:table-cell>
              <table:table-cell office:value-type="float" office:value="776801.017579263">
                <text:p>776801.017579263</text:p>
              </table:table-cell>
              <table:table-cell office:value-type="float" office:value="778308.250231471">
                <text:p>778308.250231471</text:p>
              </table:table-cell>
              <table:table-cell office:value-type="float" office:value="779810.877813027">
                <text:p>779810.877813027</text:p>
              </table:table-cell>
              <table:table-cell office:value-type="float" office:value="781308.848411993">
                <text:p>781308.848411993</text:p>
              </table:table-cell>
              <table:table-cell office:value-type="float" office:value="782802.110114587">
                <text:p>782802.110114587</text:p>
              </table:table-cell>
              <table:table-cell office:value-type="float" office:value="784290.611021222">
                <text:p>784290.611021222</text:p>
              </table:table-cell>
              <table:table-cell office:value-type="float" office:value="785774.299231752">
                <text:p>785774.299231752</text:p>
              </table:table-cell>
              <table:table-cell office:value-type="float" office:value="787253.122855405">
                <text:p>787253.122855405</text:p>
              </table:table-cell>
              <table:table-cell office:value-type="float" office:value="788727.030004385">
                <text:p>788727.030004385</text:p>
              </table:table-cell>
              <table:table-cell office:value-type="float" office:value="790195.968832894">
                <text:p>790195.968832894</text:p>
              </table:table-cell>
              <table:table-cell office:value-type="float" office:value="791659.887496741">
                <text:p>791659.887496741</text:p>
              </table:table-cell>
              <table:table-cell office:value-type="float" office:value="793118.734208381">
                <text:p>793118.734208381</text:p>
              </table:table-cell>
              <table:table-cell office:value-type="float" office:value="794572.457194513">
                <text:p>794572.457194513</text:p>
              </table:table-cell>
              <table:table-cell office:value-type="float" office:value="796021.004699703">
                <text:p>796021.004699703</text:p>
              </table:table-cell>
              <table:table-cell office:value-type="float" office:value="797464.325043222">
                <text:p>797464.325043222</text:p>
              </table:table-cell>
              <table:table-cell office:value-type="float" office:value="798902.366602273">
                <text:p>798902.366602273</text:p>
              </table:table-cell>
              <table:table-cell office:value-type="float" office:value="800335.077777357">
                <text:p>800335.077777357</text:p>
              </table:table-cell>
              <table:table-cell office:value-type="float" office:value="801762.406987849">
                <text:p>801762.406987849</text:p>
              </table:table-cell>
              <table:table-cell office:value-type="float" office:value="803184.302698378">
                <text:p>803184.302698378</text:p>
              </table:table-cell>
              <table:table-cell office:value-type="float" office:value="804600.713418823">
                <text:p>804600.713418823</text:p>
              </table:table-cell>
              <table:table-cell office:value-type="float" office:value="806011.587749469">
                <text:p>806011.587749469</text:p>
              </table:table-cell>
              <table:table-cell office:value-type="float" office:value="807416.874401912">
                <text:p>807416.874401912</text:p>
              </table:table-cell>
              <table:table-cell office:value-type="float" office:value="808816.522093888">
                <text:p>808816.522093888</text:p>
              </table:table-cell>
              <table:table-cell office:value-type="float" office:value="810210.479597957">
                <text:p>810210.479597957</text:p>
              </table:table-cell>
              <table:table-cell office:value-type="float" office:value="811598.695742393">
                <text:p>811598.695742393</text:p>
              </table:table-cell>
              <table:table-cell office:value-type="float" office:value="812981.119428472">
                <text:p>812981.119428472</text:p>
              </table:table-cell>
              <table:table-cell office:value-type="float" office:value="814357.699771396">
                <text:p>814357.699771396</text:p>
              </table:table-cell>
              <table:table-cell office:value-type="float" office:value="815728.385904465">
                <text:p>815728.385904465</text:p>
              </table:table-cell>
              <table:table-cell office:value-type="float" office:value="817093.127008864">
                <text:p>817093.127008864</text:p>
              </table:table-cell>
              <table:table-cell office:value-type="float" office:value="818451.872339153">
                <text:p>818451.872339153</text:p>
              </table:table-cell>
              <table:table-cell office:value-type="float" office:value="819804.571223257">
                <text:p>819804.571223257</text:p>
              </table:table-cell>
              <table:table-cell office:value-type="float" office:value="821151.173210898">
                <text:p>821151.173210898</text:p>
              </table:table-cell>
              <table:table-cell office:value-type="float" office:value="822491.628035816">
                <text:p>822491.628035816</text:p>
              </table:table-cell>
              <table:table-cell office:value-type="float" office:value="823825.885424537">
                <text:p>823825.885424537</text:p>
              </table:table-cell>
              <table:table-cell office:value-type="float" office:value="825153.895202711">
                <text:p>825153.895202711</text:p>
              </table:table-cell>
              <table:table-cell office:value-type="float" office:value="826475.607295113">
                <text:p>826475.607295113</text:p>
              </table:table-cell>
              <table:table-cell office:value-type="float" office:value="827790.969070004">
                <text:p>827790.969070004</text:p>
              </table:table-cell>
              <table:table-cell office:value-type="float" office:value="829099.93776003">
                <text:p>829099.93776003</text:p>
              </table:table-cell>
              <table:table-cell office:value-type="float" office:value="830402.458542175">
                <text:p>830402.458542175</text:p>
              </table:table-cell>
              <table:table-cell office:value-type="float" office:value="831698.482223258">
                <text:p>831698.482223258</text:p>
              </table:table-cell>
              <table:table-cell office:value-type="float" office:value="832987.959610102">
                <text:p>832987.959610102</text:p>
              </table:table-cell>
              <table:table-cell office:value-type="float" office:value="834270.841508197">
                <text:p>834270.841508197</text:p>
              </table:table-cell>
              <table:table-cell office:value-type="float" office:value="835547.07856086">
                <text:p>835547.07856086</text:p>
              </table:table-cell>
              <table:table-cell office:value-type="float" office:value="836816.62134401">
                <text:p>836816.62134401</text:p>
              </table:table-cell>
              <table:table-cell office:value-type="float" office:value="838079.421232139">
                <text:p>838079.421232139</text:p>
              </table:table-cell>
              <table:table-cell office:value-type="float" office:value="839335.429785987">
                <text:p>839335.429785987</text:p>
              </table:table-cell>
              <table:table-cell office:value-type="float" office:value="840584.598557404">
                <text:p>840584.598557404</text:p>
              </table:table-cell>
              <table:table-cell office:value-type="float" office:value="841826.879125969">
                <text:p>841826.879125969</text:p>
              </table:table-cell>
              <table:table-cell office:value-type="float" office:value="843062.223218482">
                <text:p>843062.223218482</text:p>
              </table:table-cell>
              <table:table-cell office:value-type="float" office:value="844290.582640632">
                <text:p>844290.582640632</text:p>
              </table:table-cell>
              <table:table-cell office:value-type="float" office:value="845511.909561047">
                <text:p>845511.909561047</text:p>
              </table:table-cell>
              <table:table-cell office:value-type="float" office:value="846726.156220118">
                <text:p>846726.156220118</text:p>
              </table:table-cell>
              <table:table-cell office:value-type="float" office:value="847933.275117704">
                <text:p>847933.275117704</text:p>
              </table:table-cell>
              <table:table-cell office:value-type="float" office:value="849133.218887813">
                <text:p>849133.218887813</text:p>
              </table:table-cell>
              <table:table-cell office:value-type="float" office:value="850325.940324997">
                <text:p>850325.940324997</text:p>
              </table:table-cell>
              <table:table-cell office:value-type="float" office:value="851511.392475464">
                <text:p>851511.392475464</text:p>
              </table:table-cell>
              <table:table-cell office:value-type="float" office:value="852689.528581134">
                <text:p>852689.528581134</text:p>
              </table:table-cell>
              <table:table-cell office:value-type="float" office:value="853860.302630471">
                <text:p>853860.302630471</text:p>
              </table:table-cell>
              <table:table-cell office:value-type="float" office:value="855023.668165574">
                <text:p>855023.668165574</text:p>
              </table:table-cell>
              <table:table-cell office:value-type="float" office:value="856179.578625425">
                <text:p>856179.578625425</text:p>
              </table:table-cell>
              <table:table-cell office:value-type="float" office:value="857327.98744901">
                <text:p>857327.98744901</text:p>
              </table:table-cell>
              <table:table-cell office:value-type="float" office:value="858468.848482092">
                <text:p>858468.848482092</text:p>
              </table:table-cell>
              <table:table-cell office:value-type="float" office:value="859602.117585177">
                <text:p>859602.117585177</text:p>
              </table:table-cell>
              <table:table-cell office:value-type="float" office:value="860727.749447347">
                <text:p>860727.749447347</text:p>
              </table:table-cell>
              <table:table-cell office:value-type="float" office:value="861845.698517495">
                <text:p>861845.698517495</text:p>
              </table:table-cell>
              <table:table-cell office:value-type="float" office:value="862955.919244518">
                <text:p>862955.919244518</text:p>
              </table:table-cell>
              <table:table-cell office:value-type="float" office:value="864058.366558398">
                <text:p>864058.366558398</text:p>
              </table:table-cell>
              <table:table-cell office:value-type="float" office:value="865152.997565203">
                <text:p>865152.997565203</text:p>
              </table:table-cell>
              <table:table-cell office:value-type="float" office:value="866239.768056595">
                <text:p>866239.768056595</text:p>
              </table:table-cell>
              <table:table-cell office:value-type="float" office:value="867318.63358525">
                <text:p>867318.63358525</text:p>
              </table:table-cell>
              <table:table-cell office:value-type="float" office:value="868389.549703842">
                <text:p>868389.549703842</text:p>
              </table:table-cell>
              <table:table-cell office:value-type="float" office:value="869452.476321823">
                <text:p>869452.476321823</text:p>
              </table:table-cell>
              <table:table-cell office:value-type="float" office:value="870507.361934077">
                <text:p>870507.361934077</text:p>
              </table:table-cell>
              <table:table-cell office:value-type="float" office:value="871554.171200994">
                <text:p>871554.171200994</text:p>
              </table:table-cell>
              <table:table-cell office:value-type="float" office:value="872592.860187968">
                <text:p>872592.860187968</text:p>
              </table:table-cell>
              <table:table-cell office:value-type="float" office:value="873623.385205507">
                <text:p>873623.385205507</text:p>
              </table:table-cell>
              <table:table-cell office:value-type="float" office:value="874645.703239127">
                <text:p>874645.703239127</text:p>
              </table:table-cell>
              <table:table-cell office:value-type="float" office:value="875659.773296743">
                <text:p>875659.773296743</text:p>
              </table:table-cell>
              <table:table-cell office:value-type="float" office:value="876665.55387616">
                <text:p>876665.55387616</text:p>
              </table:table-cell>
              <table:table-cell office:value-type="float" office:value="877663.003770012">
                <text:p>877663.003770012</text:p>
              </table:table-cell>
              <table:table-cell office:value-type="float" office:value="878652.082209488">
                <text:p>878652.082209488</text:p>
              </table:table-cell>
              <table:table-cell office:value-type="float" office:value="879632.74886433">
                <text:p>879632.74886433</text:p>
              </table:table-cell>
              <table:table-cell office:value-type="float" office:value="880604.963196283">
                <text:p>880604.963196283</text:p>
              </table:table-cell>
              <table:table-cell office:value-type="float" office:value="881568.684549546">
                <text:p>881568.684549546</text:p>
              </table:table-cell>
              <table:table-cell office:value-type="float" office:value="882523.873117393">
                <text:p>882523.873117393</text:p>
              </table:table-cell>
              <table:table-cell office:value-type="float" office:value="883470.489421201">
                <text:p>883470.489421201</text:p>
              </table:table-cell>
              <table:table-cell office:value-type="float" office:value="884408.494309654">
                <text:p>884408.494309654</text:p>
              </table:table-cell>
              <table:table-cell office:value-type="float" office:value="885337.848943165">
                <text:p>885337.848943165</text:p>
              </table:table-cell>
              <table:table-cell office:value-type="float" office:value="886258.51454867">
                <text:p>886258.51454867</text:p>
              </table:table-cell>
              <table:table-cell office:value-type="float" office:value="887170.452711482">
                <text:p>887170.452711482</text:p>
              </table:table-cell>
              <table:table-cell office:value-type="float" office:value="888073.625378545">
                <text:p>888073.625378545</text:p>
              </table:table-cell>
              <table:table-cell office:value-type="float" office:value="888967.994795839">
                <text:p>888967.994795839</text:p>
              </table:table-cell>
              <table:table-cell office:value-type="float" office:value="889853.523508385">
                <text:p>889853.523508385</text:p>
              </table:table-cell>
              <table:table-cell office:value-type="float" office:value="890730.174410855">
                <text:p>890730.174410855</text:p>
              </table:table-cell>
              <table:table-cell office:value-type="float" office:value="891597.910868345">
                <text:p>891597.910868345</text:p>
              </table:table-cell>
              <table:table-cell office:value-type="float" office:value="892456.696465475">
                <text:p>892456.696465475</text:p>
              </table:table-cell>
              <table:table-cell office:value-type="float" office:value="893306.495094241">
                <text:p>893306.495094241</text:p>
              </table:table-cell>
              <table:table-cell office:value-type="float" office:value="894147.270964977">
                <text:p>894147.270964977</text:p>
              </table:table-cell>
              <table:table-cell office:value-type="float" office:value="894978.974251197">
                <text:p>894978.974251197</text:p>
              </table:table-cell>
              <table:table-cell office:value-type="float" office:value="895801.606441168">
                <text:p>895801.606441168</text:p>
              </table:table-cell>
              <table:table-cell office:value-type="float" office:value="896615.107105882">
                <text:p>896615.107105882</text:p>
              </table:table-cell>
              <table:table-cell office:value-type="float" office:value="897419.443304918">
                <text:p>897419.443304918</text:p>
              </table:table-cell>
              <table:table-cell office:value-type="float" office:value="898214.582097853">
                <text:p>898214.582097853</text:p>
              </table:table-cell>
              <table:table-cell office:value-type="float" office:value="899000.490544266">
                <text:p>899000.490544266</text:p>
              </table:table-cell>
              <table:table-cell office:value-type="float" office:value="899777.135733969">
                <text:p>899777.135733969</text:p>
              </table:table-cell>
              <table:table-cell office:value-type="float" office:value="900544.485200618">
                <text:p>900544.485200618</text:p>
              </table:table-cell>
              <table:table-cell office:value-type="float" office:value="901302.506523602">
                <text:p>901302.506523602</text:p>
              </table:table-cell>
              <table:table-cell office:value-type="float" office:value="902051.167274198">
                <text:p>902051.167274198</text:p>
              </table:table-cell>
              <table:table-cell office:value-type="float" office:value="902790.435303499">
                <text:p>902790.435303499</text:p>
              </table:table-cell>
              <table:table-cell office:value-type="float" office:value="903520.279305562">
                <text:p>903520.279305562</text:p>
              </table:table-cell>
              <table:table-cell office:value-type="float" office:value="904240.668165961">
                <text:p>904240.668165961</text:p>
              </table:table-cell>
              <table:table-cell office:value-type="float" office:value="904951.571339393">
                <text:p>904951.571339393</text:p>
              </table:table-cell>
              <table:table-cell office:value-type="float" office:value="905652.958499133">
                <text:p>905652.958499133</text:p>
              </table:table-cell>
              <table:table-cell office:value-type="float" office:value="906344.799753774">
                <text:p>906344.799753774</text:p>
              </table:table-cell>
              <table:table-cell office:value-type="float" office:value="907027.065589804">
                <text:p>907027.065589804</text:p>
              </table:table-cell>
              <table:table-cell office:value-type="float" office:value="907699.726897464">
                <text:p>907699.726897464</text:p>
              </table:table-cell>
              <table:table-cell office:value-type="float" office:value="908362.754923504">
                <text:p>908362.754923504</text:p>
              </table:table-cell>
              <table:table-cell office:value-type="float" office:value="909016.12135676">
                <text:p>909016.12135676</text:p>
              </table:table-cell>
              <table:table-cell office:value-type="float" office:value="909659.798405376">
                <text:p>909659.798405376</text:p>
              </table:table-cell>
              <table:table-cell office:value-type="float" office:value="910293.758433862">
                <text:p>910293.758433862</text:p>
              </table:table-cell>
              <table:table-cell office:value-type="float" office:value="910917.974207835">
                <text:p>910917.974207835</text:p>
              </table:table-cell>
              <table:table-cell office:value-type="float" office:value="911532.418952052">
                <text:p>911532.418952052</text:p>
              </table:table-cell>
              <table:table-cell office:value-type="float" office:value="912137.066341551">
                <text:p>912137.066341551</text:p>
              </table:table-cell>
              <table:table-cell office:value-type="float" office:value="912731.890425767">
                <text:p>912731.890425767</text:p>
              </table:table-cell>
              <table:table-cell office:value-type="float" office:value="913316.865729851">
                <text:p>913316.865729851</text:p>
              </table:table-cell>
              <table:table-cell office:value-type="float" office:value="913891.967241151">
                <text:p>913891.967241151</text:p>
              </table:table-cell>
              <table:table-cell office:value-type="float" office:value="914457.170395637">
                <text:p>914457.170395637</text:p>
              </table:table-cell>
            </table:table-row>
            <table:table-row>
              <table:table-cell office:value-type="string">
                <text:p>Recovered</text:p>
                <draw:g>
                  <svg:desc>'United States_coronavirus'.A5:'United States_coronavirus'.A5</svg:desc>
                </draw:g>
              </table:table-cell>
              <table:table-cell office:value-type="float" office:value="0">
                <text:p>0</text:p>
                <draw:g>
                  <svg:desc>'United States_coronavirus'.B5:'United States_coronavirus'.SG5</svg:desc>
                </draw:g>
              </table:table-cell>
              <table:table-cell office:value-type="float" office:value="0.00639444756768308">
                <text:p>0.00639444756768308</text:p>
              </table:table-cell>
              <table:table-cell office:value-type="float" office:value="0.0238468424475175">
                <text:p>0.0238468424475175</text:p>
              </table:table-cell>
              <table:table-cell office:value-type="float" office:value="0.0506547537868996">
                <text:p>0.0506547537868996</text:p>
              </table:table-cell>
              <table:table-cell office:value-type="float" office:value="0.0860145430778621">
                <text:p>0.0860145430778621</text:p>
              </table:table-cell>
              <table:table-cell office:value-type="float" office:value="0.129765487759161">
                <text:p>0.129765487759161</text:p>
              </table:table-cell>
              <table:table-cell office:value-type="float" office:value="0.182228661157087">
                <text:p>0.182228661157087</text:p>
              </table:table-cell>
              <table:table-cell office:value-type="float" office:value="0.244109529860735">
                <text:p>0.244109529860735</text:p>
              </table:table-cell>
              <table:table-cell office:value-type="float" office:value="0.31644399736619">
                <text:p>0.31644399736619</text:p>
              </table:table-cell>
              <table:table-cell office:value-type="float" office:value="0.400574728899126">
                <text:p>0.400574728899126</text:p>
              </table:table-cell>
              <table:table-cell office:value-type="float" office:value="0.498149312012175">
                <text:p>0.498149312012175</text:p>
              </table:table-cell>
              <table:table-cell office:value-type="float" office:value="0.611134977614346">
                <text:p>0.611134977614346</text:p>
              </table:table-cell>
              <table:table-cell office:value-type="float" office:value="0.741846724970933">
                <text:p>0.741846724970933</text:p>
              </table:table-cell>
              <table:table-cell office:value-type="float" office:value="0.892987156127503">
                <text:p>0.892987156127503</text:p>
              </table:table-cell>
              <table:table-cell office:value-type="float" office:value="1.06769734640249">
                <text:p>1.06769734640249</text:p>
              </table:table-cell>
              <table:table-cell office:value-type="float" office:value="1.2696188206486">
                <text:p>1.2696188206486</text:p>
              </table:table-cell>
              <table:table-cell office:value-type="float" office:value="1.5029672753629">
                <text:p>1.5029672753629</text:p>
              </table:table-cell>
              <table:table-cell office:value-type="float" office:value="1.7726191562483">
                <text:p>1.7726191562483</text:p>
              </table:table-cell>
              <table:table-cell office:value-type="float" office:value="2.08421261398178">
                <text:p>2.08421261398178</text:p>
              </table:table-cell>
              <table:table-cell office:value-type="float" office:value="2.44426476685004">
                <text:p>2.44426476685004</text:p>
              </table:table-cell>
              <table:table-cell office:value-type="float" office:value="2.86030759770623">
                <text:p>2.86030759770623</text:p>
              </table:table-cell>
              <table:table-cell office:value-type="float" office:value="3.34104524256031">
                <text:p>3.34104524256031</text:p>
              </table:table-cell>
              <table:table-cell office:value-type="float" office:value="3.89653592566629">
                <text:p>3.89653592566629</text:p>
              </table:table-cell>
              <table:table-cell office:value-type="float" office:value="4.53840224206397">
                <text:p>4.53840224206397</text:p>
              </table:table-cell>
              <table:table-cell office:value-type="float" office:value="5.28007429890954">
                <text:p>5.28007429890954</text:p>
              </table:table-cell>
              <table:table-cell office:value-type="float" office:value="6.13707065540197">
                <text:p>6.13707065540197</text:p>
              </table:table-cell>
              <table:table-cell office:value-type="float" office:value="7.12732300748195">
                <text:p>7.12732300748195</text:p>
              </table:table-cell>
              <table:table-cell office:value-type="float" office:value="8.2715513496239">
                <text:p>8.2715513496239</text:p>
              </table:table-cell>
              <table:table-cell office:value-type="float" office:value="9.59369747533277">
                <text:p>9.59369747533277</text:p>
              </table:table-cell>
              <table:table-cell office:value-type="float" office:value="11.1214259639841">
                <text:p>11.1214259639841</text:p>
              </table:table-cell>
              <table:table-cell office:value-type="float" office:value="12.8867031170251">
                <text:p>12.8867031170251</text:p>
              </table:table-cell>
              <table:table-cell office:value-type="float" office:value="14.9264656445353">
                <text:p>14.9264656445353</text:p>
              </table:table-cell>
              <table:table-cell office:value-type="float" office:value="17.2833936041744">
                <text:p>17.2833936041744</text:p>
              </table:table-cell>
              <table:table-cell office:value-type="float" office:value="20.0068034468015">
                <text:p>20.0068034468015</text:p>
              </table:table-cell>
              <table:table-cell office:value-type="float" office:value="23.1536799016073">
                <text:p>23.1536799016073</text:p>
              </table:table-cell>
              <table:table-cell office:value-type="float" office:value="26.7898683837711">
                <text:p>26.7898683837711</text:p>
              </table:table-cell>
              <table:table-cell office:value-type="float" office:value="30.9914525740453">
                <text:p>30.9914525740453</text:p>
              </table:table-cell>
              <table:table-cell office:value-type="float" office:value="35.846346555978">
                <text:p>35.846346555978</text:p>
              </table:table-cell>
              <table:table-cell office:value-type="float" office:value="41.4561342872929">
                <text:p>41.4561342872929</text:p>
              </table:table-cell>
              <table:table-cell office:value-type="float" office:value="47.9381951089718">
                <text:p>47.9381951089718</text:p>
              </table:table-cell>
              <table:table-cell office:value-type="float" office:value="55.4281597936314">
                <text:p>55.4281597936314</text:p>
              </table:table-cell>
              <table:table-cell office:value-type="float" office:value="64.0827484913726">
                <text:p>64.0827484913726</text:p>
              </table:table-cell>
              <table:table-cell office:value-type="float" office:value="74.0830499006328">
                <text:p>74.0830499006328</text:p>
              </table:table-cell>
              <table:table-cell office:value-type="float" office:value="85.6383103578795">
                <text:p>85.6383103578795</text:p>
              </table:table-cell>
              <table:table-cell office:value-type="float" office:value="98.9903120540978">
                <text:p>98.9903120540978</text:p>
              </table:table-cell>
              <table:table-cell office:value-type="float" office:value="114.418432067973">
                <text:p>114.418432067973</text:p>
              </table:table-cell>
              <table:table-cell office:value-type="float" office:value="132.245487999837">
                <text:p>132.245487999837</text:p>
              </table:table-cell>
              <table:table-cell office:value-type="float" office:value="152.844492506707">
                <text:p>152.844492506707</text:p>
              </table:table-cell>
              <table:table-cell office:value-type="float" office:value="176.64645810068">
                <text:p>176.64645810068</text:p>
              </table:table-cell>
              <table:table-cell office:value-type="float" office:value="204.149415493712">
                <text:p>204.149415493712</text:p>
              </table:table-cell>
              <table:table-cell office:value-type="float" office:value="235.928834174456">
                <text:p>235.928834174456</text:p>
              </table:table-cell>
              <table:table-cell office:value-type="float" office:value="272.649663234734">
                <text:p>272.649663234734</text:p>
              </table:table-cell>
              <table:table-cell office:value-type="float" office:value="315.080244360594">
                <text:p>315.080244360594</text:p>
              </table:table-cell>
              <table:table-cell office:value-type="float" office:value="364.108388071535">
                <text:p>364.108388071535</text:p>
              </table:table-cell>
              <table:table-cell office:value-type="float" office:value="420.759949456293">
                <text:p>420.759949456293</text:p>
              </table:table-cell>
              <table:table-cell office:value-type="float" office:value="486.220292239261">
                <text:p>486.220292239261</text:p>
              </table:table-cell>
              <table:table-cell office:value-type="float" office:value="561.859090120412">
                <text:p>561.859090120412</text:p>
              </table:table-cell>
              <table:table-cell office:value-type="float" office:value="649.258983952359">
                <text:p>649.258983952359</text:p>
              </table:table-cell>
              <table:table-cell office:value-type="float" office:value="750.248694517431">
                <text:p>750.248694517431</text:p>
              </table:table-cell>
              <table:table-cell office:value-type="float" office:value="866.941283469734">
                <text:p>866.941283469734</text:p>
              </table:table-cell>
              <table:table-cell office:value-type="float" office:value="1001.77836272855">
                <text:p>1001.77836272855</text:p>
              </table:table-cell>
              <table:table-cell office:value-type="float" office:value="1157.5811769861">
                <text:p>1157.5811769861</text:p>
              </table:table-cell>
              <table:table-cell office:value-type="float" office:value="1337.60962769808">
                <text:p>1337.60962769808</text:p>
              </table:table-cell>
              <table:table-cell office:value-type="float" office:value="1545.63047291375">
                <text:p>1545.63047291375</text:p>
              </table:table-cell>
              <table:table-cell office:value-type="float" office:value="1785.99612883469">
                <text:p>1785.99612883469</text:p>
              </table:table-cell>
              <table:table-cell office:value-type="float" office:value="2063.7357211601">
                <text:p>2063.7357211601</text:p>
              </table:table-cell>
              <table:table-cell office:value-type="float" office:value="2384.66029054564">
                <text:p>2384.66029054564</text:p>
              </table:table-cell>
              <table:table-cell office:value-type="float" office:value="2755.48434919191">
                <text:p>2755.48434919191</text:p>
              </table:table-cell>
              <table:table-cell office:value-type="float" office:value="3183.96633096854">
                <text:p>3183.96633096854</text:p>
              </table:table-cell>
              <table:table-cell office:value-type="float" office:value="3679.07086964982">
                <text:p>3679.07086964982</text:p>
              </table:table-cell>
              <table:table-cell office:value-type="float" office:value="4251.15629571789">
                <text:p>4251.15629571789</text:p>
              </table:table-cell>
              <table:table-cell office:value-type="float" office:value="4912.19126825455">
                <text:p>4912.19126825455</text:p>
              </table:table-cell>
              <table:table-cell office:value-type="float" office:value="5676.0050657741">
                <text:p>5676.0050657741</text:p>
              </table:table-cell>
              <table:table-cell office:value-type="float" office:value="6558.57676104749">
                <text:p>6558.57676104749</text:p>
              </table:table-cell>
              <table:table-cell office:value-type="float" office:value="7578.36931414305">
                <text:p>7578.36931414305</text:p>
              </table:table-cell>
              <table:table-cell office:value-type="float" office:value="8756.71555247644">
                <text:p>8756.71555247644</text:p>
              </table:table-cell>
              <table:table-cell office:value-type="float" office:value="10118.2640916821">
                <text:p>10118.2640916821</text:p>
              </table:table-cell>
              <table:table-cell office:value-type="float" office:value="11691.4944779144">
                <text:p>11691.4944779144</text:p>
              </table:table-cell>
              <table:table-cell office:value-type="float" office:value="13509.3122858117">
                <text:p>13509.3122858117</text:p>
              </table:table-cell>
              <table:table-cell office:value-type="float" office:value="15609.7365526146">
                <text:p>15609.7365526146</text:p>
              </table:table-cell>
              <table:table-cell office:value-type="float" office:value="18036.6938370717">
                <text:p>18036.6938370717</text:p>
              </table:table-cell>
              <table:table-cell office:value-type="float" office:value="20840.9353880206">
                <text:p>20840.9353880206</text:p>
              </table:table-cell>
              <table:table-cell office:value-type="float" office:value="24081.0964338892">
                <text:p>24081.0964338892</text:p>
              </table:table-cell>
              <table:table-cell office:value-type="float" office:value="27824.9195067525">
                <text:p>27824.9195067525</text:p>
              </table:table-cell>
              <table:table-cell office:value-type="float" office:value="32150.6670394068">
                <text:p>32150.6670394068</text:p>
              </table:table-cell>
              <table:table-cell office:value-type="float" office:value="37148.7522647971">
                <text:p>37148.7522647971</text:p>
              </table:table-cell>
              <table:table-cell office:value-type="float" office:value="42923.6217938666">
                <text:p>42923.6217938666</text:p>
              </table:table-cell>
              <table:table-cell office:value-type="float" office:value="49595.927850647">
                <text:p>49595.927850647</text:p>
              </table:table-cell>
              <table:table-cell office:value-type="float" office:value="57305.0345432848">
                <text:p>57305.0345432848</text:p>
              </table:table-cell>
              <table:table-cell office:value-type="float" office:value="66211.9054162063">
                <text:p>66211.9054162063</text:p>
              </table:table-cell>
              <table:table-cell office:value-type="float" office:value="76502.4297827266">
                <text:p>76502.4297827266</text:p>
              </table:table-cell>
              <table:table-cell office:value-type="float" office:value="88391.2453621275">
                <text:p>88391.2453621275</text:p>
              </table:table-cell>
              <table:table-cell office:value-type="float" office:value="102126.120739592">
                <text:p>102126.120739592</text:p>
              </table:table-cell>
              <table:table-cell office:value-type="float" office:value="117992.955988681">
                <text:p>117992.955988681</text:p>
              </table:table-cell>
              <table:table-cell office:value-type="float" office:value="136321.44458515">
                <text:p>136321.44458515</text:p>
              </table:table-cell>
              <table:table-cell office:value-type="float" office:value="157491.398525193">
                <text:p>157491.398525193</text:p>
              </table:table-cell>
              <table:table-cell office:value-type="float" office:value="181939.649056776">
                <text:p>181939.649056776</text:p>
              </table:table-cell>
              <table:table-cell office:value-type="float" office:value="210167.243888325">
                <text:p>210167.243888325</text:p>
              </table:table-cell>
              <table:table-cell office:value-type="float" office:value="242746.276534881">
                <text:p>242746.276534881</text:p>
              </table:table-cell>
              <table:table-cell office:value-type="float" office:value="280324.780758286">
                <text:p>280324.780758286</text:p>
              </table:table-cell>
              <table:table-cell office:value-type="float" office:value="323625.069679491">
                <text:p>323625.069679491</text:p>
              </table:table-cell>
              <table:table-cell office:value-type="float" office:value="373415.039583383">
                <text:p>373415.039583383</text:p>
              </table:table-cell>
              <table:table-cell office:value-type="float" office:value="430368.958336983">
                <text:p>430368.958336983</text:p>
              </table:table-cell>
              <table:table-cell office:value-type="float" office:value="494785.367213163">
                <text:p>494785.367213163</text:p>
              </table:table-cell>
              <table:table-cell office:value-type="float" office:value="566569.968278385">
                <text:p>566569.968278385</text:p>
              </table:table-cell>
              <table:table-cell office:value-type="float" office:value="645442.393284462">
                <text:p>645442.393284462</text:p>
              </table:table-cell>
              <table:table-cell office:value-type="float" office:value="730972.711720639">
                <text:p>730972.711720639</text:p>
              </table:table-cell>
              <table:table-cell office:value-type="float" office:value="822544.563736487">
                <text:p>822544.563736487</text:p>
              </table:table-cell>
              <table:table-cell office:value-type="float" office:value="919358.217858937">
                <text:p>919358.217858937</text:p>
              </table:table-cell>
              <table:table-cell office:value-type="float" office:value="1020486.3070042">
                <text:p>1020486.3070042</text:p>
              </table:table-cell>
              <table:table-cell office:value-type="float" office:value="1124955.33588155">
                <text:p>1124955.33588155</text:p>
              </table:table-cell>
              <table:table-cell office:value-type="float" office:value="1231821.97541681">
                <text:p>1231821.97541681</text:p>
              </table:table-cell>
              <table:table-cell office:value-type="float" office:value="1340226.6844748">
                <text:p>1340226.6844748</text:p>
              </table:table-cell>
              <table:table-cell office:value-type="float" office:value="1449421.88210484">
                <text:p>1449421.88210484</text:p>
              </table:table-cell>
              <table:table-cell office:value-type="float" office:value="1558779.94063424">
                <text:p>1558779.94063424</text:p>
              </table:table-cell>
              <table:table-cell office:value-type="float" office:value="1667788.21290978">
                <text:p>1667788.21290978</text:p>
              </table:table-cell>
              <table:table-cell office:value-type="float" office:value="1776037.20539858">
                <text:p>1776037.20539858</text:p>
              </table:table-cell>
              <table:table-cell office:value-type="float" office:value="1883206.09285031">
                <text:p>1883206.09285031</text:p>
              </table:table-cell>
              <table:table-cell office:value-type="float" office:value="1989048.08633539">
                <text:p>1989048.08633539</text:p>
              </table:table-cell>
              <table:table-cell office:value-type="float" office:value="2093376.96670663">
                <text:p>2093376.96670663</text:p>
              </table:table-cell>
              <table:table-cell office:value-type="float" office:value="2196055.34087637">
                <text:p>2196055.34087637</text:p>
              </table:table-cell>
              <table:table-cell office:value-type="float" office:value="2296984.74035741">
                <text:p>2296984.74035741</text:p>
              </table:table-cell>
              <table:table-cell office:value-type="float" office:value="2396097.46271789">
                <text:p>2396097.46271789</text:p>
              </table:table-cell>
              <table:table-cell office:value-type="float" office:value="2493349.95302701">
                <text:p>2493349.95302701</text:p>
              </table:table-cell>
              <table:table-cell office:value-type="float" office:value="2588717.49413499">
                <text:p>2588717.49413499</text:p>
              </table:table-cell>
              <table:table-cell office:value-type="float" office:value="2682189.98147826">
                <text:p>2682189.98147826</text:p>
              </table:table-cell>
              <table:table-cell office:value-type="float" office:value="2773768.58037068">
                <text:p>2773768.58037068</text:p>
              </table:table-cell>
              <table:table-cell office:value-type="float" office:value="2863463.09354923">
                <text:p>2863463.09354923</text:p>
              </table:table-cell>
              <table:table-cell office:value-type="float" office:value="2951289.8947694">
                <text:p>2951289.8947694</text:p>
              </table:table-cell>
              <table:table-cell office:value-type="float" office:value="3037270.31113018">
                <text:p>3037270.31113018</text:p>
              </table:table-cell>
              <table:table-cell office:value-type="float" office:value="3121429.35999213">
                <text:p>3121429.35999213</text:p>
              </table:table-cell>
              <table:table-cell office:value-type="float" office:value="3203794.76420862">
                <text:p>3203794.76420862</text:p>
              </table:table-cell>
              <table:table-cell office:value-type="float" office:value="3284396.1859507">
                <text:p>3284396.1859507</text:p>
              </table:table-cell>
              <table:table-cell office:value-type="float" office:value="3363264.6315237">
                <text:p>3363264.6315237</text:p>
              </table:table-cell>
              <table:table-cell office:value-type="float" office:value="3440431.9903362">
                <text:p>3440431.9903362</text:p>
              </table:table-cell>
              <table:table-cell office:value-type="float" office:value="3515930.67815942">
                <text:p>3515930.67815942</text:p>
              </table:table-cell>
              <table:table-cell office:value-type="float" office:value="3589793.36228007">
                <text:p>3589793.36228007</text:p>
              </table:table-cell>
              <table:table-cell office:value-type="float" office:value="3662052.75006707">
                <text:p>3662052.75006707</text:p>
              </table:table-cell>
              <table:table-cell office:value-type="float" office:value="3732741.42744966">
                <text:p>3732741.42744966</text:p>
              </table:table-cell>
              <table:table-cell office:value-type="float" office:value="3801891.73578209">
                <text:p>3801891.73578209</text:p>
              </table:table-cell>
              <table:table-cell office:value-type="float" office:value="3869535.67899167">
                <text:p>3869535.67899167</text:p>
              </table:table-cell>
              <table:table-cell office:value-type="float" office:value="3935704.85419704">
                <text:p>3935704.85419704</text:p>
              </table:table-cell>
              <table:table-cell office:value-type="float" office:value="4000430.40037397">
                <text:p>4000430.40037397</text:p>
              </table:table-cell>
              <table:table-cell office:value-type="float" office:value="4063742.96122277">
                <text:p>4063742.96122277</text:p>
              </table:table-cell>
              <table:table-cell office:value-type="float" office:value="4125672.65914169">
                <text:p>4125672.65914169</text:p>
              </table:table-cell>
              <table:table-cell office:value-type="float" office:value="4186249.0775606">
                <text:p>4186249.0775606</text:p>
              </table:table-cell>
              <table:table-cell office:value-type="float" office:value="4245501.24994477">
                <text:p>4245501.24994477</text:p>
              </table:table-cell>
              <table:table-cell office:value-type="float" office:value="4303457.65381908">
                <text:p>4303457.65381908</text:p>
              </table:table-cell>
              <table:table-cell office:value-type="float" office:value="4360146.20890122">
                <text:p>4360146.20890122</text:p>
              </table:table-cell>
              <table:table-cell office:value-type="float" office:value="4415594.27777665">
                <text:p>4415594.27777665</text:p>
              </table:table-cell>
              <table:table-cell office:value-type="float" office:value="4469828.66934568">
                <text:p>4469828.66934568</text:p>
              </table:table-cell>
              <table:table-cell office:value-type="float" office:value="4522875.6439075">
                <text:p>4522875.6439075</text:p>
              </table:table-cell>
              <table:table-cell office:value-type="float" office:value="4574760.91939458">
                <text:p>4574760.91939458</text:p>
              </table:table-cell>
              <table:table-cell office:value-type="float" office:value="4625509.67862997">
                <text:p>4625509.67862997</text:p>
              </table:table-cell>
              <table:table-cell office:value-type="float" office:value="4675146.57742486">
                <text:p>4675146.57742486</text:p>
              </table:table-cell>
              <table:table-cell office:value-type="float" office:value="4723695.75287191">
                <text:p>4723695.75287191</text:p>
              </table:table-cell>
              <table:table-cell office:value-type="float" office:value="4771180.83260319">
                <text:p>4771180.83260319</text:p>
              </table:table-cell>
              <table:table-cell office:value-type="float" office:value="4817624.94365591">
                <text:p>4817624.94365591</text:p>
              </table:table-cell>
              <table:table-cell office:value-type="float" office:value="4863050.72173385">
                <text:p>4863050.72173385</text:p>
              </table:table-cell>
              <table:table-cell office:value-type="float" office:value="4907480.32053205">
                <text:p>4907480.32053205</text:p>
              </table:table-cell>
              <table:table-cell office:value-type="float" office:value="4950935.42112616">
                <text:p>4950935.42112616</text:p>
              </table:table-cell>
              <table:table-cell office:value-type="float" office:value="4993437.24124602">
                <text:p>4993437.24124602</text:p>
              </table:table-cell>
              <table:table-cell office:value-type="float" office:value="5035006.54450238">
                <text:p>5035006.54450238</text:p>
              </table:table-cell>
              <table:table-cell office:value-type="float" office:value="5075663.64952301">
                <text:p>5075663.64952301</text:p>
              </table:table-cell>
              <table:table-cell office:value-type="float" office:value="5115428.43901107">
                <text:p>5115428.43901107</text:p>
              </table:table-cell>
              <table:table-cell office:value-type="float" office:value="5154320.36867689">
                <text:p>5154320.36867689</text:p>
              </table:table-cell>
              <table:table-cell office:value-type="float" office:value="5192358.47610824">
                <text:p>5192358.47610824</text:p>
              </table:table-cell>
              <table:table-cell office:value-type="float" office:value="5229561.38965559">
                <text:p>5229561.38965559</text:p>
              </table:table-cell>
              <table:table-cell office:value-type="float" office:value="5265947.33525528">
                <text:p>5265947.33525528</text:p>
              </table:table-cell>
              <table:table-cell office:value-type="float" office:value="5301534.15720816">
                <text:p>5301534.15720816</text:p>
              </table:table-cell>
              <table:table-cell office:value-type="float" office:value="5336339.63035108">
                <text:p>5336339.63035108</text:p>
              </table:table-cell>
              <table:table-cell office:value-type="float" office:value="5370389.7316026">
                <text:p>5370389.7316026</text:p>
              </table:table-cell>
              <table:table-cell office:value-type="float" office:value="5403774.57978305">
                <text:p>5403774.57978305</text:p>
              </table:table-cell>
              <table:table-cell office:value-type="float" office:value="5436656.04010776">
                <text:p>5436656.04010776</text:p>
              </table:table-cell>
              <table:table-cell office:value-type="float" office:value="5469179.72693672">
                <text:p>5469179.72693672</text:p>
              </table:table-cell>
              <table:table-cell office:value-type="float" office:value="5501457.50173775">
                <text:p>5501457.50173775</text:p>
              </table:table-cell>
              <table:table-cell office:value-type="float" office:value="5533574.45302932">
                <text:p>5533574.45302932</text:p>
              </table:table-cell>
              <table:table-cell office:value-type="float" office:value="5565595.29105565">
                <text:p>5565595.29105565</text:p>
              </table:table-cell>
              <table:table-cell office:value-type="float" office:value="5597569.23947892">
                <text:p>5597569.23947892</text:p>
              </table:table-cell>
              <table:table-cell office:value-type="float" office:value="5629533.75206225">
                <text:p>5629533.75206225</text:p>
              </table:table-cell>
              <table:table-cell office:value-type="float" office:value="5661517.33767644">
                <text:p>5661517.33767644</text:p>
              </table:table-cell>
              <table:table-cell office:value-type="float" office:value="5693541.70693052">
                <text:p>5693541.70693052</text:p>
              </table:table-cell>
              <table:table-cell office:value-type="float" office:value="5725623.404887">
                <text:p>5725623.404887</text:p>
              </table:table-cell>
              <table:table-cell office:value-type="float" office:value="5757775.05003956">
                <text:p>5757775.05003956</text:p>
              </table:table-cell>
              <table:table-cell office:value-type="float" office:value="5790006.27603469">
                <text:p>5790006.27603469</text:p>
              </table:table-cell>
              <table:table-cell office:value-type="float" office:value="5822324.44871176">
                <text:p>5822324.44871176</text:p>
              </table:table-cell>
              <table:table-cell office:value-type="float" office:value="5854735.20954426">
                <text:p>5854735.20954426</text:p>
              </table:table-cell>
              <table:table-cell office:value-type="float" office:value="5887242.8894341">
                <text:p>5887242.8894341</text:p>
              </table:table-cell>
              <table:table-cell office:value-type="float" office:value="5919850.82290944">
                <text:p>5919850.82290944</text:p>
              </table:table-cell>
              <table:table-cell office:value-type="float" office:value="5952561.58688785">
                <text:p>5952561.58688785</text:p>
              </table:table-cell>
              <table:table-cell office:value-type="float" office:value="5985377.18212196">
                <text:p>5985377.18212196</text:p>
              </table:table-cell>
              <table:table-cell office:value-type="float" office:value="6018299.17138159">
                <text:p>6018299.17138159</text:p>
              </table:table-cell>
              <table:table-cell office:value-type="float" office:value="6051328.78398836">
                <text:p>6051328.78398836</text:p>
              </table:table-cell>
              <table:table-cell office:value-type="float" office:value="6084466.99565451">
                <text:p>6084466.99565451</text:p>
              </table:table-cell>
              <table:table-cell office:value-type="float" office:value="6117714.5889125">
                <text:p>6117714.5889125</text:p>
              </table:table-cell>
              <table:table-cell office:value-type="float" office:value="6151072.19917426">
                <text:p>6151072.19917426</text:p>
              </table:table-cell>
              <table:table-cell office:value-type="float" office:value="6184540.34966863">
                <text:p>6184540.34966863</text:p>
              </table:table-cell>
              <table:table-cell office:value-type="float" office:value="6218119.47800304">
                <text:p>6218119.47800304</text:p>
              </table:table-cell>
              <table:table-cell office:value-type="float" office:value="6251809.95636161">
                <text:p>6251809.95636161</text:p>
              </table:table-cell>
              <table:table-cell office:value-type="float" office:value="6285612.10683083">
                <text:p>6285612.10683083</text:p>
              </table:table-cell>
              <table:table-cell office:value-type="float" office:value="6319526.21305917">
                <text:p>6319526.21305917</text:p>
              </table:table-cell>
              <table:table-cell office:value-type="float" office:value="6353552.52912108">
                <text:p>6353552.52912108</text:p>
              </table:table-cell>
              <table:table-cell office:value-type="float" office:value="6387691.28618137">
                <text:p>6387691.28618137</text:p>
              </table:table-cell>
              <table:table-cell office:value-type="float" office:value="6421942.69766882">
                <text:p>6421942.69766882</text:p>
              </table:table-cell>
              <table:table-cell office:value-type="float" office:value="6456306.96319361">
                <text:p>6456306.96319361</text:p>
              </table:table-cell>
              <table:table-cell office:value-type="float" office:value="6490784.27140781">
                <text:p>6490784.27140781</text:p>
              </table:table-cell>
              <table:table-cell office:value-type="float" office:value="6525374.80219424">
                <text:p>6525374.80219424</text:p>
              </table:table-cell>
              <table:table-cell office:value-type="float" office:value="6560078.7284755">
                <text:p>6560078.7284755</text:p>
              </table:table-cell>
              <table:table-cell office:value-type="float" office:value="6594896.21744232">
                <text:p>6594896.21744232</text:p>
              </table:table-cell>
              <table:table-cell office:value-type="float" office:value="6629827.43154587">
                <text:p>6629827.43154587</text:p>
              </table:table-cell>
              <table:table-cell office:value-type="float" office:value="6664872.5292567">
                <text:p>6664872.5292567</text:p>
              </table:table-cell>
              <table:table-cell office:value-type="float" office:value="6700031.6654142">
                <text:p>6700031.6654142</text:p>
              </table:table-cell>
              <table:table-cell office:value-type="float" office:value="6735304.99196085">
                <text:p>6735304.99196085</text:p>
              </table:table-cell>
              <table:table-cell office:value-type="float" office:value="6770692.65834922">
                <text:p>6770692.65834922</text:p>
              </table:table-cell>
              <table:table-cell office:value-type="float" office:value="6806194.81055854">
                <text:p>6806194.81055854</text:p>
              </table:table-cell>
              <table:table-cell office:value-type="float" office:value="6841811.5934839">
                <text:p>6841811.5934839</text:p>
              </table:table-cell>
              <table:table-cell office:value-type="float" office:value="6877543.14908261">
                <text:p>6877543.14908261</text:p>
              </table:table-cell>
              <table:table-cell office:value-type="float" office:value="6913389.61738021">
                <text:p>6913389.61738021</text:p>
              </table:table-cell>
              <table:table-cell office:value-type="float" office:value="6949351.1367531">
                <text:p>6949351.1367531</text:p>
              </table:table-cell>
              <table:table-cell office:value-type="float" office:value="6985427.84283396">
                <text:p>6985427.84283396</text:p>
              </table:table-cell>
              <table:table-cell office:value-type="float" office:value="7021619.87007913">
                <text:p>7021619.87007913</text:p>
              </table:table-cell>
              <table:table-cell office:value-type="float" office:value="7057927.3503772">
                <text:p>7057927.3503772</text:p>
              </table:table-cell>
              <table:table-cell office:value-type="float" office:value="7094350.41367011">
                <text:p>7094350.41367011</text:p>
              </table:table-cell>
              <table:table-cell office:value-type="float" office:value="7130889.18883354">
                <text:p>7130889.18883354</text:p>
              </table:table-cell>
              <table:table-cell office:value-type="float" office:value="7167543.80183387">
                <text:p>7167543.80183387</text:p>
              </table:table-cell>
              <table:table-cell office:value-type="float" office:value="7204314.37760949">
                <text:p>7204314.37760949</text:p>
              </table:table-cell>
              <table:table-cell office:value-type="float" office:value="7241201.03813697">
                <text:p>7241201.03813697</text:p>
              </table:table-cell>
              <table:table-cell office:value-type="float" office:value="7278203.9046337">
                <text:p>7278203.9046337</text:p>
              </table:table-cell>
              <table:table-cell office:value-type="float" office:value="7315323.09507528">
                <text:p>7315323.09507528</text:p>
              </table:table-cell>
              <table:table-cell office:value-type="float" office:value="7352558.72681425">
                <text:p>7352558.72681425</text:p>
              </table:table-cell>
              <table:table-cell office:value-type="float" office:value="7389910.91318833">
                <text:p>7389910.91318833</text:p>
              </table:table-cell>
              <table:table-cell office:value-type="float" office:value="7427379.76820141">
                <text:p>7427379.76820141</text:p>
              </table:table-cell>
              <table:table-cell office:value-type="float" office:value="7464965.40285678">
                <text:p>7464965.40285678</text:p>
              </table:table-cell>
              <table:table-cell office:value-type="float" office:value="7502667.92447638">
                <text:p>7502667.92447638</text:p>
              </table:table-cell>
              <table:table-cell office:value-type="float" office:value="7540487.44176201">
                <text:p>7540487.44176201</text:p>
              </table:table-cell>
              <table:table-cell office:value-type="float" office:value="7578424.05720908">
                <text:p>7578424.05720908</text:p>
              </table:table-cell>
              <table:table-cell office:value-type="float" office:value="7616477.87485072">
                <text:p>7616477.87485072</text:p>
              </table:table-cell>
              <table:table-cell office:value-type="float" office:value="7654648.99478555">
                <text:p>7654648.99478555</text:p>
              </table:table-cell>
              <table:table-cell office:value-type="float" office:value="7692937.51458108">
                <text:p>7692937.51458108</text:p>
              </table:table-cell>
              <table:table-cell office:value-type="float" office:value="7731343.531383">
                <text:p>7731343.531383</text:p>
              </table:table-cell>
              <table:table-cell office:value-type="float" office:value="7769867.1332329">
                <text:p>7769867.1332329</text:p>
              </table:table-cell>
              <table:table-cell office:value-type="float" office:value="7808508.4137748">
                <text:p>7808508.4137748</text:p>
              </table:table-cell>
              <table:table-cell office:value-type="float" office:value="7847267.46743724">
                <text:p>7847267.46743724</text:p>
              </table:table-cell>
              <table:table-cell office:value-type="float" office:value="7886144.38845472">
                <text:p>7886144.38845472</text:p>
              </table:table-cell>
              <table:table-cell office:value-type="float" office:value="7925139.25538545">
                <text:p>7925139.25538545</text:p>
              </table:table-cell>
              <table:table-cell office:value-type="float" office:value="7964252.14562774">
                <text:p>7964252.14562774</text:p>
              </table:table-cell>
              <table:table-cell office:value-type="float" office:value="8003483.14380749">
                <text:p>8003483.14380749</text:p>
              </table:table-cell>
              <table:table-cell office:value-type="float" office:value="8042832.33455062">
                <text:p>8042832.33455062</text:p>
              </table:table-cell>
              <table:table-cell office:value-type="float" office:value="8082299.7973723">
                <text:p>8082299.7973723</text:p>
              </table:table-cell>
              <table:table-cell office:value-type="float" office:value="8121885.59429329">
                <text:p>8121885.59429329</text:p>
              </table:table-cell>
              <table:table-cell office:value-type="float" office:value="8161589.79849546">
                <text:p>8161589.79849546</text:p>
              </table:table-cell>
              <table:table-cell office:value-type="float" office:value="8201412.48453002">
                <text:p>8201412.48453002</text:p>
              </table:table-cell>
              <table:table-cell office:value-type="float" office:value="8241353.69255444">
                <text:p>8241353.69255444</text:p>
              </table:table-cell>
              <table:table-cell office:value-type="float" office:value="8281413.57016979">
                <text:p>8281413.57016979</text:p>
              </table:table-cell>
              <table:table-cell office:value-type="float" office:value="8321592.10485688">
                <text:p>8321592.10485688</text:p>
              </table:table-cell>
              <table:table-cell office:value-type="float" office:value="8361889.36733739">
                <text:p>8361889.36733739</text:p>
              </table:table-cell>
              <table:table-cell office:value-type="float" office:value="8402305.42601661">
                <text:p>8402305.42601661</text:p>
              </table:table-cell>
              <table:table-cell office:value-type="float" office:value="8442840.34278098">
                <text:p>8442840.34278098</text:p>
              </table:table-cell>
              <table:table-cell office:value-type="float" office:value="8483494.1636408">
                <text:p>8483494.1636408</text:p>
              </table:table-cell>
              <table:table-cell office:value-type="float" office:value="8524266.93979665">
                <text:p>8524266.93979665</text:p>
              </table:table-cell>
              <table:table-cell office:value-type="float" office:value="8565158.71984565">
                <text:p>8565158.71984565</text:p>
              </table:table-cell>
              <table:table-cell office:value-type="float" office:value="8606169.54885702">
                <text:p>8606169.54885702</text:p>
              </table:table-cell>
              <table:table-cell office:value-type="float" office:value="8647299.46837204">
                <text:p>8647299.46837204</text:p>
              </table:table-cell>
              <table:table-cell office:value-type="float" office:value="8688548.51647559">
                <text:p>8688548.51647559</text:p>
              </table:table-cell>
              <table:table-cell office:value-type="float" office:value="8729916.73401681">
                <text:p>8729916.73401681</text:p>
              </table:table-cell>
              <table:table-cell office:value-type="float" office:value="8771404.15929455">
                <text:p>8771404.15929455</text:p>
              </table:table-cell>
              <table:table-cell office:value-type="float" office:value="8813010.82477552">
                <text:p>8813010.82477552</text:p>
              </table:table-cell>
              <table:table-cell office:value-type="float" office:value="8854736.76001547">
                <text:p>8854736.76001547</text:p>
              </table:table-cell>
              <table:table-cell office:value-type="float" office:value="8896581.99165923">
                <text:p>8896581.99165923</text:p>
              </table:table-cell>
              <table:table-cell office:value-type="float" office:value="8938546.54344067">
                <text:p>8938546.54344067</text:p>
              </table:table-cell>
              <table:table-cell office:value-type="float" office:value="8980630.43707097">
                <text:p>8980630.43707097</text:p>
              </table:table-cell>
              <table:table-cell office:value-type="float" office:value="9022833.69524821">
                <text:p>9022833.69524821</text:p>
              </table:table-cell>
              <table:table-cell office:value-type="float" office:value="9065156.3358587">
                <text:p>9065156.3358587</text:p>
              </table:table-cell>
              <table:table-cell office:value-type="float" office:value="9107598.37383483">
                <text:p>9107598.37383483</text:p>
              </table:table-cell>
              <table:table-cell office:value-type="float" office:value="9150159.8215275">
                <text:p>9150159.8215275</text:p>
              </table:table-cell>
              <table:table-cell office:value-type="float" office:value="9192840.68870618">
                <text:p>9192840.68870618</text:p>
              </table:table-cell>
              <table:table-cell office:value-type="float" office:value="9235640.98255699">
                <text:p>9235640.98255699</text:p>
              </table:table-cell>
              <table:table-cell office:value-type="float" office:value="9278560.70677626">
                <text:p>9278560.70677626</text:p>
              </table:table-cell>
              <table:table-cell office:value-type="float" office:value="9321599.86213193">
                <text:p>9321599.86213193</text:p>
              </table:table-cell>
              <table:table-cell office:value-type="float" office:value="9364758.44726105">
                <text:p>9364758.44726105</text:p>
              </table:table-cell>
              <table:table-cell office:value-type="float" office:value="9408036.45811949">
                <text:p>9408036.45811949</text:p>
              </table:table-cell>
              <table:table-cell office:value-type="float" office:value="9451433.88798194">
                <text:p>9451433.88798194</text:p>
              </table:table-cell>
              <table:table-cell office:value-type="float" office:value="9494950.72744194">
                <text:p>9494950.72744194</text:p>
              </table:table-cell>
              <table:table-cell office:value-type="float" office:value="9538586.96432145">
                <text:p>9538586.96432145</text:p>
              </table:table-cell>
              <table:table-cell office:value-type="float" office:value="9582342.58286677">
                <text:p>9582342.58286677</text:p>
              </table:table-cell>
              <table:table-cell office:value-type="float" office:value="9626217.56441336">
                <text:p>9626217.56441336</text:p>
              </table:table-cell>
              <table:table-cell office:value-type="float" office:value="9670211.88815049">
                <text:p>9670211.88815049</text:p>
              </table:table-cell>
              <table:table-cell office:value-type="float" office:value="9714325.53020066">
                <text:p>9714325.53020066</text:p>
              </table:table-cell>
              <table:table-cell office:value-type="float" office:value="9758558.46372463">
                <text:p>9758558.46372463</text:p>
              </table:table-cell>
              <table:table-cell office:value-type="float" office:value="9802910.65904511">
                <text:p>9802910.65904511</text:p>
              </table:table-cell>
              <table:table-cell office:value-type="float" office:value="9847382.0836063">
                <text:p>9847382.0836063</text:p>
              </table:table-cell>
              <table:table-cell office:value-type="float" office:value="9891972.7017671">
                <text:p>9891972.7017671</text:p>
              </table:table-cell>
              <table:table-cell office:value-type="float" office:value="9936682.47447084">
                <text:p>9936682.47447084</text:p>
              </table:table-cell>
              <table:table-cell office:value-type="float" office:value="9981511.36131219">
                <text:p>9981511.36131219</text:p>
              </table:table-cell>
              <table:table-cell office:value-type="float" office:value="10026459.3169315">
                <text:p>10026459.3169315</text:p>
              </table:table-cell>
              <table:table-cell office:value-type="float" office:value="10071526.2953052">
                <text:p>10071526.2953052</text:p>
              </table:table-cell>
              <table:table-cell office:value-type="float" office:value="10116712.2449131">
                <text:p>10116712.2449131</text:p>
              </table:table-cell>
              <table:table-cell office:value-type="float" office:value="10162017.1129158">
                <text:p>10162017.1129158</text:p>
              </table:table-cell>
              <table:table-cell office:value-type="float" office:value="10207440.843928">
                <text:p>10207440.843928</text:p>
              </table:table-cell>
              <table:table-cell office:value-type="float" office:value="10252983.377642">
                <text:p>10252983.377642</text:p>
              </table:table-cell>
              <table:table-cell office:value-type="float" office:value="10298644.6509129">
                <text:p>10298644.6509129</text:p>
              </table:table-cell>
              <table:table-cell office:value-type="float" office:value="10344424.5988707">
                <text:p>10344424.5988707</text:p>
              </table:table-cell>
              <table:table-cell office:value-type="float" office:value="10390323.1538076">
                <text:p>10390323.1538076</text:p>
              </table:table-cell>
              <table:table-cell office:value-type="float" office:value="10436340.2442579">
                <text:p>10436340.2442579</text:p>
              </table:table-cell>
              <table:table-cell office:value-type="float" office:value="10482475.795111">
                <text:p>10482475.795111</text:p>
              </table:table-cell>
              <table:table-cell office:value-type="float" office:value="10528729.729387">
                <text:p>10528729.729387</text:p>
              </table:table-cell>
              <table:table-cell office:value-type="float" office:value="10575101.9662194">
                <text:p>10575101.9662194</text:p>
              </table:table-cell>
              <table:table-cell office:value-type="float" office:value="10621592.4207947">
                <text:p>10621592.4207947</text:p>
              </table:table-cell>
              <table:table-cell office:value-type="float" office:value="10668201.004784">
                <text:p>10668201.004784</text:p>
              </table:table-cell>
              <table:table-cell office:value-type="float" office:value="10714927.6264061">
                <text:p>10714927.6264061</text:p>
              </table:table-cell>
              <table:table-cell office:value-type="float" office:value="10761772.192957">
                <text:p>10761772.192957</text:p>
              </table:table-cell>
              <table:table-cell office:value-type="float" office:value="10808734.6085712">
                <text:p>10808734.6085712</text:p>
              </table:table-cell>
              <table:table-cell office:value-type="float" office:value="10855814.7733521">
                <text:p>10855814.7733521</text:p>
              </table:table-cell>
              <table:table-cell office:value-type="float" office:value="10903012.5842537">
                <text:p>10903012.5842537</text:p>
              </table:table-cell>
              <table:table-cell office:value-type="float" office:value="10950327.9350793">
                <text:p>10950327.9350793</text:p>
              </table:table-cell>
              <table:table-cell office:value-type="float" office:value="10997760.7161151">
                <text:p>10997760.7161151</text:p>
              </table:table-cell>
              <table:table-cell office:value-type="float" office:value="11045310.8143316">
                <text:p>11045310.8143316</text:p>
              </table:table-cell>
              <table:table-cell office:value-type="float" office:value="11092978.1136777">
                <text:p>11092978.1136777</text:p>
              </table:table-cell>
              <table:table-cell office:value-type="float" office:value="11140762.4948927">
                <text:p>11140762.4948927</text:p>
              </table:table-cell>
              <table:table-cell office:value-type="float" office:value="11188663.8355053">
                <text:p>11188663.8355053</text:p>
              </table:table-cell>
              <table:table-cell office:value-type="float" office:value="11236682.0507863">
                <text:p>11236682.0507863</text:p>
              </table:table-cell>
              <table:table-cell office:value-type="float" office:value="11284816.9014032">
                <text:p>11284816.9014032</text:p>
              </table:table-cell>
              <table:table-cell office:value-type="float" office:value="11333068.3402553">
                <text:p>11333068.3402553</text:p>
              </table:table-cell>
              <table:table-cell office:value-type="float" office:value="11381436.222865">
                <text:p>11381436.222865</text:p>
              </table:table-cell>
              <table:table-cell office:value-type="float" office:value="11429920.404755">
                <text:p>11429920.404755</text:p>
              </table:table-cell>
              <table:table-cell office:value-type="float" office:value="11478520.7409673">
                <text:p>11478520.7409673</text:p>
              </table:table-cell>
              <table:table-cell office:value-type="float" office:value="11527237.0853948">
                <text:p>11527237.0853948</text:p>
              </table:table-cell>
              <table:table-cell office:value-type="float" office:value="11576069.2887015">
                <text:p>11576069.2887015</text:p>
              </table:table-cell>
              <table:table-cell office:value-type="float" office:value="11625017.1989099">
                <text:p>11625017.1989099</text:p>
              </table:table-cell>
              <table:table-cell office:value-type="float" office:value="11674080.6593851">
                <text:p>11674080.6593851</text:p>
              </table:table-cell>
              <table:table-cell office:value-type="float" office:value="11723259.5116597">
                <text:p>11723259.5116597</text:p>
              </table:table-cell>
              <table:table-cell office:value-type="float" office:value="11772553.5923348">
                <text:p>11772553.5923348</text:p>
              </table:table-cell>
              <table:table-cell office:value-type="float" office:value="11821962.7350796">
                <text:p>11821962.7350796</text:p>
              </table:table-cell>
              <table:table-cell office:value-type="float" office:value="11871486.7704564">
                <text:p>11871486.7704564</text:p>
              </table:table-cell>
              <table:table-cell office:value-type="float" office:value="11921125.5266378">
                <text:p>11921125.5266378</text:p>
              </table:table-cell>
              <table:table-cell office:value-type="float" office:value="11970878.8257675">
                <text:p>11970878.8257675</text:p>
              </table:table-cell>
              <table:table-cell office:value-type="float" office:value="12020746.4897887">
                <text:p>12020746.4897887</text:p>
              </table:table-cell>
              <table:table-cell office:value-type="float" office:value="12070728.3334698">
                <text:p>12070728.3334698</text:p>
              </table:table-cell>
              <table:table-cell office:value-type="float" office:value="12120824.1716542">
                <text:p>12120824.1716542</text:p>
              </table:table-cell>
              <table:table-cell office:value-type="float" office:value="12171033.8137623">
                <text:p>12171033.8137623</text:p>
              </table:table-cell>
              <table:table-cell office:value-type="float" office:value="12221357.0662273">
                <text:p>12221357.0662273</text:p>
              </table:table-cell>
              <table:table-cell office:value-type="float" office:value="12271793.7286656">
                <text:p>12271793.7286656</text:p>
              </table:table-cell>
              <table:table-cell office:value-type="float" office:value="12322343.6018303">
                <text:p>12322343.6018303</text:p>
              </table:table-cell>
              <table:table-cell office:value-type="float" office:value="12373006.4833877">
                <text:p>12373006.4833877</text:p>
              </table:table-cell>
              <table:table-cell office:value-type="float" office:value="12423782.166944">
                <text:p>12423782.166944</text:p>
              </table:table-cell>
              <table:table-cell office:value-type="float" office:value="12474670.4420462">
                <text:p>12474670.4420462</text:p>
              </table:table-cell>
              <table:table-cell office:value-type="float" office:value="12525671.0941811">
                <text:p>12525671.0941811</text:p>
              </table:table-cell>
              <table:table-cell office:value-type="float" office:value="12576783.9048585">
                <text:p>12576783.9048585</text:p>
              </table:table-cell>
              <table:table-cell office:value-type="float" office:value="12628008.6536963">
                <text:p>12628008.6536963</text:p>
              </table:table-cell>
              <table:table-cell office:value-type="float" office:value="12679345.115963">
                <text:p>12679345.115963</text:p>
              </table:table-cell>
              <table:table-cell office:value-type="float" office:value="12730793.0623061">
                <text:p>12730793.0623061</text:p>
              </table:table-cell>
              <table:table-cell office:value-type="float" office:value="12782352.2594676">
                <text:p>12782352.2594676</text:p>
              </table:table-cell>
              <table:table-cell office:value-type="float" office:value="12834022.4702844">
                <text:p>12834022.4702844</text:p>
              </table:table-cell>
              <table:table-cell office:value-type="float" office:value="12885803.453688">
                <text:p>12885803.453688</text:p>
              </table:table-cell>
              <table:table-cell office:value-type="float" office:value="12937694.9647046">
                <text:p>12937694.9647046</text:p>
              </table:table-cell>
              <table:table-cell office:value-type="float" office:value="12989696.7575137">
                <text:p>12989696.7575137</text:p>
              </table:table-cell>
              <table:table-cell office:value-type="float" office:value="13041808.585284">
                <text:p>13041808.585284</text:p>
              </table:table-cell>
              <table:table-cell office:value-type="float" office:value="13094030.1944931">
                <text:p>13094030.1944931</text:p>
              </table:table-cell>
              <table:table-cell office:value-type="float" office:value="13146361.3280518">
                <text:p>13146361.3280518</text:p>
              </table:table-cell>
              <table:table-cell office:value-type="float" office:value="13198801.7253255">
                <text:p>13198801.7253255</text:p>
              </table:table-cell>
              <table:table-cell office:value-type="float" office:value="13251351.1221341">
                <text:p>13251351.1221341</text:p>
              </table:table-cell>
              <table:table-cell office:value-type="float" office:value="13304009.2507522">
                <text:p>13304009.2507522</text:p>
              </table:table-cell>
              <table:table-cell office:value-type="float" office:value="13356775.8398564">
                <text:p>13356775.8398564</text:p>
              </table:table-cell>
              <table:table-cell office:value-type="float" office:value="13409650.6142109">
                <text:p>13409650.6142109</text:p>
              </table:table-cell>
              <table:table-cell office:value-type="float" office:value="13462633.2949469">
                <text:p>13462633.2949469</text:p>
              </table:table-cell>
              <table:table-cell office:value-type="float" office:value="13515723.5998035">
                <text:p>13515723.5998035</text:p>
              </table:table-cell>
              <table:table-cell office:value-type="float" office:value="13568921.2429197">
                <text:p>13568921.2429197</text:p>
              </table:table-cell>
              <table:table-cell office:value-type="float" office:value="13622225.9348956">
                <text:p>13622225.9348956</text:p>
              </table:table-cell>
              <table:table-cell office:value-type="float" office:value="13675637.3827352">
                <text:p>13675637.3827352</text:p>
              </table:table-cell>
              <table:table-cell office:value-type="float" office:value="13729155.290725">
                <text:p>13729155.290725</text:p>
              </table:table-cell>
              <table:table-cell office:value-type="float" office:value="13782779.3559616">
                <text:p>13782779.3559616</text:p>
              </table:table-cell>
              <table:table-cell office:value-type="float" office:value="13836509.2770679">
                <text:p>13836509.2770679</text:p>
              </table:table-cell>
              <table:table-cell office:value-type="float" office:value="13890344.744947">
                <text:p>13890344.744947</text:p>
              </table:table-cell>
              <table:table-cell office:value-type="float" office:value="13944285.449884">
                <text:p>13944285.449884</text:p>
              </table:table-cell>
              <table:table-cell office:value-type="float" office:value="13998331.0758082">
                <text:p>13998331.0758082</text:p>
              </table:table-cell>
              <table:table-cell office:value-type="float" office:value="14052481.3062753">
                <text:p>14052481.3062753</text:p>
              </table:table-cell>
              <table:table-cell office:value-type="float" office:value="14106735.8177023">
                <text:p>14106735.8177023</text:p>
              </table:table-cell>
              <table:table-cell office:value-type="float" office:value="14161094.2862948">
                <text:p>14161094.2862948</text:p>
              </table:table-cell>
              <table:table-cell office:value-type="float" office:value="14215556.3812268">
                <text:p>14215556.3812268</text:p>
              </table:table-cell>
              <table:table-cell office:value-type="float" office:value="14270121.7714914">
                <text:p>14270121.7714914</text:p>
              </table:table-cell>
              <table:table-cell office:value-type="float" office:value="14324790.1189152">
                <text:p>14324790.1189152</text:p>
              </table:table-cell>
              <table:table-cell office:value-type="float" office:value="14379561.0855244">
                <text:p>14379561.0855244</text:p>
              </table:table-cell>
              <table:table-cell office:value-type="float" office:value="14434434.3259446">
                <text:p>14434434.3259446</text:p>
              </table:table-cell>
              <table:table-cell office:value-type="float" office:value="14489409.4948042">
                <text:p>14489409.4948042</text:p>
              </table:table-cell>
              <table:table-cell office:value-type="float" office:value="14544486.2396737">
                <text:p>14544486.2396737</text:p>
              </table:table-cell>
              <table:table-cell office:value-type="float" office:value="14599664.2065858">
                <text:p>14599664.2065858</text:p>
              </table:table-cell>
              <table:table-cell office:value-type="float" office:value="14654943.0397697">
                <text:p>14654943.0397697</text:p>
              </table:table-cell>
              <table:table-cell office:value-type="float" office:value="14710322.3754811">
                <text:p>14710322.3754811</text:p>
              </table:table-cell>
              <table:table-cell office:value-type="float" office:value="14765801.8483002">
                <text:p>14765801.8483002</text:p>
              </table:table-cell>
              <table:table-cell office:value-type="float" office:value="14821381.0898326">
                <text:p>14821381.0898326</text:p>
              </table:table-cell>
              <table:table-cell office:value-type="float" office:value="14877059.7290044">
                <text:p>14877059.7290044</text:p>
              </table:table-cell>
              <table:table-cell office:value-type="float" office:value="14932837.3903001">
                <text:p>14932837.3903001</text:p>
              </table:table-cell>
              <table:table-cell office:value-type="float" office:value="14988713.6937626">
                <text:p>14988713.6937626</text:p>
              </table:table-cell>
              <table:table-cell office:value-type="float" office:value="15044688.2565253">
                <text:p>15044688.2565253</text:p>
              </table:table-cell>
              <table:table-cell office:value-type="float" office:value="15100760.6935221">
                <text:p>15100760.6935221</text:p>
              </table:table-cell>
              <table:table-cell office:value-type="float" office:value="15156930.6139177">
                <text:p>15156930.6139177</text:p>
              </table:table-cell>
              <table:table-cell office:value-type="float" office:value="15213197.6227599">
                <text:p>15213197.6227599</text:p>
              </table:table-cell>
              <table:table-cell office:value-type="float" office:value="15269561.3210098">
                <text:p>15269561.3210098</text:p>
              </table:table-cell>
              <table:table-cell office:value-type="float" office:value="15326021.3060615">
                <text:p>15326021.3060615</text:p>
              </table:table-cell>
              <table:table-cell office:value-type="float" office:value="15382577.1759778">
                <text:p>15382577.1759778</text:p>
              </table:table-cell>
              <table:table-cell office:value-type="float" office:value="15439228.5236041">
                <text:p>15439228.5236041</text:p>
              </table:table-cell>
              <table:table-cell office:value-type="float" office:value="15495974.937464">
                <text:p>15495974.937464</text:p>
              </table:table-cell>
              <table:table-cell office:value-type="float" office:value="15552816.0025252">
                <text:p>15552816.0025252</text:p>
              </table:table-cell>
              <table:table-cell office:value-type="float" office:value="15609751.3001993">
                <text:p>15609751.3001993</text:p>
              </table:table-cell>
              <table:table-cell office:value-type="float" office:value="15666780.4085141">
                <text:p>15666780.4085141</text:p>
              </table:table-cell>
              <table:table-cell office:value-type="float" office:value="15723902.9020696">
                <text:p>15723902.9020696</text:p>
              </table:table-cell>
              <table:table-cell office:value-type="float" office:value="15781118.3518165">
                <text:p>15781118.3518165</text:p>
              </table:table-cell>
              <table:table-cell office:value-type="float" office:value="15838426.3251793">
                <text:p>15838426.3251793</text:p>
              </table:table-cell>
              <table:table-cell office:value-type="float" office:value="15895826.3860565">
                <text:p>15895826.3860565</text:p>
              </table:table-cell>
              <table:table-cell office:value-type="float" office:value="15953318.1775619">
                <text:p>15953318.1775619</text:p>
              </table:table-cell>
              <table:table-cell office:value-type="float" office:value="16010901.0420222">
                <text:p>16010901.0420222</text:p>
              </table:table-cell>
              <table:table-cell office:value-type="float" office:value="16068574.6919237">
                <text:p>16068574.6919237</text:p>
              </table:table-cell>
              <table:table-cell office:value-type="float" office:value="16126338.66557">
                <text:p>16126338.66557</text:p>
              </table:table-cell>
              <table:table-cell office:value-type="float" office:value="16184192.5012648">
                <text:p>16184192.5012648</text:p>
              </table:table-cell>
              <table:table-cell office:value-type="float" office:value="16242135.7373071">
                <text:p>16242135.7373071</text:p>
              </table:table-cell>
              <table:table-cell office:value-type="float" office:value="16300167.9114779">
                <text:p>16300167.9114779</text:p>
              </table:table-cell>
              <table:table-cell office:value-type="float" office:value="16358288.561064">
                <text:p>16358288.561064</text:p>
              </table:table-cell>
              <table:table-cell office:value-type="float" office:value="16416497.2184106">
                <text:p>16416497.2184106</text:p>
              </table:table-cell>
              <table:table-cell office:value-type="float" office:value="16474793.4141223">
                <text:p>16474793.4141223</text:p>
              </table:table-cell>
              <table:table-cell office:value-type="float" office:value="16533176.673396">
                <text:p>16533176.673396</text:p>
              </table:table-cell>
              <table:table-cell office:value-type="float" office:value="16591646.5203114">
                <text:p>16591646.5203114</text:p>
              </table:table-cell>
              <table:table-cell office:value-type="float" office:value="16650202.47316">
                <text:p>16650202.47316</text:p>
              </table:table-cell>
              <table:table-cell office:value-type="float" office:value="16708844.0494677">
                <text:p>16708844.0494677</text:p>
              </table:table-cell>
              <table:table-cell office:value-type="float" office:value="16767570.760947">
                <text:p>16767570.760947</text:p>
              </table:table-cell>
              <table:table-cell office:value-type="float" office:value="16826382.117941">
                <text:p>16826382.117941</text:p>
              </table:table-cell>
              <table:table-cell office:value-type="float" office:value="16885277.6261599">
                <text:p>16885277.6261599</text:p>
              </table:table-cell>
              <table:table-cell office:value-type="float" office:value="16944256.7886052">
                <text:p>16944256.7886052</text:p>
              </table:table-cell>
              <table:table-cell office:value-type="float" office:value="17003319.1052316">
                <text:p>17003319.1052316</text:p>
              </table:table-cell>
              <table:table-cell office:value-type="float" office:value="17062464.0717549">
                <text:p>17062464.0717549</text:p>
              </table:table-cell>
              <table:table-cell office:value-type="float" office:value="17121691.1807165">
                <text:p>17121691.1807165</text:p>
              </table:table-cell>
              <table:table-cell office:value-type="float" office:value="17180999.9129124">
                <text:p>17180999.9129124</text:p>
              </table:table-cell>
              <table:table-cell office:value-type="float" office:value="17240389.756209">
                <text:p>17240389.756209</text:p>
              </table:table-cell>
              <table:table-cell office:value-type="float" office:value="17299860.200106">
                <text:p>17299860.200106</text:p>
              </table:table-cell>
              <table:table-cell office:value-type="float" office:value="17359410.7341033">
                <text:p>17359410.7341033</text:p>
              </table:table-cell>
              <table:table-cell office:value-type="float" office:value="17419040.8414681">
                <text:p>17419040.8414681</text:p>
              </table:table-cell>
              <table:table-cell office:value-type="float" office:value="17478749.9746">
                <text:p>17478749.9746</text:p>
              </table:table-cell>
              <table:table-cell office:value-type="float" office:value="17538537.6038459">
                <text:p>17538537.6038459</text:p>
              </table:table-cell>
              <table:table-cell office:value-type="float" office:value="17598403.2032326">
                <text:p>17598403.2032326</text:p>
              </table:table-cell>
              <table:table-cell office:value-type="float" office:value="17658346.2467869">
                <text:p>17658346.2467869</text:p>
              </table:table-cell>
              <table:table-cell office:value-type="float" office:value="17718366.201751">
                <text:p>17718366.201751</text:p>
              </table:table-cell>
              <table:table-cell office:value-type="float" office:value="17778462.5046791">
                <text:p>17778462.5046791</text:p>
              </table:table-cell>
              <table:table-cell office:value-type="float" office:value="17838634.6106616">
                <text:p>17838634.6106616</text:p>
              </table:table-cell>
              <table:table-cell office:value-type="float" office:value="17898881.9781592">
                <text:p>17898881.9781592</text:p>
              </table:table-cell>
              <table:table-cell office:value-type="float" office:value="17959204.0656327">
                <text:p>17959204.0656327</text:p>
              </table:table-cell>
              <table:table-cell office:value-type="float" office:value="18019600.2773985">
                <text:p>18019600.2773985</text:p>
              </table:table-cell>
              <table:table-cell office:value-type="float" office:value="18080070.1596289">
                <text:p>18080070.1596289</text:p>
              </table:table-cell>
              <table:table-cell office:value-type="float" office:value="18140613.0575975">
                <text:p>18140613.0575975</text:p>
              </table:table-cell>
              <table:table-cell office:value-type="float" office:value="18201228.4233931">
                <text:p>18201228.4233931</text:p>
              </table:table-cell>
              <table:table-cell office:value-type="float" office:value="18261915.7060586">
                <text:p>18261915.7060586</text:p>
              </table:table-cell>
              <table:table-cell office:value-type="float" office:value="18322674.3470176">
                <text:p>18322674.3470176</text:p>
              </table:table-cell>
              <table:table-cell office:value-type="float" office:value="18383503.7657436">
                <text:p>18383503.7657436</text:p>
              </table:table-cell>
              <table:table-cell office:value-type="float" office:value="18444403.3866966">
                <text:p>18444403.3866966</text:p>
              </table:table-cell>
              <table:table-cell office:value-type="float" office:value="18505372.6307617">
                <text:p>18505372.6307617</text:p>
              </table:table-cell>
              <table:table-cell office:value-type="float" office:value="18566410.9137204">
                <text:p>18566410.9137204</text:p>
              </table:table-cell>
              <table:table-cell office:value-type="float" office:value="18627517.6462503">
                <text:p>18627517.6462503</text:p>
              </table:table-cell>
              <table:table-cell office:value-type="float" office:value="18688692.2437961">
                <text:p>18688692.2437961</text:p>
              </table:table-cell>
              <table:table-cell office:value-type="float" office:value="18749934.1251886">
                <text:p>18749934.1251886</text:p>
              </table:table-cell>
              <table:table-cell office:value-type="float" office:value="18811242.6978876">
                <text:p>18811242.6978876</text:p>
              </table:table-cell>
              <table:table-cell office:value-type="float" office:value="18872617.3659352">
                <text:p>18872617.3659352</text:p>
              </table:table-cell>
              <table:table-cell office:value-type="float" office:value="18934057.5299685">
                <text:p>18934057.5299685</text:p>
              </table:table-cell>
              <table:table-cell office:value-type="float" office:value="18995562.5875841">
                <text:p>18995562.5875841</text:p>
              </table:table-cell>
              <table:table-cell office:value-type="float" office:value="19057131.9390909">
                <text:p>19057131.9390909</text:p>
              </table:table-cell>
              <table:table-cell office:value-type="float" office:value="19118764.9806632">
                <text:p>19118764.9806632</text:p>
              </table:table-cell>
              <table:table-cell office:value-type="float" office:value="19180461.104265">
                <text:p>19180461.104265</text:p>
              </table:table-cell>
              <table:table-cell office:value-type="float" office:value="19242219.6991181">
                <text:p>19242219.6991181</text:p>
              </table:table-cell>
              <table:table-cell office:value-type="float" office:value="19304040.1517019">
                <text:p>19304040.1517019</text:p>
              </table:table-cell>
              <table:table-cell office:value-type="float" office:value="19365921.8460739">
                <text:p>19365921.8460739</text:p>
              </table:table-cell>
              <table:table-cell office:value-type="float" office:value="19427864.1646342">
                <text:p>19427864.1646342</text:p>
              </table:table-cell>
              <table:table-cell office:value-type="float" office:value="19489866.4865373">
                <text:p>19489866.4865373</text:p>
              </table:table-cell>
              <table:table-cell office:value-type="float" office:value="19551928.1882483">
                <text:p>19551928.1882483</text:p>
              </table:table-cell>
              <table:table-cell office:value-type="float" office:value="19614048.6436119">
                <text:p>19614048.6436119</text:p>
              </table:table-cell>
              <table:table-cell office:value-type="float" office:value="19676227.3286539">
                <text:p>19676227.3286539</text:p>
              </table:table-cell>
              <table:table-cell office:value-type="float" office:value="19738463.3463968">
                <text:p>19738463.3463968</text:p>
              </table:table-cell>
              <table:table-cell office:value-type="float" office:value="19800756.2527799">
                <text:p>19800756.2527799</text:p>
              </table:table-cell>
              <table:table-cell office:value-type="float" office:value="19863105.4017834">
                <text:p>19863105.4017834</text:p>
              </table:table-cell>
              <table:table-cell office:value-type="float" office:value="19925510.1473877">
                <text:p>19925510.1473877</text:p>
              </table:table-cell>
              <table:table-cell office:value-type="float" office:value="19987969.843573">
                <text:p>19987969.843573</text:p>
              </table:table-cell>
              <table:table-cell office:value-type="float" office:value="20050483.8443338">
                <text:p>20050483.8443338</text:p>
              </table:table-cell>
              <table:table-cell office:value-type="float" office:value="20113051.503873">
                <text:p>20113051.503873</text:p>
              </table:table-cell>
              <table:table-cell office:value-type="float" office:value="20175672.175812">
                <text:p>20175672.175812</text:p>
              </table:table-cell>
              <table:table-cell office:value-type="float" office:value="20238345.210066">
                <text:p>20238345.210066</text:p>
              </table:table-cell>
              <table:table-cell office:value-type="float" office:value="20301069.9557217">
                <text:p>20301069.9557217</text:p>
              </table:table-cell>
              <table:table-cell office:value-type="float" office:value="20363845.7581843">
                <text:p>20363845.7581843</text:p>
              </table:table-cell>
              <table:table-cell office:value-type="float" office:value="20426671.9618082">
                <text:p>20426671.9618082</text:p>
              </table:table-cell>
              <table:table-cell office:value-type="float" office:value="20489547.9080777">
                <text:p>20489547.9080777</text:p>
              </table:table-cell>
              <table:table-cell office:value-type="float" office:value="20552472.9368925">
                <text:p>20552472.9368925</text:p>
              </table:table-cell>
              <table:table-cell office:value-type="float" office:value="20615446.3855954">
                <text:p>20615446.3855954</text:p>
              </table:table-cell>
              <table:table-cell office:value-type="float" office:value="20678467.5895826">
                <text:p>20678467.5895826</text:p>
              </table:table-cell>
              <table:table-cell office:value-type="float" office:value="20741535.8822174">
                <text:p>20741535.8822174</text:p>
              </table:table-cell>
              <table:table-cell office:value-type="float" office:value="20804650.5950507">
                <text:p>20804650.5950507</text:p>
              </table:table-cell>
              <table:table-cell office:value-type="float" office:value="20867811.0574272">
                <text:p>20867811.0574272</text:p>
              </table:table-cell>
              <table:table-cell office:value-type="float" office:value="20931016.5963257">
                <text:p>20931016.5963257</text:p>
              </table:table-cell>
              <table:table-cell office:value-type="float" office:value="20994266.5378451">
                <text:p>20994266.5378451</text:p>
              </table:table-cell>
              <table:table-cell office:value-type="float" office:value="21057560.2060452">
                <text:p>21057560.2060452</text:p>
              </table:table-cell>
              <table:table-cell office:value-type="float" office:value="21120896.9226811">
                <text:p>21120896.9226811</text:p>
              </table:table-cell>
              <table:table-cell office:value-type="float" office:value="21184276.0073792">
                <text:p>21184276.0073792</text:p>
              </table:table-cell>
              <table:table-cell office:value-type="float" office:value="21247696.7791433">
                <text:p>21247696.7791433</text:p>
              </table:table-cell>
              <table:table-cell office:value-type="float" office:value="21311158.5543434">
                <text:p>21311158.5543434</text:p>
              </table:table-cell>
              <table:table-cell office:value-type="float" office:value="21374660.6469846">
                <text:p>21374660.6469846</text:p>
              </table:table-cell>
              <table:table-cell office:value-type="float" office:value="21438202.368976">
                <text:p>21438202.368976</text:p>
              </table:table-cell>
            </table:table-row>
            <table:table-row>
              <table:table-cell office:value-type="string">
                <text:p>Dead</text:p>
                <draw:g>
                  <svg:desc>'United States_coronavirus'.A6:'United States_coronavirus'.A6</svg:desc>
                </draw:g>
              </table:table-cell>
              <table:table-cell office:value-type="float" office:value="0">
                <text:p>0</text:p>
                <draw:g>
                  <svg:desc>'United States_coronavirus'.B6:'United States_coronavirus'.SG6</svg:desc>
                </draw:g>
              </table:table-cell>
              <table:table-cell office:value-type="float" office:value="0.000139029151246592">
                <text:p>0.000139029151246592</text:p>
              </table:table-cell>
              <table:table-cell office:value-type="float" office:value="0.00051848204716625">
                <text:p>0.00051848204716625</text:p>
              </table:table-cell>
              <table:table-cell office:value-type="float" office:value="0.00110134415069565">
                <text:p>0.00110134415069565</text:p>
              </table:table-cell>
              <table:table-cell office:value-type="float" office:value="0.00187014261863931">
                <text:p>0.00187014261863931</text:p>
              </table:table-cell>
              <table:table-cell office:value-type="float" office:value="0.00282138299412049">
                <text:p>0.00282138299412049</text:p>
              </table:table-cell>
              <table:table-cell office:value-type="float" office:value="0.00396204610723745">
                <text:p>0.00396204610723745</text:p>
              </table:table-cell>
              <table:table-cell office:value-type="float" office:value="0.00530747033086389">
                <text:p>0.00530747033086389</text:p>
              </table:table-cell>
              <table:table-cell office:value-type="float" office:value="0.00688017845251347">
                <text:p>0.00688017845251347</text:p>
              </table:table-cell>
              <table:table-cell office:value-type="float" office:value="0.0087093629246628">
                <text:p>0.0087093629246628</text:p>
              </table:table-cell>
              <table:table-cell office:value-type="float" office:value="0.010830845872151">
                <text:p>0.010830845872151</text:p>
              </table:table-cell>
              <table:table-cell office:value-type="float" office:value="0.0132873991592699">
                <text:p>0.0132873991592699</text:p>
              </table:table-cell>
              <table:table-cell office:value-type="float" office:value="0.0161293558882278">
                <text:p>0.0161293558882278</text:p>
              </table:table-cell>
              <table:table-cell office:value-type="float" office:value="0.0194154764858755">
                <text:p>0.0194154764858755</text:p>
              </table:table-cell>
              <table:table-cell office:value-type="float" office:value="0.0232140547384865">
                <text:p>0.0232140547384865</text:p>
              </table:table-cell>
              <table:table-cell office:value-type="float" office:value="0.0276042652900242">
                <text:p>0.0276042652900242</text:p>
              </table:table-cell>
              <table:table-cell office:value-type="float" office:value="0.032677766520622">
                <text:p>0.032677766520622</text:p>
              </table:table-cell>
              <table:table-cell office:value-type="float" office:value="0.0385405829304418">
                <text:p>0.0385405829304418</text:p>
              </table:table-cell>
              <table:table-cell office:value-type="float" office:value="0.0453153001369155">
                <text:p>0.0453153001369155</text:p>
              </table:table-cell>
              <table:table-cell office:value-type="float" office:value="0.0531436144186324">
                <text:p>0.0531436144186324</text:p>
              </table:table-cell>
              <table:table-cell office:value-type="float" office:value="0.0621892874097588">
                <text:p>0.0621892874097588</text:p>
              </table:table-cell>
              <table:table-cell office:value-type="float" office:value="0.0726415658949456">
                <text:p>0.0726415658949456</text:p>
              </table:table-cell>
              <table:table-cell office:value-type="float" office:value="0.0847191374725004">
                <text:p>0.0847191374725004</text:p>
              </table:table-cell>
              <table:table-cell office:value-type="float" office:value="0.0986747025526719">
                <text:p>0.0986747025526719</text:p>
              </table:table-cell>
              <table:table-cell office:value-type="float" office:value="0.11480026077723">
                <text:p>0.11480026077723</text:p>
              </table:table-cell>
              <table:table-cell office:value-type="float" office:value="0.133433219262451">
                <text:p>0.133433219262451</text:p>
              </table:table-cell>
              <table:table-cell office:value-type="float" office:value="0.154963451948291">
                <text:p>0.154963451948291</text:p>
              </table:table-cell>
              <table:table-cell office:value-type="float" office:value="0.179841456428971">
                <text:p>0.179841456428971</text:p>
              </table:table-cell>
              <table:table-cell office:value-type="float" office:value="0.208587779193468">
                <text:p>0.208587779193468</text:p>
              </table:table-cell>
              <table:table-cell office:value-type="float" office:value="0.241803908165402">
                <text:p>0.241803908165402</text:p>
              </table:table-cell>
              <table:table-cell office:value-type="float" office:value="0.280184860030995">
                <text:p>0.280184860030995</text:p>
              </table:table-cell>
              <table:table-cell office:value-type="float" office:value="0.32453371893439">
                <text:p>0.32453371893439</text:p>
              </table:table-cell>
              <table:table-cell office:value-type="float" office:value="0.375778441845883">
                <text:p>0.375778441845883</text:p>
              </table:table-cell>
              <table:table-cell office:value-type="float" office:value="0.434991275309503">
                <text:p>0.434991275309503</text:p>
              </table:table-cell>
              <table:table-cell office:value-type="float" office:value="0.503411190862593">
                <text:p>0.503411190862593</text:p>
              </table:table-cell>
              <table:table-cell office:value-type="float" office:value="0.582469810563033">
                <text:p>0.582469810563033</text:p>
              </table:table-cell>
              <table:table-cell office:value-type="float" office:value="0.673821358555564">
                <text:p>0.673821358555564</text:p>
              </table:table-cell>
              <table:table-cell office:value-type="float" office:value="0.779377277586245">
                <text:p>0.779377277586245</text:p>
              </table:table-cell>
              <table:table-cell office:value-type="float" office:value="0.901346223097647">
                <text:p>0.901346223097647</text:p>
              </table:table-cell>
              <table:table-cell office:value-type="float" office:value="1.04228027640373">
                <text:p>1.04228027640373</text:p>
              </table:table-cell>
              <table:table-cell office:value-type="float" office:value="1.20512834450549">
                <text:p>1.20512834450549</text:p>
              </table:table-cell>
              <table:table-cell office:value-type="float" office:value="1.39329786318547">
                <text:p>1.39329786318547</text:p>
              </table:table-cell>
              <table:table-cell office:value-type="float" office:value="1.61072609329031">
                <text:p>1.61072609329031</text:p>
              </table:table-cell>
              <table:table-cell office:value-type="float" office:value="1.86196250375422">
                <text:p>1.86196250375422</text:p>
              </table:table-cell>
              <table:table-cell office:value-type="float" office:value="2.15226396351595">
                <text:p>2.15226396351595</text:p>
              </table:table-cell>
              <table:table-cell office:value-type="float" office:value="2.48770473586664">
                <text:p>2.48770473586664</text:p>
              </table:table-cell>
              <table:table-cell office:value-type="float" office:value="2.87530357520322">
                <text:p>2.87530357520322</text:p>
              </table:table-cell>
              <table:table-cell office:value-type="float" office:value="3.32317058526184">
                <text:p>3.32317058526184</text:p>
              </table:table-cell>
              <table:table-cell office:value-type="float" office:value="3.84067691235331">
                <text:p>3.84067691235331</text:p>
              </table:table-cell>
              <table:table-cell office:value-type="float" office:value="4.43865082372747">
                <text:p>4.43865082372747</text:p>
              </table:table-cell>
              <table:table-cell office:value-type="float" office:value="5.12960427350217">
                <text:p>5.12960427350217</text:p>
              </table:table-cell>
              <table:table-cell office:value-type="float" office:value="5.92799469633137">
                <text:p>5.92799469633137</text:p>
              </table:table-cell>
              <table:table-cell office:value-type="float" office:value="6.85052750598975">
                <text:p>6.85052750598975</text:p>
              </table:table-cell>
              <table:table-cell office:value-type="float" office:value="7.91650562766164">
                <text:p>7.91650562766164</text:p>
              </table:table-cell>
              <table:table-cell office:value-type="float" office:value="9.14823337470311">
                <text:p>9.14823337470311</text:p>
              </table:table-cell>
              <table:table-cell office:value-type="float" office:value="10.5714831239734">
                <text:p>10.5714831239734</text:p>
              </table:table-cell>
              <table:table-cell office:value-type="float" office:value="12.2160345507262">
                <text:p>12.2160345507262</text:p>
              </table:table-cell>
              <table:table-cell office:value-type="float" office:value="14.1162976977584">
                <text:p>14.1162976977584</text:p>
              </table:table-cell>
              <table:table-cell office:value-type="float" office:value="16.3120329189619">
                <text:p>16.3120329189619</text:p>
              </table:table-cell>
              <table:table-cell office:value-type="float" office:value="18.8491827551415">
                <text:p>18.8491827551415</text:p>
              </table:table-cell>
              <table:table-cell office:value-type="float" office:value="21.7808331420591">
                <text:p>21.7808331420591</text:p>
              </table:table-cell>
              <table:table-cell office:value-type="float" office:value="25.1683240548833">
                <text:p>25.1683240548833</text:p>
              </table:table-cell>
              <table:table-cell office:value-type="float" office:value="29.0825328176889">
                <text:p>29.0825328176889</text:p>
              </table:table-cell>
              <table:table-cell office:value-type="float" office:value="33.605356915598">
                <text:p>33.605356915598</text:p>
              </table:table-cell>
              <table:table-cell office:value-type="float" office:value="38.8314273114849">
                <text:p>38.8314273114849</text:p>
              </table:table-cell>
              <table:table-cell office:value-type="float" office:value="44.8700880995922">
                <text:p>44.8700880995922</text:p>
              </table:table-cell>
              <table:table-cell office:value-type="float" office:value="51.8476839002591">
                <text:p>51.8476839002591</text:p>
              </table:table-cell>
              <table:table-cell office:value-type="float" office:value="59.9102027636498">
                <text:p>59.9102027636498</text:p>
              </table:table-cell>
              <table:table-cell office:value-type="float" office:value="69.2263298599028">
                <text:p>69.2263298599028</text:p>
              </table:table-cell>
              <table:table-cell office:value-type="float" office:value="79.9909757597416">
                <text:p>79.9909757597416</text:p>
              </table:table-cell>
              <table:table-cell office:value-type="float" office:value="92.4293530214084">
                <text:p>92.4293530214084</text:p>
              </table:table-cell>
              <table:table-cell office:value-type="float" office:value="106.801686237581">
                <text:p>106.801686237581</text:p>
              </table:table-cell>
              <table:table-cell office:value-type="float" office:value="123.408653900631">
                <text:p>123.408653900631</text:p>
              </table:table-cell>
              <table:table-cell office:value-type="float" office:value="142.597675690137">
                <text:p>142.597675690137</text:p>
              </table:table-cell>
              <table:table-cell office:value-type="float" office:value="164.770176379801">
                <text:p>164.770176379801</text:p>
              </table:table-cell>
              <table:table-cell office:value-type="float" office:value="190.389977880412">
                <text:p>190.389977880412</text:p>
              </table:table-cell>
              <table:table-cell office:value-type="float" office:value="219.992994526208">
                <text:p>219.992994526208</text:p>
              </table:table-cell>
              <table:table-cell office:value-type="float" office:value="254.198433385171">
                <text:p>254.198433385171</text:p>
              </table:table-cell>
              <table:table-cell office:value-type="float" office:value="293.721732978741">
                <text:p>293.721732978741</text:p>
              </table:table-cell>
              <table:table-cell office:value-type="float" office:value="339.389509589685">
                <text:p>339.389509589685</text:p>
              </table:table-cell>
              <table:table-cell office:value-type="float" office:value="392.156821823987">
                <text:p>392.156821823987</text:p>
              </table:table-cell>
              <table:table-cell office:value-type="float" office:value="453.127111843915">
                <text:p>453.127111843915</text:p>
              </table:table-cell>
              <table:table-cell office:value-type="float" office:value="523.575236617983">
                <text:p>523.575236617983</text:p>
              </table:table-cell>
              <table:table-cell office:value-type="float" office:value="604.974065637733">
                <text:p>604.974065637733</text:p>
              </table:table-cell>
              <table:table-cell office:value-type="float" office:value="699.025193840177">
                <text:p>699.025193840177</text:p>
              </table:table-cell>
              <table:table-cell office:value-type="float" office:value="807.694400896624">
                <text:p>807.694400896624</text:p>
              </table:table-cell>
              <table:table-cell office:value-type="float" office:value="933.252582535956">
                <text:p>933.252582535956</text:p>
              </table:table-cell>
              <table:table-cell office:value-type="float" office:value="1078.32297964421">
                <text:p>1078.32297964421</text:p>
              </table:table-cell>
              <table:table-cell office:value-type="float" office:value="1245.93567002947">
                <text:p>1245.93567002947</text:p>
              </table:table-cell>
              <table:table-cell office:value-type="float" office:value="1439.59035006526">
                <text:p>1439.59035006526</text:p>
              </table:table-cell>
              <table:table-cell office:value-type="float" office:value="1663.32865637184">
                <text:p>1663.32865637184</text:p>
              </table:table-cell>
              <table:table-cell office:value-type="float" office:value="1921.81727823262">
                <text:p>1921.81727823262</text:p>
              </table:table-cell>
              <table:table-cell office:value-type="float" office:value="2220.44324177281">
                <text:p>2220.44324177281</text:p>
              </table:table-cell>
              <table:table-cell office:value-type="float" office:value="2565.4226343319">
                <text:p>2565.4226343319</text:p>
              </table:table-cell>
              <table:table-cell office:value-type="float" office:value="2963.92370674328">
                <text:p>2963.92370674328</text:p>
              </table:table-cell>
              <table:table-cell office:value-type="float" office:value="3424.20439511555">
                <text:p>3424.20439511555</text:p>
              </table:table-cell>
              <table:table-cell office:value-type="float" office:value="3955.76235769052">
                <text:p>3955.76235769052</text:p>
              </table:table-cell>
              <table:table-cell office:value-type="float" office:value="4569.49145776114">
                <text:p>4569.49145776114</text:p>
              </table:table-cell>
              <table:table-cell office:value-type="float" office:value="5277.83024846092">
                <text:p>5277.83024846092</text:p>
              </table:table-cell>
              <table:table-cell office:value-type="float" office:value="6094.86838850301">
                <text:p>6094.86838850301</text:p>
              </table:table-cell>
              <table:table-cell office:value-type="float" office:value="7036.31053088163">
                <text:p>7036.31053088163</text:p>
              </table:table-cell>
              <table:table-cell office:value-type="float" office:value="8118.85240538473">
                <text:p>8118.85240538473</text:p>
              </table:table-cell>
              <table:table-cell office:value-type="float" office:value="9357.15405703929">
                <text:p>9357.15405703929</text:p>
              </table:table-cell>
              <table:table-cell office:value-type="float" office:value="10757.7064202599">
                <text:p>10757.7064202599</text:p>
              </table:table-cell>
              <table:table-cell office:value-type="float" office:value="12318.4592535636">
                <text:p>12318.4592535636</text:p>
              </table:table-cell>
              <table:table-cell office:value-type="float" office:value="14033.3167434856">
                <text:p>14033.3167434856</text:p>
              </table:table-cell>
              <table:table-cell office:value-type="float" office:value="15892.9312687699">
                <text:p>15892.9312687699</text:p>
              </table:table-cell>
              <table:table-cell office:value-type="float" office:value="17883.9018301964">
                <text:p>17883.9018301964</text:p>
              </table:table-cell>
              <table:table-cell office:value-type="float" office:value="19988.8405319774">
                <text:p>19988.8405319774</text:p>
              </table:table-cell>
              <table:table-cell office:value-type="float" office:value="22187.5844034749">
                <text:p>22187.5844034749</text:p>
              </table:table-cell>
              <table:table-cell office:value-type="float" office:value="24458.9675468411">
                <text:p>24458.9675468411</text:p>
              </table:table-cell>
              <table:table-cell office:value-type="float" office:value="26782.4799431661">
                <text:p>26782.4799431661</text:p>
              </table:table-cell>
              <table:table-cell office:value-type="float" office:value="29139.4333049602">
                <text:p>29139.4333049602</text:p>
              </table:table-cell>
              <table:table-cell office:value-type="float" office:value="31513.5736018379">
                <text:p>31513.5736018379</text:p>
              </table:table-cell>
              <table:table-cell office:value-type="float" office:value="33891.2548476982">
                <text:p>33891.2548476982</text:p>
              </table:table-cell>
              <table:table-cell office:value-type="float" office:value="36261.3309821747">
                <text:p>36261.3309821747</text:p>
              </table:table-cell>
              <table:table-cell office:value-type="float" office:value="38614.8987282105">
                <text:p>38614.8987282105</text:p>
              </table:table-cell>
              <table:table-cell office:value-type="float" office:value="40944.9826494169">
                <text:p>40944.9826494169</text:p>
              </table:table-cell>
              <table:table-cell office:value-type="float" office:value="43246.2170195048">
                <text:p>43246.2170195048</text:p>
              </table:table-cell>
              <table:table-cell office:value-type="float" office:value="45514.5530305509">
                <text:p>45514.5530305509</text:p>
              </table:table-cell>
              <table:table-cell office:value-type="float" office:value="47747.0034590047">
                <text:p>47747.0034590047</text:p>
              </table:table-cell>
              <table:table-cell office:value-type="float" office:value="49941.4273865061">
                <text:p>49941.4273865061</text:p>
              </table:table-cell>
              <table:table-cell office:value-type="float" office:value="52096.3528154292">
                <text:p>52096.3528154292</text:p>
              </table:table-cell>
              <table:table-cell office:value-type="float" office:value="54210.8327671655">
                <text:p>54210.8327671655</text:p>
              </table:table-cell>
              <table:table-cell office:value-type="float" office:value="56284.3298372997">
                <text:p>56284.3298372997</text:p>
              </table:table-cell>
              <table:table-cell office:value-type="float" office:value="58316.6243307162">
                <text:p>58316.6243307162</text:p>
              </table:table-cell>
              <table:table-cell office:value-type="float" office:value="60307.7415838643">
                <text:p>60307.7415838643</text:p>
              </table:table-cell>
              <table:table-cell office:value-type="float" office:value="62257.8947294953">
                <text:p>62257.8947294953</text:p>
              </table:table-cell>
              <table:table-cell office:value-type="float" office:value="64167.4397685468">
                <text:p>64167.4397685468</text:p>
              </table:table-cell>
              <table:table-cell office:value-type="float" office:value="66036.8403983809">
                <text:p>66036.8403983809</text:p>
              </table:table-cell>
              <table:table-cell office:value-type="float" office:value="67866.6405506459">
                <text:p>67866.6405506459</text:p>
              </table:table-cell>
              <table:table-cell office:value-type="float" office:value="69657.4429802685">
                <text:p>69657.4429802685</text:p>
              </table:table-cell>
              <table:table-cell office:value-type="float" office:value="71409.8926071453">
                <text:p>71409.8926071453</text:p>
              </table:table-cell>
              <table:table-cell office:value-type="float" office:value="73124.6635755662">
                <text:p>73124.6635755662</text:p>
              </table:table-cell>
              <table:table-cell office:value-type="float" office:value="74802.4492303996">
                <text:p>74802.4492303996</text:p>
              </table:table-cell>
              <table:table-cell office:value-type="float" office:value="76443.954360779">
                <text:p>76443.954360779</text:p>
              </table:table-cell>
              <table:table-cell office:value-type="float" office:value="78049.8892243296">
                <text:p>78049.8892243296</text:p>
              </table:table-cell>
              <table:table-cell office:value-type="float" office:value="79620.9649501512">
                <text:p>79620.9649501512</text:p>
              </table:table-cell>
              <table:table-cell office:value-type="float" office:value="81157.8900269809">
                <text:p>81157.8900269809</text:p>
              </table:table-cell>
              <table:table-cell office:value-type="float" office:value="82661.3676259663">
                <text:p>82661.3676259663</text:p>
              </table:table-cell>
              <table:table-cell office:value-type="float" office:value="84132.0935818613">
                <text:p>84132.0935818613</text:p>
              </table:table-cell>
              <table:table-cell office:value-type="float" office:value="85570.7548845174">
                <text:p>85570.7548845174</text:p>
              </table:table-cell>
              <table:table-cell office:value-type="float" office:value="86978.0285627675">
                <text:p>86978.0285627675</text:p>
              </table:table-cell>
              <table:table-cell office:value-type="float" office:value="88354.5808770821">
                <text:p>88354.5808770821</text:p>
              </table:table-cell>
              <table:table-cell office:value-type="float" office:value="89701.0667536946">
                <text:p>89701.0667536946</text:p>
              </table:table-cell>
              <table:table-cell office:value-type="float" office:value="91018.1294004983">
                <text:p>91018.1294004983</text:p>
              </table:table-cell>
              <table:table-cell office:value-type="float" office:value="92306.4000679631">
                <text:p>92306.4000679631</text:p>
              </table:table-cell>
              <table:table-cell office:value-type="float" office:value="93566.4979192102">
                <text:p>93566.4979192102</text:p>
              </table:table-cell>
              <table:table-cell office:value-type="float" office:value="94799.0299894233">
                <text:p>94799.0299894233</text:p>
              </table:table-cell>
              <table:table-cell office:value-type="float" office:value="96004.5912005236">
                <text:p>96004.5912005236</text:p>
              </table:table-cell>
              <table:table-cell office:value-type="float" office:value="97183.7644361172">
                <text:p>97183.7644361172</text:p>
              </table:table-cell>
              <table:table-cell office:value-type="float" office:value="98337.1206520321">
                <text:p>98337.1206520321</text:p>
              </table:table-cell>
              <table:table-cell office:value-type="float" office:value="99465.2190118686">
                <text:p>99465.2190118686</text:p>
              </table:table-cell>
              <table:table-cell office:value-type="float" office:value="100568.607044788">
                <text:p>100568.607044788</text:p>
              </table:table-cell>
              <table:table-cell office:value-type="float" office:value="101647.820821572">
                <text:p>101647.820821572</text:p>
              </table:table-cell>
              <table:table-cell office:value-type="float" office:value="102703.385134937">
                <text:p>102703.385134937</text:p>
              </table:table-cell>
              <table:table-cell office:value-type="float" office:value="103735.813700819">
                <text:p>103735.813700819</text:p>
              </table:table-cell>
              <table:table-cell office:value-type="float" office:value="104745.609351142">
                <text:p>104745.609351142</text:p>
              </table:table-cell>
              <table:table-cell office:value-type="float" office:value="105733.264235172">
                <text:p>105733.264235172</text:p>
              </table:table-cell>
              <table:table-cell office:value-type="float" office:value="106699.26002226">
                <text:p>106699.26002226</text:p>
              </table:table-cell>
              <table:table-cell office:value-type="float" office:value="107644.06810599">
                <text:p>107644.06810599</text:p>
              </table:table-cell>
              <table:table-cell office:value-type="float" office:value="108568.149805801">
                <text:p>108568.149805801</text:p>
              </table:table-cell>
              <table:table-cell office:value-type="float" office:value="109471.956567601">
                <text:p>109471.956567601</text:p>
              </table:table-cell>
              <table:table-cell office:value-type="float" office:value="110355.9301624">
                <text:p>110355.9301624</text:p>
              </table:table-cell>
              <table:table-cell office:value-type="float" office:value="111220.502883266">
                <text:p>111220.502883266</text:p>
              </table:table-cell>
              <table:table-cell office:value-type="float" office:value="112066.097739514">
                <text:p>112066.097739514</text:p>
              </table:table-cell>
              <table:table-cell office:value-type="float" office:value="112893.12864957">
                <text:p>112893.12864957</text:p>
              </table:table-cell>
              <table:table-cell office:value-type="float" office:value="113702.000634154">
                <text:p>113702.000634154</text:p>
              </table:table-cell>
              <table:table-cell office:value-type="float" office:value="114493.109964629">
                <text:p>114493.109964629</text:p>
              </table:table-cell>
              <table:table-cell office:value-type="float" office:value="115266.844614778">
                <text:p>115266.844614778</text:p>
              </table:table-cell>
              <table:table-cell office:value-type="float" office:value="116023.591048082">
                <text:p>116023.591048082</text:p>
              </table:table-cell>
              <table:table-cell office:value-type="float" office:value="116763.914059062">
                <text:p>116763.914059062</text:p>
              </table:table-cell>
              <table:table-cell office:value-type="float" office:value="117489.77302622">
                <text:p>117489.77302622</text:p>
              </table:table-cell>
              <table:table-cell office:value-type="float" office:value="118204.687250209">
                <text:p>118204.687250209</text:p>
              </table:table-cell>
              <table:table-cell office:value-type="float" office:value="118911.822702863">
                <text:p>118911.822702863</text:p>
              </table:table-cell>
              <table:table-cell office:value-type="float" office:value="119613.61149497">
                <text:p>119613.61149497</text:p>
              </table:table-cell>
              <table:table-cell office:value-type="float" office:value="120311.903635367">
                <text:p>120311.903635367</text:p>
              </table:table-cell>
              <table:table-cell office:value-type="float" office:value="121008.106065035">
                <text:p>121008.106065035</text:p>
              </table:table-cell>
              <table:table-cell office:value-type="float" office:value="121703.28901309">
                <text:p>121703.28901309</text:p>
              </table:table-cell>
              <table:table-cell office:value-type="float" office:value="122398.266805532">
                <text:p>122398.266805532</text:p>
              </table:table-cell>
              <table:table-cell office:value-type="float" office:value="123093.659287009">
                <text:p>123093.659287009</text:p>
              </table:table-cell>
              <table:table-cell office:value-type="float" office:value="123789.938493222">
                <text:p>123789.938493222</text:p>
              </table:table-cell>
              <table:table-cell office:value-type="float" office:value="124487.464149697">
                <text:p>124487.464149697</text:p>
              </table:table-cell>
              <table:table-cell office:value-type="float" office:value="125186.510609837">
                <text:p>125186.510609837</text:p>
              </table:table-cell>
              <table:table-cell office:value-type="float" office:value="125887.287330001">
                <text:p>125887.287330001</text:p>
              </table:table-cell>
              <table:table-cell office:value-type="float" office:value="126589.954459503">
                <text:p>126589.954459503</text:p>
              </table:table-cell>
              <table:table-cell office:value-type="float" office:value="127294.634656205">
                <text:p>127294.634656205</text:p>
              </table:table-cell>
              <table:table-cell office:value-type="float" office:value="128001.422083304">
                <text:p>128001.422083304</text:p>
              </table:table-cell>
              <table:table-cell office:value-type="float" office:value="128710.389240669">
                <text:p>128710.389240669</text:p>
              </table:table-cell>
              <table:table-cell office:value-type="float" office:value="129421.592156075">
                <text:p>129421.592156075</text:p>
              </table:table-cell>
              <table:table-cell office:value-type="float" office:value="130135.074330221">
                <text:p>130135.074330221</text:p>
              </table:table-cell>
              <table:table-cell office:value-type="float" office:value="130850.869741109">
                <text:p>130850.869741109</text:p>
              </table:table-cell>
              <table:table-cell office:value-type="float" office:value="131569.005116858">
                <text:p>131569.005116858</text:p>
              </table:table-cell>
              <table:table-cell office:value-type="float" office:value="132289.501671566">
                <text:p>132289.501671566</text:p>
              </table:table-cell>
              <table:table-cell office:value-type="float" office:value="133012.376419184">
                <text:p>133012.376419184</text:p>
              </table:table-cell>
              <table:table-cell office:value-type="float" office:value="133737.643174947">
                <text:p>133737.643174947</text:p>
              </table:table-cell>
              <table:table-cell office:value-type="float" office:value="134465.313314982">
                <text:p>134465.313314982</text:p>
              </table:table-cell>
              <table:table-cell office:value-type="float" office:value="135195.396353825">
                <text:p>135195.396353825</text:p>
              </table:table-cell>
              <table:table-cell office:value-type="float" office:value="135927.900383564">
                <text:p>135927.900383564</text:p>
              </table:table-cell>
              <table:table-cell office:value-type="float" office:value="136662.832407058">
                <text:p>136662.832407058</text:p>
              </table:table-cell>
              <table:table-cell office:value-type="float" office:value="137400.19859144">
                <text:p>137400.19859144</text:p>
              </table:table-cell>
              <table:table-cell office:value-type="float" office:value="138140.004460839">
                <text:p>138140.004460839</text:p>
              </table:table-cell>
              <table:table-cell office:value-type="float" office:value="138882.255041279">
                <text:p>138882.255041279</text:p>
              </table:table-cell>
              <table:table-cell office:value-type="float" office:value="139626.954973165">
                <text:p>139626.954973165</text:p>
              </table:table-cell>
              <table:table-cell office:value-type="float" office:value="140374.108596453">
                <text:p>140374.108596453</text:p>
              </table:table-cell>
              <table:table-cell office:value-type="float" office:value="141123.72001285">
                <text:p>141123.72001285</text:p>
              </table:table-cell>
              <table:table-cell office:value-type="float" office:value="141875.793133398">
                <text:p>141875.793133398</text:p>
              </table:table-cell>
              <table:table-cell office:value-type="float" office:value="142630.331717809">
                <text:p>142630.331717809</text:p>
              </table:table-cell>
              <table:table-cell office:value-type="float" office:value="143387.339401171">
                <text:p>143387.339401171</text:p>
              </table:table-cell>
              <table:table-cell office:value-type="float" office:value="144146.819715526">
                <text:p>144146.819715526</text:p>
              </table:table-cell>
              <table:table-cell office:value-type="float" office:value="144908.776106366">
                <text:p>144908.776106366</text:p>
              </table:table-cell>
              <table:table-cell office:value-type="float" office:value="145673.211940237">
                <text:p>145673.211940237</text:p>
              </table:table-cell>
              <table:table-cell office:value-type="float" office:value="146440.130520695">
                <text:p>146440.130520695</text:p>
              </table:table-cell>
              <table:table-cell office:value-type="float" office:value="147209.535097165">
                <text:p>147209.535097165</text:p>
              </table:table-cell>
              <table:table-cell office:value-type="float" office:value="147981.428843551">
                <text:p>147981.428843551</text:p>
              </table:table-cell>
              <table:table-cell office:value-type="float" office:value="148755.814910187">
                <text:p>148755.814910187</text:p>
              </table:table-cell>
              <table:table-cell office:value-type="float" office:value="149532.696383532">
                <text:p>149532.696383532</text:p>
              </table:table-cell>
              <table:table-cell office:value-type="float" office:value="150312.076308045">
                <text:p>150312.076308045</text:p>
              </table:table-cell>
              <table:table-cell office:value-type="float" office:value="151093.957692329">
                <text:p>151093.957692329</text:p>
              </table:table-cell>
              <table:table-cell office:value-type="float" office:value="151878.343485332">
                <text:p>151878.343485332</text:p>
              </table:table-cell>
              <table:table-cell office:value-type="float" office:value="152665.236610427">
                <text:p>152665.236610427</text:p>
              </table:table-cell>
              <table:table-cell office:value-type="float" office:value="153454.639935158">
                <text:p>153454.639935158</text:p>
              </table:table-cell>
              <table:table-cell office:value-type="float" office:value="154246.556284743">
                <text:p>154246.556284743</text:p>
              </table:table-cell>
              <table:table-cell office:value-type="float" office:value="155040.98846122">
                <text:p>155040.98846122</text:p>
              </table:table-cell>
              <table:table-cell office:value-type="float" office:value="155837.93920337">
                <text:p>155837.93920337</text:p>
              </table:table-cell>
              <table:table-cell office:value-type="float" office:value="156637.411227626">
                <text:p>156637.411227626</text:p>
              </table:table-cell>
              <table:table-cell office:value-type="float" office:value="157439.407186022">
                <text:p>157439.407186022</text:p>
              </table:table-cell>
              <table:table-cell office:value-type="float" office:value="158243.929714087">
                <text:p>158243.929714087</text:p>
              </table:table-cell>
              <table:table-cell office:value-type="float" office:value="159050.981376866">
                <text:p>159050.981376866</text:p>
              </table:table-cell>
              <table:table-cell office:value-type="float" office:value="159860.564725859">
                <text:p>159860.564725859</text:p>
              </table:table-cell>
              <table:table-cell office:value-type="float" office:value="160672.682225271">
                <text:p>160672.682225271</text:p>
              </table:table-cell>
              <table:table-cell office:value-type="float" office:value="161487.336353796">
                <text:p>161487.336353796</text:p>
              </table:table-cell>
              <table:table-cell office:value-type="float" office:value="162304.529524886">
                <text:p>162304.529524886</text:p>
              </table:table-cell>
              <table:table-cell office:value-type="float" office:value="163124.264071951">
                <text:p>163124.264071951</text:p>
              </table:table-cell>
              <table:table-cell office:value-type="float" office:value="163946.542358406">
                <text:p>163946.542358406</text:p>
              </table:table-cell>
              <table:table-cell office:value-type="float" office:value="164771.366612721">
                <text:p>164771.366612721</text:p>
              </table:table-cell>
              <table:table-cell office:value-type="float" office:value="165598.739096804">
                <text:p>165598.739096804</text:p>
              </table:table-cell>
              <table:table-cell office:value-type="float" office:value="166428.661987015">
                <text:p>166428.661987015</text:p>
              </table:table-cell>
              <table:table-cell office:value-type="float" office:value="167261.137404682">
                <text:p>167261.137404682</text:p>
              </table:table-cell>
              <table:table-cell office:value-type="float" office:value="168096.167461965">
                <text:p>168096.167461965</text:p>
              </table:table-cell>
              <table:table-cell office:value-type="float" office:value="168933.754073078">
                <text:p>168933.754073078</text:p>
              </table:table-cell>
              <table:table-cell office:value-type="float" office:value="169773.899274044">
                <text:p>169773.899274044</text:p>
              </table:table-cell>
              <table:table-cell office:value-type="float" office:value="170616.605117946">
                <text:p>170616.605117946</text:p>
              </table:table-cell>
              <table:table-cell office:value-type="float" office:value="171461.873653645">
                <text:p>171461.873653645</text:p>
              </table:table-cell>
              <table:table-cell office:value-type="float" office:value="172309.706589168">
                <text:p>172309.706589168</text:p>
              </table:table-cell>
              <table:table-cell office:value-type="float" office:value="173160.10560732">
                <text:p>173160.10560732</text:p>
              </table:table-cell>
              <table:table-cell office:value-type="float" office:value="174013.072548054">
                <text:p>174013.072548054</text:p>
              </table:table-cell>
              <table:table-cell office:value-type="float" office:value="174868.609251319">
                <text:p>174868.609251319</text:p>
              </table:table-cell>
              <table:table-cell office:value-type="float" office:value="175726.717445948">
                <text:p>175726.717445948</text:p>
              </table:table-cell>
              <table:table-cell office:value-type="float" office:value="176587.398480407">
                <text:p>176587.398480407</text:p>
              </table:table-cell>
              <table:table-cell office:value-type="float" office:value="177450.653945828">
                <text:p>177450.653945828</text:p>
              </table:table-cell>
              <table:table-cell office:value-type="float" office:value="178316.485463115">
                <text:p>178316.485463115</text:p>
              </table:table-cell>
              <table:table-cell office:value-type="float" office:value="179184.893905381">
                <text:p>179184.893905381</text:p>
              </table:table-cell>
              <table:table-cell office:value-type="float" office:value="180055.882481791">
                <text:p>180055.882481791</text:p>
              </table:table-cell>
              <table:table-cell office:value-type="float" office:value="180929.450920151">
                <text:p>180929.450920151</text:p>
              </table:table-cell>
              <table:table-cell office:value-type="float" office:value="181805.600758104">
                <text:p>181805.600758104</text:p>
              </table:table-cell>
              <table:table-cell office:value-type="float" office:value="182684.33348293">
                <text:p>182684.33348293</text:p>
              </table:table-cell>
              <table:table-cell office:value-type="float" office:value="183565.650440173">
                <text:p>183565.650440173</text:p>
              </table:table-cell>
              <table:table-cell office:value-type="float" office:value="184449.552630198">
                <text:p>184449.552630198</text:p>
              </table:table-cell>
              <table:table-cell office:value-type="float" office:value="185336.041166215">
                <text:p>185336.041166215</text:p>
              </table:table-cell>
              <table:table-cell office:value-type="float" office:value="186225.117104832">
                <text:p>186225.117104832</text:p>
              </table:table-cell>
              <table:table-cell office:value-type="float" office:value="187116.781425951">
                <text:p>187116.781425951</text:p>
              </table:table-cell>
              <table:table-cell office:value-type="float" office:value="188011.03503277">
                <text:p>188011.03503277</text:p>
              </table:table-cell>
              <table:table-cell office:value-type="float" office:value="188907.878753336">
                <text:p>188907.878753336</text:p>
              </table:table-cell>
              <table:table-cell office:value-type="float" office:value="189807.313475798">
                <text:p>189807.313475798</text:p>
              </table:table-cell>
              <table:table-cell office:value-type="float" office:value="190709.340032857">
                <text:p>190709.340032857</text:p>
              </table:table-cell>
              <table:table-cell office:value-type="float" office:value="191613.959130409">
                <text:p>191613.959130409</text:p>
              </table:table-cell>
              <table:table-cell office:value-type="float" office:value="192521.17141106">
                <text:p>192521.17141106</text:p>
              </table:table-cell>
              <table:table-cell office:value-type="float" office:value="193430.977454126">
                <text:p>193430.977454126</text:p>
              </table:table-cell>
              <table:table-cell office:value-type="float" office:value="194343.377775634">
                <text:p>194343.377775634</text:p>
              </table:table-cell>
              <table:table-cell office:value-type="float" office:value="195258.372847631">
                <text:p>195258.372847631</text:p>
              </table:table-cell>
              <table:table-cell office:value-type="float" office:value="196175.963163623">
                <text:p>196175.963163623</text:p>
              </table:table-cell>
              <table:table-cell office:value-type="float" office:value="197096.149112496">
                <text:p>197096.149112496</text:p>
              </table:table-cell>
              <table:table-cell office:value-type="float" office:value="198018.931018914">
                <text:p>198018.931018914</text:p>
              </table:table-cell>
              <table:table-cell office:value-type="float" office:value="198944.309151412">
                <text:p>198944.309151412</text:p>
              </table:table-cell>
              <table:table-cell office:value-type="float" office:value="199872.283722399">
                <text:p>199872.283722399</text:p>
              </table:table-cell>
              <table:table-cell office:value-type="float" office:value="200802.854888117">
                <text:p>200802.854888117</text:p>
              </table:table-cell>
              <table:table-cell office:value-type="float" office:value="201736.022728933">
                <text:p>201736.022728933</text:p>
              </table:table-cell>
              <table:table-cell office:value-type="float" office:value="202671.787261542">
                <text:p>202671.787261542</text:p>
              </table:table-cell>
              <table:table-cell office:value-type="float" office:value="203610.148456312">
                <text:p>203610.148456312</text:p>
              </table:table-cell>
              <table:table-cell office:value-type="float" office:value="204551.106225315">
                <text:p>204551.106225315</text:p>
              </table:table-cell>
              <table:table-cell office:value-type="float" office:value="205494.660422327">
                <text:p>205494.660422327</text:p>
              </table:table-cell>
              <table:table-cell office:value-type="float" office:value="206440.810842831">
                <text:p>206440.810842831</text:p>
              </table:table-cell>
              <table:table-cell office:value-type="float" office:value="207389.557222052">
                <text:p>207389.557222052</text:p>
              </table:table-cell>
              <table:table-cell office:value-type="float" office:value="208340.899217468">
                <text:p>208340.899217468</text:p>
              </table:table-cell>
              <table:table-cell office:value-type="float" office:value="209294.836423273">
                <text:p>209294.836423273</text:p>
              </table:table-cell>
              <table:table-cell office:value-type="float" office:value="210251.368386997">
                <text:p>210251.368386997</text:p>
              </table:table-cell>
              <table:table-cell office:value-type="float" office:value="211210.494589489">
                <text:p>211210.494589489</text:p>
              </table:table-cell>
              <table:table-cell office:value-type="float" office:value="212172.214447208">
                <text:p>212172.214447208</text:p>
              </table:table-cell>
              <table:table-cell office:value-type="float" office:value="213136.527314905">
                <text:p>213136.527314905</text:p>
              </table:table-cell>
              <table:table-cell office:value-type="float" office:value="214103.432484746">
                <text:p>214103.432484746</text:p>
              </table:table-cell>
              <table:table-cell office:value-type="float" office:value="215072.929181816">
                <text:p>215072.929181816</text:p>
              </table:table-cell>
              <table:table-cell office:value-type="float" office:value="216045.016556939">
                <text:p>216045.016556939</text:p>
              </table:table-cell>
              <table:table-cell office:value-type="float" office:value="217019.693731615">
                <text:p>217019.693731615</text:p>
              </table:table-cell>
              <table:table-cell office:value-type="float" office:value="217996.959719626">
                <text:p>217996.959719626</text:p>
              </table:table-cell>
              <table:table-cell office:value-type="float" office:value="218976.813520323">
                <text:p>218976.813520323</text:p>
              </table:table-cell>
              <table:table-cell office:value-type="float" office:value="219959.254013542">
                <text:p>219959.254013542</text:p>
              </table:table-cell>
              <table:table-cell office:value-type="float" office:value="220944.28005044">
                <text:p>220944.28005044</text:p>
              </table:table-cell>
              <table:table-cell office:value-type="float" office:value="221931.890426823">
                <text:p>221931.890426823</text:p>
              </table:table-cell>
              <table:table-cell office:value-type="float" office:value="222922.083831469">
                <text:p>222922.083831469</text:p>
              </table:table-cell>
              <table:table-cell office:value-type="float" office:value="223914.858891472">
                <text:p>223914.858891472</text:p>
              </table:table-cell>
              <table:table-cell office:value-type="float" office:value="224910.214196418">
                <text:p>224910.214196418</text:p>
              </table:table-cell>
              <table:table-cell office:value-type="float" office:value="225908.14827419">
                <text:p>225908.14827419</text:p>
              </table:table-cell>
              <table:table-cell office:value-type="float" office:value="226908.659570972">
                <text:p>226908.659570972</text:p>
              </table:table-cell>
              <table:table-cell office:value-type="float" office:value="227911.746453694">
                <text:p>227911.746453694</text:p>
              </table:table-cell>
              <table:table-cell office:value-type="float" office:value="228917.407248648">
                <text:p>228917.407248648</text:p>
              </table:table-cell>
              <table:table-cell office:value-type="float" office:value="229925.640197622">
                <text:p>229925.640197622</text:p>
              </table:table-cell>
              <table:table-cell office:value-type="float" office:value="230936.443456582">
                <text:p>230936.443456582</text:p>
              </table:table-cell>
              <table:table-cell office:value-type="float" office:value="231949.815105071">
                <text:p>231949.815105071</text:p>
              </table:table-cell>
              <table:table-cell office:value-type="float" office:value="232965.753147564">
                <text:p>232965.753147564</text:p>
              </table:table-cell>
              <table:table-cell office:value-type="float" office:value="233984.255568478">
                <text:p>233984.255568478</text:p>
              </table:table-cell>
              <table:table-cell office:value-type="float" office:value="235005.320283486">
                <text:p>235005.320283486</text:p>
              </table:table-cell>
              <table:table-cell office:value-type="float" office:value="236028.94512062">
                <text:p>236028.94512062</text:p>
              </table:table-cell>
              <table:table-cell office:value-type="float" office:value="237055.127839439">
                <text:p>237055.127839439</text:p>
              </table:table-cell>
              <table:table-cell office:value-type="float" office:value="238083.866130994">
                <text:p>238083.866130994</text:p>
              </table:table-cell>
              <table:table-cell office:value-type="float" office:value="239115.157609872">
                <text:p>239115.157609872</text:p>
              </table:table-cell>
              <table:table-cell office:value-type="float" office:value="240148.999818561">
                <text:p>240148.999818561</text:p>
              </table:table-cell>
              <table:table-cell office:value-type="float" office:value="241185.390233866">
                <text:p>241185.390233866</text:p>
              </table:table-cell>
              <table:table-cell office:value-type="float" office:value="242224.326262795">
                <text:p>242224.326262795</text:p>
              </table:table-cell>
              <table:table-cell office:value-type="float" office:value="243265.805242559">
                <text:p>243265.805242559</text:p>
              </table:table-cell>
              <table:table-cell office:value-type="float" office:value="244309.82533096">
                <text:p>244309.82533096</text:p>
              </table:table-cell>
              <table:table-cell office:value-type="float" office:value="245356.381324394">
                <text:p>245356.381324394</text:p>
              </table:table-cell>
              <table:table-cell office:value-type="float" office:value="246405.472198784">
                <text:p>246405.472198784</text:p>
              </table:table-cell>
              <table:table-cell office:value-type="float" office:value="247457.09481288">
                <text:p>247457.09481288</text:p>
              </table:table-cell>
              <table:table-cell office:value-type="float" office:value="248511.246025429">
                <text:p>248511.246025429</text:p>
              </table:table-cell>
              <table:table-cell office:value-type="float" office:value="249567.922684729">
                <text:p>249567.922684729</text:p>
              </table:table-cell>
              <table:table-cell office:value-type="float" office:value="250627.121614098">
                <text:p>250627.121614098</text:p>
              </table:table-cell>
              <table:table-cell office:value-type="float" office:value="251688.839566646">
                <text:p>251688.839566646</text:p>
              </table:table-cell>
              <table:table-cell office:value-type="float" office:value="252753.073238052">
                <text:p>252753.073238052</text:p>
              </table:table-cell>
              <table:table-cell office:value-type="float" office:value="253819.819222735">
                <text:p>253819.819222735</text:p>
              </table:table-cell>
              <table:table-cell office:value-type="float" office:value="254889.074075268">
                <text:p>254889.074075268</text:p>
              </table:table-cell>
              <table:table-cell office:value-type="float" office:value="255960.834243008">
                <text:p>255960.834243008</text:p>
              </table:table-cell>
              <table:table-cell office:value-type="float" office:value="257035.09610956">
                <text:p>257035.09610956</text:p>
              </table:table-cell>
              <table:table-cell office:value-type="float" office:value="258111.855990981">
                <text:p>258111.855990981</text:p>
              </table:table-cell>
              <table:table-cell office:value-type="float" office:value="259191.110151375">
                <text:p>259191.110151375</text:p>
              </table:table-cell>
              <table:table-cell office:value-type="float" office:value="260272.854723757">
                <text:p>260272.854723757</text:p>
              </table:table-cell>
              <table:table-cell office:value-type="float" office:value="261357.085836786">
                <text:p>261357.085836786</text:p>
              </table:table-cell>
              <table:table-cell office:value-type="float" office:value="262443.799463126">
                <text:p>262443.799463126</text:p>
              </table:table-cell>
              <table:table-cell office:value-type="float" office:value="263532.991577074">
                <text:p>263532.991577074</text:p>
              </table:table-cell>
              <table:table-cell office:value-type="float" office:value="264624.658035012">
                <text:p>264624.658035012</text:p>
              </table:table-cell>
              <table:table-cell office:value-type="float" office:value="265718.79462838">
                <text:p>265718.79462838</text:p>
              </table:table-cell>
              <table:table-cell office:value-type="float" office:value="266815.397000404">
                <text:p>266815.397000404</text:p>
              </table:table-cell>
              <table:table-cell office:value-type="float" office:value="267914.460819026">
                <text:p>267914.460819026</text:p>
              </table:table-cell>
              <table:table-cell office:value-type="float" office:value="269015.98168507">
                <text:p>269015.98168507</text:p>
              </table:table-cell>
              <table:table-cell office:value-type="float" office:value="270119.955111091">
                <text:p>270119.955111091</text:p>
              </table:table-cell>
              <table:table-cell office:value-type="float" office:value="271226.376521379">
                <text:p>271226.376521379</text:p>
              </table:table-cell>
              <table:table-cell office:value-type="float" office:value="272335.241251959">
                <text:p>272335.241251959</text:p>
              </table:table-cell>
              <table:table-cell office:value-type="float" office:value="273446.544552376">
                <text:p>273446.544552376</text:p>
              </table:table-cell>
              <table:table-cell office:value-type="float" office:value="274560.281631046">
                <text:p>274560.281631046</text:p>
              </table:table-cell>
              <table:table-cell office:value-type="float" office:value="275676.447601819">
                <text:p>275676.447601819</text:p>
              </table:table-cell>
              <table:table-cell office:value-type="float" office:value="276795.037478074">
                <text:p>276795.037478074</text:p>
              </table:table-cell>
              <table:table-cell office:value-type="float" office:value="277916.04618828">
                <text:p>277916.04618828</text:p>
              </table:table-cell>
              <table:table-cell office:value-type="float" office:value="279039.468575993">
                <text:p>279039.468575993</text:p>
              </table:table-cell>
              <table:table-cell office:value-type="float" office:value="280165.299399862">
                <text:p>280165.299399862</text:p>
              </table:table-cell>
              <table:table-cell office:value-type="float" office:value="281293.533333626">
                <text:p>281293.533333626</text:p>
              </table:table-cell>
              <table:table-cell office:value-type="float" office:value="282424.165032617">
                <text:p>282424.165032617</text:p>
              </table:table-cell>
              <table:table-cell office:value-type="float" office:value="283557.189130183">
                <text:p>283557.189130183</text:p>
              </table:table-cell>
              <table:table-cell office:value-type="float" office:value="284692.600114202">
                <text:p>284692.600114202</text:p>
              </table:table-cell>
              <table:table-cell office:value-type="float" office:value="285830.392394994">
                <text:p>285830.392394994</text:p>
              </table:table-cell>
              <table:table-cell office:value-type="float" office:value="286970.560305799">
                <text:p>286970.560305799</text:p>
              </table:table-cell>
              <table:table-cell office:value-type="float" office:value="288113.098102769">
                <text:p>288113.098102769</text:p>
              </table:table-cell>
              <table:table-cell office:value-type="float" office:value="289257.999964973">
                <text:p>289257.999964973</text:p>
              </table:table-cell>
              <table:table-cell office:value-type="float" office:value="290405.259993251">
                <text:p>290405.259993251</text:p>
              </table:table-cell>
              <table:table-cell office:value-type="float" office:value="291554.872203385">
                <text:p>291554.872203385</text:p>
              </table:table-cell>
              <table:table-cell office:value-type="float" office:value="292706.830532159">
                <text:p>292706.830532159</text:p>
              </table:table-cell>
              <table:table-cell office:value-type="float" office:value="293861.128842607">
                <text:p>293861.128842607</text:p>
              </table:table-cell>
              <table:table-cell office:value-type="float" office:value="295017.760919496">
                <text:p>295017.760919496</text:p>
              </table:table-cell>
              <table:table-cell office:value-type="float" office:value="296176.720470643">
                <text:p>296176.720470643</text:p>
              </table:table-cell>
              <table:table-cell office:value-type="float" office:value="297338.001125678">
                <text:p>297338.001125678</text:p>
              </table:table-cell>
              <table:table-cell office:value-type="float" office:value="298501.596455152">
                <text:p>298501.596455152</text:p>
              </table:table-cell>
              <table:table-cell office:value-type="float" office:value="299667.499873285">
                <text:p>299667.499873285</text:p>
              </table:table-cell>
              <table:table-cell office:value-type="float" office:value="300835.704827487">
                <text:p>300835.704827487</text:p>
              </table:table-cell>
              <table:table-cell office:value-type="float" office:value="302006.204597322">
                <text:p>302006.204597322</text:p>
              </table:table-cell>
              <table:table-cell office:value-type="float" office:value="303178.992448917">
                <text:p>303178.992448917</text:p>
              </table:table-cell>
              <table:table-cell office:value-type="float" office:value="304354.061510207">
                <text:p>304354.061510207</text:p>
              </table:table-cell>
              <table:table-cell office:value-type="float" office:value="305531.404901011">
                <text:p>305531.404901011</text:p>
              </table:table-cell>
              <table:table-cell office:value-type="float" office:value="306711.015585928">
                <text:p>306711.015585928</text:p>
              </table:table-cell>
              <table:table-cell office:value-type="float" office:value="307892.886524971">
                <text:p>307892.886524971</text:p>
              </table:table-cell>
              <table:table-cell office:value-type="float" office:value="309077.010525265">
                <text:p>309077.010525265</text:p>
              </table:table-cell>
              <table:table-cell office:value-type="float" office:value="310263.380390001">
                <text:p>310263.380390001</text:p>
              </table:table-cell>
              <table:table-cell office:value-type="float" office:value="311451.988766553">
                <text:p>311451.988766553</text:p>
              </table:table-cell>
              <table:table-cell office:value-type="float" office:value="312642.828306645">
                <text:p>312642.828306645</text:p>
              </table:table-cell>
              <table:table-cell office:value-type="float" office:value="313835.891501084">
                <text:p>313835.891501084</text:p>
              </table:table-cell>
              <table:table-cell office:value-type="float" office:value="315031.170840743">
                <text:p>315031.170840743</text:p>
              </table:table-cell>
              <table:table-cell office:value-type="float" office:value="316228.658663042">
                <text:p>316228.658663042</text:p>
              </table:table-cell>
              <table:table-cell office:value-type="float" office:value="317428.347271966">
                <text:p>317428.347271966</text:p>
              </table:table-cell>
              <table:table-cell office:value-type="float" office:value="318630.228932283">
                <text:p>318630.228932283</text:p>
              </table:table-cell>
              <table:table-cell office:value-type="float" office:value="319834.295735405">
                <text:p>319834.295735405</text:p>
              </table:table-cell>
              <table:table-cell office:value-type="float" office:value="321040.539736316">
                <text:p>321040.539736316</text:p>
              </table:table-cell>
              <table:table-cell office:value-type="float" office:value="322248.952925318">
                <text:p>322248.952925318</text:p>
              </table:table-cell>
              <table:table-cell office:value-type="float" office:value="323459.527234464">
                <text:p>323459.527234464</text:p>
              </table:table-cell>
              <table:table-cell office:value-type="float" office:value="324672.254499232">
                <text:p>324672.254499232</text:p>
              </table:table-cell>
              <table:table-cell office:value-type="float" office:value="325887.126458531">
                <text:p>325887.126458531</text:p>
              </table:table-cell>
              <table:table-cell office:value-type="float" office:value="327104.134788013">
                <text:p>327104.134788013</text:p>
              </table:table-cell>
              <table:table-cell office:value-type="float" office:value="328323.271115504">
                <text:p>328323.271115504</text:p>
              </table:table-cell>
              <table:table-cell office:value-type="float" office:value="329544.526943397">
                <text:p>329544.526943397</text:p>
              </table:table-cell>
              <table:table-cell office:value-type="float" office:value="330767.893684574">
                <text:p>330767.893684574</text:p>
              </table:table-cell>
              <table:table-cell office:value-type="float" office:value="331993.362663068">
                <text:p>331993.362663068</text:p>
              </table:table-cell>
              <table:table-cell office:value-type="float" office:value="333220.925125353">
                <text:p>333220.925125353</text:p>
              </table:table-cell>
              <table:table-cell office:value-type="float" office:value="334450.572332442">
                <text:p>334450.572332442</text:p>
              </table:table-cell>
              <table:table-cell office:value-type="float" office:value="335682.295431911">
                <text:p>335682.295431911</text:p>
              </table:table-cell>
              <table:table-cell office:value-type="float" office:value="336916.085477373">
                <text:p>336916.085477373</text:p>
              </table:table-cell>
              <table:table-cell office:value-type="float" office:value="338151.933445123">
                <text:p>338151.933445123</text:p>
              </table:table-cell>
              <table:table-cell office:value-type="float" office:value="339389.830234145">
                <text:p>339389.830234145</text:p>
              </table:table-cell>
              <table:table-cell office:value-type="float" office:value="340629.766669846">
                <text:p>340629.766669846</text:p>
              </table:table-cell>
              <table:table-cell office:value-type="float" office:value="341871.733503111">
                <text:p>341871.733503111</text:p>
              </table:table-cell>
              <table:table-cell office:value-type="float" office:value="343115.721405475">
                <text:p>343115.721405475</text:p>
              </table:table-cell>
              <table:table-cell office:value-type="float" office:value="344361.720971812">
                <text:p>344361.720971812</text:p>
              </table:table-cell>
              <table:table-cell office:value-type="float" office:value="345609.722720328">
                <text:p>345609.722720328</text:p>
              </table:table-cell>
              <table:table-cell office:value-type="float" office:value="346859.718891544">
                <text:p>346859.718891544</text:p>
              </table:table-cell>
              <table:table-cell office:value-type="float" office:value="348111.695186214">
                <text:p>348111.695186214</text:p>
              </table:table-cell>
              <table:table-cell office:value-type="float" office:value="349365.645353172">
                <text:p>349365.645353172</text:p>
              </table:table-cell>
              <table:table-cell office:value-type="float" office:value="350621.559354136">
                <text:p>350621.559354136</text:p>
              </table:table-cell>
              <table:table-cell office:value-type="float" office:value="351879.427150824">
                <text:p>351879.427150824</text:p>
              </table:table-cell>
              <table:table-cell office:value-type="float" office:value="353139.238704861">
                <text:p>353139.238704861</text:p>
              </table:table-cell>
              <table:table-cell office:value-type="float" office:value="354400.983966598">
                <text:p>354400.983966598</text:p>
              </table:table-cell>
              <table:table-cell office:value-type="float" office:value="355664.652875652">
                <text:p>355664.652875652</text:p>
              </table:table-cell>
              <table:table-cell office:value-type="float" office:value="356930.235264194">
                <text:p>356930.235264194</text:p>
              </table:table-cell>
              <table:table-cell office:value-type="float" office:value="358197.720926546">
                <text:p>358197.720926546</text:p>
              </table:table-cell>
              <table:table-cell office:value-type="float" office:value="359467.099539462">
                <text:p>359467.099539462</text:p>
              </table:table-cell>
              <table:table-cell office:value-type="float" office:value="360738.360755402">
                <text:p>360738.360755402</text:p>
              </table:table-cell>
              <table:table-cell office:value-type="float" office:value="362011.494100982">
                <text:p>362011.494100982</text:p>
              </table:table-cell>
              <table:table-cell office:value-type="float" office:value="363286.489086166">
                <text:p>363286.489086166</text:p>
              </table:table-cell>
              <table:table-cell office:value-type="float" office:value="364563.335094528">
                <text:p>364563.335094528</text:p>
              </table:table-cell>
              <table:table-cell office:value-type="float" office:value="365842.021479863">
                <text:p>365842.021479863</text:p>
              </table:table-cell>
              <table:table-cell office:value-type="float" office:value="367122.53749524">
                <text:p>367122.53749524</text:p>
              </table:table-cell>
              <table:table-cell office:value-type="float" office:value="368404.872334836">
                <text:p>368404.872334836</text:p>
              </table:table-cell>
              <table:table-cell office:value-type="float" office:value="369689.015126581">
                <text:p>369689.015126581</text:p>
              </table:table-cell>
              <table:table-cell office:value-type="float" office:value="370974.954906241">
                <text:p>370974.954906241</text:p>
              </table:table-cell>
              <table:table-cell office:value-type="float" office:value="372262.68064057">
                <text:p>372262.68064057</text:p>
              </table:table-cell>
              <table:table-cell office:value-type="float" office:value="373552.181040945">
                <text:p>373552.181040945</text:p>
              </table:table-cell>
              <table:table-cell office:value-type="float" office:value="374843.444972473">
                <text:p>374843.444972473</text:p>
              </table:table-cell>
              <table:table-cell office:value-type="float" office:value="376136.461335771">
                <text:p>376136.461335771</text:p>
              </table:table-cell>
              <table:table-cell office:value-type="float" office:value="377431.219031457">
                <text:p>377431.219031457</text:p>
              </table:table-cell>
              <table:table-cell office:value-type="float" office:value="378727.706824644">
                <text:p>378727.706824644</text:p>
              </table:table-cell>
              <table:table-cell office:value-type="float" office:value="380025.912809311">
                <text:p>380025.912809311</text:p>
              </table:table-cell>
              <table:table-cell office:value-type="float" office:value="381325.825469649">
                <text:p>381325.825469649</text:p>
              </table:table-cell>
              <table:table-cell office:value-type="float" office:value="382627.433369862">
                <text:p>382627.433369862</text:p>
              </table:table-cell>
              <table:table-cell office:value-type="float" office:value="383930.725074154">
                <text:p>383930.725074154</text:p>
              </table:table-cell>
              <table:table-cell office:value-type="float" office:value="385235.688999216">
                <text:p>385235.688999216</text:p>
              </table:table-cell>
              <table:table-cell office:value-type="float" office:value="386542.312894512">
                <text:p>386542.312894512</text:p>
              </table:table-cell>
              <table:table-cell office:value-type="float" office:value="387850.584912526">
                <text:p>387850.584912526</text:p>
              </table:table-cell>
              <table:table-cell office:value-type="float" office:value="389160.493279023">
                <text:p>389160.493279023</text:p>
              </table:table-cell>
              <table:table-cell office:value-type="float" office:value="390472.026219765">
                <text:p>390472.026219765</text:p>
              </table:table-cell>
              <table:table-cell office:value-type="float" office:value="391785.170783299">
                <text:p>391785.170783299</text:p>
              </table:table-cell>
              <table:table-cell office:value-type="float" office:value="393099.917102428">
                <text:p>393099.917102428</text:p>
              </table:table-cell>
              <table:table-cell office:value-type="float" office:value="394416.25094198">
                <text:p>394416.25094198</text:p>
              </table:table-cell>
              <table:table-cell office:value-type="float" office:value="395734.16038918">
                <text:p>395734.16038918</text:p>
              </table:table-cell>
              <table:table-cell office:value-type="float" office:value="397053.633465021">
                <text:p>397053.633465021</text:p>
              </table:table-cell>
              <table:table-cell office:value-type="float" office:value="398374.658024848">
                <text:p>398374.658024848</text:p>
              </table:table-cell>
              <table:table-cell office:value-type="float" office:value="399697.221446751">
                <text:p>399697.221446751</text:p>
              </table:table-cell>
              <table:table-cell office:value-type="float" office:value="401021.311217245">
                <text:p>401021.311217245</text:p>
              </table:table-cell>
              <table:table-cell office:value-type="float" office:value="402346.914745119">
                <text:p>402346.914745119</text:p>
              </table:table-cell>
              <table:table-cell office:value-type="float" office:value="403674.019328193">
                <text:p>403674.019328193</text:p>
              </table:table-cell>
              <table:table-cell office:value-type="float" office:value="405002.612153321">
                <text:p>405002.612153321</text:p>
              </table:table-cell>
              <table:table-cell office:value-type="float" office:value="406332.680511004">
                <text:p>406332.680511004</text:p>
              </table:table-cell>
              <table:table-cell office:value-type="float" office:value="407664.211765366">
                <text:p>407664.211765366</text:p>
              </table:table-cell>
              <table:table-cell office:value-type="float" office:value="408997.193033296">
                <text:p>408997.193033296</text:p>
              </table:table-cell>
              <table:table-cell office:value-type="float" office:value="410331.611357379">
                <text:p>410331.611357379</text:p>
              </table:table-cell>
              <table:table-cell office:value-type="float" office:value="411667.453706164">
                <text:p>411667.453706164</text:p>
              </table:table-cell>
              <table:table-cell office:value-type="float" office:value="413004.706982098">
                <text:p>413004.706982098</text:p>
              </table:table-cell>
              <table:table-cell office:value-type="float" office:value="414343.358146594">
                <text:p>414343.358146594</text:p>
              </table:table-cell>
              <table:table-cell office:value-type="float" office:value="415683.394071175">
                <text:p>415683.394071175</text:p>
              </table:table-cell>
              <table:table-cell office:value-type="float" office:value="417024.801535819">
                <text:p>417024.801535819</text:p>
              </table:table-cell>
              <table:table-cell office:value-type="float" office:value="418367.567260884">
                <text:p>418367.567260884</text:p>
              </table:table-cell>
              <table:table-cell office:value-type="float" office:value="419711.677907102">
                <text:p>419711.677907102</text:p>
              </table:table-cell>
              <table:table-cell office:value-type="float" office:value="421057.120082548">
                <text:p>421057.120082548</text:p>
              </table:table-cell>
              <table:table-cell office:value-type="float" office:value="422403.880359262">
                <text:p>422403.880359262</text:p>
              </table:table-cell>
              <table:table-cell office:value-type="float" office:value="423751.945238717">
                <text:p>423751.945238717</text:p>
              </table:table-cell>
              <table:table-cell office:value-type="float" office:value="425101.30116391">
                <text:p>425101.30116391</text:p>
              </table:table-cell>
              <table:table-cell office:value-type="float" office:value="426451.934520873">
                <text:p>426451.934520873</text:p>
              </table:table-cell>
              <table:table-cell office:value-type="float" office:value="427803.833917265">
                <text:p>427803.833917265</text:p>
              </table:table-cell>
              <table:table-cell office:value-type="float" office:value="429156.979850854">
                <text:p>429156.979850854</text:p>
              </table:table-cell>
              <table:table-cell office:value-type="float" office:value="430511.362666798">
                <text:p>430511.362666798</text:p>
              </table:table-cell>
              <table:table-cell office:value-type="float" office:value="431866.968319227">
                <text:p>431866.968319227</text:p>
              </table:table-cell>
              <table:table-cell office:value-type="float" office:value="433223.782762272">
                <text:p>433223.782762272</text:p>
              </table:table-cell>
              <table:table-cell office:value-type="float" office:value="434581.791950063">
                <text:p>434581.791950063</text:p>
              </table:table-cell>
              <table:table-cell office:value-type="float" office:value="435940.98183704">
                <text:p>435940.98183704</text:p>
              </table:table-cell>
              <table:table-cell office:value-type="float" office:value="437301.338382175">
                <text:p>437301.338382175</text:p>
              </table:table-cell>
              <table:table-cell office:value-type="float" office:value="438662.847531797">
                <text:p>438662.847531797</text:p>
              </table:table-cell>
              <table:table-cell office:value-type="float" office:value="440025.49515165">
                <text:p>440025.49515165</text:p>
              </table:table-cell>
              <table:table-cell office:value-type="float" office:value="441389.26708947">
                <text:p>441389.26708947</text:p>
              </table:table-cell>
              <table:table-cell office:value-type="float" office:value="442754.149112948">
                <text:p>442754.149112948</text:p>
              </table:table-cell>
              <table:table-cell office:value-type="float" office:value="444120.126966926">
                <text:p>444120.126966926</text:p>
              </table:table-cell>
              <table:table-cell office:value-type="float" office:value="445487.186333844">
                <text:p>445487.186333844</text:p>
              </table:table-cell>
              <table:table-cell office:value-type="float" office:value="446855.312861694">
                <text:p>446855.312861694</text:p>
              </table:table-cell>
              <table:table-cell office:value-type="float" office:value="448224.492142869">
                <text:p>448224.492142869</text:p>
              </table:table-cell>
              <table:table-cell office:value-type="float" office:value="449594.709727444">
                <text:p>449594.709727444</text:p>
              </table:table-cell>
              <table:table-cell office:value-type="float" office:value="450965.951121291">
                <text:p>450965.951121291</text:p>
              </table:table-cell>
              <table:table-cell office:value-type="float" office:value="452338.201790876">
                <text:p>452338.201790876</text:p>
              </table:table-cell>
              <table:table-cell office:value-type="float" office:value="453711.447154702">
                <text:p>453711.447154702</text:p>
              </table:table-cell>
              <table:table-cell office:value-type="float" office:value="455085.672579828">
                <text:p>455085.672579828</text:p>
              </table:table-cell>
              <table:table-cell office:value-type="float" office:value="456460.863414183">
                <text:p>456460.863414183</text:p>
              </table:table-cell>
              <table:table-cell office:value-type="float" office:value="457837.004961361">
                <text:p>457837.004961361</text:p>
              </table:table-cell>
              <table:table-cell office:value-type="float" office:value="459214.082474848">
                <text:p>459214.082474848</text:p>
              </table:table-cell>
              <table:table-cell office:value-type="float" office:value="460592.081161851">
                <text:p>460592.081161851</text:p>
              </table:table-cell>
              <table:table-cell office:value-type="float" office:value="461970.98621603">
                <text:p>461970.98621603</text:p>
              </table:table-cell>
              <table:table-cell office:value-type="float" office:value="463350.782773791">
                <text:p>463350.782773791</text:p>
              </table:table-cell>
              <table:table-cell office:value-type="float" office:value="464731.455920116">
                <text:p>464731.455920116</text:p>
              </table:table-cell>
              <table:table-cell office:value-type="float" office:value="466112.99069442">
                <text:p>466112.99069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